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2839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ro15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8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8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008in solid #000000" fo:padding="0.028in"/>
    </style:style>
    <style:style style:name="ce74" style:family="table-cell" style:parent-style-name="Default">
      <style:table-cell-properties fo:background-color="#ff9999" fo:border="0.0008in solid #000000"/>
    </style:style>
    <style:style style:name="ce75" style:family="table-cell" style:parent-style-name="Default">
      <style:table-cell-properties fo:background-color="#ffcc00" fo:border="0.0008in solid #000000"/>
    </style:style>
    <style:style style:name="ce7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2" style:family="table-cell" style:parent-style-name="Default"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0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1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2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3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6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7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3" style:family="table-cell" style:parent-style-name="Default"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1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4" style:family="table-cell" style:parent-style-name="Default"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Absent">
      <style:table-cell-properties fo:background-color="transparent"/>
      <style:map style:condition="cell-content()&gt;0" style:apply-style-name="Absent" style:base-cell-address="Tong_Hop_Ngay_Nghi_2018.C2"/>
    </style:style>
    <style:style style:name="ce2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5" style:family="table-cell" style:parent-style-name="Default"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2">
            <text:p>January 0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Remove HuyDNN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3">
            <text:p>January 03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Remove ThuyCNT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05">
            <text:p>Jan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NhuVNQ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16">
            <text:p>January 16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huyNTX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1-22">
            <text:p>January 22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Binh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HienV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TaiPA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QuynhNN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5">
            <text:p>February 05, 2018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3">
            <text:p>0.3</text:p>
          </table:table-cell>
          <table:table-cell table:style-name="ce26" office:value-type="string">
            <text:p>Add PhuTV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07">
            <text:p>February 07, 2018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6" office:value-type="float" office:value="0.4">
            <text:p>0.4</text:p>
          </table:table-cell>
          <table:table-cell table:style-name="ce26" office:value-type="string">
            <text:p>Remove KienPT</text:p>
          </table:table-cell>
          <table:table-cell table:style-name="ce28" office:value-type="string">
            <text:p>Thuyen Tran-Thanh-Nha</text:p>
          </table:table-cell>
          <table:table-cell table:style-name="ce29" office:value-type="date" office:date-value="2018-02-28">
            <text:p>February 28, 2018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69">
          <table:table-cell table:style-name="ce12" table:number-columns-repeated="1018"/>
          <table:table-cell table:number-columns-repeated="4"/>
        </table:table-row>
        <table:table-row table:style-name="ro2" table:number-rows-repeated="98309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8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09" table:default-cell-style-name="Default"/>
        <table:table-row table:style-name="ro9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9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10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7</text:p>
          </table:table-cell>
          <table:table-cell table:style-name="ce47" office:value-type="string">
            <office:annotation draw:style-name="gr1" draw:text-style-name="P1" svg:width="3.4126in" svg:height="1.3232in" svg:x="4.2114in" svg:y="0.4685in" draw:caption-point-x="-0.7689in" draw:caption-point-y="0.895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7 MOVE TO 2018</text:p>
          </table:table-cell>
          <table:table-cell table:style-name="ce47" office:value-type="string">
            <office:annotation draw:style-name="gr2" draw:text-style-name="P1" svg:width="1.1413in" svg:height="0.5457in" svg:x="4.724in" svg:y="0.6969in" draw:caption-point-x="-0.2402in" draw:caption-point-y="0.6669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8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6.7047in" svg:y="0.6969in" draw:caption-point-x="-0.2622in" draw:caption-point-y="0.6669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7.8642in" svg:y="0.6969in" draw:caption-point-x="-0.2402in" draw:caption-point-y="0.6669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0303in" svg:y="0.6969in" draw:caption-point-x="-0.2402in" draw:caption-point-y="0.6669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1" svg:width="1.9224in" svg:height="1.4787in" svg:x="15.6535in" svg:y="1.0535in" draw:caption-point-x="-1.4484in" draw:caption-point-y="0.3098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11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7]&lt;0;0;[.C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7]);DATE(YEAR([.E7]);12;31);NOW())" office:value-type="date" office:date-value="2018-03-13T11:23:42.04">
            <text:p>03/13/18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2">
            <text:p>2</text:p>
          </table:table-cell>
          <table:table-cell table:style-name="ce55" table:formula="of:=SUMPRODUCT([Thong_Tin_Ngay_Nghi_201801.$B$3:.$B$61]=[.$B7];[Thong_Tin_Ngay_Nghi_201801.$C$3:.$C$61]) +  SUMPRODUCT([Thong_Tin_Ngay_Nghi_201802.$B$3:.$B$66]=[.$B7];[Thong_Tin_Ngay_Nghi_201802.$C$3:.$C$66]) + SUMPRODUCT([Thong_Tin_Ngay_Nghi_201803.$B$3:.$B$60]=[.$B7];[Thong_Tin_Ngay_Nghi_201803.$C$3:.$C$60])" office:value-type="float" office:value="4">
            <text:p>4</text:p>
          </table:table-cell>
          <table:table-cell table:style-name="ce60" table:formula="of:=SUMPRODUCT([Thong_Tin_Ngay_Nghi_201801.$B$3:.$B$62]=[.$B7];[Thong_Tin_Ngay_Nghi_201801.$C$3:.$C$62])+SUMPRODUCT([Thong_Tin_Ngay_Nghi_201802.$B$3:.$B$67]=[.$B7];[Thong_Tin_Ngay_Nghi_201802.$C$3:.$C$67])+SUMPRODUCT([Thong_Tin_Ngay_Nghi_201803.$B$3:.$B$61]=[.$B7];[Thong_Tin_Ngay_Nghi_201803.$C$3:.$C$61])+SUMPRODUCT([Thong_Tin_Ngay_Nghi_201804.$B$3:.$B$57]=[.$B7];[Thong_Tin_Ngay_Nghi_201804.$C$3:.$C$57])+SUMPRODUCT([Thong_Tin_Ngay_Nghi_201805.$B$3:.$B$56]=[.$B7];[Thong_Tin_Ngay_Nghi_201805.$C$3:.$C$56])+SUMPRODUCT([Thong_Tin_Ngay_Nghi_201806.$B$3:.$B$59]=[.$B7];[Thong_Tin_Ngay_Nghi_201806.$C$3:.$C$59])+SUMPRODUCT([Thong_Tin_Ngay_Nghi_201807.$B$3:.$B$60]=[.$B7];[Thong_Tin_Ngay_Nghi_201807.$C$3:.$C$60])+SUMPRODUCT([Thong_Tin_Ngay_Nghi_201808.$B$3:.$B$61]=[.$B7];[Thong_Tin_Ngay_Nghi_201808.$C$3:.$C$61])+SUMPRODUCT([Thong_Tin_Ngay_Nghi_201809.$B$3:.$B$59]=[.$B7];[Thong_Tin_Ngay_Nghi_201809.$C$3:.$C$59])+SUMPRODUCT([Thong_Tin_Ngay_Nghi_201810.$B$3:.$B$58]=[.$B7];[Thong_Tin_Ngay_Nghi_201810.$C$3:.$C$58])+SUMPRODUCT([Thong_Tin_Ngay_Nghi_201811.$B$3:.$B$60]=[.$B7];[Thong_Tin_Ngay_Nghi_201811.$C$3:.$C$60])+ SUMPRODUCT([Thong_Tin_Ngay_Nghi_201812.$B$3:.$B$61]=[.$B7];[Thong_Tin_Ngay_Nghi_201812.$C$3:.$C$61])" office:value-type="float" office:value="4">
            <text:p>4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7]+[.L7] +[.K7]+[.M7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8]);DATE(YEAR([.E8]);12;31);NOW())" office:value-type="date" office:date-value="2018-03-13T11:23:42.05">
            <text:p>03/13/18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1">
            <text:p>1</text:p>
          </table:table-cell>
          <table:table-cell table:style-name="ce56" table:formula="of:=SUMPRODUCT([Thong_Tin_Ngay_Nghi_201801.$B$3:.$B$61]=[.$B8];[Thong_Tin_Ngay_Nghi_201801.$C$3:.$C$61]) +  SUMPRODUCT([Thong_Tin_Ngay_Nghi_201802.$B$3:.$B$66]=[.$B8];[Thong_Tin_Ngay_Nghi_201802.$C$3:.$C$66]) + SUMPRODUCT([Thong_Tin_Ngay_Nghi_201803.$B$3:.$B$60]=[.$B8];[Thong_Tin_Ngay_Nghi_201803.$C$3:.$C$60])" office:value-type="float" office:value="0.5">
            <text:p>0.5</text:p>
          </table:table-cell>
          <table:table-cell table:style-name="ce61" table:formula="of:=SUMPRODUCT([Thong_Tin_Ngay_Nghi_201801.$B$3:.$B$62]=[.$B8];[Thong_Tin_Ngay_Nghi_201801.$C$3:.$C$62])+SUMPRODUCT([Thong_Tin_Ngay_Nghi_201802.$B$3:.$B$67]=[.$B8];[Thong_Tin_Ngay_Nghi_201802.$C$3:.$C$67])+SUMPRODUCT([Thong_Tin_Ngay_Nghi_201803.$B$3:.$B$61]=[.$B8];[Thong_Tin_Ngay_Nghi_201803.$C$3:.$C$61])+SUMPRODUCT([Thong_Tin_Ngay_Nghi_201804.$B$3:.$B$57]=[.$B8];[Thong_Tin_Ngay_Nghi_201804.$C$3:.$C$57])+SUMPRODUCT([Thong_Tin_Ngay_Nghi_201805.$B$3:.$B$56]=[.$B8];[Thong_Tin_Ngay_Nghi_201805.$C$3:.$C$56])+SUMPRODUCT([Thong_Tin_Ngay_Nghi_201806.$B$3:.$B$59]=[.$B8];[Thong_Tin_Ngay_Nghi_201806.$C$3:.$C$59])+SUMPRODUCT([Thong_Tin_Ngay_Nghi_201807.$B$3:.$B$60]=[.$B8];[Thong_Tin_Ngay_Nghi_201807.$C$3:.$C$60])+SUMPRODUCT([Thong_Tin_Ngay_Nghi_201808.$B$3:.$B$61]=[.$B8];[Thong_Tin_Ngay_Nghi_201808.$C$3:.$C$61])+SUMPRODUCT([Thong_Tin_Ngay_Nghi_201809.$B$3:.$B$59]=[.$B8];[Thong_Tin_Ngay_Nghi_201809.$C$3:.$C$59])+SUMPRODUCT([Thong_Tin_Ngay_Nghi_201810.$B$3:.$B$58]=[.$B8];[Thong_Tin_Ngay_Nghi_201810.$C$3:.$C$58])+SUMPRODUCT([Thong_Tin_Ngay_Nghi_201811.$B$3:.$B$60]=[.$B8];[Thong_Tin_Ngay_Nghi_201811.$C$3:.$C$60])+ SUMPRODUCT([Thong_Tin_Ngay_Nghi_201812.$B$3:.$B$61]=[.$B8];[Thong_Tin_Ngay_Nghi_201812.$C$3:.$C$61])" office:value-type="float" office:value="0.5">
            <text:p>0.5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0.5">
            <text:p>0.5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9]);DATE(YEAR([.E9]);12;31);NOW())" office:value-type="date" office:date-value="2018-03-13T11:23:42.05">
            <text:p>03/13/18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2">
            <text:p>2</text:p>
          </table:table-cell>
          <table:table-cell table:style-name="ce56" table:formula="of:=SUMPRODUCT([Thong_Tin_Ngay_Nghi_201801.$B$3:.$B$61]=[.$B9];[Thong_Tin_Ngay_Nghi_201801.$C$3:.$C$61]) +  SUMPRODUCT([Thong_Tin_Ngay_Nghi_201802.$B$3:.$B$66]=[.$B9];[Thong_Tin_Ngay_Nghi_201802.$C$3:.$C$66]) + SUMPRODUCT([Thong_Tin_Ngay_Nghi_201803.$B$3:.$B$60]=[.$B9];[Thong_Tin_Ngay_Nghi_201803.$C$3:.$C$60])" office:value-type="float" office:value="3">
            <text:p>3</text:p>
          </table:table-cell>
          <table:table-cell table:style-name="ce61" table:formula="of:=SUMPRODUCT([Thong_Tin_Ngay_Nghi_201801.$B$3:.$B$62]=[.$B9];[Thong_Tin_Ngay_Nghi_201801.$C$3:.$C$62])+SUMPRODUCT([Thong_Tin_Ngay_Nghi_201802.$B$3:.$B$67]=[.$B9];[Thong_Tin_Ngay_Nghi_201802.$C$3:.$C$67])+SUMPRODUCT([Thong_Tin_Ngay_Nghi_201803.$B$3:.$B$61]=[.$B9];[Thong_Tin_Ngay_Nghi_201803.$C$3:.$C$61])+SUMPRODUCT([Thong_Tin_Ngay_Nghi_201804.$B$3:.$B$57]=[.$B9];[Thong_Tin_Ngay_Nghi_201804.$C$3:.$C$57])+SUMPRODUCT([Thong_Tin_Ngay_Nghi_201805.$B$3:.$B$56]=[.$B9];[Thong_Tin_Ngay_Nghi_201805.$C$3:.$C$56])+SUMPRODUCT([Thong_Tin_Ngay_Nghi_201806.$B$3:.$B$59]=[.$B9];[Thong_Tin_Ngay_Nghi_201806.$C$3:.$C$59])+SUMPRODUCT([Thong_Tin_Ngay_Nghi_201807.$B$3:.$B$60]=[.$B9];[Thong_Tin_Ngay_Nghi_201807.$C$3:.$C$60])+SUMPRODUCT([Thong_Tin_Ngay_Nghi_201808.$B$3:.$B$61]=[.$B9];[Thong_Tin_Ngay_Nghi_201808.$C$3:.$C$61])+SUMPRODUCT([Thong_Tin_Ngay_Nghi_201809.$B$3:.$B$59]=[.$B9];[Thong_Tin_Ngay_Nghi_201809.$C$3:.$C$59])+SUMPRODUCT([Thong_Tin_Ngay_Nghi_201810.$B$3:.$B$58]=[.$B9];[Thong_Tin_Ngay_Nghi_201810.$C$3:.$C$58])+SUMPRODUCT([Thong_Tin_Ngay_Nghi_201811.$B$3:.$B$60]=[.$B9];[Thong_Tin_Ngay_Nghi_201811.$C$3:.$C$60])+ SUMPRODUCT([Thong_Tin_Ngay_Nghi_201812.$B$3:.$B$61]=[.$B9];[Thong_Tin_Ngay_Nghi_201812.$C$3:.$C$61])" office:value-type="float" office:value="3">
            <text:p>3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9]+[.L9] +[.K9]+[.M9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0]&lt;0;0;[.C1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0]);DATE(YEAR([.E10]);12;31);NOW())" office:value-type="date" office:date-value="2018-03-13T11:23:42.05">
            <text:p>03/13/18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2">
            <text:p>2</text:p>
          </table:table-cell>
          <table:table-cell table:style-name="ce56" table:formula="of:=SUMPRODUCT([Thong_Tin_Ngay_Nghi_201801.$B$3:.$B$61]=[.$B10];[Thong_Tin_Ngay_Nghi_201801.$C$3:.$C$61]) +  SUMPRODUCT([Thong_Tin_Ngay_Nghi_201802.$B$3:.$B$66]=[.$B10];[Thong_Tin_Ngay_Nghi_201802.$C$3:.$C$66]) + SUMPRODUCT([Thong_Tin_Ngay_Nghi_201803.$B$3:.$B$60]=[.$B10];[Thong_Tin_Ngay_Nghi_201803.$C$3:.$C$60])" office:value-type="float" office:value="3">
            <text:p>3</text:p>
          </table:table-cell>
          <table:table-cell table:style-name="ce61" table:formula="of:=SUMPRODUCT([Thong_Tin_Ngay_Nghi_201801.$B$3:.$B$62]=[.$B10];[Thong_Tin_Ngay_Nghi_201801.$C$3:.$C$62])+SUMPRODUCT([Thong_Tin_Ngay_Nghi_201802.$B$3:.$B$67]=[.$B10];[Thong_Tin_Ngay_Nghi_201802.$C$3:.$C$67])+SUMPRODUCT([Thong_Tin_Ngay_Nghi_201803.$B$3:.$B$61]=[.$B10];[Thong_Tin_Ngay_Nghi_201803.$C$3:.$C$61])+SUMPRODUCT([Thong_Tin_Ngay_Nghi_201804.$B$3:.$B$57]=[.$B10];[Thong_Tin_Ngay_Nghi_201804.$C$3:.$C$57])+SUMPRODUCT([Thong_Tin_Ngay_Nghi_201805.$B$3:.$B$56]=[.$B10];[Thong_Tin_Ngay_Nghi_201805.$C$3:.$C$56])+SUMPRODUCT([Thong_Tin_Ngay_Nghi_201806.$B$3:.$B$59]=[.$B10];[Thong_Tin_Ngay_Nghi_201806.$C$3:.$C$59])+SUMPRODUCT([Thong_Tin_Ngay_Nghi_201807.$B$3:.$B$60]=[.$B10];[Thong_Tin_Ngay_Nghi_201807.$C$3:.$C$60])+SUMPRODUCT([Thong_Tin_Ngay_Nghi_201808.$B$3:.$B$61]=[.$B10];[Thong_Tin_Ngay_Nghi_201808.$C$3:.$C$61])+SUMPRODUCT([Thong_Tin_Ngay_Nghi_201809.$B$3:.$B$59]=[.$B10];[Thong_Tin_Ngay_Nghi_201809.$C$3:.$C$59])+SUMPRODUCT([Thong_Tin_Ngay_Nghi_201810.$B$3:.$B$58]=[.$B10];[Thong_Tin_Ngay_Nghi_201810.$C$3:.$C$58])+SUMPRODUCT([Thong_Tin_Ngay_Nghi_201811.$B$3:.$B$60]=[.$B10];[Thong_Tin_Ngay_Nghi_201811.$C$3:.$C$60])+ SUMPRODUCT([Thong_Tin_Ngay_Nghi_201812.$B$3:.$B$61]=[.$B10];[Thong_Tin_Ngay_Nghi_201812.$C$3:.$C$61])" office:value-type="float" office:value="3">
            <text:p>3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0]+[.L10] +[.K10]+[.M10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">
            <text:p>5</text:p>
          </table:table-cell>
          <table:table-cell table:style-name="ce44" office:value-type="string">
            <text:p>CuongNM</text:p>
          </table:table-cell>
          <table:table-cell table:style-name="ce48" office:value-type="float" office:value="-8">
            <text:p>-8</text:p>
          </table:table-cell>
          <table:table-cell table:style-name="ce48" table:formula="of:=IF([.C11]&lt;0;0;[.C1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1]);DATE(YEAR([.E11]);12;31);NOW())" office:value-type="date" office:date-value="2018-03-13T11:23:42.05">
            <text:p>03/13/18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2">
            <text:p>2</text:p>
          </table:table-cell>
          <table:table-cell table:style-name="ce56" table:formula="of:=SUMPRODUCT([Thong_Tin_Ngay_Nghi_201801.$B$3:.$B$61]=[.$B11];[Thong_Tin_Ngay_Nghi_201801.$C$3:.$C$61]) +  SUMPRODUCT([Thong_Tin_Ngay_Nghi_201802.$B$3:.$B$66]=[.$B11];[Thong_Tin_Ngay_Nghi_201802.$C$3:.$C$66]) + SUMPRODUCT([Thong_Tin_Ngay_Nghi_201803.$B$3:.$B$60]=[.$B11];[Thong_Tin_Ngay_Nghi_201803.$C$3:.$C$60])" office:value-type="float" office:value="3">
            <text:p>3</text:p>
          </table:table-cell>
          <table:table-cell table:style-name="ce61" table:formula="of:=SUMPRODUCT([Thong_Tin_Ngay_Nghi_201801.$B$3:.$B$62]=[.$B11];[Thong_Tin_Ngay_Nghi_201801.$C$3:.$C$62])+SUMPRODUCT([Thong_Tin_Ngay_Nghi_201802.$B$3:.$B$67]=[.$B11];[Thong_Tin_Ngay_Nghi_201802.$C$3:.$C$67])+SUMPRODUCT([Thong_Tin_Ngay_Nghi_201803.$B$3:.$B$61]=[.$B11];[Thong_Tin_Ngay_Nghi_201803.$C$3:.$C$61])+SUMPRODUCT([Thong_Tin_Ngay_Nghi_201804.$B$3:.$B$57]=[.$B11];[Thong_Tin_Ngay_Nghi_201804.$C$3:.$C$57])+SUMPRODUCT([Thong_Tin_Ngay_Nghi_201805.$B$3:.$B$56]=[.$B11];[Thong_Tin_Ngay_Nghi_201805.$C$3:.$C$56])+SUMPRODUCT([Thong_Tin_Ngay_Nghi_201806.$B$3:.$B$59]=[.$B11];[Thong_Tin_Ngay_Nghi_201806.$C$3:.$C$59])+SUMPRODUCT([Thong_Tin_Ngay_Nghi_201807.$B$3:.$B$60]=[.$B11];[Thong_Tin_Ngay_Nghi_201807.$C$3:.$C$60])+SUMPRODUCT([Thong_Tin_Ngay_Nghi_201808.$B$3:.$B$61]=[.$B11];[Thong_Tin_Ngay_Nghi_201808.$C$3:.$C$61])+SUMPRODUCT([Thong_Tin_Ngay_Nghi_201809.$B$3:.$B$59]=[.$B11];[Thong_Tin_Ngay_Nghi_201809.$C$3:.$C$59])+SUMPRODUCT([Thong_Tin_Ngay_Nghi_201810.$B$3:.$B$58]=[.$B11];[Thong_Tin_Ngay_Nghi_201810.$C$3:.$C$58])+SUMPRODUCT([Thong_Tin_Ngay_Nghi_201811.$B$3:.$B$60]=[.$B11];[Thong_Tin_Ngay_Nghi_201811.$C$3:.$C$60])+ SUMPRODUCT([Thong_Tin_Ngay_Nghi_201812.$B$3:.$B$61]=[.$B11];[Thong_Tin_Ngay_Nghi_201812.$C$3:.$C$61])" office:value-type="float" office:value="3">
            <text:p>3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1]+[.L11] +[.K11]+[.M11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48" office:value-type="float" office:value="5">
            <text:p>5</text:p>
          </table:table-cell>
          <table:table-cell table:style-name="ce48" table:formula="of:=IF([.C12]&lt;0;0;[.C12])" office:value-type="float" office:value="5">
            <text:p>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2]);DATE(YEAR([.E12]);12;31);NOW())" office:value-type="date" office:date-value="2018-03-13T11:23:42.05">
            <text:p>03/13/18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2">
            <text:p>2</text:p>
          </table:table-cell>
          <table:table-cell table:style-name="ce56" table:formula="of:=SUMPRODUCT([Thong_Tin_Ngay_Nghi_201801.$B$3:.$B$61]=[.$B12];[Thong_Tin_Ngay_Nghi_201801.$C$3:.$C$61]) +  SUMPRODUCT([Thong_Tin_Ngay_Nghi_201802.$B$3:.$B$66]=[.$B12];[Thong_Tin_Ngay_Nghi_201802.$C$3:.$C$66]) + SUMPRODUCT([Thong_Tin_Ngay_Nghi_201803.$B$3:.$B$60]=[.$B12];[Thong_Tin_Ngay_Nghi_201803.$C$3:.$C$60])" office:value-type="float" office:value="9">
            <text:p>9</text:p>
          </table:table-cell>
          <table:table-cell table:style-name="ce61" table:formula="of:=SUMPRODUCT([Thong_Tin_Ngay_Nghi_201801.$B$3:.$B$62]=[.$B12];[Thong_Tin_Ngay_Nghi_201801.$C$3:.$C$62])+SUMPRODUCT([Thong_Tin_Ngay_Nghi_201802.$B$3:.$B$67]=[.$B12];[Thong_Tin_Ngay_Nghi_201802.$C$3:.$C$67])+SUMPRODUCT([Thong_Tin_Ngay_Nghi_201803.$B$3:.$B$61]=[.$B12];[Thong_Tin_Ngay_Nghi_201803.$C$3:.$C$61])+SUMPRODUCT([Thong_Tin_Ngay_Nghi_201804.$B$3:.$B$57]=[.$B12];[Thong_Tin_Ngay_Nghi_201804.$C$3:.$C$57])+SUMPRODUCT([Thong_Tin_Ngay_Nghi_201805.$B$3:.$B$56]=[.$B12];[Thong_Tin_Ngay_Nghi_201805.$C$3:.$C$56])+SUMPRODUCT([Thong_Tin_Ngay_Nghi_201806.$B$3:.$B$59]=[.$B12];[Thong_Tin_Ngay_Nghi_201806.$C$3:.$C$59])+SUMPRODUCT([Thong_Tin_Ngay_Nghi_201807.$B$3:.$B$60]=[.$B12];[Thong_Tin_Ngay_Nghi_201807.$C$3:.$C$60])+SUMPRODUCT([Thong_Tin_Ngay_Nghi_201808.$B$3:.$B$61]=[.$B12];[Thong_Tin_Ngay_Nghi_201808.$C$3:.$C$61])+SUMPRODUCT([Thong_Tin_Ngay_Nghi_201809.$B$3:.$B$59]=[.$B12];[Thong_Tin_Ngay_Nghi_201809.$C$3:.$C$59])+SUMPRODUCT([Thong_Tin_Ngay_Nghi_201810.$B$3:.$B$58]=[.$B12];[Thong_Tin_Ngay_Nghi_201810.$C$3:.$C$58])+SUMPRODUCT([Thong_Tin_Ngay_Nghi_201811.$B$3:.$B$60]=[.$B12];[Thong_Tin_Ngay_Nghi_201811.$C$3:.$C$60])+ SUMPRODUCT([Thong_Tin_Ngay_Nghi_201812.$B$3:.$B$61]=[.$B12];[Thong_Tin_Ngay_Nghi_201812.$C$3:.$C$61])" office:value-type="float" office:value="9">
            <text:p>9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2]+[.L12] +[.K12]+[.M12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48" office:value-type="float" office:value="-3">
            <text:p>-3</text:p>
          </table:table-cell>
          <table:table-cell table:style-name="ce48" table:formula="of:=IF([.C13]&lt;0;0;[.C13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3]);DATE(YEAR([.E13]);12;31);NOW())" office:value-type="date" office:date-value="2018-03-13T11:23:42.06">
            <text:p>03/13/18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2">
            <text:p>2</text:p>
          </table:table-cell>
          <table:table-cell table:style-name="ce56" table:formula="of:=SUMPRODUCT([Thong_Tin_Ngay_Nghi_201801.$B$3:.$B$61]=[.$B13];[Thong_Tin_Ngay_Nghi_201801.$C$3:.$C$61]) +  SUMPRODUCT([Thong_Tin_Ngay_Nghi_201802.$B$3:.$B$66]=[.$B13];[Thong_Tin_Ngay_Nghi_201802.$C$3:.$C$66]) + SUMPRODUCT([Thong_Tin_Ngay_Nghi_201803.$B$3:.$B$60]=[.$B13];[Thong_Tin_Ngay_Nghi_201803.$C$3:.$C$60])" office:value-type="float" office:value="3">
            <text:p>3</text:p>
          </table:table-cell>
          <table:table-cell table:style-name="ce61" table:formula="of:=SUMPRODUCT([Thong_Tin_Ngay_Nghi_201801.$B$3:.$B$62]=[.$B13];[Thong_Tin_Ngay_Nghi_201801.$C$3:.$C$62])+SUMPRODUCT([Thong_Tin_Ngay_Nghi_201802.$B$3:.$B$67]=[.$B13];[Thong_Tin_Ngay_Nghi_201802.$C$3:.$C$67])+SUMPRODUCT([Thong_Tin_Ngay_Nghi_201803.$B$3:.$B$61]=[.$B13];[Thong_Tin_Ngay_Nghi_201803.$C$3:.$C$61])+SUMPRODUCT([Thong_Tin_Ngay_Nghi_201804.$B$3:.$B$57]=[.$B13];[Thong_Tin_Ngay_Nghi_201804.$C$3:.$C$57])+SUMPRODUCT([Thong_Tin_Ngay_Nghi_201805.$B$3:.$B$56]=[.$B13];[Thong_Tin_Ngay_Nghi_201805.$C$3:.$C$56])+SUMPRODUCT([Thong_Tin_Ngay_Nghi_201806.$B$3:.$B$59]=[.$B13];[Thong_Tin_Ngay_Nghi_201806.$C$3:.$C$59])+SUMPRODUCT([Thong_Tin_Ngay_Nghi_201807.$B$3:.$B$60]=[.$B13];[Thong_Tin_Ngay_Nghi_201807.$C$3:.$C$60])+SUMPRODUCT([Thong_Tin_Ngay_Nghi_201808.$B$3:.$B$61]=[.$B13];[Thong_Tin_Ngay_Nghi_201808.$C$3:.$C$61])+SUMPRODUCT([Thong_Tin_Ngay_Nghi_201809.$B$3:.$B$59]=[.$B13];[Thong_Tin_Ngay_Nghi_201809.$C$3:.$C$59])+SUMPRODUCT([Thong_Tin_Ngay_Nghi_201810.$B$3:.$B$58]=[.$B13];[Thong_Tin_Ngay_Nghi_201810.$C$3:.$C$58])+SUMPRODUCT([Thong_Tin_Ngay_Nghi_201811.$B$3:.$B$60]=[.$B13];[Thong_Tin_Ngay_Nghi_201811.$C$3:.$C$60])+ SUMPRODUCT([Thong_Tin_Ngay_Nghi_201812.$B$3:.$B$61]=[.$B13];[Thong_Tin_Ngay_Nghi_201812.$C$3:.$C$61])" office:value-type="float" office:value="3">
            <text:p>3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2">
            <text:p>-2</text:p>
          </table:table-cell>
          <table:table-cell table:style-name="ce48" table:formula="of:=IF([.C14]&lt;0;0;[.C1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4]);DATE(YEAR([.E14]);12;31);NOW())" office:value-type="date" office:date-value="2018-03-13T11:23:42.06">
            <text:p>03/13/18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2">
            <text:p>2</text:p>
          </table:table-cell>
          <table:table-cell table:style-name="ce56" table:formula="of:=SUMPRODUCT([Thong_Tin_Ngay_Nghi_201801.$B$3:.$B$61]=[.$B14];[Thong_Tin_Ngay_Nghi_201801.$C$3:.$C$61]) +  SUMPRODUCT([Thong_Tin_Ngay_Nghi_201802.$B$3:.$B$66]=[.$B14];[Thong_Tin_Ngay_Nghi_201802.$C$3:.$C$66]) + SUMPRODUCT([Thong_Tin_Ngay_Nghi_201803.$B$3:.$B$60]=[.$B14];[Thong_Tin_Ngay_Nghi_201803.$C$3:.$C$60])" office:value-type="float" office:value="6">
            <text:p>6</text:p>
          </table:table-cell>
          <table:table-cell table:style-name="ce61" table:formula="of:=SUMPRODUCT([Thong_Tin_Ngay_Nghi_201801.$B$3:.$B$62]=[.$B14];[Thong_Tin_Ngay_Nghi_201801.$C$3:.$C$62])+SUMPRODUCT([Thong_Tin_Ngay_Nghi_201802.$B$3:.$B$67]=[.$B14];[Thong_Tin_Ngay_Nghi_201802.$C$3:.$C$67])+SUMPRODUCT([Thong_Tin_Ngay_Nghi_201803.$B$3:.$B$61]=[.$B14];[Thong_Tin_Ngay_Nghi_201803.$C$3:.$C$61])+SUMPRODUCT([Thong_Tin_Ngay_Nghi_201804.$B$3:.$B$57]=[.$B14];[Thong_Tin_Ngay_Nghi_201804.$C$3:.$C$57])+SUMPRODUCT([Thong_Tin_Ngay_Nghi_201805.$B$3:.$B$56]=[.$B14];[Thong_Tin_Ngay_Nghi_201805.$C$3:.$C$56])+SUMPRODUCT([Thong_Tin_Ngay_Nghi_201806.$B$3:.$B$59]=[.$B14];[Thong_Tin_Ngay_Nghi_201806.$C$3:.$C$59])+SUMPRODUCT([Thong_Tin_Ngay_Nghi_201807.$B$3:.$B$60]=[.$B14];[Thong_Tin_Ngay_Nghi_201807.$C$3:.$C$60])+SUMPRODUCT([Thong_Tin_Ngay_Nghi_201808.$B$3:.$B$61]=[.$B14];[Thong_Tin_Ngay_Nghi_201808.$C$3:.$C$61])+SUMPRODUCT([Thong_Tin_Ngay_Nghi_201809.$B$3:.$B$59]=[.$B14];[Thong_Tin_Ngay_Nghi_201809.$C$3:.$C$59])+SUMPRODUCT([Thong_Tin_Ngay_Nghi_201810.$B$3:.$B$58]=[.$B14];[Thong_Tin_Ngay_Nghi_201810.$C$3:.$C$58])+SUMPRODUCT([Thong_Tin_Ngay_Nghi_201811.$B$3:.$B$60]=[.$B14];[Thong_Tin_Ngay_Nghi_201811.$C$3:.$C$60])+ SUMPRODUCT([Thong_Tin_Ngay_Nghi_201812.$B$3:.$B$61]=[.$B14];[Thong_Tin_Ngay_Nghi_201812.$C$3:.$C$61])" office:value-type="float" office:value="6">
            <text:p>6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4">
            <text:p>-4</text:p>
          </table:table-cell>
          <table:table-cell table:number-columns-repeated="2" table:style-name="ce49"/>
          <table:table-cell table:style-name="ce64"/>
          <table:table-cell table:style-name="ce48" table:formula="of:=[.J14]+[.L14] +[.K14]+[.M14]" office:value-type="float" office:value="-4">
            <text:p>-4</text:p>
          </table:table-cell>
          <table:table-cell table:style-name="ce67"/>
          <table:table-cell table:style-name="ce69" table:number-columns-repeated="1009"/>
        </table:table-row>
        <table:table-row table:style-name="ro11">
          <table:table-cell table:style-name="ce42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48" office:value-type="float" office:value="-1.5">
            <text:p>-1.5</text:p>
          </table:table-cell>
          <table:table-cell table:style-name="ce48" table:formula="of:=IF([.C15]&lt;0;0;[.C1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5]);DATE(YEAR([.E15]);12;31);NOW())" office:value-type="date" office:date-value="2018-03-13T11:23:42.06">
            <text:p>03/13/18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2">
            <text:p>2</text:p>
          </table:table-cell>
          <table:table-cell table:style-name="ce56" table:formula="of:=SUMPRODUCT([Thong_Tin_Ngay_Nghi_201801.$B$3:.$B$61]=[.$B15];[Thong_Tin_Ngay_Nghi_201801.$C$3:.$C$61]) +  SUMPRODUCT([Thong_Tin_Ngay_Nghi_201802.$B$3:.$B$66]=[.$B15];[Thong_Tin_Ngay_Nghi_201802.$C$3:.$C$66]) + SUMPRODUCT([Thong_Tin_Ngay_Nghi_201803.$B$3:.$B$60]=[.$B15];[Thong_Tin_Ngay_Nghi_201803.$C$3:.$C$60])" office:value-type="float" office:value="2">
            <text:p>2</text:p>
          </table:table-cell>
          <table:table-cell table:style-name="ce61" table:formula="of:=SUMPRODUCT([Thong_Tin_Ngay_Nghi_201801.$B$3:.$B$62]=[.$B15];[Thong_Tin_Ngay_Nghi_201801.$C$3:.$C$62])+SUMPRODUCT([Thong_Tin_Ngay_Nghi_201802.$B$3:.$B$67]=[.$B15];[Thong_Tin_Ngay_Nghi_201802.$C$3:.$C$67])+SUMPRODUCT([Thong_Tin_Ngay_Nghi_201803.$B$3:.$B$61]=[.$B15];[Thong_Tin_Ngay_Nghi_201803.$C$3:.$C$61])+SUMPRODUCT([Thong_Tin_Ngay_Nghi_201804.$B$3:.$B$57]=[.$B15];[Thong_Tin_Ngay_Nghi_201804.$C$3:.$C$57])+SUMPRODUCT([Thong_Tin_Ngay_Nghi_201805.$B$3:.$B$56]=[.$B15];[Thong_Tin_Ngay_Nghi_201805.$C$3:.$C$56])+SUMPRODUCT([Thong_Tin_Ngay_Nghi_201806.$B$3:.$B$59]=[.$B15];[Thong_Tin_Ngay_Nghi_201806.$C$3:.$C$59])+SUMPRODUCT([Thong_Tin_Ngay_Nghi_201807.$B$3:.$B$60]=[.$B15];[Thong_Tin_Ngay_Nghi_201807.$C$3:.$C$60])+SUMPRODUCT([Thong_Tin_Ngay_Nghi_201808.$B$3:.$B$61]=[.$B15];[Thong_Tin_Ngay_Nghi_201808.$C$3:.$C$61])+SUMPRODUCT([Thong_Tin_Ngay_Nghi_201809.$B$3:.$B$59]=[.$B15];[Thong_Tin_Ngay_Nghi_201809.$C$3:.$C$59])+SUMPRODUCT([Thong_Tin_Ngay_Nghi_201810.$B$3:.$B$58]=[.$B15];[Thong_Tin_Ngay_Nghi_201810.$C$3:.$C$58])+SUMPRODUCT([Thong_Tin_Ngay_Nghi_201811.$B$3:.$B$60]=[.$B15];[Thong_Tin_Ngay_Nghi_201811.$C$3:.$C$60])+ SUMPRODUCT([Thong_Tin_Ngay_Nghi_201812.$B$3:.$B$61]=[.$B15];[Thong_Tin_Ngay_Nghi_201812.$C$3:.$C$61])" office:value-type="float" office:value="2">
            <text:p>2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15]+[.L15] +[.K15]+[.M15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2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49" office:value-type="float" office:value="0.5">
            <text:p>0.5</text:p>
          </table:table-cell>
          <table:table-cell table:style-name="ce48" table:formula="of:=IF([.C16]&lt;0;0;[.C16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1" table:formula="of:=IF(YEAR(NOW())&gt;YEAR([.E16]);DATE(YEAR([.E16]);12;31);NOW())" office:value-type="date" office:date-value="2018-03-13T11:23:42.06">
            <text:p>03/13/18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2">
            <text:p>2</text:p>
          </table:table-cell>
          <table:table-cell table:style-name="ce56" table:formula="of:=SUMPRODUCT([Thong_Tin_Ngay_Nghi_201801.$B$3:.$B$61]=[.$B16];[Thong_Tin_Ngay_Nghi_201801.$C$3:.$C$61]) +  SUMPRODUCT([Thong_Tin_Ngay_Nghi_201802.$B$3:.$B$66]=[.$B16];[Thong_Tin_Ngay_Nghi_201802.$C$3:.$C$66]) + SUMPRODUCT([Thong_Tin_Ngay_Nghi_201803.$B$3:.$B$60]=[.$B16];[Thong_Tin_Ngay_Nghi_201803.$C$3:.$C$60])" office:value-type="float" office:value="7">
            <text:p>7</text:p>
          </table:table-cell>
          <table:table-cell table:style-name="ce61" table:formula="of:=SUMPRODUCT([Thong_Tin_Ngay_Nghi_201801.$B$3:.$B$62]=[.$B16];[Thong_Tin_Ngay_Nghi_201801.$C$3:.$C$62])+SUMPRODUCT([Thong_Tin_Ngay_Nghi_201802.$B$3:.$B$67]=[.$B16];[Thong_Tin_Ngay_Nghi_201802.$C$3:.$C$67])+SUMPRODUCT([Thong_Tin_Ngay_Nghi_201803.$B$3:.$B$61]=[.$B16];[Thong_Tin_Ngay_Nghi_201803.$C$3:.$C$61])+SUMPRODUCT([Thong_Tin_Ngay_Nghi_201804.$B$3:.$B$57]=[.$B16];[Thong_Tin_Ngay_Nghi_201804.$C$3:.$C$57])+SUMPRODUCT([Thong_Tin_Ngay_Nghi_201805.$B$3:.$B$56]=[.$B16];[Thong_Tin_Ngay_Nghi_201805.$C$3:.$C$56])+SUMPRODUCT([Thong_Tin_Ngay_Nghi_201806.$B$3:.$B$59]=[.$B16];[Thong_Tin_Ngay_Nghi_201806.$C$3:.$C$59])+SUMPRODUCT([Thong_Tin_Ngay_Nghi_201807.$B$3:.$B$60]=[.$B16];[Thong_Tin_Ngay_Nghi_201807.$C$3:.$C$60])+SUMPRODUCT([Thong_Tin_Ngay_Nghi_201808.$B$3:.$B$61]=[.$B16];[Thong_Tin_Ngay_Nghi_201808.$C$3:.$C$61])+SUMPRODUCT([Thong_Tin_Ngay_Nghi_201809.$B$3:.$B$59]=[.$B16];[Thong_Tin_Ngay_Nghi_201809.$C$3:.$C$59])+SUMPRODUCT([Thong_Tin_Ngay_Nghi_201810.$B$3:.$B$58]=[.$B16];[Thong_Tin_Ngay_Nghi_201810.$C$3:.$C$58])+SUMPRODUCT([Thong_Tin_Ngay_Nghi_201811.$B$3:.$B$60]=[.$B16];[Thong_Tin_Ngay_Nghi_201811.$C$3:.$C$60])+ SUMPRODUCT([Thong_Tin_Ngay_Nghi_201812.$B$3:.$B$61]=[.$B16];[Thong_Tin_Ngay_Nghi_201812.$C$3:.$C$61])" office:value-type="float" office:value="7">
            <text:p>7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-4.5">
            <text:p>-4.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6]+[.L16] +[.K16]+[.M16]" office:value-type="float" office:value="-3.5">
            <text:p>-3.5</text:p>
          </table:table-cell>
          <table:table-cell table:style-name="ce66"/>
          <table:table-cell table:style-name="ce69" table:number-columns-repeated="1009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4" office:value-type="string">
            <text:p>HaTT</text:p>
          </table:table-cell>
          <table:table-cell table:style-name="ce48" office:value-type="float" office:value="6.5">
            <text:p>6.5</text:p>
          </table:table-cell>
          <table:table-cell table:style-name="ce48" table:formula="of:=IF([.C17]&lt;0;0;[.C17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7]);DATE(YEAR([.E17]);12;31);NOW())" office:value-type="date" office:date-value="2018-03-13T11:23:42.06">
            <text:p>03/13/18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2">
            <text:p>2</text:p>
          </table:table-cell>
          <table:table-cell table:style-name="ce56" table:formula="of:=SUMPRODUCT([Thong_Tin_Ngay_Nghi_201801.$B$3:.$B$61]=[.$B17];[Thong_Tin_Ngay_Nghi_201801.$C$3:.$C$61]) +  SUMPRODUCT([Thong_Tin_Ngay_Nghi_201802.$B$3:.$B$66]=[.$B17];[Thong_Tin_Ngay_Nghi_201802.$C$3:.$C$66]) + SUMPRODUCT([Thong_Tin_Ngay_Nghi_201803.$B$3:.$B$60]=[.$B17];[Thong_Tin_Ngay_Nghi_201803.$C$3:.$C$60])" office:value-type="float" office:value="5">
            <text:p>5</text:p>
          </table:table-cell>
          <table:table-cell table:style-name="ce61" table:formula="of:=SUMPRODUCT([Thong_Tin_Ngay_Nghi_201801.$B$3:.$B$62]=[.$B17];[Thong_Tin_Ngay_Nghi_201801.$C$3:.$C$62])+SUMPRODUCT([Thong_Tin_Ngay_Nghi_201802.$B$3:.$B$67]=[.$B17];[Thong_Tin_Ngay_Nghi_201802.$C$3:.$C$67])+SUMPRODUCT([Thong_Tin_Ngay_Nghi_201803.$B$3:.$B$61]=[.$B17];[Thong_Tin_Ngay_Nghi_201803.$C$3:.$C$61])+SUMPRODUCT([Thong_Tin_Ngay_Nghi_201804.$B$3:.$B$57]=[.$B17];[Thong_Tin_Ngay_Nghi_201804.$C$3:.$C$57])+SUMPRODUCT([Thong_Tin_Ngay_Nghi_201805.$B$3:.$B$56]=[.$B17];[Thong_Tin_Ngay_Nghi_201805.$C$3:.$C$56])+SUMPRODUCT([Thong_Tin_Ngay_Nghi_201806.$B$3:.$B$59]=[.$B17];[Thong_Tin_Ngay_Nghi_201806.$C$3:.$C$59])+SUMPRODUCT([Thong_Tin_Ngay_Nghi_201807.$B$3:.$B$60]=[.$B17];[Thong_Tin_Ngay_Nghi_201807.$C$3:.$C$60])+SUMPRODUCT([Thong_Tin_Ngay_Nghi_201808.$B$3:.$B$61]=[.$B17];[Thong_Tin_Ngay_Nghi_201808.$C$3:.$C$61])+SUMPRODUCT([Thong_Tin_Ngay_Nghi_201809.$B$3:.$B$59]=[.$B17];[Thong_Tin_Ngay_Nghi_201809.$C$3:.$C$59])+SUMPRODUCT([Thong_Tin_Ngay_Nghi_201810.$B$3:.$B$58]=[.$B17];[Thong_Tin_Ngay_Nghi_201810.$C$3:.$C$58])+SUMPRODUCT([Thong_Tin_Ngay_Nghi_201811.$B$3:.$B$60]=[.$B17];[Thong_Tin_Ngay_Nghi_201811.$C$3:.$C$60])+ SUMPRODUCT([Thong_Tin_Ngay_Nghi_201812.$B$3:.$B$61]=[.$B17];[Thong_Tin_Ngay_Nghi_201812.$C$3:.$C$61])" office:value-type="float" office:value="5">
            <text:p>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17]+[.L17] +[.K17]+[.M17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48" office:value-type="float" office:value="1">
            <text:p>1</text:p>
          </table:table-cell>
          <table:table-cell table:style-name="ce48" table:formula="of:=IF([.C18]&lt;0;0;[.C18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8]);DATE(YEAR([.E18]);12;31);NOW())" office:value-type="date" office:date-value="2018-03-13T11:23:42.07">
            <text:p>03/13/18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2">
            <text:p>2</text:p>
          </table:table-cell>
          <table:table-cell table:style-name="ce56" table:formula="of:=SUMPRODUCT([Thong_Tin_Ngay_Nghi_201801.$B$3:.$B$61]=[.$B18];[Thong_Tin_Ngay_Nghi_201801.$C$3:.$C$61]) +  SUMPRODUCT([Thong_Tin_Ngay_Nghi_201802.$B$3:.$B$66]=[.$B18];[Thong_Tin_Ngay_Nghi_201802.$C$3:.$C$66]) + SUMPRODUCT([Thong_Tin_Ngay_Nghi_201803.$B$3:.$B$60]=[.$B18];[Thong_Tin_Ngay_Nghi_201803.$C$3:.$C$60])" office:value-type="float" office:value="6">
            <text:p>6</text:p>
          </table:table-cell>
          <table:table-cell table:style-name="ce61" table:formula="of:=SUMPRODUCT([Thong_Tin_Ngay_Nghi_201801.$B$3:.$B$62]=[.$B18];[Thong_Tin_Ngay_Nghi_201801.$C$3:.$C$62])+SUMPRODUCT([Thong_Tin_Ngay_Nghi_201802.$B$3:.$B$67]=[.$B18];[Thong_Tin_Ngay_Nghi_201802.$C$3:.$C$67])+SUMPRODUCT([Thong_Tin_Ngay_Nghi_201803.$B$3:.$B$61]=[.$B18];[Thong_Tin_Ngay_Nghi_201803.$C$3:.$C$61])+SUMPRODUCT([Thong_Tin_Ngay_Nghi_201804.$B$3:.$B$57]=[.$B18];[Thong_Tin_Ngay_Nghi_201804.$C$3:.$C$57])+SUMPRODUCT([Thong_Tin_Ngay_Nghi_201805.$B$3:.$B$56]=[.$B18];[Thong_Tin_Ngay_Nghi_201805.$C$3:.$C$56])+SUMPRODUCT([Thong_Tin_Ngay_Nghi_201806.$B$3:.$B$59]=[.$B18];[Thong_Tin_Ngay_Nghi_201806.$C$3:.$C$59])+SUMPRODUCT([Thong_Tin_Ngay_Nghi_201807.$B$3:.$B$60]=[.$B18];[Thong_Tin_Ngay_Nghi_201807.$C$3:.$C$60])+SUMPRODUCT([Thong_Tin_Ngay_Nghi_201808.$B$3:.$B$61]=[.$B18];[Thong_Tin_Ngay_Nghi_201808.$C$3:.$C$61])+SUMPRODUCT([Thong_Tin_Ngay_Nghi_201809.$B$3:.$B$59]=[.$B18];[Thong_Tin_Ngay_Nghi_201809.$C$3:.$C$59])+SUMPRODUCT([Thong_Tin_Ngay_Nghi_201810.$B$3:.$B$58]=[.$B18];[Thong_Tin_Ngay_Nghi_201810.$C$3:.$C$58])+SUMPRODUCT([Thong_Tin_Ngay_Nghi_201811.$B$3:.$B$60]=[.$B18];[Thong_Tin_Ngay_Nghi_201811.$C$3:.$C$60])+ SUMPRODUCT([Thong_Tin_Ngay_Nghi_201812.$B$3:.$B$61]=[.$B18];[Thong_Tin_Ngay_Nghi_201812.$C$3:.$C$61])" office:value-type="float" office:value="6">
            <text:p>6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18]+[.L18] +[.K18]+[.M18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19]&lt;0;0;[.C19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19]);DATE(YEAR([.E19]);12;31);NOW())" office:value-type="date" office:date-value="2018-03-13T11:23:42.07">
            <text:p>03/13/18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2">
            <text:p>2</text:p>
          </table:table-cell>
          <table:table-cell table:style-name="ce56" table:formula="of:=SUMPRODUCT([Thong_Tin_Ngay_Nghi_201801.$B$3:.$B$61]=[.$B19];[Thong_Tin_Ngay_Nghi_201801.$C$3:.$C$61]) +  SUMPRODUCT([Thong_Tin_Ngay_Nghi_201802.$B$3:.$B$66]=[.$B19];[Thong_Tin_Ngay_Nghi_201802.$C$3:.$C$66]) + SUMPRODUCT([Thong_Tin_Ngay_Nghi_201803.$B$3:.$B$60]=[.$B19];[Thong_Tin_Ngay_Nghi_201803.$C$3:.$C$60])" office:value-type="float" office:value="3">
            <text:p>3</text:p>
          </table:table-cell>
          <table:table-cell table:style-name="ce61" table:formula="of:=SUMPRODUCT([Thong_Tin_Ngay_Nghi_201801.$B$3:.$B$62]=[.$B19];[Thong_Tin_Ngay_Nghi_201801.$C$3:.$C$62])+SUMPRODUCT([Thong_Tin_Ngay_Nghi_201802.$B$3:.$B$67]=[.$B19];[Thong_Tin_Ngay_Nghi_201802.$C$3:.$C$67])+SUMPRODUCT([Thong_Tin_Ngay_Nghi_201803.$B$3:.$B$61]=[.$B19];[Thong_Tin_Ngay_Nghi_201803.$C$3:.$C$61])+SUMPRODUCT([Thong_Tin_Ngay_Nghi_201804.$B$3:.$B$57]=[.$B19];[Thong_Tin_Ngay_Nghi_201804.$C$3:.$C$57])+SUMPRODUCT([Thong_Tin_Ngay_Nghi_201805.$B$3:.$B$56]=[.$B19];[Thong_Tin_Ngay_Nghi_201805.$C$3:.$C$56])+SUMPRODUCT([Thong_Tin_Ngay_Nghi_201806.$B$3:.$B$59]=[.$B19];[Thong_Tin_Ngay_Nghi_201806.$C$3:.$C$59])+SUMPRODUCT([Thong_Tin_Ngay_Nghi_201807.$B$3:.$B$60]=[.$B19];[Thong_Tin_Ngay_Nghi_201807.$C$3:.$C$60])+SUMPRODUCT([Thong_Tin_Ngay_Nghi_201808.$B$3:.$B$61]=[.$B19];[Thong_Tin_Ngay_Nghi_201808.$C$3:.$C$61])+SUMPRODUCT([Thong_Tin_Ngay_Nghi_201809.$B$3:.$B$59]=[.$B19];[Thong_Tin_Ngay_Nghi_201809.$C$3:.$C$59])+SUMPRODUCT([Thong_Tin_Ngay_Nghi_201810.$B$3:.$B$58]=[.$B19];[Thong_Tin_Ngay_Nghi_201810.$C$3:.$C$58])+SUMPRODUCT([Thong_Tin_Ngay_Nghi_201811.$B$3:.$B$60]=[.$B19];[Thong_Tin_Ngay_Nghi_201811.$C$3:.$C$60])+ SUMPRODUCT([Thong_Tin_Ngay_Nghi_201812.$B$3:.$B$61]=[.$B19];[Thong_Tin_Ngay_Nghi_201812.$C$3:.$C$61])" office:value-type="float" office:value="3">
            <text:p>3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19]+[.L19] +[.K19]+[.M19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48" office:value-type="float" office:value="-49.5">
            <text:p>-49.5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0]);DATE(YEAR([.E20]);12;31);NOW())" office:value-type="date" office:date-value="2018-03-13T11:23:42.07">
            <text:p>03/13/18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2">
            <text:p>2</text:p>
          </table:table-cell>
          <table:table-cell table:style-name="ce56" table:formula="of:=SUMPRODUCT([Thong_Tin_Ngay_Nghi_201801.$B$3:.$B$61]=[.$B20];[Thong_Tin_Ngay_Nghi_201801.$C$3:.$C$61]) +  SUMPRODUCT([Thong_Tin_Ngay_Nghi_201802.$B$3:.$B$66]=[.$B20];[Thong_Tin_Ngay_Nghi_201802.$C$3:.$C$66]) + SUMPRODUCT([Thong_Tin_Ngay_Nghi_201803.$B$3:.$B$60]=[.$B20];[Thong_Tin_Ngay_Nghi_201803.$C$3:.$C$60])" office:value-type="float" office:value="14.5">
            <text:p>14.5</text:p>
          </table:table-cell>
          <table:table-cell table:style-name="ce61" table:formula="of:=SUMPRODUCT([Thong_Tin_Ngay_Nghi_201801.$B$3:.$B$62]=[.$B20];[Thong_Tin_Ngay_Nghi_201801.$C$3:.$C$62])+SUMPRODUCT([Thong_Tin_Ngay_Nghi_201802.$B$3:.$B$67]=[.$B20];[Thong_Tin_Ngay_Nghi_201802.$C$3:.$C$67])+SUMPRODUCT([Thong_Tin_Ngay_Nghi_201803.$B$3:.$B$61]=[.$B20];[Thong_Tin_Ngay_Nghi_201803.$C$3:.$C$61])+SUMPRODUCT([Thong_Tin_Ngay_Nghi_201804.$B$3:.$B$57]=[.$B20];[Thong_Tin_Ngay_Nghi_201804.$C$3:.$C$57])+SUMPRODUCT([Thong_Tin_Ngay_Nghi_201805.$B$3:.$B$56]=[.$B20];[Thong_Tin_Ngay_Nghi_201805.$C$3:.$C$56])+SUMPRODUCT([Thong_Tin_Ngay_Nghi_201806.$B$3:.$B$59]=[.$B20];[Thong_Tin_Ngay_Nghi_201806.$C$3:.$C$59])+SUMPRODUCT([Thong_Tin_Ngay_Nghi_201807.$B$3:.$B$60]=[.$B20];[Thong_Tin_Ngay_Nghi_201807.$C$3:.$C$60])+SUMPRODUCT([Thong_Tin_Ngay_Nghi_201808.$B$3:.$B$61]=[.$B20];[Thong_Tin_Ngay_Nghi_201808.$C$3:.$C$61])+SUMPRODUCT([Thong_Tin_Ngay_Nghi_201809.$B$3:.$B$59]=[.$B20];[Thong_Tin_Ngay_Nghi_201809.$C$3:.$C$59])+SUMPRODUCT([Thong_Tin_Ngay_Nghi_201810.$B$3:.$B$58]=[.$B20];[Thong_Tin_Ngay_Nghi_201810.$C$3:.$C$58])+SUMPRODUCT([Thong_Tin_Ngay_Nghi_201811.$B$3:.$B$60]=[.$B20];[Thong_Tin_Ngay_Nghi_201811.$C$3:.$C$60])+ SUMPRODUCT([Thong_Tin_Ngay_Nghi_201812.$B$3:.$B$61]=[.$B20];[Thong_Tin_Ngay_Nghi_201812.$C$3:.$C$61])" office:value-type="float" office:value="14.5">
            <text:p>14.5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12.5">
            <text:p>-1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-11.5">
            <text:p>-11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48"/>
          <table:table-cell table:style-name="ce48"/>
          <table:table-cell table:style-name="ce50" office:value-type="date" office:date-value="2018-02-05">
            <text:p>02/05/18</text:p>
          </table:table-cell>
          <table:table-cell table:style-name="ce50" table:formula="of:=IF(YEAR(NOW())&gt;YEAR([.E21]);DATE(YEAR([.E21]);12;31);NOW())" office:value-type="date" office:date-value="2018-03-13T11:23:42.07">
            <text:p>03/13/18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1">
            <text:p>1</text:p>
          </table:table-cell>
          <table:table-cell table:style-name="ce56" table:formula="of:=SUMPRODUCT([Thong_Tin_Ngay_Nghi_201801.$B$3:.$B$61]=[.$B21];[Thong_Tin_Ngay_Nghi_201801.$C$3:.$C$61]) +  SUMPRODUCT([Thong_Tin_Ngay_Nghi_201802.$B$3:.$B$66]=[.$B21];[Thong_Tin_Ngay_Nghi_201802.$C$3:.$C$66]) + SUMPRODUCT([Thong_Tin_Ngay_Nghi_201803.$B$3:.$B$60]=[.$B21];[Thong_Tin_Ngay_Nghi_201803.$C$3:.$C$60])" office:value-type="float" office:value="1.5">
            <text:p>1.5</text:p>
          </table:table-cell>
          <table:table-cell table:style-name="ce61" table:formula="of:=SUMPRODUCT([Thong_Tin_Ngay_Nghi_201801.$B$3:.$B$62]=[.$B21];[Thong_Tin_Ngay_Nghi_201801.$C$3:.$C$62])+SUMPRODUCT([Thong_Tin_Ngay_Nghi_201802.$B$3:.$B$67]=[.$B21];[Thong_Tin_Ngay_Nghi_201802.$C$3:.$C$67])+SUMPRODUCT([Thong_Tin_Ngay_Nghi_201803.$B$3:.$B$61]=[.$B21];[Thong_Tin_Ngay_Nghi_201803.$C$3:.$C$61])+SUMPRODUCT([Thong_Tin_Ngay_Nghi_201804.$B$3:.$B$57]=[.$B21];[Thong_Tin_Ngay_Nghi_201804.$C$3:.$C$57])+SUMPRODUCT([Thong_Tin_Ngay_Nghi_201805.$B$3:.$B$56]=[.$B21];[Thong_Tin_Ngay_Nghi_201805.$C$3:.$C$56])+SUMPRODUCT([Thong_Tin_Ngay_Nghi_201806.$B$3:.$B$59]=[.$B21];[Thong_Tin_Ngay_Nghi_201806.$C$3:.$C$59])+SUMPRODUCT([Thong_Tin_Ngay_Nghi_201807.$B$3:.$B$60]=[.$B21];[Thong_Tin_Ngay_Nghi_201807.$C$3:.$C$60])+SUMPRODUCT([Thong_Tin_Ngay_Nghi_201808.$B$3:.$B$61]=[.$B21];[Thong_Tin_Ngay_Nghi_201808.$C$3:.$C$61])+SUMPRODUCT([Thong_Tin_Ngay_Nghi_201809.$B$3:.$B$59]=[.$B21];[Thong_Tin_Ngay_Nghi_201809.$C$3:.$C$59])+SUMPRODUCT([Thong_Tin_Ngay_Nghi_201810.$B$3:.$B$58]=[.$B21];[Thong_Tin_Ngay_Nghi_201810.$C$3:.$C$58])+SUMPRODUCT([Thong_Tin_Ngay_Nghi_201811.$B$3:.$B$60]=[.$B21];[Thong_Tin_Ngay_Nghi_201811.$C$3:.$C$60])+ SUMPRODUCT([Thong_Tin_Ngay_Nghi_201812.$B$3:.$B$61]=[.$B21];[Thong_Tin_Ngay_Nghi_201812.$C$3:.$C$61])" office:value-type="float" office:value="1.5">
            <text:p>1.5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-0.5">
            <text:p>-0.5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48" office:value-type="float" office:value="4">
            <text:p>4</text:p>
          </table:table-cell>
          <table:table-cell table:style-name="ce48" table:formula="of:=IF([.C22]&lt;0;0;[.C22])" office:value-type="float" office:value="4">
            <text:p>4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2]);DATE(YEAR([.E22]);12;31);NOW())" office:value-type="date" office:date-value="2018-03-13T11:23:42.07">
            <text:p>03/13/18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2">
            <text:p>2</text:p>
          </table:table-cell>
          <table:table-cell table:style-name="ce56" table:formula="of:=SUMPRODUCT([Thong_Tin_Ngay_Nghi_201801.$B$3:.$B$61]=[.$B22];[Thong_Tin_Ngay_Nghi_201801.$C$3:.$C$61]) +  SUMPRODUCT([Thong_Tin_Ngay_Nghi_201802.$B$3:.$B$66]=[.$B22];[Thong_Tin_Ngay_Nghi_201802.$C$3:.$C$66]) + SUMPRODUCT([Thong_Tin_Ngay_Nghi_201803.$B$3:.$B$60]=[.$B22];[Thong_Tin_Ngay_Nghi_201803.$C$3:.$C$60])" office:value-type="float" office:value="6.5">
            <text:p>6.5</text:p>
          </table:table-cell>
          <table:table-cell table:style-name="ce61" table:formula="of:=SUMPRODUCT([Thong_Tin_Ngay_Nghi_201801.$B$3:.$B$62]=[.$B22];[Thong_Tin_Ngay_Nghi_201801.$C$3:.$C$62])+SUMPRODUCT([Thong_Tin_Ngay_Nghi_201802.$B$3:.$B$67]=[.$B22];[Thong_Tin_Ngay_Nghi_201802.$C$3:.$C$67])+SUMPRODUCT([Thong_Tin_Ngay_Nghi_201803.$B$3:.$B$61]=[.$B22];[Thong_Tin_Ngay_Nghi_201803.$C$3:.$C$61])+SUMPRODUCT([Thong_Tin_Ngay_Nghi_201804.$B$3:.$B$57]=[.$B22];[Thong_Tin_Ngay_Nghi_201804.$C$3:.$C$57])+SUMPRODUCT([Thong_Tin_Ngay_Nghi_201805.$B$3:.$B$56]=[.$B22];[Thong_Tin_Ngay_Nghi_201805.$C$3:.$C$56])+SUMPRODUCT([Thong_Tin_Ngay_Nghi_201806.$B$3:.$B$59]=[.$B22];[Thong_Tin_Ngay_Nghi_201806.$C$3:.$C$59])+SUMPRODUCT([Thong_Tin_Ngay_Nghi_201807.$B$3:.$B$60]=[.$B22];[Thong_Tin_Ngay_Nghi_201807.$C$3:.$C$60])+SUMPRODUCT([Thong_Tin_Ngay_Nghi_201808.$B$3:.$B$61]=[.$B22];[Thong_Tin_Ngay_Nghi_201808.$C$3:.$C$61])+SUMPRODUCT([Thong_Tin_Ngay_Nghi_201809.$B$3:.$B$59]=[.$B22];[Thong_Tin_Ngay_Nghi_201809.$C$3:.$C$59])+SUMPRODUCT([Thong_Tin_Ngay_Nghi_201810.$B$3:.$B$58]=[.$B22];[Thong_Tin_Ngay_Nghi_201810.$C$3:.$C$58])+SUMPRODUCT([Thong_Tin_Ngay_Nghi_201811.$B$3:.$B$60]=[.$B22];[Thong_Tin_Ngay_Nghi_201811.$C$3:.$C$60])+ SUMPRODUCT([Thong_Tin_Ngay_Nghi_201812.$B$3:.$B$61]=[.$B22];[Thong_Tin_Ngay_Nghi_201812.$C$3:.$C$61])" office:value-type="float" office:value="6.5">
            <text:p>6.5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2]+[.L22] +[.K22]+[.M22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office:value-type="float" office:value="4.5">
            <text:p>4.5</text:p>
          </table:table-cell>
          <table:table-cell table:style-name="ce48" table:formula="of:=IF([.C23]&lt;0;0;[.C23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3]);DATE(YEAR([.E23]);12;31);NOW())" office:value-type="date" office:date-value="2018-03-13T11:23:42.08">
            <text:p>03/13/18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2">
            <text:p>2</text:p>
          </table:table-cell>
          <table:table-cell table:style-name="ce56" table:formula="of:=SUMPRODUCT([Thong_Tin_Ngay_Nghi_201801.$B$3:.$B$61]=[.$B23];[Thong_Tin_Ngay_Nghi_201801.$C$3:.$C$61]) +  SUMPRODUCT([Thong_Tin_Ngay_Nghi_201802.$B$3:.$B$66]=[.$B23];[Thong_Tin_Ngay_Nghi_201802.$C$3:.$C$66]) + SUMPRODUCT([Thong_Tin_Ngay_Nghi_201803.$B$3:.$B$60]=[.$B23];[Thong_Tin_Ngay_Nghi_201803.$C$3:.$C$60])" office:value-type="float" office:value="1">
            <text:p>1</text:p>
          </table:table-cell>
          <table:table-cell table:style-name="ce61" table:formula="of:=SUMPRODUCT([Thong_Tin_Ngay_Nghi_201801.$B$3:.$B$62]=[.$B23];[Thong_Tin_Ngay_Nghi_201801.$C$3:.$C$62])+SUMPRODUCT([Thong_Tin_Ngay_Nghi_201802.$B$3:.$B$67]=[.$B23];[Thong_Tin_Ngay_Nghi_201802.$C$3:.$C$67])+SUMPRODUCT([Thong_Tin_Ngay_Nghi_201803.$B$3:.$B$61]=[.$B23];[Thong_Tin_Ngay_Nghi_201803.$C$3:.$C$61])+SUMPRODUCT([Thong_Tin_Ngay_Nghi_201804.$B$3:.$B$57]=[.$B23];[Thong_Tin_Ngay_Nghi_201804.$C$3:.$C$57])+SUMPRODUCT([Thong_Tin_Ngay_Nghi_201805.$B$3:.$B$56]=[.$B23];[Thong_Tin_Ngay_Nghi_201805.$C$3:.$C$56])+SUMPRODUCT([Thong_Tin_Ngay_Nghi_201806.$B$3:.$B$59]=[.$B23];[Thong_Tin_Ngay_Nghi_201806.$C$3:.$C$59])+SUMPRODUCT([Thong_Tin_Ngay_Nghi_201807.$B$3:.$B$60]=[.$B23];[Thong_Tin_Ngay_Nghi_201807.$C$3:.$C$60])+SUMPRODUCT([Thong_Tin_Ngay_Nghi_201808.$B$3:.$B$61]=[.$B23];[Thong_Tin_Ngay_Nghi_201808.$C$3:.$C$61])+SUMPRODUCT([Thong_Tin_Ngay_Nghi_201809.$B$3:.$B$59]=[.$B23];[Thong_Tin_Ngay_Nghi_201809.$C$3:.$C$59])+SUMPRODUCT([Thong_Tin_Ngay_Nghi_201810.$B$3:.$B$58]=[.$B23];[Thong_Tin_Ngay_Nghi_201810.$C$3:.$C$58])+SUMPRODUCT([Thong_Tin_Ngay_Nghi_201811.$B$3:.$B$60]=[.$B23];[Thong_Tin_Ngay_Nghi_201811.$C$3:.$C$60])+ SUMPRODUCT([Thong_Tin_Ngay_Nghi_201812.$B$3:.$B$61]=[.$B23];[Thong_Tin_Ngay_Nghi_201812.$C$3:.$C$61])" office:value-type="float" office:value="1">
            <text:p>1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23]+[.L23] +[.K23]+[.M23]" office:value-type="float" office:value="5.5">
            <text:p>5.5</text:p>
          </table:table-cell>
          <table:table-cell table:style-name="ce68"/>
          <table:table-cell table:number-columns-repeated="1009"/>
        </table:table-row>
        <table:table-row table:style-name="ro11">
          <table:table-cell table:style-name="ce42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48" office:value-type="float" office:value="3.5">
            <text:p>3.5</text:p>
          </table:table-cell>
          <table:table-cell table:style-name="ce48" table:formula="of:=IF([.C24]&lt;0;0;[.C24])" office:value-type="float" office:value="3.5">
            <text:p>3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4]);DATE(YEAR([.E24]);12;31);NOW())" office:value-type="date" office:date-value="2018-03-13T11:23:42.08">
            <text:p>03/13/18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2">
            <text:p>2</text:p>
          </table:table-cell>
          <table:table-cell table:style-name="ce56" table:formula="of:=SUMPRODUCT([Thong_Tin_Ngay_Nghi_201801.$B$3:.$B$61]=[.$B24];[Thong_Tin_Ngay_Nghi_201801.$C$3:.$C$61]) +  SUMPRODUCT([Thong_Tin_Ngay_Nghi_201802.$B$3:.$B$66]=[.$B24];[Thong_Tin_Ngay_Nghi_201802.$C$3:.$C$66]) + SUMPRODUCT([Thong_Tin_Ngay_Nghi_201803.$B$3:.$B$60]=[.$B24];[Thong_Tin_Ngay_Nghi_201803.$C$3:.$C$60])" office:value-type="float" office:value="2">
            <text:p>2</text:p>
          </table:table-cell>
          <table:table-cell table:style-name="ce61" table:formula="of:=SUMPRODUCT([Thong_Tin_Ngay_Nghi_201801.$B$3:.$B$62]=[.$B24];[Thong_Tin_Ngay_Nghi_201801.$C$3:.$C$62])+SUMPRODUCT([Thong_Tin_Ngay_Nghi_201802.$B$3:.$B$67]=[.$B24];[Thong_Tin_Ngay_Nghi_201802.$C$3:.$C$67])+SUMPRODUCT([Thong_Tin_Ngay_Nghi_201803.$B$3:.$B$61]=[.$B24];[Thong_Tin_Ngay_Nghi_201803.$C$3:.$C$61])+SUMPRODUCT([Thong_Tin_Ngay_Nghi_201804.$B$3:.$B$57]=[.$B24];[Thong_Tin_Ngay_Nghi_201804.$C$3:.$C$57])+SUMPRODUCT([Thong_Tin_Ngay_Nghi_201805.$B$3:.$B$56]=[.$B24];[Thong_Tin_Ngay_Nghi_201805.$C$3:.$C$56])+SUMPRODUCT([Thong_Tin_Ngay_Nghi_201806.$B$3:.$B$59]=[.$B24];[Thong_Tin_Ngay_Nghi_201806.$C$3:.$C$59])+SUMPRODUCT([Thong_Tin_Ngay_Nghi_201807.$B$3:.$B$60]=[.$B24];[Thong_Tin_Ngay_Nghi_201807.$C$3:.$C$60])+SUMPRODUCT([Thong_Tin_Ngay_Nghi_201808.$B$3:.$B$61]=[.$B24];[Thong_Tin_Ngay_Nghi_201808.$C$3:.$C$61])+SUMPRODUCT([Thong_Tin_Ngay_Nghi_201809.$B$3:.$B$59]=[.$B24];[Thong_Tin_Ngay_Nghi_201809.$C$3:.$C$59])+SUMPRODUCT([Thong_Tin_Ngay_Nghi_201810.$B$3:.$B$58]=[.$B24];[Thong_Tin_Ngay_Nghi_201810.$C$3:.$C$58])+SUMPRODUCT([Thong_Tin_Ngay_Nghi_201811.$B$3:.$B$60]=[.$B24];[Thong_Tin_Ngay_Nghi_201811.$C$3:.$C$60])+ SUMPRODUCT([Thong_Tin_Ngay_Nghi_201812.$B$3:.$B$61]=[.$B24];[Thong_Tin_Ngay_Nghi_201812.$C$3:.$C$61])" office:value-type="float" office:value="2">
            <text:p>2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48" office:value-type="float" office:value="6">
            <text:p>6</text:p>
          </table:table-cell>
          <table:table-cell table:style-name="ce48" table:formula="of:=IF([.C25]&lt;0;0;[.C25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5]);DATE(YEAR([.E25]);12;31);NOW())" office:value-type="date" office:date-value="2018-03-13T11:23:42.08">
            <text:p>03/13/18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2">
            <text:p>2</text:p>
          </table:table-cell>
          <table:table-cell table:style-name="ce56" table:formula="of:=SUMPRODUCT([Thong_Tin_Ngay_Nghi_201801.$B$3:.$B$61]=[.$B25];[Thong_Tin_Ngay_Nghi_201801.$C$3:.$C$61]) +  SUMPRODUCT([Thong_Tin_Ngay_Nghi_201802.$B$3:.$B$66]=[.$B25];[Thong_Tin_Ngay_Nghi_201802.$C$3:.$C$66]) + SUMPRODUCT([Thong_Tin_Ngay_Nghi_201803.$B$3:.$B$60]=[.$B25];[Thong_Tin_Ngay_Nghi_201803.$C$3:.$C$60])" office:value-type="float" office:value="4">
            <text:p>4</text:p>
          </table:table-cell>
          <table:table-cell table:style-name="ce61" table:formula="of:=SUMPRODUCT([Thong_Tin_Ngay_Nghi_201801.$B$3:.$B$62]=[.$B25];[Thong_Tin_Ngay_Nghi_201801.$C$3:.$C$62])+SUMPRODUCT([Thong_Tin_Ngay_Nghi_201802.$B$3:.$B$67]=[.$B25];[Thong_Tin_Ngay_Nghi_201802.$C$3:.$C$67])+SUMPRODUCT([Thong_Tin_Ngay_Nghi_201803.$B$3:.$B$61]=[.$B25];[Thong_Tin_Ngay_Nghi_201803.$C$3:.$C$61])+SUMPRODUCT([Thong_Tin_Ngay_Nghi_201804.$B$3:.$B$57]=[.$B25];[Thong_Tin_Ngay_Nghi_201804.$C$3:.$C$57])+SUMPRODUCT([Thong_Tin_Ngay_Nghi_201805.$B$3:.$B$56]=[.$B25];[Thong_Tin_Ngay_Nghi_201805.$C$3:.$C$56])+SUMPRODUCT([Thong_Tin_Ngay_Nghi_201806.$B$3:.$B$59]=[.$B25];[Thong_Tin_Ngay_Nghi_201806.$C$3:.$C$59])+SUMPRODUCT([Thong_Tin_Ngay_Nghi_201807.$B$3:.$B$60]=[.$B25];[Thong_Tin_Ngay_Nghi_201807.$C$3:.$C$60])+SUMPRODUCT([Thong_Tin_Ngay_Nghi_201808.$B$3:.$B$61]=[.$B25];[Thong_Tin_Ngay_Nghi_201808.$C$3:.$C$61])+SUMPRODUCT([Thong_Tin_Ngay_Nghi_201809.$B$3:.$B$59]=[.$B25];[Thong_Tin_Ngay_Nghi_201809.$C$3:.$C$59])+SUMPRODUCT([Thong_Tin_Ngay_Nghi_201810.$B$3:.$B$58]=[.$B25];[Thong_Tin_Ngay_Nghi_201810.$C$3:.$C$58])+SUMPRODUCT([Thong_Tin_Ngay_Nghi_201811.$B$3:.$B$60]=[.$B25];[Thong_Tin_Ngay_Nghi_201811.$C$3:.$C$60])+ SUMPRODUCT([Thong_Tin_Ngay_Nghi_201812.$B$3:.$B$61]=[.$B25];[Thong_Tin_Ngay_Nghi_201812.$C$3:.$C$61])" office:value-type="float" office:value="4">
            <text:p>4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6]&lt;0;0;[.C2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6]);DATE(YEAR([.E26]);12;31);NOW())" office:value-type="date" office:date-value="2018-03-13T11:23:42.08">
            <text:p>03/13/18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2">
            <text:p>2</text:p>
          </table:table-cell>
          <table:table-cell table:style-name="ce56" table:formula="of:=SUMPRODUCT([Thong_Tin_Ngay_Nghi_201801.$B$3:.$B$61]=[.$B26];[Thong_Tin_Ngay_Nghi_201801.$C$3:.$C$61]) +  SUMPRODUCT([Thong_Tin_Ngay_Nghi_201802.$B$3:.$B$66]=[.$B26];[Thong_Tin_Ngay_Nghi_201802.$C$3:.$C$66]) + SUMPRODUCT([Thong_Tin_Ngay_Nghi_201803.$B$3:.$B$60]=[.$B26];[Thong_Tin_Ngay_Nghi_201803.$C$3:.$C$60])" office:value-type="float" office:value="11.5">
            <text:p>11.5</text:p>
          </table:table-cell>
          <table:table-cell table:style-name="ce61" table:formula="of:=SUMPRODUCT([Thong_Tin_Ngay_Nghi_201801.$B$3:.$B$62]=[.$B26];[Thong_Tin_Ngay_Nghi_201801.$C$3:.$C$62])+SUMPRODUCT([Thong_Tin_Ngay_Nghi_201802.$B$3:.$B$67]=[.$B26];[Thong_Tin_Ngay_Nghi_201802.$C$3:.$C$67])+SUMPRODUCT([Thong_Tin_Ngay_Nghi_201803.$B$3:.$B$61]=[.$B26];[Thong_Tin_Ngay_Nghi_201803.$C$3:.$C$61])+SUMPRODUCT([Thong_Tin_Ngay_Nghi_201804.$B$3:.$B$57]=[.$B26];[Thong_Tin_Ngay_Nghi_201804.$C$3:.$C$57])+SUMPRODUCT([Thong_Tin_Ngay_Nghi_201805.$B$3:.$B$56]=[.$B26];[Thong_Tin_Ngay_Nghi_201805.$C$3:.$C$56])+SUMPRODUCT([Thong_Tin_Ngay_Nghi_201806.$B$3:.$B$59]=[.$B26];[Thong_Tin_Ngay_Nghi_201806.$C$3:.$C$59])+SUMPRODUCT([Thong_Tin_Ngay_Nghi_201807.$B$3:.$B$60]=[.$B26];[Thong_Tin_Ngay_Nghi_201807.$C$3:.$C$60])+SUMPRODUCT([Thong_Tin_Ngay_Nghi_201808.$B$3:.$B$61]=[.$B26];[Thong_Tin_Ngay_Nghi_201808.$C$3:.$C$61])+SUMPRODUCT([Thong_Tin_Ngay_Nghi_201809.$B$3:.$B$59]=[.$B26];[Thong_Tin_Ngay_Nghi_201809.$C$3:.$C$59])+SUMPRODUCT([Thong_Tin_Ngay_Nghi_201810.$B$3:.$B$58]=[.$B26];[Thong_Tin_Ngay_Nghi_201810.$C$3:.$C$58])+SUMPRODUCT([Thong_Tin_Ngay_Nghi_201811.$B$3:.$B$60]=[.$B26];[Thong_Tin_Ngay_Nghi_201811.$C$3:.$C$60])+ SUMPRODUCT([Thong_Tin_Ngay_Nghi_201812.$B$3:.$B$61]=[.$B26];[Thong_Tin_Ngay_Nghi_201812.$C$3:.$C$61])" office:value-type="float" office:value="11.5">
            <text:p>11.5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-9.5">
            <text:p>-9.5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-9.5">
            <text:p>-9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1">
            <text:p>21</text:p>
          </table:table-cell>
          <table:table-cell table:style-name="ce44" office:value-type="string">
            <text:p>HuyDH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7]);DATE(YEAR([.E27]);12;31);NOW())" office:value-type="date" office:date-value="2018-03-13T11:23:42.08">
            <text:p>03/13/18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2">
            <text:p>2</text:p>
          </table:table-cell>
          <table:table-cell table:style-name="ce56" table:formula="of:=SUMPRODUCT([Thong_Tin_Ngay_Nghi_201801.$B$3:.$B$61]=[.$B27];[Thong_Tin_Ngay_Nghi_201801.$C$3:.$C$61]) +  SUMPRODUCT([Thong_Tin_Ngay_Nghi_201802.$B$3:.$B$66]=[.$B27];[Thong_Tin_Ngay_Nghi_201802.$C$3:.$C$66]) + SUMPRODUCT([Thong_Tin_Ngay_Nghi_201803.$B$3:.$B$60]=[.$B27];[Thong_Tin_Ngay_Nghi_201803.$C$3:.$C$60])" office:value-type="float" office:value="10">
            <text:p>10</text:p>
          </table:table-cell>
          <table:table-cell table:style-name="ce61" table:formula="of:=SUMPRODUCT([Thong_Tin_Ngay_Nghi_201801.$B$3:.$B$62]=[.$B27];[Thong_Tin_Ngay_Nghi_201801.$C$3:.$C$62])+SUMPRODUCT([Thong_Tin_Ngay_Nghi_201802.$B$3:.$B$67]=[.$B27];[Thong_Tin_Ngay_Nghi_201802.$C$3:.$C$67])+SUMPRODUCT([Thong_Tin_Ngay_Nghi_201803.$B$3:.$B$61]=[.$B27];[Thong_Tin_Ngay_Nghi_201803.$C$3:.$C$61])+SUMPRODUCT([Thong_Tin_Ngay_Nghi_201804.$B$3:.$B$57]=[.$B27];[Thong_Tin_Ngay_Nghi_201804.$C$3:.$C$57])+SUMPRODUCT([Thong_Tin_Ngay_Nghi_201805.$B$3:.$B$56]=[.$B27];[Thong_Tin_Ngay_Nghi_201805.$C$3:.$C$56])+SUMPRODUCT([Thong_Tin_Ngay_Nghi_201806.$B$3:.$B$59]=[.$B27];[Thong_Tin_Ngay_Nghi_201806.$C$3:.$C$59])+SUMPRODUCT([Thong_Tin_Ngay_Nghi_201807.$B$3:.$B$60]=[.$B27];[Thong_Tin_Ngay_Nghi_201807.$C$3:.$C$60])+SUMPRODUCT([Thong_Tin_Ngay_Nghi_201808.$B$3:.$B$61]=[.$B27];[Thong_Tin_Ngay_Nghi_201808.$C$3:.$C$61])+SUMPRODUCT([Thong_Tin_Ngay_Nghi_201809.$B$3:.$B$59]=[.$B27];[Thong_Tin_Ngay_Nghi_201809.$C$3:.$C$59])+SUMPRODUCT([Thong_Tin_Ngay_Nghi_201810.$B$3:.$B$58]=[.$B27];[Thong_Tin_Ngay_Nghi_201810.$C$3:.$C$58])+SUMPRODUCT([Thong_Tin_Ngay_Nghi_201811.$B$3:.$B$60]=[.$B27];[Thong_Tin_Ngay_Nghi_201811.$C$3:.$C$60])+ SUMPRODUCT([Thong_Tin_Ngay_Nghi_201812.$B$3:.$B$61]=[.$B27];[Thong_Tin_Ngay_Nghi_201812.$C$3:.$C$61])" office:value-type="float" office:value="10">
            <text:p>10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8">
            <text:p>-8</text:p>
          </table:table-cell>
          <table:table-cell table:number-columns-repeated="2" table:style-name="ce48"/>
          <table:table-cell table:style-name="ce63"/>
          <table:table-cell table:style-name="ce48" table:formula="of:=[.J27]+[.L27] +[.K27]+[.M27]" office:value-type="float" office:value="-8">
            <text:p>-8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28]&lt;0;0;[.C2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8]);DATE(YEAR([.E28]);12;31);NOW())" office:value-type="date" office:date-value="2018-03-13T11:23:42.09">
            <text:p>03/13/18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2">
            <text:p>2</text:p>
          </table:table-cell>
          <table:table-cell table:style-name="ce56" table:formula="of:=SUMPRODUCT([Thong_Tin_Ngay_Nghi_201801.$B$3:.$B$61]=[.$B28];[Thong_Tin_Ngay_Nghi_201801.$C$3:.$C$61]) +  SUMPRODUCT([Thong_Tin_Ngay_Nghi_201802.$B$3:.$B$66]=[.$B28];[Thong_Tin_Ngay_Nghi_201802.$C$3:.$C$66]) + SUMPRODUCT([Thong_Tin_Ngay_Nghi_201803.$B$3:.$B$60]=[.$B28];[Thong_Tin_Ngay_Nghi_201803.$C$3:.$C$60])" office:value-type="float" office:value="1">
            <text:p>1</text:p>
          </table:table-cell>
          <table:table-cell table:style-name="ce61" table:formula="of:=SUMPRODUCT([Thong_Tin_Ngay_Nghi_201801.$B$3:.$B$62]=[.$B28];[Thong_Tin_Ngay_Nghi_201801.$C$3:.$C$62])+SUMPRODUCT([Thong_Tin_Ngay_Nghi_201802.$B$3:.$B$67]=[.$B28];[Thong_Tin_Ngay_Nghi_201802.$C$3:.$C$67])+SUMPRODUCT([Thong_Tin_Ngay_Nghi_201803.$B$3:.$B$61]=[.$B28];[Thong_Tin_Ngay_Nghi_201803.$C$3:.$C$61])+SUMPRODUCT([Thong_Tin_Ngay_Nghi_201804.$B$3:.$B$57]=[.$B28];[Thong_Tin_Ngay_Nghi_201804.$C$3:.$C$57])+SUMPRODUCT([Thong_Tin_Ngay_Nghi_201805.$B$3:.$B$56]=[.$B28];[Thong_Tin_Ngay_Nghi_201805.$C$3:.$C$56])+SUMPRODUCT([Thong_Tin_Ngay_Nghi_201806.$B$3:.$B$59]=[.$B28];[Thong_Tin_Ngay_Nghi_201806.$C$3:.$C$59])+SUMPRODUCT([Thong_Tin_Ngay_Nghi_201807.$B$3:.$B$60]=[.$B28];[Thong_Tin_Ngay_Nghi_201807.$C$3:.$C$60])+SUMPRODUCT([Thong_Tin_Ngay_Nghi_201808.$B$3:.$B$61]=[.$B28];[Thong_Tin_Ngay_Nghi_201808.$C$3:.$C$61])+SUMPRODUCT([Thong_Tin_Ngay_Nghi_201809.$B$3:.$B$59]=[.$B28];[Thong_Tin_Ngay_Nghi_201809.$C$3:.$C$59])+SUMPRODUCT([Thong_Tin_Ngay_Nghi_201810.$B$3:.$B$58]=[.$B28];[Thong_Tin_Ngay_Nghi_201810.$C$3:.$C$58])+SUMPRODUCT([Thong_Tin_Ngay_Nghi_201811.$B$3:.$B$60]=[.$B28];[Thong_Tin_Ngay_Nghi_201811.$C$3:.$C$60])+ SUMPRODUCT([Thong_Tin_Ngay_Nghi_201812.$B$3:.$B$61]=[.$B28];[Thong_Tin_Ngay_Nghi_201812.$C$3:.$C$61])" office:value-type="float" office:value="1">
            <text:p>1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48" office:value-type="float" office:value="6">
            <text:p>6</text:p>
          </table:table-cell>
          <table:table-cell table:style-name="ce48" table:formula="of:=IF([.C29]&lt;0;0;[.C29])" office:value-type="float" office:value="6">
            <text:p>6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29]);DATE(YEAR([.E29]);12;31);NOW())" office:value-type="date" office:date-value="2018-03-13T11:23:42.09">
            <text:p>03/13/18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2">
            <text:p>2</text:p>
          </table:table-cell>
          <table:table-cell table:style-name="ce56" table:formula="of:=SUMPRODUCT([Thong_Tin_Ngay_Nghi_201801.$B$3:.$B$61]=[.$B29];[Thong_Tin_Ngay_Nghi_201801.$C$3:.$C$61]) +  SUMPRODUCT([Thong_Tin_Ngay_Nghi_201802.$B$3:.$B$66]=[.$B29];[Thong_Tin_Ngay_Nghi_201802.$C$3:.$C$66]) + SUMPRODUCT([Thong_Tin_Ngay_Nghi_201803.$B$3:.$B$60]=[.$B29];[Thong_Tin_Ngay_Nghi_201803.$C$3:.$C$60])" office:value-type="float" office:value="2.5">
            <text:p>2.5</text:p>
          </table:table-cell>
          <table:table-cell table:style-name="ce61" table:formula="of:=SUMPRODUCT([Thong_Tin_Ngay_Nghi_201801.$B$3:.$B$62]=[.$B29];[Thong_Tin_Ngay_Nghi_201801.$C$3:.$C$62])+SUMPRODUCT([Thong_Tin_Ngay_Nghi_201802.$B$3:.$B$67]=[.$B29];[Thong_Tin_Ngay_Nghi_201802.$C$3:.$C$67])+SUMPRODUCT([Thong_Tin_Ngay_Nghi_201803.$B$3:.$B$61]=[.$B29];[Thong_Tin_Ngay_Nghi_201803.$C$3:.$C$61])+SUMPRODUCT([Thong_Tin_Ngay_Nghi_201804.$B$3:.$B$57]=[.$B29];[Thong_Tin_Ngay_Nghi_201804.$C$3:.$C$57])+SUMPRODUCT([Thong_Tin_Ngay_Nghi_201805.$B$3:.$B$56]=[.$B29];[Thong_Tin_Ngay_Nghi_201805.$C$3:.$C$56])+SUMPRODUCT([Thong_Tin_Ngay_Nghi_201806.$B$3:.$B$59]=[.$B29];[Thong_Tin_Ngay_Nghi_201806.$C$3:.$C$59])+SUMPRODUCT([Thong_Tin_Ngay_Nghi_201807.$B$3:.$B$60]=[.$B29];[Thong_Tin_Ngay_Nghi_201807.$C$3:.$C$60])+SUMPRODUCT([Thong_Tin_Ngay_Nghi_201808.$B$3:.$B$61]=[.$B29];[Thong_Tin_Ngay_Nghi_201808.$C$3:.$C$61])+SUMPRODUCT([Thong_Tin_Ngay_Nghi_201809.$B$3:.$B$59]=[.$B29];[Thong_Tin_Ngay_Nghi_201809.$C$3:.$C$59])+SUMPRODUCT([Thong_Tin_Ngay_Nghi_201810.$B$3:.$B$58]=[.$B29];[Thong_Tin_Ngay_Nghi_201810.$C$3:.$C$58])+SUMPRODUCT([Thong_Tin_Ngay_Nghi_201811.$B$3:.$B$60]=[.$B29];[Thong_Tin_Ngay_Nghi_201811.$C$3:.$C$60])+ SUMPRODUCT([Thong_Tin_Ngay_Nghi_201812.$B$3:.$B$61]=[.$B29];[Thong_Tin_Ngay_Nghi_201812.$C$3:.$C$61])" office:value-type="float" office:value="2.5">
            <text:p>2.5</text:p>
          </table:table-cell>
          <table:table-cell table:style-name="ce48" table:formula="of:=IF(DATE(YEAR([.F29]);MONTH([.F29]);DAY([.F29]))&lt;=DATE(YEAR([.F29]);3;31); [.D29]-[.H29] + [.G29]; IF([.H29]-[.D29]&lt;0;[.H29] + [.G29] -[.I29];[.G29]+[.D29]-[.I29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11">
            <text:p>11</text:p>
          </table:table-cell>
          <table:table-cell table:style-name="ce48" table:formula="of:=IF([.C30]&lt;0;0;[.C30])" office:value-type="float" office:value="11">
            <text:p>1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0]);DATE(YEAR([.E30]);12;31);NOW())" office:value-type="date" office:date-value="2018-03-13T11:23:42.09">
            <text:p>03/13/18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2">
            <text:p>2</text:p>
          </table:table-cell>
          <table:table-cell table:style-name="ce56" table:formula="of:=SUMPRODUCT([Thong_Tin_Ngay_Nghi_201801.$B$3:.$B$61]=[.$B30];[Thong_Tin_Ngay_Nghi_201801.$C$3:.$C$61]) +  SUMPRODUCT([Thong_Tin_Ngay_Nghi_201802.$B$3:.$B$66]=[.$B30];[Thong_Tin_Ngay_Nghi_201802.$C$3:.$C$66]) + SUMPRODUCT([Thong_Tin_Ngay_Nghi_201803.$B$3:.$B$60]=[.$B30];[Thong_Tin_Ngay_Nghi_201803.$C$3:.$C$60])" office:value-type="float" office:value="1.5">
            <text:p>1.5</text:p>
          </table:table-cell>
          <table:table-cell table:style-name="ce61" table:formula="of:=SUMPRODUCT([Thong_Tin_Ngay_Nghi_201801.$B$3:.$B$62]=[.$B30];[Thong_Tin_Ngay_Nghi_201801.$C$3:.$C$62])+SUMPRODUCT([Thong_Tin_Ngay_Nghi_201802.$B$3:.$B$67]=[.$B30];[Thong_Tin_Ngay_Nghi_201802.$C$3:.$C$67])+SUMPRODUCT([Thong_Tin_Ngay_Nghi_201803.$B$3:.$B$61]=[.$B30];[Thong_Tin_Ngay_Nghi_201803.$C$3:.$C$61])+SUMPRODUCT([Thong_Tin_Ngay_Nghi_201804.$B$3:.$B$57]=[.$B30];[Thong_Tin_Ngay_Nghi_201804.$C$3:.$C$57])+SUMPRODUCT([Thong_Tin_Ngay_Nghi_201805.$B$3:.$B$56]=[.$B30];[Thong_Tin_Ngay_Nghi_201805.$C$3:.$C$56])+SUMPRODUCT([Thong_Tin_Ngay_Nghi_201806.$B$3:.$B$59]=[.$B30];[Thong_Tin_Ngay_Nghi_201806.$C$3:.$C$59])+SUMPRODUCT([Thong_Tin_Ngay_Nghi_201807.$B$3:.$B$60]=[.$B30];[Thong_Tin_Ngay_Nghi_201807.$C$3:.$C$60])+SUMPRODUCT([Thong_Tin_Ngay_Nghi_201808.$B$3:.$B$61]=[.$B30];[Thong_Tin_Ngay_Nghi_201808.$C$3:.$C$61])+SUMPRODUCT([Thong_Tin_Ngay_Nghi_201809.$B$3:.$B$59]=[.$B30];[Thong_Tin_Ngay_Nghi_201809.$C$3:.$C$59])+SUMPRODUCT([Thong_Tin_Ngay_Nghi_201810.$B$3:.$B$58]=[.$B30];[Thong_Tin_Ngay_Nghi_201810.$C$3:.$C$58])+SUMPRODUCT([Thong_Tin_Ngay_Nghi_201811.$B$3:.$B$60]=[.$B30];[Thong_Tin_Ngay_Nghi_201811.$C$3:.$C$60])+ SUMPRODUCT([Thong_Tin_Ngay_Nghi_201812.$B$3:.$B$61]=[.$B30];[Thong_Tin_Ngay_Nghi_201812.$C$3:.$C$61])" office:value-type="float" office:value="1.5">
            <text:p>1.5</text:p>
          </table:table-cell>
          <table:table-cell table:style-name="ce48" table:formula="of:=IF(DATE(YEAR([.F30]);MONTH([.F30]);DAY([.F30]))&lt;=DATE(YEAR([.F30]);3;31); [.D30]-[.H30] + [.G30]; IF([.H30]-[.D30]&lt;0;[.H30] + [.G30] -[.I30];[.G30]+[.D30]-[.I30]))" office:value-type="float" office:value="11.5">
            <text:p>11.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11.5">
            <text:p>11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8" office:value-type="float" office:value="-3">
            <text:p>-3</text:p>
          </table:table-cell>
          <table:table-cell table:style-name="ce48" table:formula="of:=IF([.C31]&lt;0;0;[.C31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1]);DATE(YEAR([.E31]);12;31);NOW())" office:value-type="date" office:date-value="2018-03-13T11:23:42.09">
            <text:p>03/13/18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2">
            <text:p>2</text:p>
          </table:table-cell>
          <table:table-cell table:style-name="ce56" table:formula="of:=SUMPRODUCT([Thong_Tin_Ngay_Nghi_201801.$B$3:.$B$61]=[.$B31];[Thong_Tin_Ngay_Nghi_201801.$C$3:.$C$61]) +  SUMPRODUCT([Thong_Tin_Ngay_Nghi_201802.$B$3:.$B$66]=[.$B31];[Thong_Tin_Ngay_Nghi_201802.$C$3:.$C$66]) + SUMPRODUCT([Thong_Tin_Ngay_Nghi_201803.$B$3:.$B$60]=[.$B31];[Thong_Tin_Ngay_Nghi_201803.$C$3:.$C$60])" office:value-type="float" office:value="8">
            <text:p>8</text:p>
          </table:table-cell>
          <table:table-cell table:style-name="ce61" table:formula="of:=SUMPRODUCT([Thong_Tin_Ngay_Nghi_201801.$B$3:.$B$62]=[.$B31];[Thong_Tin_Ngay_Nghi_201801.$C$3:.$C$62])+SUMPRODUCT([Thong_Tin_Ngay_Nghi_201802.$B$3:.$B$67]=[.$B31];[Thong_Tin_Ngay_Nghi_201802.$C$3:.$C$67])+SUMPRODUCT([Thong_Tin_Ngay_Nghi_201803.$B$3:.$B$61]=[.$B31];[Thong_Tin_Ngay_Nghi_201803.$C$3:.$C$61])+SUMPRODUCT([Thong_Tin_Ngay_Nghi_201804.$B$3:.$B$57]=[.$B31];[Thong_Tin_Ngay_Nghi_201804.$C$3:.$C$57])+SUMPRODUCT([Thong_Tin_Ngay_Nghi_201805.$B$3:.$B$56]=[.$B31];[Thong_Tin_Ngay_Nghi_201805.$C$3:.$C$56])+SUMPRODUCT([Thong_Tin_Ngay_Nghi_201806.$B$3:.$B$59]=[.$B31];[Thong_Tin_Ngay_Nghi_201806.$C$3:.$C$59])+SUMPRODUCT([Thong_Tin_Ngay_Nghi_201807.$B$3:.$B$60]=[.$B31];[Thong_Tin_Ngay_Nghi_201807.$C$3:.$C$60])+SUMPRODUCT([Thong_Tin_Ngay_Nghi_201808.$B$3:.$B$61]=[.$B31];[Thong_Tin_Ngay_Nghi_201808.$C$3:.$C$61])+SUMPRODUCT([Thong_Tin_Ngay_Nghi_201809.$B$3:.$B$59]=[.$B31];[Thong_Tin_Ngay_Nghi_201809.$C$3:.$C$59])+SUMPRODUCT([Thong_Tin_Ngay_Nghi_201810.$B$3:.$B$58]=[.$B31];[Thong_Tin_Ngay_Nghi_201810.$C$3:.$C$58])+SUMPRODUCT([Thong_Tin_Ngay_Nghi_201811.$B$3:.$B$60]=[.$B31];[Thong_Tin_Ngay_Nghi_201811.$C$3:.$C$60])+ SUMPRODUCT([Thong_Tin_Ngay_Nghi_201812.$B$3:.$B$61]=[.$B31];[Thong_Tin_Ngay_Nghi_201812.$C$3:.$C$61])" office:value-type="float" office:value="8">
            <text:p>8</text:p>
          </table:table-cell>
          <table:table-cell table:style-name="ce48" table:formula="of:=IF(DATE(YEAR([.F31]);MONTH([.F31]);DAY([.F31]))&lt;=DATE(YEAR([.F31]);3;31); [.D31]-[.H31] + [.G31]; IF([.H31]-[.D31]&lt;0;[.H31] + [.G31] -[.I31];[.G31]+[.D31]-[.I31]))" office:value-type="float" office:value="-6">
            <text:p>-6</text:p>
          </table:table-cell>
          <table:table-cell table:style-name="ce48"/>
          <table:table-cell table:style-name="ce48" office:value-type="float" office:value="1">
            <text:p>1</text:p>
          </table:table-cell>
          <table:table-cell table:style-name="ce63"/>
          <table:table-cell table:style-name="ce48" table:formula="of:=[.J31]+[.L31] +[.K31]+[.M31]" office:value-type="float" office:value="-5">
            <text:p>-5</text:p>
          </table:table-cell>
          <table:table-cell table:style-name="ce66" office:value-type="string">
            <text:p>Những ngày nghỉ này đã trừ vào lương → sẽ ko trừ vào phép nữa: </text:p>
            <text:p>- Tháng 2: 1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8" office:value-type="float" office:value="2">
            <text:p>2</text:p>
          </table:table-cell>
          <table:table-cell table:style-name="ce48" table:formula="of:=IF([.C32]&lt;0;0;[.C32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2]);DATE(YEAR([.E32]);12;31);NOW())" office:value-type="date" office:date-value="2018-03-13T11:23:42.09">
            <text:p>03/13/18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2">
            <text:p>2</text:p>
          </table:table-cell>
          <table:table-cell table:style-name="ce56" table:formula="of:=SUMPRODUCT([Thong_Tin_Ngay_Nghi_201801.$B$3:.$B$61]=[.$B32];[Thong_Tin_Ngay_Nghi_201801.$C$3:.$C$61]) +  SUMPRODUCT([Thong_Tin_Ngay_Nghi_201802.$B$3:.$B$66]=[.$B32];[Thong_Tin_Ngay_Nghi_201802.$C$3:.$C$66]) + SUMPRODUCT([Thong_Tin_Ngay_Nghi_201803.$B$3:.$B$60]=[.$B32];[Thong_Tin_Ngay_Nghi_201803.$C$3:.$C$60])" office:value-type="float" office:value="3">
            <text:p>3</text:p>
          </table:table-cell>
          <table:table-cell table:style-name="ce61" table:formula="of:=SUMPRODUCT([Thong_Tin_Ngay_Nghi_201801.$B$3:.$B$62]=[.$B32];[Thong_Tin_Ngay_Nghi_201801.$C$3:.$C$62])+SUMPRODUCT([Thong_Tin_Ngay_Nghi_201802.$B$3:.$B$67]=[.$B32];[Thong_Tin_Ngay_Nghi_201802.$C$3:.$C$67])+SUMPRODUCT([Thong_Tin_Ngay_Nghi_201803.$B$3:.$B$61]=[.$B32];[Thong_Tin_Ngay_Nghi_201803.$C$3:.$C$61])+SUMPRODUCT([Thong_Tin_Ngay_Nghi_201804.$B$3:.$B$57]=[.$B32];[Thong_Tin_Ngay_Nghi_201804.$C$3:.$C$57])+SUMPRODUCT([Thong_Tin_Ngay_Nghi_201805.$B$3:.$B$56]=[.$B32];[Thong_Tin_Ngay_Nghi_201805.$C$3:.$C$56])+SUMPRODUCT([Thong_Tin_Ngay_Nghi_201806.$B$3:.$B$59]=[.$B32];[Thong_Tin_Ngay_Nghi_201806.$C$3:.$C$59])+SUMPRODUCT([Thong_Tin_Ngay_Nghi_201807.$B$3:.$B$60]=[.$B32];[Thong_Tin_Ngay_Nghi_201807.$C$3:.$C$60])+SUMPRODUCT([Thong_Tin_Ngay_Nghi_201808.$B$3:.$B$61]=[.$B32];[Thong_Tin_Ngay_Nghi_201808.$C$3:.$C$61])+SUMPRODUCT([Thong_Tin_Ngay_Nghi_201809.$B$3:.$B$59]=[.$B32];[Thong_Tin_Ngay_Nghi_201809.$C$3:.$C$59])+SUMPRODUCT([Thong_Tin_Ngay_Nghi_201810.$B$3:.$B$58]=[.$B32];[Thong_Tin_Ngay_Nghi_201810.$C$3:.$C$58])+SUMPRODUCT([Thong_Tin_Ngay_Nghi_201811.$B$3:.$B$60]=[.$B32];[Thong_Tin_Ngay_Nghi_201811.$C$3:.$C$60])+ SUMPRODUCT([Thong_Tin_Ngay_Nghi_201812.$B$3:.$B$61]=[.$B32];[Thong_Tin_Ngay_Nghi_201812.$C$3:.$C$61])" office:value-type="float" office:value="3">
            <text:p>3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48" office:value-type="float" office:value="0">
            <text:p>0</text:p>
          </table:table-cell>
          <table:table-cell table:style-name="ce48" table:formula="of:=IF([.C33]&lt;0;0;[.C33])" office:value-type="float" office:value="0">
            <text:p>0</text:p>
          </table:table-cell>
          <table:table-cell table:style-name="ce50" office:value-type="date" office:date-value="2018-01-04">
            <text:p>01/04/18</text:p>
          </table:table-cell>
          <table:table-cell table:style-name="ce50" table:formula="of:=IF(YEAR(NOW())&gt;YEAR([.E33]);DATE(YEAR([.E33]);12;31);NOW())" office:value-type="date" office:date-value="2018-03-13T11:23:42.1">
            <text:p>03/13/18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2">
            <text:p>2</text:p>
          </table:table-cell>
          <table:table-cell table:style-name="ce56" table:formula="of:=SUMPRODUCT([Thong_Tin_Ngay_Nghi_201801.$B$3:.$B$61]=[.$B33];[Thong_Tin_Ngay_Nghi_201801.$C$3:.$C$61]) +  SUMPRODUCT([Thong_Tin_Ngay_Nghi_201802.$B$3:.$B$66]=[.$B33];[Thong_Tin_Ngay_Nghi_201802.$C$3:.$C$66]) + SUMPRODUCT([Thong_Tin_Ngay_Nghi_201803.$B$3:.$B$60]=[.$B33];[Thong_Tin_Ngay_Nghi_201803.$C$3:.$C$60])" office:value-type="float" office:value="4">
            <text:p>4</text:p>
          </table:table-cell>
          <table:table-cell table:style-name="ce61" table:formula="of:=SUMPRODUCT([Thong_Tin_Ngay_Nghi_201801.$B$3:.$B$62]=[.$B33];[Thong_Tin_Ngay_Nghi_201801.$C$3:.$C$62])+SUMPRODUCT([Thong_Tin_Ngay_Nghi_201802.$B$3:.$B$67]=[.$B33];[Thong_Tin_Ngay_Nghi_201802.$C$3:.$C$67])+SUMPRODUCT([Thong_Tin_Ngay_Nghi_201803.$B$3:.$B$61]=[.$B33];[Thong_Tin_Ngay_Nghi_201803.$C$3:.$C$61])+SUMPRODUCT([Thong_Tin_Ngay_Nghi_201804.$B$3:.$B$57]=[.$B33];[Thong_Tin_Ngay_Nghi_201804.$C$3:.$C$57])+SUMPRODUCT([Thong_Tin_Ngay_Nghi_201805.$B$3:.$B$56]=[.$B33];[Thong_Tin_Ngay_Nghi_201805.$C$3:.$C$56])+SUMPRODUCT([Thong_Tin_Ngay_Nghi_201806.$B$3:.$B$59]=[.$B33];[Thong_Tin_Ngay_Nghi_201806.$C$3:.$C$59])+SUMPRODUCT([Thong_Tin_Ngay_Nghi_201807.$B$3:.$B$60]=[.$B33];[Thong_Tin_Ngay_Nghi_201807.$C$3:.$C$60])+SUMPRODUCT([Thong_Tin_Ngay_Nghi_201808.$B$3:.$B$61]=[.$B33];[Thong_Tin_Ngay_Nghi_201808.$C$3:.$C$61])+SUMPRODUCT([Thong_Tin_Ngay_Nghi_201809.$B$3:.$B$59]=[.$B33];[Thong_Tin_Ngay_Nghi_201809.$C$3:.$C$59])+SUMPRODUCT([Thong_Tin_Ngay_Nghi_201810.$B$3:.$B$58]=[.$B33];[Thong_Tin_Ngay_Nghi_201810.$C$3:.$C$58])+SUMPRODUCT([Thong_Tin_Ngay_Nghi_201811.$B$3:.$B$60]=[.$B33];[Thong_Tin_Ngay_Nghi_201811.$C$3:.$C$60])+ SUMPRODUCT([Thong_Tin_Ngay_Nghi_201812.$B$3:.$B$61]=[.$B33];[Thong_Tin_Ngay_Nghi_201812.$C$3:.$C$61])" office:value-type="float" office:value="4">
            <text:p>4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-2">
            <text:p>-2</text:p>
          </table:table-cell>
          <table:table-cell table:style-name="ce48"/>
          <table:table-cell table:style-name="ce48" office:value-type="float" office:value="3.5">
            <text:p>3.5</text:p>
          </table:table-cell>
          <table:table-cell table:style-name="ce63"/>
          <table:table-cell table:style-name="ce48" table:formula="of:=[.J33]+[.L33] +[.K33]+[.M33]" office:value-type="float" office:value="1.5">
            <text:p>1.5</text:p>
          </table:table-cell>
          <table:table-cell table:style-name="ce66" office:value-type="string">
            <text:p>Những ngày nghỉ này đã trừ vào lương → sẽ ko trừ vào phép nữa: </text:p>
            <text:p>- Tháng 2: 3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48" office:value-type="float" office:value="1.5">
            <text:p>1.5</text:p>
          </table:table-cell>
          <table:table-cell table:style-name="ce48" table:formula="of:=IF([.C34]&lt;0;0;[.C34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4]);DATE(YEAR([.E34]);12;31);NOW())" office:value-type="date" office:date-value="2018-03-13T11:23:42.1">
            <text:p>03/13/18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2">
            <text:p>2</text:p>
          </table:table-cell>
          <table:table-cell table:style-name="ce56" table:formula="of:=SUMPRODUCT([Thong_Tin_Ngay_Nghi_201801.$B$3:.$B$61]=[.$B34];[Thong_Tin_Ngay_Nghi_201801.$C$3:.$C$61]) +  SUMPRODUCT([Thong_Tin_Ngay_Nghi_201802.$B$3:.$B$66]=[.$B34];[Thong_Tin_Ngay_Nghi_201802.$C$3:.$C$66]) + SUMPRODUCT([Thong_Tin_Ngay_Nghi_201803.$B$3:.$B$60]=[.$B34];[Thong_Tin_Ngay_Nghi_201803.$C$3:.$C$60])" office:value-type="float" office:value="1">
            <text:p>1</text:p>
          </table:table-cell>
          <table:table-cell table:style-name="ce61" table:formula="of:=SUMPRODUCT([Thong_Tin_Ngay_Nghi_201801.$B$3:.$B$62]=[.$B34];[Thong_Tin_Ngay_Nghi_201801.$C$3:.$C$62])+SUMPRODUCT([Thong_Tin_Ngay_Nghi_201802.$B$3:.$B$67]=[.$B34];[Thong_Tin_Ngay_Nghi_201802.$C$3:.$C$67])+SUMPRODUCT([Thong_Tin_Ngay_Nghi_201803.$B$3:.$B$61]=[.$B34];[Thong_Tin_Ngay_Nghi_201803.$C$3:.$C$61])+SUMPRODUCT([Thong_Tin_Ngay_Nghi_201804.$B$3:.$B$57]=[.$B34];[Thong_Tin_Ngay_Nghi_201804.$C$3:.$C$57])+SUMPRODUCT([Thong_Tin_Ngay_Nghi_201805.$B$3:.$B$56]=[.$B34];[Thong_Tin_Ngay_Nghi_201805.$C$3:.$C$56])+SUMPRODUCT([Thong_Tin_Ngay_Nghi_201806.$B$3:.$B$59]=[.$B34];[Thong_Tin_Ngay_Nghi_201806.$C$3:.$C$59])+SUMPRODUCT([Thong_Tin_Ngay_Nghi_201807.$B$3:.$B$60]=[.$B34];[Thong_Tin_Ngay_Nghi_201807.$C$3:.$C$60])+SUMPRODUCT([Thong_Tin_Ngay_Nghi_201808.$B$3:.$B$61]=[.$B34];[Thong_Tin_Ngay_Nghi_201808.$C$3:.$C$61])+SUMPRODUCT([Thong_Tin_Ngay_Nghi_201809.$B$3:.$B$59]=[.$B34];[Thong_Tin_Ngay_Nghi_201809.$C$3:.$C$59])+SUMPRODUCT([Thong_Tin_Ngay_Nghi_201810.$B$3:.$B$58]=[.$B34];[Thong_Tin_Ngay_Nghi_201810.$C$3:.$C$58])+SUMPRODUCT([Thong_Tin_Ngay_Nghi_201811.$B$3:.$B$60]=[.$B34];[Thong_Tin_Ngay_Nghi_201811.$C$3:.$C$60])+ SUMPRODUCT([Thong_Tin_Ngay_Nghi_201812.$B$3:.$B$61]=[.$B34];[Thong_Tin_Ngay_Nghi_201812.$C$3:.$C$61])" office:value-type="float" office:value="1">
            <text:p>1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29">
            <text:p>29</text:p>
          </table:table-cell>
          <table:table-cell table:style-name="ce44" office:value-type="string">
            <text:p>MaiNTT</text:p>
          </table:table-cell>
          <table:table-cell table:style-name="ce48" office:value-type="float" office:value="4.5">
            <text:p>4.5</text:p>
          </table:table-cell>
          <table:table-cell table:style-name="ce48" table:formula="of:=IF([.C35]&lt;0;0;[.C35])" office:value-type="float" office:value="4.5">
            <text:p>4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5]);DATE(YEAR([.E35]);12;31);NOW())" office:value-type="date" office:date-value="2018-03-13T11:23:42.1">
            <text:p>03/13/18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2">
            <text:p>2</text:p>
          </table:table-cell>
          <table:table-cell table:style-name="ce56" table:formula="of:=SUMPRODUCT([Thong_Tin_Ngay_Nghi_201801.$B$3:.$B$61]=[.$B35];[Thong_Tin_Ngay_Nghi_201801.$C$3:.$C$61]) +  SUMPRODUCT([Thong_Tin_Ngay_Nghi_201802.$B$3:.$B$66]=[.$B35];[Thong_Tin_Ngay_Nghi_201802.$C$3:.$C$66]) + SUMPRODUCT([Thong_Tin_Ngay_Nghi_201803.$B$3:.$B$60]=[.$B35];[Thong_Tin_Ngay_Nghi_201803.$C$3:.$C$60])" office:value-type="float" office:value="0">
            <text:p>0</text:p>
          </table:table-cell>
          <table:table-cell table:style-name="ce61" table:formula="of:=SUMPRODUCT([Thong_Tin_Ngay_Nghi_201801.$B$3:.$B$62]=[.$B35];[Thong_Tin_Ngay_Nghi_201801.$C$3:.$C$62])+SUMPRODUCT([Thong_Tin_Ngay_Nghi_201802.$B$3:.$B$67]=[.$B35];[Thong_Tin_Ngay_Nghi_201802.$C$3:.$C$67])+SUMPRODUCT([Thong_Tin_Ngay_Nghi_201803.$B$3:.$B$61]=[.$B35];[Thong_Tin_Ngay_Nghi_201803.$C$3:.$C$61])+SUMPRODUCT([Thong_Tin_Ngay_Nghi_201804.$B$3:.$B$57]=[.$B35];[Thong_Tin_Ngay_Nghi_201804.$C$3:.$C$57])+SUMPRODUCT([Thong_Tin_Ngay_Nghi_201805.$B$3:.$B$56]=[.$B35];[Thong_Tin_Ngay_Nghi_201805.$C$3:.$C$56])+SUMPRODUCT([Thong_Tin_Ngay_Nghi_201806.$B$3:.$B$59]=[.$B35];[Thong_Tin_Ngay_Nghi_201806.$C$3:.$C$59])+SUMPRODUCT([Thong_Tin_Ngay_Nghi_201807.$B$3:.$B$60]=[.$B35];[Thong_Tin_Ngay_Nghi_201807.$C$3:.$C$60])+SUMPRODUCT([Thong_Tin_Ngay_Nghi_201808.$B$3:.$B$61]=[.$B35];[Thong_Tin_Ngay_Nghi_201808.$C$3:.$C$61])+SUMPRODUCT([Thong_Tin_Ngay_Nghi_201809.$B$3:.$B$59]=[.$B35];[Thong_Tin_Ngay_Nghi_201809.$C$3:.$C$59])+SUMPRODUCT([Thong_Tin_Ngay_Nghi_201810.$B$3:.$B$58]=[.$B35];[Thong_Tin_Ngay_Nghi_201810.$C$3:.$C$58])+SUMPRODUCT([Thong_Tin_Ngay_Nghi_201811.$B$3:.$B$60]=[.$B35];[Thong_Tin_Ngay_Nghi_201811.$C$3:.$C$60])+ SUMPRODUCT([Thong_Tin_Ngay_Nghi_201812.$B$3:.$B$61]=[.$B35];[Thong_Tin_Ngay_Nghi_201812.$C$3:.$C$61])" office:value-type="float" office:value="0">
            <text:p>0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6.5">
            <text:p>6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1">
            <text:p>1</text:p>
          </table:table-cell>
          <table:table-cell table:style-name="ce48" table:formula="of:=IF([.C36]&lt;0;0;[.C36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6]);DATE(YEAR([.E36]);12;31);NOW())" office:value-type="date" office:date-value="2018-03-13T11:23:42.1">
            <text:p>03/13/18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2">
            <text:p>2</text:p>
          </table:table-cell>
          <table:table-cell table:style-name="ce56" table:formula="of:=SUMPRODUCT([Thong_Tin_Ngay_Nghi_201801.$B$3:.$B$61]=[.$B36];[Thong_Tin_Ngay_Nghi_201801.$C$3:.$C$61]) +  SUMPRODUCT([Thong_Tin_Ngay_Nghi_201802.$B$3:.$B$66]=[.$B36];[Thong_Tin_Ngay_Nghi_201802.$C$3:.$C$66]) + SUMPRODUCT([Thong_Tin_Ngay_Nghi_201803.$B$3:.$B$60]=[.$B36];[Thong_Tin_Ngay_Nghi_201803.$C$3:.$C$60])" office:value-type="float" office:value="6">
            <text:p>6</text:p>
          </table:table-cell>
          <table:table-cell table:style-name="ce61" table:formula="of:=SUMPRODUCT([Thong_Tin_Ngay_Nghi_201801.$B$3:.$B$62]=[.$B36];[Thong_Tin_Ngay_Nghi_201801.$C$3:.$C$62])+SUMPRODUCT([Thong_Tin_Ngay_Nghi_201802.$B$3:.$B$67]=[.$B36];[Thong_Tin_Ngay_Nghi_201802.$C$3:.$C$67])+SUMPRODUCT([Thong_Tin_Ngay_Nghi_201803.$B$3:.$B$61]=[.$B36];[Thong_Tin_Ngay_Nghi_201803.$C$3:.$C$61])+SUMPRODUCT([Thong_Tin_Ngay_Nghi_201804.$B$3:.$B$57]=[.$B36];[Thong_Tin_Ngay_Nghi_201804.$C$3:.$C$57])+SUMPRODUCT([Thong_Tin_Ngay_Nghi_201805.$B$3:.$B$56]=[.$B36];[Thong_Tin_Ngay_Nghi_201805.$C$3:.$C$56])+SUMPRODUCT([Thong_Tin_Ngay_Nghi_201806.$B$3:.$B$59]=[.$B36];[Thong_Tin_Ngay_Nghi_201806.$C$3:.$C$59])+SUMPRODUCT([Thong_Tin_Ngay_Nghi_201807.$B$3:.$B$60]=[.$B36];[Thong_Tin_Ngay_Nghi_201807.$C$3:.$C$60])+SUMPRODUCT([Thong_Tin_Ngay_Nghi_201808.$B$3:.$B$61]=[.$B36];[Thong_Tin_Ngay_Nghi_201808.$C$3:.$C$61])+SUMPRODUCT([Thong_Tin_Ngay_Nghi_201809.$B$3:.$B$59]=[.$B36];[Thong_Tin_Ngay_Nghi_201809.$C$3:.$C$59])+SUMPRODUCT([Thong_Tin_Ngay_Nghi_201810.$B$3:.$B$58]=[.$B36];[Thong_Tin_Ngay_Nghi_201810.$C$3:.$C$58])+SUMPRODUCT([Thong_Tin_Ngay_Nghi_201811.$B$3:.$B$60]=[.$B36];[Thong_Tin_Ngay_Nghi_201811.$C$3:.$C$60])+ SUMPRODUCT([Thong_Tin_Ngay_Nghi_201812.$B$3:.$B$61]=[.$B36];[Thong_Tin_Ngay_Nghi_201812.$C$3:.$C$61])" office:value-type="float" office:value="6">
            <text:p>6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2.5">
            <text:p>2.5</text:p>
          </table:table-cell>
          <table:table-cell table:style-name="ce48" table:formula="of:=IF([.C37]&lt;0;0;[.C37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7]);DATE(YEAR([.E37]);12;31);NOW())" office:value-type="date" office:date-value="2018-03-13T11:23:42.1">
            <text:p>03/13/18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2">
            <text:p>2</text:p>
          </table:table-cell>
          <table:table-cell table:style-name="ce56" table:formula="of:=SUMPRODUCT([Thong_Tin_Ngay_Nghi_201801.$B$3:.$B$61]=[.$B37];[Thong_Tin_Ngay_Nghi_201801.$C$3:.$C$61]) +  SUMPRODUCT([Thong_Tin_Ngay_Nghi_201802.$B$3:.$B$66]=[.$B37];[Thong_Tin_Ngay_Nghi_201802.$C$3:.$C$66]) + SUMPRODUCT([Thong_Tin_Ngay_Nghi_201803.$B$3:.$B$60]=[.$B37];[Thong_Tin_Ngay_Nghi_201803.$C$3:.$C$60])" office:value-type="float" office:value="2.5">
            <text:p>2.5</text:p>
          </table:table-cell>
          <table:table-cell table:style-name="ce61" table:formula="of:=SUMPRODUCT([Thong_Tin_Ngay_Nghi_201801.$B$3:.$B$62]=[.$B37];[Thong_Tin_Ngay_Nghi_201801.$C$3:.$C$62])+SUMPRODUCT([Thong_Tin_Ngay_Nghi_201802.$B$3:.$B$67]=[.$B37];[Thong_Tin_Ngay_Nghi_201802.$C$3:.$C$67])+SUMPRODUCT([Thong_Tin_Ngay_Nghi_201803.$B$3:.$B$61]=[.$B37];[Thong_Tin_Ngay_Nghi_201803.$C$3:.$C$61])+SUMPRODUCT([Thong_Tin_Ngay_Nghi_201804.$B$3:.$B$57]=[.$B37];[Thong_Tin_Ngay_Nghi_201804.$C$3:.$C$57])+SUMPRODUCT([Thong_Tin_Ngay_Nghi_201805.$B$3:.$B$56]=[.$B37];[Thong_Tin_Ngay_Nghi_201805.$C$3:.$C$56])+SUMPRODUCT([Thong_Tin_Ngay_Nghi_201806.$B$3:.$B$59]=[.$B37];[Thong_Tin_Ngay_Nghi_201806.$C$3:.$C$59])+SUMPRODUCT([Thong_Tin_Ngay_Nghi_201807.$B$3:.$B$60]=[.$B37];[Thong_Tin_Ngay_Nghi_201807.$C$3:.$C$60])+SUMPRODUCT([Thong_Tin_Ngay_Nghi_201808.$B$3:.$B$61]=[.$B37];[Thong_Tin_Ngay_Nghi_201808.$C$3:.$C$61])+SUMPRODUCT([Thong_Tin_Ngay_Nghi_201809.$B$3:.$B$59]=[.$B37];[Thong_Tin_Ngay_Nghi_201809.$C$3:.$C$59])+SUMPRODUCT([Thong_Tin_Ngay_Nghi_201810.$B$3:.$B$58]=[.$B37];[Thong_Tin_Ngay_Nghi_201810.$C$3:.$C$58])+SUMPRODUCT([Thong_Tin_Ngay_Nghi_201811.$B$3:.$B$60]=[.$B37];[Thong_Tin_Ngay_Nghi_201811.$C$3:.$C$60])+ SUMPRODUCT([Thong_Tin_Ngay_Nghi_201812.$B$3:.$B$61]=[.$B37];[Thong_Tin_Ngay_Nghi_201812.$C$3:.$C$61])" office:value-type="float" office:value="2.5">
            <text:p>2.5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6.5">
            <text:p>6.5</text:p>
          </table:table-cell>
          <table:table-cell table:style-name="ce48" table:formula="of:=IF([.C38]&lt;0;0;[.C38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8]);DATE(YEAR([.E38]);12;31);NOW())" office:value-type="date" office:date-value="2018-03-13T11:23:42.11">
            <text:p>03/13/18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2">
            <text:p>2</text:p>
          </table:table-cell>
          <table:table-cell table:style-name="ce56" table:formula="of:=SUMPRODUCT([Thong_Tin_Ngay_Nghi_201801.$B$3:.$B$61]=[.$B38];[Thong_Tin_Ngay_Nghi_201801.$C$3:.$C$61]) +  SUMPRODUCT([Thong_Tin_Ngay_Nghi_201802.$B$3:.$B$66]=[.$B38];[Thong_Tin_Ngay_Nghi_201802.$C$3:.$C$66]) + SUMPRODUCT([Thong_Tin_Ngay_Nghi_201803.$B$3:.$B$60]=[.$B38];[Thong_Tin_Ngay_Nghi_201803.$C$3:.$C$60])" office:value-type="float" office:value="4.5">
            <text:p>4.5</text:p>
          </table:table-cell>
          <table:table-cell table:style-name="ce61" table:formula="of:=SUMPRODUCT([Thong_Tin_Ngay_Nghi_201801.$B$3:.$B$62]=[.$B38];[Thong_Tin_Ngay_Nghi_201801.$C$3:.$C$62])+SUMPRODUCT([Thong_Tin_Ngay_Nghi_201802.$B$3:.$B$67]=[.$B38];[Thong_Tin_Ngay_Nghi_201802.$C$3:.$C$67])+SUMPRODUCT([Thong_Tin_Ngay_Nghi_201803.$B$3:.$B$61]=[.$B38];[Thong_Tin_Ngay_Nghi_201803.$C$3:.$C$61])+SUMPRODUCT([Thong_Tin_Ngay_Nghi_201804.$B$3:.$B$57]=[.$B38];[Thong_Tin_Ngay_Nghi_201804.$C$3:.$C$57])+SUMPRODUCT([Thong_Tin_Ngay_Nghi_201805.$B$3:.$B$56]=[.$B38];[Thong_Tin_Ngay_Nghi_201805.$C$3:.$C$56])+SUMPRODUCT([Thong_Tin_Ngay_Nghi_201806.$B$3:.$B$59]=[.$B38];[Thong_Tin_Ngay_Nghi_201806.$C$3:.$C$59])+SUMPRODUCT([Thong_Tin_Ngay_Nghi_201807.$B$3:.$B$60]=[.$B38];[Thong_Tin_Ngay_Nghi_201807.$C$3:.$C$60])+SUMPRODUCT([Thong_Tin_Ngay_Nghi_201808.$B$3:.$B$61]=[.$B38];[Thong_Tin_Ngay_Nghi_201808.$C$3:.$C$61])+SUMPRODUCT([Thong_Tin_Ngay_Nghi_201809.$B$3:.$B$59]=[.$B38];[Thong_Tin_Ngay_Nghi_201809.$C$3:.$C$59])+SUMPRODUCT([Thong_Tin_Ngay_Nghi_201810.$B$3:.$B$58]=[.$B38];[Thong_Tin_Ngay_Nghi_201810.$C$3:.$C$58])+SUMPRODUCT([Thong_Tin_Ngay_Nghi_201811.$B$3:.$B$60]=[.$B38];[Thong_Tin_Ngay_Nghi_201811.$C$3:.$C$60])+ SUMPRODUCT([Thong_Tin_Ngay_Nghi_201812.$B$3:.$B$61]=[.$B38];[Thong_Tin_Ngay_Nghi_201812.$C$3:.$C$61])" office:value-type="float" office:value="4.5">
            <text:p>4.5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8.5">
            <text:p>8.5</text:p>
          </table:table-cell>
          <table:table-cell table:style-name="ce48" table:formula="of:=IF([.C39]&lt;0;0;[.C39])" office:value-type="float" office:value="8.5">
            <text:p>8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39]);DATE(YEAR([.E39]);12;31);NOW())" office:value-type="date" office:date-value="2018-03-13T11:23:42.11">
            <text:p>03/13/18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2">
            <text:p>2</text:p>
          </table:table-cell>
          <table:table-cell table:style-name="ce56" table:formula="of:=SUMPRODUCT([Thong_Tin_Ngay_Nghi_201801.$B$3:.$B$61]=[.$B39];[Thong_Tin_Ngay_Nghi_201801.$C$3:.$C$61]) +  SUMPRODUCT([Thong_Tin_Ngay_Nghi_201802.$B$3:.$B$66]=[.$B39];[Thong_Tin_Ngay_Nghi_201802.$C$3:.$C$66]) + SUMPRODUCT([Thong_Tin_Ngay_Nghi_201803.$B$3:.$B$60]=[.$B39];[Thong_Tin_Ngay_Nghi_201803.$C$3:.$C$60])" office:value-type="float" office:value="5">
            <text:p>5</text:p>
          </table:table-cell>
          <table:table-cell table:style-name="ce61" table:formula="of:=SUMPRODUCT([Thong_Tin_Ngay_Nghi_201801.$B$3:.$B$62]=[.$B39];[Thong_Tin_Ngay_Nghi_201801.$C$3:.$C$62])+SUMPRODUCT([Thong_Tin_Ngay_Nghi_201802.$B$3:.$B$67]=[.$B39];[Thong_Tin_Ngay_Nghi_201802.$C$3:.$C$67])+SUMPRODUCT([Thong_Tin_Ngay_Nghi_201803.$B$3:.$B$61]=[.$B39];[Thong_Tin_Ngay_Nghi_201803.$C$3:.$C$61])+SUMPRODUCT([Thong_Tin_Ngay_Nghi_201804.$B$3:.$B$57]=[.$B39];[Thong_Tin_Ngay_Nghi_201804.$C$3:.$C$57])+SUMPRODUCT([Thong_Tin_Ngay_Nghi_201805.$B$3:.$B$56]=[.$B39];[Thong_Tin_Ngay_Nghi_201805.$C$3:.$C$56])+SUMPRODUCT([Thong_Tin_Ngay_Nghi_201806.$B$3:.$B$59]=[.$B39];[Thong_Tin_Ngay_Nghi_201806.$C$3:.$C$59])+SUMPRODUCT([Thong_Tin_Ngay_Nghi_201807.$B$3:.$B$60]=[.$B39];[Thong_Tin_Ngay_Nghi_201807.$C$3:.$C$60])+SUMPRODUCT([Thong_Tin_Ngay_Nghi_201808.$B$3:.$B$61]=[.$B39];[Thong_Tin_Ngay_Nghi_201808.$C$3:.$C$61])+SUMPRODUCT([Thong_Tin_Ngay_Nghi_201809.$B$3:.$B$59]=[.$B39];[Thong_Tin_Ngay_Nghi_201809.$C$3:.$C$59])+SUMPRODUCT([Thong_Tin_Ngay_Nghi_201810.$B$3:.$B$58]=[.$B39];[Thong_Tin_Ngay_Nghi_201810.$C$3:.$C$58])+SUMPRODUCT([Thong_Tin_Ngay_Nghi_201811.$B$3:.$B$60]=[.$B39];[Thong_Tin_Ngay_Nghi_201811.$C$3:.$C$60])+ SUMPRODUCT([Thong_Tin_Ngay_Nghi_201812.$B$3:.$B$61]=[.$B39];[Thong_Tin_Ngay_Nghi_201812.$C$3:.$C$61])" office:value-type="float" office:value="5">
            <text:p>5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5.5">
            <text:p>5.5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5.5">
            <text:p>5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8">
            <text:p>8</text:p>
          </table:table-cell>
          <table:table-cell table:style-name="ce48" table:formula="of:=IF([.C40]&lt;0;0;[.C40])" office:value-type="float" office:value="8">
            <text:p>8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0]);DATE(YEAR([.E40]);12;31);NOW())" office:value-type="date" office:date-value="2018-03-13T11:23:42.11">
            <text:p>03/13/18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2">
            <text:p>2</text:p>
          </table:table-cell>
          <table:table-cell table:style-name="ce56" table:formula="of:=SUMPRODUCT([Thong_Tin_Ngay_Nghi_201801.$B$3:.$B$61]=[.$B40];[Thong_Tin_Ngay_Nghi_201801.$C$3:.$C$61]) +  SUMPRODUCT([Thong_Tin_Ngay_Nghi_201802.$B$3:.$B$66]=[.$B40];[Thong_Tin_Ngay_Nghi_201802.$C$3:.$C$66]) + SUMPRODUCT([Thong_Tin_Ngay_Nghi_201803.$B$3:.$B$60]=[.$B40];[Thong_Tin_Ngay_Nghi_201803.$C$3:.$C$60])" office:value-type="float" office:value="6.5">
            <text:p>6.5</text:p>
          </table:table-cell>
          <table:table-cell table:style-name="ce61" table:formula="of:=SUMPRODUCT([Thong_Tin_Ngay_Nghi_201801.$B$3:.$B$62]=[.$B40];[Thong_Tin_Ngay_Nghi_201801.$C$3:.$C$62])+SUMPRODUCT([Thong_Tin_Ngay_Nghi_201802.$B$3:.$B$67]=[.$B40];[Thong_Tin_Ngay_Nghi_201802.$C$3:.$C$67])+SUMPRODUCT([Thong_Tin_Ngay_Nghi_201803.$B$3:.$B$61]=[.$B40];[Thong_Tin_Ngay_Nghi_201803.$C$3:.$C$61])+SUMPRODUCT([Thong_Tin_Ngay_Nghi_201804.$B$3:.$B$57]=[.$B40];[Thong_Tin_Ngay_Nghi_201804.$C$3:.$C$57])+SUMPRODUCT([Thong_Tin_Ngay_Nghi_201805.$B$3:.$B$56]=[.$B40];[Thong_Tin_Ngay_Nghi_201805.$C$3:.$C$56])+SUMPRODUCT([Thong_Tin_Ngay_Nghi_201806.$B$3:.$B$59]=[.$B40];[Thong_Tin_Ngay_Nghi_201806.$C$3:.$C$59])+SUMPRODUCT([Thong_Tin_Ngay_Nghi_201807.$B$3:.$B$60]=[.$B40];[Thong_Tin_Ngay_Nghi_201807.$C$3:.$C$60])+SUMPRODUCT([Thong_Tin_Ngay_Nghi_201808.$B$3:.$B$61]=[.$B40];[Thong_Tin_Ngay_Nghi_201808.$C$3:.$C$61])+SUMPRODUCT([Thong_Tin_Ngay_Nghi_201809.$B$3:.$B$59]=[.$B40];[Thong_Tin_Ngay_Nghi_201809.$C$3:.$C$59])+SUMPRODUCT([Thong_Tin_Ngay_Nghi_201810.$B$3:.$B$58]=[.$B40];[Thong_Tin_Ngay_Nghi_201810.$C$3:.$C$58])+SUMPRODUCT([Thong_Tin_Ngay_Nghi_201811.$B$3:.$B$60]=[.$B40];[Thong_Tin_Ngay_Nghi_201811.$C$3:.$C$60])+ SUMPRODUCT([Thong_Tin_Ngay_Nghi_201812.$B$3:.$B$61]=[.$B40];[Thong_Tin_Ngay_Nghi_201812.$C$3:.$C$61])" office:value-type="float" office:value="6.5">
            <text:p>6.5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0]+[.L40] +[.K40]+[.M40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0.5">
            <text:p>0.5</text:p>
          </table:table-cell>
          <table:table-cell table:style-name="ce48" table:formula="of:=IF([.C41]&lt;0;0;[.C41])" office:value-type="float" office:value="0.5">
            <text:p>0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1]);DATE(YEAR([.E41]);12;31);NOW())" office:value-type="date" office:date-value="2018-03-13T11:23:42.11">
            <text:p>03/13/18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2">
            <text:p>2</text:p>
          </table:table-cell>
          <table:table-cell table:style-name="ce56" table:formula="of:=SUMPRODUCT([Thong_Tin_Ngay_Nghi_201801.$B$3:.$B$61]=[.$B41];[Thong_Tin_Ngay_Nghi_201801.$C$3:.$C$61]) +  SUMPRODUCT([Thong_Tin_Ngay_Nghi_201802.$B$3:.$B$66]=[.$B41];[Thong_Tin_Ngay_Nghi_201802.$C$3:.$C$66]) + SUMPRODUCT([Thong_Tin_Ngay_Nghi_201803.$B$3:.$B$60]=[.$B41];[Thong_Tin_Ngay_Nghi_201803.$C$3:.$C$60])" office:value-type="float" office:value="3.5">
            <text:p>3.5</text:p>
          </table:table-cell>
          <table:table-cell table:style-name="ce61" table:formula="of:=SUMPRODUCT([Thong_Tin_Ngay_Nghi_201801.$B$3:.$B$62]=[.$B41];[Thong_Tin_Ngay_Nghi_201801.$C$3:.$C$62])+SUMPRODUCT([Thong_Tin_Ngay_Nghi_201802.$B$3:.$B$67]=[.$B41];[Thong_Tin_Ngay_Nghi_201802.$C$3:.$C$67])+SUMPRODUCT([Thong_Tin_Ngay_Nghi_201803.$B$3:.$B$61]=[.$B41];[Thong_Tin_Ngay_Nghi_201803.$C$3:.$C$61])+SUMPRODUCT([Thong_Tin_Ngay_Nghi_201804.$B$3:.$B$57]=[.$B41];[Thong_Tin_Ngay_Nghi_201804.$C$3:.$C$57])+SUMPRODUCT([Thong_Tin_Ngay_Nghi_201805.$B$3:.$B$56]=[.$B41];[Thong_Tin_Ngay_Nghi_201805.$C$3:.$C$56])+SUMPRODUCT([Thong_Tin_Ngay_Nghi_201806.$B$3:.$B$59]=[.$B41];[Thong_Tin_Ngay_Nghi_201806.$C$3:.$C$59])+SUMPRODUCT([Thong_Tin_Ngay_Nghi_201807.$B$3:.$B$60]=[.$B41];[Thong_Tin_Ngay_Nghi_201807.$C$3:.$C$60])+SUMPRODUCT([Thong_Tin_Ngay_Nghi_201808.$B$3:.$B$61]=[.$B41];[Thong_Tin_Ngay_Nghi_201808.$C$3:.$C$61])+SUMPRODUCT([Thong_Tin_Ngay_Nghi_201809.$B$3:.$B$59]=[.$B41];[Thong_Tin_Ngay_Nghi_201809.$C$3:.$C$59])+SUMPRODUCT([Thong_Tin_Ngay_Nghi_201810.$B$3:.$B$58]=[.$B41];[Thong_Tin_Ngay_Nghi_201810.$C$3:.$C$58])+SUMPRODUCT([Thong_Tin_Ngay_Nghi_201811.$B$3:.$B$60]=[.$B41];[Thong_Tin_Ngay_Nghi_201811.$C$3:.$C$60])+ SUMPRODUCT([Thong_Tin_Ngay_Nghi_201812.$B$3:.$B$61]=[.$B41];[Thong_Tin_Ngay_Nghi_201812.$C$3:.$C$61])" office:value-type="float" office:value="3.5">
            <text:p>3.5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48" office:value-type="float" office:value="6.5">
            <text:p>6.5</text:p>
          </table:table-cell>
          <table:table-cell table:style-name="ce48" table:formula="of:=IF([.C42]&lt;0;0;[.C42])" office:value-type="float" office:value="6.5">
            <text:p>6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2]);DATE(YEAR([.E42]);12;31);NOW())" office:value-type="date" office:date-value="2018-03-13T11:23:42.11">
            <text:p>03/13/18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2">
            <text:p>2</text:p>
          </table:table-cell>
          <table:table-cell table:style-name="ce56" table:formula="of:=SUMPRODUCT([Thong_Tin_Ngay_Nghi_201801.$B$3:.$B$61]=[.$B42];[Thong_Tin_Ngay_Nghi_201801.$C$3:.$C$61]) +  SUMPRODUCT([Thong_Tin_Ngay_Nghi_201802.$B$3:.$B$66]=[.$B42];[Thong_Tin_Ngay_Nghi_201802.$C$3:.$C$66]) + SUMPRODUCT([Thong_Tin_Ngay_Nghi_201803.$B$3:.$B$60]=[.$B42];[Thong_Tin_Ngay_Nghi_201803.$C$3:.$C$60])" office:value-type="float" office:value="3.5">
            <text:p>3.5</text:p>
          </table:table-cell>
          <table:table-cell table:style-name="ce61" table:formula="of:=SUMPRODUCT([Thong_Tin_Ngay_Nghi_201801.$B$3:.$B$62]=[.$B42];[Thong_Tin_Ngay_Nghi_201801.$C$3:.$C$62])+SUMPRODUCT([Thong_Tin_Ngay_Nghi_201802.$B$3:.$B$67]=[.$B42];[Thong_Tin_Ngay_Nghi_201802.$C$3:.$C$67])+SUMPRODUCT([Thong_Tin_Ngay_Nghi_201803.$B$3:.$B$61]=[.$B42];[Thong_Tin_Ngay_Nghi_201803.$C$3:.$C$61])+SUMPRODUCT([Thong_Tin_Ngay_Nghi_201804.$B$3:.$B$57]=[.$B42];[Thong_Tin_Ngay_Nghi_201804.$C$3:.$C$57])+SUMPRODUCT([Thong_Tin_Ngay_Nghi_201805.$B$3:.$B$56]=[.$B42];[Thong_Tin_Ngay_Nghi_201805.$C$3:.$C$56])+SUMPRODUCT([Thong_Tin_Ngay_Nghi_201806.$B$3:.$B$59]=[.$B42];[Thong_Tin_Ngay_Nghi_201806.$C$3:.$C$59])+SUMPRODUCT([Thong_Tin_Ngay_Nghi_201807.$B$3:.$B$60]=[.$B42];[Thong_Tin_Ngay_Nghi_201807.$C$3:.$C$60])+SUMPRODUCT([Thong_Tin_Ngay_Nghi_201808.$B$3:.$B$61]=[.$B42];[Thong_Tin_Ngay_Nghi_201808.$C$3:.$C$61])+SUMPRODUCT([Thong_Tin_Ngay_Nghi_201809.$B$3:.$B$59]=[.$B42];[Thong_Tin_Ngay_Nghi_201809.$C$3:.$C$59])+SUMPRODUCT([Thong_Tin_Ngay_Nghi_201810.$B$3:.$B$58]=[.$B42];[Thong_Tin_Ngay_Nghi_201810.$C$3:.$C$58])+SUMPRODUCT([Thong_Tin_Ngay_Nghi_201811.$B$3:.$B$60]=[.$B42];[Thong_Tin_Ngay_Nghi_201811.$C$3:.$C$60])+ SUMPRODUCT([Thong_Tin_Ngay_Nghi_201812.$B$3:.$B$61]=[.$B42];[Thong_Tin_Ngay_Nghi_201812.$C$3:.$C$61])" office:value-type="float" office:value="3.5">
            <text:p>3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48" office:value-type="float" office:value="0">
            <text:p>0</text:p>
          </table:table-cell>
          <table:table-cell table:style-name="ce48" table:formula="of:=IF([.C43]&lt;0;0;[.C43])" office:value-type="float" office:value="0">
            <text:p>0</text:p>
          </table:table-cell>
          <table:table-cell table:style-name="ce50" office:value-type="date" office:date-value="2018-01-11">
            <text:p>01/11/18</text:p>
          </table:table-cell>
          <table:table-cell table:style-name="ce50" table:formula="of:=IF(YEAR(NOW())&gt;YEAR([.E43]);DATE(YEAR([.E43]);12;31);NOW())" office:value-type="date" office:date-value="2018-03-13T11:23:42.12">
            <text:p>03/13/18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2">
            <text:p>2</text:p>
          </table:table-cell>
          <table:table-cell table:style-name="ce56" table:formula="of:=SUMPRODUCT([Thong_Tin_Ngay_Nghi_201801.$B$3:.$B$61]=[.$B43];[Thong_Tin_Ngay_Nghi_201801.$C$3:.$C$61]) +  SUMPRODUCT([Thong_Tin_Ngay_Nghi_201802.$B$3:.$B$66]=[.$B43];[Thong_Tin_Ngay_Nghi_201802.$C$3:.$C$66]) + SUMPRODUCT([Thong_Tin_Ngay_Nghi_201803.$B$3:.$B$60]=[.$B43];[Thong_Tin_Ngay_Nghi_201803.$C$3:.$C$60])" office:value-type="float" office:value="2.5">
            <text:p>2.5</text:p>
          </table:table-cell>
          <table:table-cell table:style-name="ce61" table:formula="of:=SUMPRODUCT([Thong_Tin_Ngay_Nghi_201801.$B$3:.$B$62]=[.$B43];[Thong_Tin_Ngay_Nghi_201801.$C$3:.$C$62])+SUMPRODUCT([Thong_Tin_Ngay_Nghi_201802.$B$3:.$B$67]=[.$B43];[Thong_Tin_Ngay_Nghi_201802.$C$3:.$C$67])+SUMPRODUCT([Thong_Tin_Ngay_Nghi_201803.$B$3:.$B$61]=[.$B43];[Thong_Tin_Ngay_Nghi_201803.$C$3:.$C$61])+SUMPRODUCT([Thong_Tin_Ngay_Nghi_201804.$B$3:.$B$57]=[.$B43];[Thong_Tin_Ngay_Nghi_201804.$C$3:.$C$57])+SUMPRODUCT([Thong_Tin_Ngay_Nghi_201805.$B$3:.$B$56]=[.$B43];[Thong_Tin_Ngay_Nghi_201805.$C$3:.$C$56])+SUMPRODUCT([Thong_Tin_Ngay_Nghi_201806.$B$3:.$B$59]=[.$B43];[Thong_Tin_Ngay_Nghi_201806.$C$3:.$C$59])+SUMPRODUCT([Thong_Tin_Ngay_Nghi_201807.$B$3:.$B$60]=[.$B43];[Thong_Tin_Ngay_Nghi_201807.$C$3:.$C$60])+SUMPRODUCT([Thong_Tin_Ngay_Nghi_201808.$B$3:.$B$61]=[.$B43];[Thong_Tin_Ngay_Nghi_201808.$C$3:.$C$61])+SUMPRODUCT([Thong_Tin_Ngay_Nghi_201809.$B$3:.$B$59]=[.$B43];[Thong_Tin_Ngay_Nghi_201809.$C$3:.$C$59])+SUMPRODUCT([Thong_Tin_Ngay_Nghi_201810.$B$3:.$B$58]=[.$B43];[Thong_Tin_Ngay_Nghi_201810.$C$3:.$C$58])+SUMPRODUCT([Thong_Tin_Ngay_Nghi_201811.$B$3:.$B$60]=[.$B43];[Thong_Tin_Ngay_Nghi_201811.$C$3:.$C$60])+ SUMPRODUCT([Thong_Tin_Ngay_Nghi_201812.$B$3:.$B$61]=[.$B43];[Thong_Tin_Ngay_Nghi_201812.$C$3:.$C$61])" office:value-type="float" office:value="2.5">
            <text:p>2.5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">
            <text:p>0</text:p>
          </table:table-cell>
          <table:table-cell table:style-name="ce48" table:formula="of:=IF([.C44]&lt;0;0;[.C44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4]);DATE(YEAR([.E44]);12;31);NOW())" office:value-type="date" office:date-value="2018-03-13T11:23:42.12">
            <text:p>03/13/18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2">
            <text:p>2</text:p>
          </table:table-cell>
          <table:table-cell table:style-name="ce56" table:formula="of:=SUMPRODUCT([Thong_Tin_Ngay_Nghi_201801.$B$3:.$B$61]=[.$B44];[Thong_Tin_Ngay_Nghi_201801.$C$3:.$C$61]) +  SUMPRODUCT([Thong_Tin_Ngay_Nghi_201802.$B$3:.$B$66]=[.$B44];[Thong_Tin_Ngay_Nghi_201802.$C$3:.$C$66]) + SUMPRODUCT([Thong_Tin_Ngay_Nghi_201803.$B$3:.$B$60]=[.$B44];[Thong_Tin_Ngay_Nghi_201803.$C$3:.$C$60])" office:value-type="float" office:value="7.5">
            <text:p>7.5</text:p>
          </table:table-cell>
          <table:table-cell table:style-name="ce61" table:formula="of:=SUMPRODUCT([Thong_Tin_Ngay_Nghi_201801.$B$3:.$B$62]=[.$B44];[Thong_Tin_Ngay_Nghi_201801.$C$3:.$C$62])+SUMPRODUCT([Thong_Tin_Ngay_Nghi_201802.$B$3:.$B$67]=[.$B44];[Thong_Tin_Ngay_Nghi_201802.$C$3:.$C$67])+SUMPRODUCT([Thong_Tin_Ngay_Nghi_201803.$B$3:.$B$61]=[.$B44];[Thong_Tin_Ngay_Nghi_201803.$C$3:.$C$61])+SUMPRODUCT([Thong_Tin_Ngay_Nghi_201804.$B$3:.$B$57]=[.$B44];[Thong_Tin_Ngay_Nghi_201804.$C$3:.$C$57])+SUMPRODUCT([Thong_Tin_Ngay_Nghi_201805.$B$3:.$B$56]=[.$B44];[Thong_Tin_Ngay_Nghi_201805.$C$3:.$C$56])+SUMPRODUCT([Thong_Tin_Ngay_Nghi_201806.$B$3:.$B$59]=[.$B44];[Thong_Tin_Ngay_Nghi_201806.$C$3:.$C$59])+SUMPRODUCT([Thong_Tin_Ngay_Nghi_201807.$B$3:.$B$60]=[.$B44];[Thong_Tin_Ngay_Nghi_201807.$C$3:.$C$60])+SUMPRODUCT([Thong_Tin_Ngay_Nghi_201808.$B$3:.$B$61]=[.$B44];[Thong_Tin_Ngay_Nghi_201808.$C$3:.$C$61])+SUMPRODUCT([Thong_Tin_Ngay_Nghi_201809.$B$3:.$B$59]=[.$B44];[Thong_Tin_Ngay_Nghi_201809.$C$3:.$C$59])+SUMPRODUCT([Thong_Tin_Ngay_Nghi_201810.$B$3:.$B$58]=[.$B44];[Thong_Tin_Ngay_Nghi_201810.$C$3:.$C$58])+SUMPRODUCT([Thong_Tin_Ngay_Nghi_201811.$B$3:.$B$60]=[.$B44];[Thong_Tin_Ngay_Nghi_201811.$C$3:.$C$60])+ SUMPRODUCT([Thong_Tin_Ngay_Nghi_201812.$B$3:.$B$61]=[.$B44];[Thong_Tin_Ngay_Nghi_201812.$C$3:.$C$61])" office:value-type="float" office:value="7.5">
            <text:p>7.5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-5.5">
            <text:p>-5.5</text:p>
          </table:table-cell>
          <table:table-cell table:style-name="ce48"/>
          <table:table-cell table:style-name="ce48" office:value-type="float" office:value="4.5">
            <text:p>4.5</text:p>
          </table:table-cell>
          <table:table-cell table:style-name="ce63"/>
          <table:table-cell table:style-name="ce48" table:formula="of:=[.J44]+[.L44] +[.K44]+[.M44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1 4.5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39">
            <text:p>39</text:p>
          </table:table-cell>
          <table:table-cell table:style-name="ce44" office:value-type="string">
            <text:p>PhuongPVH</text:p>
          </table:table-cell>
          <table:table-cell table:style-name="ce48" office:value-type="float" office:value="1">
            <text:p>1</text:p>
          </table:table-cell>
          <table:table-cell table:style-name="ce48" table:formula="of:=IF([.C45]&lt;0;0;[.C45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5]);DATE(YEAR([.E45]);12;31);NOW())" office:value-type="date" office:date-value="2018-03-13T11:23:42.12">
            <text:p>03/13/18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2">
            <text:p>2</text:p>
          </table:table-cell>
          <table:table-cell table:style-name="ce56" table:formula="of:=SUMPRODUCT([Thong_Tin_Ngay_Nghi_201801.$B$3:.$B$61]=[.$B45];[Thong_Tin_Ngay_Nghi_201801.$C$3:.$C$61]) +  SUMPRODUCT([Thong_Tin_Ngay_Nghi_201802.$B$3:.$B$66]=[.$B45];[Thong_Tin_Ngay_Nghi_201802.$C$3:.$C$66]) + SUMPRODUCT([Thong_Tin_Ngay_Nghi_201803.$B$3:.$B$60]=[.$B45];[Thong_Tin_Ngay_Nghi_201803.$C$3:.$C$60])" office:value-type="float" office:value="2.5">
            <text:p>2.5</text:p>
          </table:table-cell>
          <table:table-cell table:style-name="ce61" table:formula="of:=SUMPRODUCT([Thong_Tin_Ngay_Nghi_201801.$B$3:.$B$62]=[.$B45];[Thong_Tin_Ngay_Nghi_201801.$C$3:.$C$62])+SUMPRODUCT([Thong_Tin_Ngay_Nghi_201802.$B$3:.$B$67]=[.$B45];[Thong_Tin_Ngay_Nghi_201802.$C$3:.$C$67])+SUMPRODUCT([Thong_Tin_Ngay_Nghi_201803.$B$3:.$B$61]=[.$B45];[Thong_Tin_Ngay_Nghi_201803.$C$3:.$C$61])+SUMPRODUCT([Thong_Tin_Ngay_Nghi_201804.$B$3:.$B$57]=[.$B45];[Thong_Tin_Ngay_Nghi_201804.$C$3:.$C$57])+SUMPRODUCT([Thong_Tin_Ngay_Nghi_201805.$B$3:.$B$56]=[.$B45];[Thong_Tin_Ngay_Nghi_201805.$C$3:.$C$56])+SUMPRODUCT([Thong_Tin_Ngay_Nghi_201806.$B$3:.$B$59]=[.$B45];[Thong_Tin_Ngay_Nghi_201806.$C$3:.$C$59])+SUMPRODUCT([Thong_Tin_Ngay_Nghi_201807.$B$3:.$B$60]=[.$B45];[Thong_Tin_Ngay_Nghi_201807.$C$3:.$C$60])+SUMPRODUCT([Thong_Tin_Ngay_Nghi_201808.$B$3:.$B$61]=[.$B45];[Thong_Tin_Ngay_Nghi_201808.$C$3:.$C$61])+SUMPRODUCT([Thong_Tin_Ngay_Nghi_201809.$B$3:.$B$59]=[.$B45];[Thong_Tin_Ngay_Nghi_201809.$C$3:.$C$59])+SUMPRODUCT([Thong_Tin_Ngay_Nghi_201810.$B$3:.$B$58]=[.$B45];[Thong_Tin_Ngay_Nghi_201810.$C$3:.$C$58])+SUMPRODUCT([Thong_Tin_Ngay_Nghi_201811.$B$3:.$B$60]=[.$B45];[Thong_Tin_Ngay_Nghi_201811.$C$3:.$C$60])+ SUMPRODUCT([Thong_Tin_Ngay_Nghi_201812.$B$3:.$B$61]=[.$B45];[Thong_Tin_Ngay_Nghi_201812.$C$3:.$C$61])" office:value-type="float" office:value="2.5">
            <text:p>2.5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PhongPT</text:p>
          </table:table-cell>
          <table:table-cell table:style-name="ce48" office:value-type="float" office:value="-3">
            <text:p>-3</text:p>
          </table:table-cell>
          <table:table-cell table:style-name="ce48" table:formula="of:=IF([.C46]&lt;0;0;[.C46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6]);DATE(YEAR([.E46]);12;31);NOW())" office:value-type="date" office:date-value="2018-03-13T11:23:42.12">
            <text:p>03/13/18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2">
            <text:p>2</text:p>
          </table:table-cell>
          <table:table-cell table:style-name="ce56" table:formula="of:=SUMPRODUCT([Thong_Tin_Ngay_Nghi_201801.$B$3:.$B$61]=[.$B46];[Thong_Tin_Ngay_Nghi_201801.$C$3:.$C$61]) +  SUMPRODUCT([Thong_Tin_Ngay_Nghi_201802.$B$3:.$B$66]=[.$B46];[Thong_Tin_Ngay_Nghi_201802.$C$3:.$C$66]) + SUMPRODUCT([Thong_Tin_Ngay_Nghi_201803.$B$3:.$B$60]=[.$B46];[Thong_Tin_Ngay_Nghi_201803.$C$3:.$C$60])" office:value-type="float" office:value="0">
            <text:p>0</text:p>
          </table:table-cell>
          <table:table-cell table:style-name="ce61" table:formula="of:=SUMPRODUCT([Thong_Tin_Ngay_Nghi_201801.$B$3:.$B$62]=[.$B46];[Thong_Tin_Ngay_Nghi_201801.$C$3:.$C$62])+SUMPRODUCT([Thong_Tin_Ngay_Nghi_201802.$B$3:.$B$67]=[.$B46];[Thong_Tin_Ngay_Nghi_201802.$C$3:.$C$67])+SUMPRODUCT([Thong_Tin_Ngay_Nghi_201803.$B$3:.$B$61]=[.$B46];[Thong_Tin_Ngay_Nghi_201803.$C$3:.$C$61])+SUMPRODUCT([Thong_Tin_Ngay_Nghi_201804.$B$3:.$B$57]=[.$B46];[Thong_Tin_Ngay_Nghi_201804.$C$3:.$C$57])+SUMPRODUCT([Thong_Tin_Ngay_Nghi_201805.$B$3:.$B$56]=[.$B46];[Thong_Tin_Ngay_Nghi_201805.$C$3:.$C$56])+SUMPRODUCT([Thong_Tin_Ngay_Nghi_201806.$B$3:.$B$59]=[.$B46];[Thong_Tin_Ngay_Nghi_201806.$C$3:.$C$59])+SUMPRODUCT([Thong_Tin_Ngay_Nghi_201807.$B$3:.$B$60]=[.$B46];[Thong_Tin_Ngay_Nghi_201807.$C$3:.$C$60])+SUMPRODUCT([Thong_Tin_Ngay_Nghi_201808.$B$3:.$B$61]=[.$B46];[Thong_Tin_Ngay_Nghi_201808.$C$3:.$C$61])+SUMPRODUCT([Thong_Tin_Ngay_Nghi_201809.$B$3:.$B$59]=[.$B46];[Thong_Tin_Ngay_Nghi_201809.$C$3:.$C$59])+SUMPRODUCT([Thong_Tin_Ngay_Nghi_201810.$B$3:.$B$58]=[.$B46];[Thong_Tin_Ngay_Nghi_201810.$C$3:.$C$58])+SUMPRODUCT([Thong_Tin_Ngay_Nghi_201811.$B$3:.$B$60]=[.$B46];[Thong_Tin_Ngay_Nghi_201811.$C$3:.$C$60])+ SUMPRODUCT([Thong_Tin_Ngay_Nghi_201812.$B$3:.$B$61]=[.$B46];[Thong_Tin_Ngay_Nghi_201812.$C$3:.$C$61])" office:value-type="float" office:value="0">
            <text:p>0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1.5">
            <text:p>1.5</text:p>
          </table:table-cell>
          <table:table-cell table:style-name="ce48" table:formula="of:=IF([.C47]&lt;0;0;[.C47])" office:value-type="float" office:value="1.5">
            <text:p>1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7]);DATE(YEAR([.E47]);12;31);NOW())" office:value-type="date" office:date-value="2018-03-13T11:23:42.13">
            <text:p>03/13/18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2">
            <text:p>2</text:p>
          </table:table-cell>
          <table:table-cell table:style-name="ce56" table:formula="of:=SUMPRODUCT([Thong_Tin_Ngay_Nghi_201801.$B$3:.$B$61]=[.$B47];[Thong_Tin_Ngay_Nghi_201801.$C$3:.$C$61]) +  SUMPRODUCT([Thong_Tin_Ngay_Nghi_201802.$B$3:.$B$66]=[.$B47];[Thong_Tin_Ngay_Nghi_201802.$C$3:.$C$66]) + SUMPRODUCT([Thong_Tin_Ngay_Nghi_201803.$B$3:.$B$60]=[.$B47];[Thong_Tin_Ngay_Nghi_201803.$C$3:.$C$60])" office:value-type="float" office:value="4">
            <text:p>4</text:p>
          </table:table-cell>
          <table:table-cell table:style-name="ce61" table:formula="of:=SUMPRODUCT([Thong_Tin_Ngay_Nghi_201801.$B$3:.$B$62]=[.$B47];[Thong_Tin_Ngay_Nghi_201801.$C$3:.$C$62])+SUMPRODUCT([Thong_Tin_Ngay_Nghi_201802.$B$3:.$B$67]=[.$B47];[Thong_Tin_Ngay_Nghi_201802.$C$3:.$C$67])+SUMPRODUCT([Thong_Tin_Ngay_Nghi_201803.$B$3:.$B$61]=[.$B47];[Thong_Tin_Ngay_Nghi_201803.$C$3:.$C$61])+SUMPRODUCT([Thong_Tin_Ngay_Nghi_201804.$B$3:.$B$57]=[.$B47];[Thong_Tin_Ngay_Nghi_201804.$C$3:.$C$57])+SUMPRODUCT([Thong_Tin_Ngay_Nghi_201805.$B$3:.$B$56]=[.$B47];[Thong_Tin_Ngay_Nghi_201805.$C$3:.$C$56])+SUMPRODUCT([Thong_Tin_Ngay_Nghi_201806.$B$3:.$B$59]=[.$B47];[Thong_Tin_Ngay_Nghi_201806.$C$3:.$C$59])+SUMPRODUCT([Thong_Tin_Ngay_Nghi_201807.$B$3:.$B$60]=[.$B47];[Thong_Tin_Ngay_Nghi_201807.$C$3:.$C$60])+SUMPRODUCT([Thong_Tin_Ngay_Nghi_201808.$B$3:.$B$61]=[.$B47];[Thong_Tin_Ngay_Nghi_201808.$C$3:.$C$61])+SUMPRODUCT([Thong_Tin_Ngay_Nghi_201809.$B$3:.$B$59]=[.$B47];[Thong_Tin_Ngay_Nghi_201809.$C$3:.$C$59])+SUMPRODUCT([Thong_Tin_Ngay_Nghi_201810.$B$3:.$B$58]=[.$B47];[Thong_Tin_Ngay_Nghi_201810.$C$3:.$C$58])+SUMPRODUCT([Thong_Tin_Ngay_Nghi_201811.$B$3:.$B$60]=[.$B47];[Thong_Tin_Ngay_Nghi_201811.$C$3:.$C$60])+ SUMPRODUCT([Thong_Tin_Ngay_Nghi_201812.$B$3:.$B$61]=[.$B47];[Thong_Tin_Ngay_Nghi_201812.$C$3:.$C$61])" office:value-type="float" office:value="4">
            <text:p>4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7">
            <text:p>02/07/18</text:p>
          </table:table-cell>
          <table:table-cell table:style-name="ce50" table:formula="of:=IF(YEAR(NOW())&gt;YEAR([.E48]);DATE(YEAR([.E48]);12;31);NOW())" office:value-type="date" office:date-value="2018-03-13T11:23:42.13">
            <text:p>03/13/18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1">
            <text:p>1</text:p>
          </table:table-cell>
          <table:table-cell table:style-name="ce56" table:formula="of:=SUMPRODUCT([Thong_Tin_Ngay_Nghi_201801.$B$3:.$B$61]=[.$B48];[Thong_Tin_Ngay_Nghi_201801.$C$3:.$C$61]) +  SUMPRODUCT([Thong_Tin_Ngay_Nghi_201802.$B$3:.$B$66]=[.$B48];[Thong_Tin_Ngay_Nghi_201802.$C$3:.$C$66]) + SUMPRODUCT([Thong_Tin_Ngay_Nghi_201803.$B$3:.$B$60]=[.$B48];[Thong_Tin_Ngay_Nghi_201803.$C$3:.$C$60])" office:value-type="float" office:value="6">
            <text:p>6</text:p>
          </table:table-cell>
          <table:table-cell table:style-name="ce61" table:formula="of:=SUMPRODUCT([Thong_Tin_Ngay_Nghi_201801.$B$3:.$B$62]=[.$B48];[Thong_Tin_Ngay_Nghi_201801.$C$3:.$C$62])+SUMPRODUCT([Thong_Tin_Ngay_Nghi_201802.$B$3:.$B$67]=[.$B48];[Thong_Tin_Ngay_Nghi_201802.$C$3:.$C$67])+SUMPRODUCT([Thong_Tin_Ngay_Nghi_201803.$B$3:.$B$61]=[.$B48];[Thong_Tin_Ngay_Nghi_201803.$C$3:.$C$61])+SUMPRODUCT([Thong_Tin_Ngay_Nghi_201804.$B$3:.$B$57]=[.$B48];[Thong_Tin_Ngay_Nghi_201804.$C$3:.$C$57])+SUMPRODUCT([Thong_Tin_Ngay_Nghi_201805.$B$3:.$B$56]=[.$B48];[Thong_Tin_Ngay_Nghi_201805.$C$3:.$C$56])+SUMPRODUCT([Thong_Tin_Ngay_Nghi_201806.$B$3:.$B$59]=[.$B48];[Thong_Tin_Ngay_Nghi_201806.$C$3:.$C$59])+SUMPRODUCT([Thong_Tin_Ngay_Nghi_201807.$B$3:.$B$60]=[.$B48];[Thong_Tin_Ngay_Nghi_201807.$C$3:.$C$60])+SUMPRODUCT([Thong_Tin_Ngay_Nghi_201808.$B$3:.$B$61]=[.$B48];[Thong_Tin_Ngay_Nghi_201808.$C$3:.$C$61])+SUMPRODUCT([Thong_Tin_Ngay_Nghi_201809.$B$3:.$B$59]=[.$B48];[Thong_Tin_Ngay_Nghi_201809.$C$3:.$C$59])+SUMPRODUCT([Thong_Tin_Ngay_Nghi_201810.$B$3:.$B$58]=[.$B48];[Thong_Tin_Ngay_Nghi_201810.$C$3:.$C$58])+SUMPRODUCT([Thong_Tin_Ngay_Nghi_201811.$B$3:.$B$60]=[.$B48];[Thong_Tin_Ngay_Nghi_201811.$C$3:.$C$60])+ SUMPRODUCT([Thong_Tin_Ngay_Nghi_201812.$B$3:.$B$61]=[.$B48];[Thong_Tin_Ngay_Nghi_201812.$C$3:.$C$61])" office:value-type="float" office:value="19">
            <text:p>19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-5">
            <text:p>-5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43">
            <text:p>43</text:p>
          </table:table-cell>
          <table:table-cell table:style-name="ce44" office:value-type="string">
            <text:p>QuangVD</text:p>
          </table:table-cell>
          <table:table-cell table:style-name="ce48" office:value-type="float" office:value="2">
            <text:p>2</text:p>
          </table:table-cell>
          <table:table-cell table:style-name="ce48" table:formula="of:=IF([.C49]&lt;0;0;[.C49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49]);DATE(YEAR([.E49]);12;31);NOW())" office:value-type="date" office:date-value="2018-03-13T11:23:42.13">
            <text:p>03/13/18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2">
            <text:p>2</text:p>
          </table:table-cell>
          <table:table-cell table:style-name="ce56" table:formula="of:=SUMPRODUCT([Thong_Tin_Ngay_Nghi_201801.$B$3:.$B$61]=[.$B49];[Thong_Tin_Ngay_Nghi_201801.$C$3:.$C$61]) +  SUMPRODUCT([Thong_Tin_Ngay_Nghi_201802.$B$3:.$B$66]=[.$B49];[Thong_Tin_Ngay_Nghi_201802.$C$3:.$C$66]) + SUMPRODUCT([Thong_Tin_Ngay_Nghi_201803.$B$3:.$B$60]=[.$B49];[Thong_Tin_Ngay_Nghi_201803.$C$3:.$C$60])" office:value-type="float" office:value="7">
            <text:p>7</text:p>
          </table:table-cell>
          <table:table-cell table:style-name="ce61" table:formula="of:=SUMPRODUCT([Thong_Tin_Ngay_Nghi_201801.$B$3:.$B$62]=[.$B49];[Thong_Tin_Ngay_Nghi_201801.$C$3:.$C$62])+SUMPRODUCT([Thong_Tin_Ngay_Nghi_201802.$B$3:.$B$67]=[.$B49];[Thong_Tin_Ngay_Nghi_201802.$C$3:.$C$67])+SUMPRODUCT([Thong_Tin_Ngay_Nghi_201803.$B$3:.$B$61]=[.$B49];[Thong_Tin_Ngay_Nghi_201803.$C$3:.$C$61])+SUMPRODUCT([Thong_Tin_Ngay_Nghi_201804.$B$3:.$B$57]=[.$B49];[Thong_Tin_Ngay_Nghi_201804.$C$3:.$C$57])+SUMPRODUCT([Thong_Tin_Ngay_Nghi_201805.$B$3:.$B$56]=[.$B49];[Thong_Tin_Ngay_Nghi_201805.$C$3:.$C$56])+SUMPRODUCT([Thong_Tin_Ngay_Nghi_201806.$B$3:.$B$59]=[.$B49];[Thong_Tin_Ngay_Nghi_201806.$C$3:.$C$59])+SUMPRODUCT([Thong_Tin_Ngay_Nghi_201807.$B$3:.$B$60]=[.$B49];[Thong_Tin_Ngay_Nghi_201807.$C$3:.$C$60])+SUMPRODUCT([Thong_Tin_Ngay_Nghi_201808.$B$3:.$B$61]=[.$B49];[Thong_Tin_Ngay_Nghi_201808.$C$3:.$C$61])+SUMPRODUCT([Thong_Tin_Ngay_Nghi_201809.$B$3:.$B$59]=[.$B49];[Thong_Tin_Ngay_Nghi_201809.$C$3:.$C$59])+SUMPRODUCT([Thong_Tin_Ngay_Nghi_201810.$B$3:.$B$58]=[.$B49];[Thong_Tin_Ngay_Nghi_201810.$C$3:.$C$58])+SUMPRODUCT([Thong_Tin_Ngay_Nghi_201811.$B$3:.$B$60]=[.$B49];[Thong_Tin_Ngay_Nghi_201811.$C$3:.$C$60])+ SUMPRODUCT([Thong_Tin_Ngay_Nghi_201812.$B$3:.$B$61]=[.$B49];[Thong_Tin_Ngay_Nghi_201812.$C$3:.$C$61])" office:value-type="float" office:value="7">
            <text:p>7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-3">
            <text:p>-3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49]+[.L49] +[.K49]+[.M49]" office:value-type="float" office:value="-1">
            <text:p>-1</text:p>
          </table:table-cell>
          <table:table-cell table:style-name="ce66" office:value-type="string">
            <text:p>Những ngày nghỉ này đã trừ vào lương → sẽ ko trừ vào phép nữa:</text:p>
            <text:p>- Tháng 1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44">
            <text:p>44</text:p>
          </table:table-cell>
          <table:table-cell table:style-name="ce44" office:value-type="string">
            <text:p>QuynhNN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50]);DATE(YEAR([.E50]);12;31);NOW())" office:value-type="date" office:date-value="2018-03-13T11:23:42.13">
            <text:p>03/13/18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1">
            <text:p>1</text:p>
          </table:table-cell>
          <table:table-cell table:style-name="ce56" table:formula="of:=SUMPRODUCT([Thong_Tin_Ngay_Nghi_201801.$B$3:.$B$61]=[.$B50];[Thong_Tin_Ngay_Nghi_201801.$C$3:.$C$61]) +  SUMPRODUCT([Thong_Tin_Ngay_Nghi_201802.$B$3:.$B$66]=[.$B50];[Thong_Tin_Ngay_Nghi_201802.$C$3:.$C$66]) + SUMPRODUCT([Thong_Tin_Ngay_Nghi_201803.$B$3:.$B$60]=[.$B50];[Thong_Tin_Ngay_Nghi_201803.$C$3:.$C$60])" office:value-type="float" office:value="0">
            <text:p>0</text:p>
          </table:table-cell>
          <table:table-cell table:style-name="ce61" table:formula="of:=SUMPRODUCT([Thong_Tin_Ngay_Nghi_201801.$B$3:.$B$62]=[.$B50];[Thong_Tin_Ngay_Nghi_201801.$C$3:.$C$62])+SUMPRODUCT([Thong_Tin_Ngay_Nghi_201802.$B$3:.$B$67]=[.$B50];[Thong_Tin_Ngay_Nghi_201802.$C$3:.$C$67])+SUMPRODUCT([Thong_Tin_Ngay_Nghi_201803.$B$3:.$B$61]=[.$B50];[Thong_Tin_Ngay_Nghi_201803.$C$3:.$C$61])+SUMPRODUCT([Thong_Tin_Ngay_Nghi_201804.$B$3:.$B$57]=[.$B50];[Thong_Tin_Ngay_Nghi_201804.$C$3:.$C$57])+SUMPRODUCT([Thong_Tin_Ngay_Nghi_201805.$B$3:.$B$56]=[.$B50];[Thong_Tin_Ngay_Nghi_201805.$C$3:.$C$56])+SUMPRODUCT([Thong_Tin_Ngay_Nghi_201806.$B$3:.$B$59]=[.$B50];[Thong_Tin_Ngay_Nghi_201806.$C$3:.$C$59])+SUMPRODUCT([Thong_Tin_Ngay_Nghi_201807.$B$3:.$B$60]=[.$B50];[Thong_Tin_Ngay_Nghi_201807.$C$3:.$C$60])+SUMPRODUCT([Thong_Tin_Ngay_Nghi_201808.$B$3:.$B$61]=[.$B50];[Thong_Tin_Ngay_Nghi_201808.$C$3:.$C$61])+SUMPRODUCT([Thong_Tin_Ngay_Nghi_201809.$B$3:.$B$59]=[.$B50];[Thong_Tin_Ngay_Nghi_201809.$C$3:.$C$59])+SUMPRODUCT([Thong_Tin_Ngay_Nghi_201810.$B$3:.$B$58]=[.$B50];[Thong_Tin_Ngay_Nghi_201810.$C$3:.$C$58])+SUMPRODUCT([Thong_Tin_Ngay_Nghi_201811.$B$3:.$B$60]=[.$B50];[Thong_Tin_Ngay_Nghi_201811.$C$3:.$C$60])+ SUMPRODUCT([Thong_Tin_Ngay_Nghi_201812.$B$3:.$B$61]=[.$B50];[Thong_Tin_Ngay_Nghi_201812.$C$3:.$C$61])" office:value-type="float" office:value="0">
            <text:p>0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1">
            <text:p>1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8-02-05">
            <text:p>02/05/18</text:p>
          </table:table-cell>
          <table:table-cell table:style-name="ce50" table:formula="of:=IF(YEAR(NOW())&gt;YEAR([.E51]);DATE(YEAR([.E51]);12;31);NOW())" office:value-type="date" office:date-value="2018-03-13T11:23:42.13">
            <text:p>03/13/18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1">
            <text:p>1</text:p>
          </table:table-cell>
          <table:table-cell table:style-name="ce56" table:formula="of:=SUMPRODUCT([Thong_Tin_Ngay_Nghi_201801.$B$3:.$B$61]=[.$B51];[Thong_Tin_Ngay_Nghi_201801.$C$3:.$C$61]) +  SUMPRODUCT([Thong_Tin_Ngay_Nghi_201802.$B$3:.$B$66]=[.$B51];[Thong_Tin_Ngay_Nghi_201802.$C$3:.$C$66]) + SUMPRODUCT([Thong_Tin_Ngay_Nghi_201803.$B$3:.$B$60]=[.$B51];[Thong_Tin_Ngay_Nghi_201803.$C$3:.$C$60])" office:value-type="float" office:value="0.5">
            <text:p>0.5</text:p>
          </table:table-cell>
          <table:table-cell table:style-name="ce61" table:formula="of:=SUMPRODUCT([Thong_Tin_Ngay_Nghi_201801.$B$3:.$B$62]=[.$B51];[Thong_Tin_Ngay_Nghi_201801.$C$3:.$C$62])+SUMPRODUCT([Thong_Tin_Ngay_Nghi_201802.$B$3:.$B$67]=[.$B51];[Thong_Tin_Ngay_Nghi_201802.$C$3:.$C$67])+SUMPRODUCT([Thong_Tin_Ngay_Nghi_201803.$B$3:.$B$61]=[.$B51];[Thong_Tin_Ngay_Nghi_201803.$C$3:.$C$61])+SUMPRODUCT([Thong_Tin_Ngay_Nghi_201804.$B$3:.$B$57]=[.$B51];[Thong_Tin_Ngay_Nghi_201804.$C$3:.$C$57])+SUMPRODUCT([Thong_Tin_Ngay_Nghi_201805.$B$3:.$B$56]=[.$B51];[Thong_Tin_Ngay_Nghi_201805.$C$3:.$C$56])+SUMPRODUCT([Thong_Tin_Ngay_Nghi_201806.$B$3:.$B$59]=[.$B51];[Thong_Tin_Ngay_Nghi_201806.$C$3:.$C$59])+SUMPRODUCT([Thong_Tin_Ngay_Nghi_201807.$B$3:.$B$60]=[.$B51];[Thong_Tin_Ngay_Nghi_201807.$C$3:.$C$60])+SUMPRODUCT([Thong_Tin_Ngay_Nghi_201808.$B$3:.$B$61]=[.$B51];[Thong_Tin_Ngay_Nghi_201808.$C$3:.$C$61])+SUMPRODUCT([Thong_Tin_Ngay_Nghi_201809.$B$3:.$B$59]=[.$B51];[Thong_Tin_Ngay_Nghi_201809.$C$3:.$C$59])+SUMPRODUCT([Thong_Tin_Ngay_Nghi_201810.$B$3:.$B$58]=[.$B51];[Thong_Tin_Ngay_Nghi_201810.$C$3:.$C$58])+SUMPRODUCT([Thong_Tin_Ngay_Nghi_201811.$B$3:.$B$60]=[.$B51];[Thong_Tin_Ngay_Nghi_201811.$C$3:.$C$60])+ SUMPRODUCT([Thong_Tin_Ngay_Nghi_201812.$B$3:.$B$61]=[.$B51];[Thong_Tin_Ngay_Nghi_201812.$C$3:.$C$61])" office:value-type="float" office:value="0.5">
            <text:p>0.5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0.5">
            <text:p>0.5</text:p>
          </table:table-cell>
          <table:table-cell table:style-name="ce48" table:number-columns-repeated="2"/>
          <table:table-cell table:style-name="ce63"/>
          <table:table-cell table:style-name="ce48"/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2]&lt;0;0;[.C52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2]);DATE(YEAR([.E52]);12;31);NOW())" office:value-type="date" office:date-value="2018-03-13T11:23:42.14">
            <text:p>03/13/18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2">
            <text:p>2</text:p>
          </table:table-cell>
          <table:table-cell table:style-name="ce56" table:formula="of:=SUMPRODUCT([Thong_Tin_Ngay_Nghi_201801.$B$3:.$B$61]=[.$B52];[Thong_Tin_Ngay_Nghi_201801.$C$3:.$C$61]) +  SUMPRODUCT([Thong_Tin_Ngay_Nghi_201802.$B$3:.$B$66]=[.$B52];[Thong_Tin_Ngay_Nghi_201802.$C$3:.$C$66]) + SUMPRODUCT([Thong_Tin_Ngay_Nghi_201803.$B$3:.$B$60]=[.$B52];[Thong_Tin_Ngay_Nghi_201803.$C$3:.$C$60])" office:value-type="float" office:value="2">
            <text:p>2</text:p>
          </table:table-cell>
          <table:table-cell table:style-name="ce61" table:formula="of:=SUMPRODUCT([Thong_Tin_Ngay_Nghi_201801.$B$3:.$B$62]=[.$B52];[Thong_Tin_Ngay_Nghi_201801.$C$3:.$C$62])+SUMPRODUCT([Thong_Tin_Ngay_Nghi_201802.$B$3:.$B$67]=[.$B52];[Thong_Tin_Ngay_Nghi_201802.$C$3:.$C$67])+SUMPRODUCT([Thong_Tin_Ngay_Nghi_201803.$B$3:.$B$61]=[.$B52];[Thong_Tin_Ngay_Nghi_201803.$C$3:.$C$61])+SUMPRODUCT([Thong_Tin_Ngay_Nghi_201804.$B$3:.$B$57]=[.$B52];[Thong_Tin_Ngay_Nghi_201804.$C$3:.$C$57])+SUMPRODUCT([Thong_Tin_Ngay_Nghi_201805.$B$3:.$B$56]=[.$B52];[Thong_Tin_Ngay_Nghi_201805.$C$3:.$C$56])+SUMPRODUCT([Thong_Tin_Ngay_Nghi_201806.$B$3:.$B$59]=[.$B52];[Thong_Tin_Ngay_Nghi_201806.$C$3:.$C$59])+SUMPRODUCT([Thong_Tin_Ngay_Nghi_201807.$B$3:.$B$60]=[.$B52];[Thong_Tin_Ngay_Nghi_201807.$C$3:.$C$60])+SUMPRODUCT([Thong_Tin_Ngay_Nghi_201808.$B$3:.$B$61]=[.$B52];[Thong_Tin_Ngay_Nghi_201808.$C$3:.$C$61])+SUMPRODUCT([Thong_Tin_Ngay_Nghi_201809.$B$3:.$B$59]=[.$B52];[Thong_Tin_Ngay_Nghi_201809.$C$3:.$C$59])+SUMPRODUCT([Thong_Tin_Ngay_Nghi_201810.$B$3:.$B$58]=[.$B52];[Thong_Tin_Ngay_Nghi_201810.$C$3:.$C$58])+SUMPRODUCT([Thong_Tin_Ngay_Nghi_201811.$B$3:.$B$60]=[.$B52];[Thong_Tin_Ngay_Nghi_201811.$C$3:.$C$60])+ SUMPRODUCT([Thong_Tin_Ngay_Nghi_201812.$B$3:.$B$61]=[.$B52];[Thong_Tin_Ngay_Nghi_201812.$C$3:.$C$61])" office:value-type="float" office:value="2">
            <text:p>2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48" office:value-type="float" office:value="1">
            <text:p>1</text:p>
          </table:table-cell>
          <table:table-cell table:style-name="ce48" table:formula="of:=IF([.C53]&lt;0;0;[.C53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3]);DATE(YEAR([.E53]);12;31);NOW())" office:value-type="date" office:date-value="2018-03-13T11:23:42.14">
            <text:p>03/13/18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2">
            <text:p>2</text:p>
          </table:table-cell>
          <table:table-cell table:style-name="ce56" table:formula="of:=SUMPRODUCT([Thong_Tin_Ngay_Nghi_201801.$B$3:.$B$61]=[.$B53];[Thong_Tin_Ngay_Nghi_201801.$C$3:.$C$61]) +  SUMPRODUCT([Thong_Tin_Ngay_Nghi_201802.$B$3:.$B$66]=[.$B53];[Thong_Tin_Ngay_Nghi_201802.$C$3:.$C$66]) + SUMPRODUCT([Thong_Tin_Ngay_Nghi_201803.$B$3:.$B$60]=[.$B53];[Thong_Tin_Ngay_Nghi_201803.$C$3:.$C$60])" office:value-type="float" office:value="3">
            <text:p>3</text:p>
          </table:table-cell>
          <table:table-cell table:style-name="ce61" table:formula="of:=SUMPRODUCT([Thong_Tin_Ngay_Nghi_201801.$B$3:.$B$62]=[.$B53];[Thong_Tin_Ngay_Nghi_201801.$C$3:.$C$62])+SUMPRODUCT([Thong_Tin_Ngay_Nghi_201802.$B$3:.$B$67]=[.$B53];[Thong_Tin_Ngay_Nghi_201802.$C$3:.$C$67])+SUMPRODUCT([Thong_Tin_Ngay_Nghi_201803.$B$3:.$B$61]=[.$B53];[Thong_Tin_Ngay_Nghi_201803.$C$3:.$C$61])+SUMPRODUCT([Thong_Tin_Ngay_Nghi_201804.$B$3:.$B$57]=[.$B53];[Thong_Tin_Ngay_Nghi_201804.$C$3:.$C$57])+SUMPRODUCT([Thong_Tin_Ngay_Nghi_201805.$B$3:.$B$56]=[.$B53];[Thong_Tin_Ngay_Nghi_201805.$C$3:.$C$56])+SUMPRODUCT([Thong_Tin_Ngay_Nghi_201806.$B$3:.$B$59]=[.$B53];[Thong_Tin_Ngay_Nghi_201806.$C$3:.$C$59])+SUMPRODUCT([Thong_Tin_Ngay_Nghi_201807.$B$3:.$B$60]=[.$B53];[Thong_Tin_Ngay_Nghi_201807.$C$3:.$C$60])+SUMPRODUCT([Thong_Tin_Ngay_Nghi_201808.$B$3:.$B$61]=[.$B53];[Thong_Tin_Ngay_Nghi_201808.$C$3:.$C$61])+SUMPRODUCT([Thong_Tin_Ngay_Nghi_201809.$B$3:.$B$59]=[.$B53];[Thong_Tin_Ngay_Nghi_201809.$C$3:.$C$59])+SUMPRODUCT([Thong_Tin_Ngay_Nghi_201810.$B$3:.$B$58]=[.$B53];[Thong_Tin_Ngay_Nghi_201810.$C$3:.$C$58])+SUMPRODUCT([Thong_Tin_Ngay_Nghi_201811.$B$3:.$B$60]=[.$B53];[Thong_Tin_Ngay_Nghi_201811.$C$3:.$C$60])+ SUMPRODUCT([Thong_Tin_Ngay_Nghi_201812.$B$3:.$B$61]=[.$B53];[Thong_Tin_Ngay_Nghi_201812.$C$3:.$C$61])" office:value-type="float" office:value="3">
            <text:p>3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haiNHQ</text:p>
          </table:table-cell>
          <table:table-cell table:style-name="ce48" office:value-type="float" office:value="1">
            <text:p>1</text:p>
          </table:table-cell>
          <table:table-cell table:style-name="ce48" table:formula="of:=IF([.C54]&lt;0;0;[.C54])" office:value-type="float" office:value="1">
            <text:p>1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4]);DATE(YEAR([.E54]);12;31);NOW())" office:value-type="date" office:date-value="2018-03-13T11:23:42.14">
            <text:p>03/13/18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2">
            <text:p>2</text:p>
          </table:table-cell>
          <table:table-cell table:style-name="ce56" table:formula="of:=SUMPRODUCT([Thong_Tin_Ngay_Nghi_201801.$B$3:.$B$61]=[.$B54];[Thong_Tin_Ngay_Nghi_201801.$C$3:.$C$61]) +  SUMPRODUCT([Thong_Tin_Ngay_Nghi_201802.$B$3:.$B$66]=[.$B54];[Thong_Tin_Ngay_Nghi_201802.$C$3:.$C$66]) + SUMPRODUCT([Thong_Tin_Ngay_Nghi_201803.$B$3:.$B$60]=[.$B54];[Thong_Tin_Ngay_Nghi_201803.$C$3:.$C$60])" office:value-type="float" office:value="1">
            <text:p>1</text:p>
          </table:table-cell>
          <table:table-cell table:style-name="ce61" table:formula="of:=SUMPRODUCT([Thong_Tin_Ngay_Nghi_201801.$B$3:.$B$62]=[.$B54];[Thong_Tin_Ngay_Nghi_201801.$C$3:.$C$62])+SUMPRODUCT([Thong_Tin_Ngay_Nghi_201802.$B$3:.$B$67]=[.$B54];[Thong_Tin_Ngay_Nghi_201802.$C$3:.$C$67])+SUMPRODUCT([Thong_Tin_Ngay_Nghi_201803.$B$3:.$B$61]=[.$B54];[Thong_Tin_Ngay_Nghi_201803.$C$3:.$C$61])+SUMPRODUCT([Thong_Tin_Ngay_Nghi_201804.$B$3:.$B$57]=[.$B54];[Thong_Tin_Ngay_Nghi_201804.$C$3:.$C$57])+SUMPRODUCT([Thong_Tin_Ngay_Nghi_201805.$B$3:.$B$56]=[.$B54];[Thong_Tin_Ngay_Nghi_201805.$C$3:.$C$56])+SUMPRODUCT([Thong_Tin_Ngay_Nghi_201806.$B$3:.$B$59]=[.$B54];[Thong_Tin_Ngay_Nghi_201806.$C$3:.$C$59])+SUMPRODUCT([Thong_Tin_Ngay_Nghi_201807.$B$3:.$B$60]=[.$B54];[Thong_Tin_Ngay_Nghi_201807.$C$3:.$C$60])+SUMPRODUCT([Thong_Tin_Ngay_Nghi_201808.$B$3:.$B$61]=[.$B54];[Thong_Tin_Ngay_Nghi_201808.$C$3:.$C$61])+SUMPRODUCT([Thong_Tin_Ngay_Nghi_201809.$B$3:.$B$59]=[.$B54];[Thong_Tin_Ngay_Nghi_201809.$C$3:.$C$59])+SUMPRODUCT([Thong_Tin_Ngay_Nghi_201810.$B$3:.$B$58]=[.$B54];[Thong_Tin_Ngay_Nghi_201810.$C$3:.$C$58])+SUMPRODUCT([Thong_Tin_Ngay_Nghi_201811.$B$3:.$B$60]=[.$B54];[Thong_Tin_Ngay_Nghi_201811.$C$3:.$C$60])+ SUMPRODUCT([Thong_Tin_Ngay_Nghi_201812.$B$3:.$B$61]=[.$B54];[Thong_Tin_Ngay_Nghi_201812.$C$3:.$C$61])" office:value-type="float" office:value="1">
            <text:p>1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49">
            <text:p>49</text:p>
          </table:table-cell>
          <table:table-cell table:style-name="ce44" office:value-type="string">
            <text:p>ThamDT</text:p>
          </table:table-cell>
          <table:table-cell table:style-name="ce48" office:value-type="float" office:value="-0.5">
            <text:p>-0.5</text:p>
          </table:table-cell>
          <table:table-cell table:style-name="ce48" table:formula="of:=IF([.C55]&lt;0;0;[.C55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5]);DATE(YEAR([.E55]);12;31);NOW())" office:value-type="date" office:date-value="2018-03-13T11:23:42.14">
            <text:p>03/13/18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2">
            <text:p>2</text:p>
          </table:table-cell>
          <table:table-cell table:style-name="ce56" table:formula="of:=SUMPRODUCT([Thong_Tin_Ngay_Nghi_201801.$B$3:.$B$61]=[.$B55];[Thong_Tin_Ngay_Nghi_201801.$C$3:.$C$61]) +  SUMPRODUCT([Thong_Tin_Ngay_Nghi_201802.$B$3:.$B$66]=[.$B55];[Thong_Tin_Ngay_Nghi_201802.$C$3:.$C$66]) + SUMPRODUCT([Thong_Tin_Ngay_Nghi_201803.$B$3:.$B$60]=[.$B55];[Thong_Tin_Ngay_Nghi_201803.$C$3:.$C$60])" office:value-type="float" office:value="0">
            <text:p>0</text:p>
          </table:table-cell>
          <table:table-cell table:style-name="ce61" table:formula="of:=SUMPRODUCT([Thong_Tin_Ngay_Nghi_201801.$B$3:.$B$62]=[.$B55];[Thong_Tin_Ngay_Nghi_201801.$C$3:.$C$62])+SUMPRODUCT([Thong_Tin_Ngay_Nghi_201802.$B$3:.$B$67]=[.$B55];[Thong_Tin_Ngay_Nghi_201802.$C$3:.$C$67])+SUMPRODUCT([Thong_Tin_Ngay_Nghi_201803.$B$3:.$B$61]=[.$B55];[Thong_Tin_Ngay_Nghi_201803.$C$3:.$C$61])+SUMPRODUCT([Thong_Tin_Ngay_Nghi_201804.$B$3:.$B$57]=[.$B55];[Thong_Tin_Ngay_Nghi_201804.$C$3:.$C$57])+SUMPRODUCT([Thong_Tin_Ngay_Nghi_201805.$B$3:.$B$56]=[.$B55];[Thong_Tin_Ngay_Nghi_201805.$C$3:.$C$56])+SUMPRODUCT([Thong_Tin_Ngay_Nghi_201806.$B$3:.$B$59]=[.$B55];[Thong_Tin_Ngay_Nghi_201806.$C$3:.$C$59])+SUMPRODUCT([Thong_Tin_Ngay_Nghi_201807.$B$3:.$B$60]=[.$B55];[Thong_Tin_Ngay_Nghi_201807.$C$3:.$C$60])+SUMPRODUCT([Thong_Tin_Ngay_Nghi_201808.$B$3:.$B$61]=[.$B55];[Thong_Tin_Ngay_Nghi_201808.$C$3:.$C$61])+SUMPRODUCT([Thong_Tin_Ngay_Nghi_201809.$B$3:.$B$59]=[.$B55];[Thong_Tin_Ngay_Nghi_201809.$C$3:.$C$59])+SUMPRODUCT([Thong_Tin_Ngay_Nghi_201810.$B$3:.$B$58]=[.$B55];[Thong_Tin_Ngay_Nghi_201810.$C$3:.$C$58])+SUMPRODUCT([Thong_Tin_Ngay_Nghi_201811.$B$3:.$B$60]=[.$B55];[Thong_Tin_Ngay_Nghi_201811.$C$3:.$C$60])+ SUMPRODUCT([Thong_Tin_Ngay_Nghi_201812.$B$3:.$B$61]=[.$B55];[Thong_Tin_Ngay_Nghi_201812.$C$3:.$C$61])" office:value-type="float" office:value="0">
            <text:p>0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2">
            <text:p>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5]+[.L55] +[.K55]+[.M55]" office:value-type="float" office:value="3">
            <text:p>3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48" office:value-type="float" office:value="7">
            <text:p>7</text:p>
          </table:table-cell>
          <table:table-cell table:style-name="ce48" table:formula="of:=IF([.C56]&lt;0;0;[.C56])" office:value-type="float" office:value="7">
            <text:p>7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6]);DATE(YEAR([.E56]);12;31);NOW())" office:value-type="date" office:date-value="2018-03-13T11:23:42.14">
            <text:p>03/13/18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2">
            <text:p>2</text:p>
          </table:table-cell>
          <table:table-cell table:style-name="ce56" table:formula="of:=SUMPRODUCT([Thong_Tin_Ngay_Nghi_201801.$B$3:.$B$61]=[.$B56];[Thong_Tin_Ngay_Nghi_201801.$C$3:.$C$61]) +  SUMPRODUCT([Thong_Tin_Ngay_Nghi_201802.$B$3:.$B$66]=[.$B56];[Thong_Tin_Ngay_Nghi_201802.$C$3:.$C$66]) + SUMPRODUCT([Thong_Tin_Ngay_Nghi_201803.$B$3:.$B$60]=[.$B56];[Thong_Tin_Ngay_Nghi_201803.$C$3:.$C$60])" office:value-type="float" office:value="6.5">
            <text:p>6.5</text:p>
          </table:table-cell>
          <table:table-cell table:style-name="ce61" table:formula="of:=SUMPRODUCT([Thong_Tin_Ngay_Nghi_201801.$B$3:.$B$62]=[.$B56];[Thong_Tin_Ngay_Nghi_201801.$C$3:.$C$62])+SUMPRODUCT([Thong_Tin_Ngay_Nghi_201802.$B$3:.$B$67]=[.$B56];[Thong_Tin_Ngay_Nghi_201802.$C$3:.$C$67])+SUMPRODUCT([Thong_Tin_Ngay_Nghi_201803.$B$3:.$B$61]=[.$B56];[Thong_Tin_Ngay_Nghi_201803.$C$3:.$C$61])+SUMPRODUCT([Thong_Tin_Ngay_Nghi_201804.$B$3:.$B$57]=[.$B56];[Thong_Tin_Ngay_Nghi_201804.$C$3:.$C$57])+SUMPRODUCT([Thong_Tin_Ngay_Nghi_201805.$B$3:.$B$56]=[.$B56];[Thong_Tin_Ngay_Nghi_201805.$C$3:.$C$56])+SUMPRODUCT([Thong_Tin_Ngay_Nghi_201806.$B$3:.$B$59]=[.$B56];[Thong_Tin_Ngay_Nghi_201806.$C$3:.$C$59])+SUMPRODUCT([Thong_Tin_Ngay_Nghi_201807.$B$3:.$B$60]=[.$B56];[Thong_Tin_Ngay_Nghi_201807.$C$3:.$C$60])+SUMPRODUCT([Thong_Tin_Ngay_Nghi_201808.$B$3:.$B$61]=[.$B56];[Thong_Tin_Ngay_Nghi_201808.$C$3:.$C$61])+SUMPRODUCT([Thong_Tin_Ngay_Nghi_201809.$B$3:.$B$59]=[.$B56];[Thong_Tin_Ngay_Nghi_201809.$C$3:.$C$59])+SUMPRODUCT([Thong_Tin_Ngay_Nghi_201810.$B$3:.$B$58]=[.$B56];[Thong_Tin_Ngay_Nghi_201810.$C$3:.$C$58])+SUMPRODUCT([Thong_Tin_Ngay_Nghi_201811.$B$3:.$B$60]=[.$B56];[Thong_Tin_Ngay_Nghi_201811.$C$3:.$C$60])+ SUMPRODUCT([Thong_Tin_Ngay_Nghi_201812.$B$3:.$B$61]=[.$B56];[Thong_Tin_Ngay_Nghi_201812.$C$3:.$C$61])" office:value-type="float" office:value="6.5">
            <text:p>6.5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2.5">
            <text:p>2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48" office:value-type="float" office:value="-2">
            <text:p>-2</text:p>
          </table:table-cell>
          <table:table-cell table:style-name="ce48" table:formula="of:=IF([.C57]&lt;0;0;[.C57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7]);DATE(YEAR([.E57]);12;31);NOW())" office:value-type="date" office:date-value="2018-03-13T11:23:42.15">
            <text:p>03/13/18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2">
            <text:p>2</text:p>
          </table:table-cell>
          <table:table-cell table:style-name="ce56" table:formula="of:=SUMPRODUCT([Thong_Tin_Ngay_Nghi_201801.$B$3:.$B$61]=[.$B57];[Thong_Tin_Ngay_Nghi_201801.$C$3:.$C$61]) +  SUMPRODUCT([Thong_Tin_Ngay_Nghi_201802.$B$3:.$B$66]=[.$B57];[Thong_Tin_Ngay_Nghi_201802.$C$3:.$C$66]) + SUMPRODUCT([Thong_Tin_Ngay_Nghi_201803.$B$3:.$B$60]=[.$B57];[Thong_Tin_Ngay_Nghi_201803.$C$3:.$C$60])" office:value-type="float" office:value="4">
            <text:p>4</text:p>
          </table:table-cell>
          <table:table-cell table:style-name="ce61" table:formula="of:=SUMPRODUCT([Thong_Tin_Ngay_Nghi_201801.$B$3:.$B$62]=[.$B57];[Thong_Tin_Ngay_Nghi_201801.$C$3:.$C$62])+SUMPRODUCT([Thong_Tin_Ngay_Nghi_201802.$B$3:.$B$67]=[.$B57];[Thong_Tin_Ngay_Nghi_201802.$C$3:.$C$67])+SUMPRODUCT([Thong_Tin_Ngay_Nghi_201803.$B$3:.$B$61]=[.$B57];[Thong_Tin_Ngay_Nghi_201803.$C$3:.$C$61])+SUMPRODUCT([Thong_Tin_Ngay_Nghi_201804.$B$3:.$B$57]=[.$B57];[Thong_Tin_Ngay_Nghi_201804.$C$3:.$C$57])+SUMPRODUCT([Thong_Tin_Ngay_Nghi_201805.$B$3:.$B$56]=[.$B57];[Thong_Tin_Ngay_Nghi_201805.$C$3:.$C$56])+SUMPRODUCT([Thong_Tin_Ngay_Nghi_201806.$B$3:.$B$59]=[.$B57];[Thong_Tin_Ngay_Nghi_201806.$C$3:.$C$59])+SUMPRODUCT([Thong_Tin_Ngay_Nghi_201807.$B$3:.$B$60]=[.$B57];[Thong_Tin_Ngay_Nghi_201807.$C$3:.$C$60])+SUMPRODUCT([Thong_Tin_Ngay_Nghi_201808.$B$3:.$B$61]=[.$B57];[Thong_Tin_Ngay_Nghi_201808.$C$3:.$C$61])+SUMPRODUCT([Thong_Tin_Ngay_Nghi_201809.$B$3:.$B$59]=[.$B57];[Thong_Tin_Ngay_Nghi_201809.$C$3:.$C$59])+SUMPRODUCT([Thong_Tin_Ngay_Nghi_201810.$B$3:.$B$58]=[.$B57];[Thong_Tin_Ngay_Nghi_201810.$C$3:.$C$58])+SUMPRODUCT([Thong_Tin_Ngay_Nghi_201811.$B$3:.$B$60]=[.$B57];[Thong_Tin_Ngay_Nghi_201811.$C$3:.$C$60])+ SUMPRODUCT([Thong_Tin_Ngay_Nghi_201812.$B$3:.$B$61]=[.$B57];[Thong_Tin_Ngay_Nghi_201812.$C$3:.$C$61])" office:value-type="float" office:value="4">
            <text:p>4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4">
            <text:p>-24</text:p>
          </table:table-cell>
          <table:table-cell table:style-name="ce48" table:formula="of:=IF([.C58]&lt;0;0;[.C58])" office:value-type="float" office:value="0">
            <text:p>0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58]);DATE(YEAR([.E58]);12;31);NOW())" office:value-type="date" office:date-value="2018-03-13T11:23:42.15">
            <text:p>03/13/18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2">
            <text:p>2</text:p>
          </table:table-cell>
          <table:table-cell table:style-name="ce56" table:formula="of:=SUMPRODUCT([Thong_Tin_Ngay_Nghi_201801.$B$3:.$B$61]=[.$B58];[Thong_Tin_Ngay_Nghi_201801.$C$3:.$C$61]) +  SUMPRODUCT([Thong_Tin_Ngay_Nghi_201802.$B$3:.$B$66]=[.$B58];[Thong_Tin_Ngay_Nghi_201802.$C$3:.$C$66]) + SUMPRODUCT([Thong_Tin_Ngay_Nghi_201803.$B$3:.$B$60]=[.$B58];[Thong_Tin_Ngay_Nghi_201803.$C$3:.$C$60])" office:value-type="float" office:value="5.5">
            <text:p>5.5</text:p>
          </table:table-cell>
          <table:table-cell table:style-name="ce61" table:formula="of:=SUMPRODUCT([Thong_Tin_Ngay_Nghi_201801.$B$3:.$B$62]=[.$B58];[Thong_Tin_Ngay_Nghi_201801.$C$3:.$C$62])+SUMPRODUCT([Thong_Tin_Ngay_Nghi_201802.$B$3:.$B$67]=[.$B58];[Thong_Tin_Ngay_Nghi_201802.$C$3:.$C$67])+SUMPRODUCT([Thong_Tin_Ngay_Nghi_201803.$B$3:.$B$61]=[.$B58];[Thong_Tin_Ngay_Nghi_201803.$C$3:.$C$61])+SUMPRODUCT([Thong_Tin_Ngay_Nghi_201804.$B$3:.$B$57]=[.$B58];[Thong_Tin_Ngay_Nghi_201804.$C$3:.$C$57])+SUMPRODUCT([Thong_Tin_Ngay_Nghi_201805.$B$3:.$B$56]=[.$B58];[Thong_Tin_Ngay_Nghi_201805.$C$3:.$C$56])+SUMPRODUCT([Thong_Tin_Ngay_Nghi_201806.$B$3:.$B$59]=[.$B58];[Thong_Tin_Ngay_Nghi_201806.$C$3:.$C$59])+SUMPRODUCT([Thong_Tin_Ngay_Nghi_201807.$B$3:.$B$60]=[.$B58];[Thong_Tin_Ngay_Nghi_201807.$C$3:.$C$60])+SUMPRODUCT([Thong_Tin_Ngay_Nghi_201808.$B$3:.$B$61]=[.$B58];[Thong_Tin_Ngay_Nghi_201808.$C$3:.$C$61])+SUMPRODUCT([Thong_Tin_Ngay_Nghi_201809.$B$3:.$B$59]=[.$B58];[Thong_Tin_Ngay_Nghi_201809.$C$3:.$C$59])+SUMPRODUCT([Thong_Tin_Ngay_Nghi_201810.$B$3:.$B$58]=[.$B58];[Thong_Tin_Ngay_Nghi_201810.$C$3:.$C$58])+SUMPRODUCT([Thong_Tin_Ngay_Nghi_201811.$B$3:.$B$60]=[.$B58];[Thong_Tin_Ngay_Nghi_201811.$C$3:.$C$60])+ SUMPRODUCT([Thong_Tin_Ngay_Nghi_201812.$B$3:.$B$61]=[.$B58];[Thong_Tin_Ngay_Nghi_201812.$C$3:.$C$61])" office:value-type="float" office:value="5.5">
            <text:p>5.5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3.5">
            <text:p>-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58]+[.L58] +[.K58]+[.M58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13">
          <table:table-cell table:style-name="ce42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48" office:value-type="float" office:value="0">
            <text:p>0</text:p>
          </table:table-cell>
          <table:table-cell table:style-name="ce48" table:formula="of:=IF([.C59]&lt;0;0;[.C59])" office:value-type="float" office:value="0">
            <text:p>0</text:p>
          </table:table-cell>
          <table:table-cell table:style-name="ce50" office:value-type="date" office:date-value="2018-01-22">
            <text:p>01/22/18</text:p>
          </table:table-cell>
          <table:table-cell table:style-name="ce50" table:formula="of:=IF(YEAR(NOW())&gt;YEAR([.E59]);DATE(YEAR([.E59]);12;31);NOW())" office:value-type="date" office:date-value="2018-03-13T11:23:42.15">
            <text:p>03/13/18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1">
            <text:p>1</text:p>
          </table:table-cell>
          <table:table-cell table:style-name="ce56" table:formula="of:=SUMPRODUCT([Thong_Tin_Ngay_Nghi_201801.$B$3:.$B$61]=[.$B59];[Thong_Tin_Ngay_Nghi_201801.$C$3:.$C$61]) +  SUMPRODUCT([Thong_Tin_Ngay_Nghi_201802.$B$3:.$B$66]=[.$B59];[Thong_Tin_Ngay_Nghi_201802.$C$3:.$C$66]) + SUMPRODUCT([Thong_Tin_Ngay_Nghi_201803.$B$3:.$B$60]=[.$B59];[Thong_Tin_Ngay_Nghi_201803.$C$3:.$C$60])" office:value-type="float" office:value="2">
            <text:p>2</text:p>
          </table:table-cell>
          <table:table-cell table:style-name="ce61" table:formula="of:=SUMPRODUCT([Thong_Tin_Ngay_Nghi_201801.$B$3:.$B$62]=[.$B59];[Thong_Tin_Ngay_Nghi_201801.$C$3:.$C$62])+SUMPRODUCT([Thong_Tin_Ngay_Nghi_201802.$B$3:.$B$67]=[.$B59];[Thong_Tin_Ngay_Nghi_201802.$C$3:.$C$67])+SUMPRODUCT([Thong_Tin_Ngay_Nghi_201803.$B$3:.$B$61]=[.$B59];[Thong_Tin_Ngay_Nghi_201803.$C$3:.$C$61])+SUMPRODUCT([Thong_Tin_Ngay_Nghi_201804.$B$3:.$B$57]=[.$B59];[Thong_Tin_Ngay_Nghi_201804.$C$3:.$C$57])+SUMPRODUCT([Thong_Tin_Ngay_Nghi_201805.$B$3:.$B$56]=[.$B59];[Thong_Tin_Ngay_Nghi_201805.$C$3:.$C$56])+SUMPRODUCT([Thong_Tin_Ngay_Nghi_201806.$B$3:.$B$59]=[.$B59];[Thong_Tin_Ngay_Nghi_201806.$C$3:.$C$59])+SUMPRODUCT([Thong_Tin_Ngay_Nghi_201807.$B$3:.$B$60]=[.$B59];[Thong_Tin_Ngay_Nghi_201807.$C$3:.$C$60])+SUMPRODUCT([Thong_Tin_Ngay_Nghi_201808.$B$3:.$B$61]=[.$B59];[Thong_Tin_Ngay_Nghi_201808.$C$3:.$C$61])+SUMPRODUCT([Thong_Tin_Ngay_Nghi_201809.$B$3:.$B$59]=[.$B59];[Thong_Tin_Ngay_Nghi_201809.$C$3:.$C$59])+SUMPRODUCT([Thong_Tin_Ngay_Nghi_201810.$B$3:.$B$58]=[.$B59];[Thong_Tin_Ngay_Nghi_201810.$C$3:.$C$58])+SUMPRODUCT([Thong_Tin_Ngay_Nghi_201811.$B$3:.$B$60]=[.$B59];[Thong_Tin_Ngay_Nghi_201811.$C$3:.$C$60])+ SUMPRODUCT([Thong_Tin_Ngay_Nghi_201812.$B$3:.$B$61]=[.$B59];[Thong_Tin_Ngay_Nghi_201812.$C$3:.$C$61])" office:value-type="float" office:value="2">
            <text:p>2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-1">
            <text:p>-1</text:p>
          </table:table-cell>
          <table:table-cell table:style-name="ce48"/>
          <table:table-cell table:style-name="ce48" office:value-type="float" office:value="2">
            <text:p>2</text:p>
          </table:table-cell>
          <table:table-cell table:style-name="ce63"/>
          <table:table-cell table:style-name="ce48" table:formula="of:=[.J59]+[.L59] +[.K59]+[.M59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 </text:p>
            <text:p>- Tháng 2: 2 ngày</text:p>
          </table:table-cell>
          <table:table-cell table:number-columns-repeated="1009"/>
        </table:table-row>
        <table:table-row table:style-name="ro11">
          <table:table-cell table:style-name="ce42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">
            <text:p>2</text:p>
          </table:table-cell>
          <table:table-cell table:style-name="ce48" table:formula="of:=IF([.C60]&lt;0;0;[.C60])" office:value-type="float" office:value="2">
            <text:p>2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0]);DATE(YEAR([.E60]);12;31);NOW())" office:value-type="date" office:date-value="2018-03-13T11:23:42.15">
            <text:p>03/13/18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2">
            <text:p>2</text:p>
          </table:table-cell>
          <table:table-cell table:style-name="ce56" table:formula="of:=SUMPRODUCT([Thong_Tin_Ngay_Nghi_201801.$B$3:.$B$61]=[.$B60];[Thong_Tin_Ngay_Nghi_201801.$C$3:.$C$61]) +  SUMPRODUCT([Thong_Tin_Ngay_Nghi_201802.$B$3:.$B$66]=[.$B60];[Thong_Tin_Ngay_Nghi_201802.$C$3:.$C$66]) + SUMPRODUCT([Thong_Tin_Ngay_Nghi_201803.$B$3:.$B$60]=[.$B60];[Thong_Tin_Ngay_Nghi_201803.$C$3:.$C$60])" office:value-type="float" office:value="2">
            <text:p>2</text:p>
          </table:table-cell>
          <table:table-cell table:style-name="ce61" table:formula="of:=SUMPRODUCT([Thong_Tin_Ngay_Nghi_201801.$B$3:.$B$62]=[.$B60];[Thong_Tin_Ngay_Nghi_201801.$C$3:.$C$62])+SUMPRODUCT([Thong_Tin_Ngay_Nghi_201802.$B$3:.$B$67]=[.$B60];[Thong_Tin_Ngay_Nghi_201802.$C$3:.$C$67])+SUMPRODUCT([Thong_Tin_Ngay_Nghi_201803.$B$3:.$B$61]=[.$B60];[Thong_Tin_Ngay_Nghi_201803.$C$3:.$C$61])+SUMPRODUCT([Thong_Tin_Ngay_Nghi_201804.$B$3:.$B$57]=[.$B60];[Thong_Tin_Ngay_Nghi_201804.$C$3:.$C$57])+SUMPRODUCT([Thong_Tin_Ngay_Nghi_201805.$B$3:.$B$56]=[.$B60];[Thong_Tin_Ngay_Nghi_201805.$C$3:.$C$56])+SUMPRODUCT([Thong_Tin_Ngay_Nghi_201806.$B$3:.$B$59]=[.$B60];[Thong_Tin_Ngay_Nghi_201806.$C$3:.$C$59])+SUMPRODUCT([Thong_Tin_Ngay_Nghi_201807.$B$3:.$B$60]=[.$B60];[Thong_Tin_Ngay_Nghi_201807.$C$3:.$C$60])+SUMPRODUCT([Thong_Tin_Ngay_Nghi_201808.$B$3:.$B$61]=[.$B60];[Thong_Tin_Ngay_Nghi_201808.$C$3:.$C$61])+SUMPRODUCT([Thong_Tin_Ngay_Nghi_201809.$B$3:.$B$59]=[.$B60];[Thong_Tin_Ngay_Nghi_201809.$C$3:.$C$59])+SUMPRODUCT([Thong_Tin_Ngay_Nghi_201810.$B$3:.$B$58]=[.$B60];[Thong_Tin_Ngay_Nghi_201810.$C$3:.$C$58])+SUMPRODUCT([Thong_Tin_Ngay_Nghi_201811.$B$3:.$B$60]=[.$B60];[Thong_Tin_Ngay_Nghi_201811.$C$3:.$C$60])+ SUMPRODUCT([Thong_Tin_Ngay_Nghi_201812.$B$3:.$B$61]=[.$B60];[Thong_Tin_Ngay_Nghi_201812.$C$3:.$C$61])" office:value-type="float" office:value="2">
            <text:p>2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60]+[.L60] +[.K60]+[.M60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5">
            <text:p>55</text:p>
          </table:table-cell>
          <table:table-cell table:style-name="ce44" office:value-type="string">
            <text:p>VietBA</text:p>
          </table:table-cell>
          <table:table-cell table:style-name="ce48" office:value-type="float" office:value="2.5">
            <text:p>2.5</text:p>
          </table:table-cell>
          <table:table-cell table:style-name="ce48" table:formula="of:=IF([.C61]&lt;0;0;[.C61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1]);DATE(YEAR([.E61]);12;31);NOW())" office:value-type="date" office:date-value="2018-03-13T11:23:42.15">
            <text:p>03/13/18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2">
            <text:p>2</text:p>
          </table:table-cell>
          <table:table-cell table:style-name="ce56" table:formula="of:=SUMPRODUCT([Thong_Tin_Ngay_Nghi_201801.$B$3:.$B$61]=[.$B61];[Thong_Tin_Ngay_Nghi_201801.$C$3:.$C$61]) +  SUMPRODUCT([Thong_Tin_Ngay_Nghi_201802.$B$3:.$B$66]=[.$B61];[Thong_Tin_Ngay_Nghi_201802.$C$3:.$C$66]) + SUMPRODUCT([Thong_Tin_Ngay_Nghi_201803.$B$3:.$B$60]=[.$B61];[Thong_Tin_Ngay_Nghi_201803.$C$3:.$C$60])" office:value-type="float" office:value="1">
            <text:p>1</text:p>
          </table:table-cell>
          <table:table-cell table:style-name="ce61" table:formula="of:=SUMPRODUCT([Thong_Tin_Ngay_Nghi_201801.$B$3:.$B$62]=[.$B61];[Thong_Tin_Ngay_Nghi_201801.$C$3:.$C$62])+SUMPRODUCT([Thong_Tin_Ngay_Nghi_201802.$B$3:.$B$67]=[.$B61];[Thong_Tin_Ngay_Nghi_201802.$C$3:.$C$67])+SUMPRODUCT([Thong_Tin_Ngay_Nghi_201803.$B$3:.$B$61]=[.$B61];[Thong_Tin_Ngay_Nghi_201803.$C$3:.$C$61])+SUMPRODUCT([Thong_Tin_Ngay_Nghi_201804.$B$3:.$B$57]=[.$B61];[Thong_Tin_Ngay_Nghi_201804.$C$3:.$C$57])+SUMPRODUCT([Thong_Tin_Ngay_Nghi_201805.$B$3:.$B$56]=[.$B61];[Thong_Tin_Ngay_Nghi_201805.$C$3:.$C$56])+SUMPRODUCT([Thong_Tin_Ngay_Nghi_201806.$B$3:.$B$59]=[.$B61];[Thong_Tin_Ngay_Nghi_201806.$C$3:.$C$59])+SUMPRODUCT([Thong_Tin_Ngay_Nghi_201807.$B$3:.$B$60]=[.$B61];[Thong_Tin_Ngay_Nghi_201807.$C$3:.$C$60])+SUMPRODUCT([Thong_Tin_Ngay_Nghi_201808.$B$3:.$B$61]=[.$B61];[Thong_Tin_Ngay_Nghi_201808.$C$3:.$C$61])+SUMPRODUCT([Thong_Tin_Ngay_Nghi_201809.$B$3:.$B$59]=[.$B61];[Thong_Tin_Ngay_Nghi_201809.$C$3:.$C$59])+SUMPRODUCT([Thong_Tin_Ngay_Nghi_201810.$B$3:.$B$58]=[.$B61];[Thong_Tin_Ngay_Nghi_201810.$C$3:.$C$58])+SUMPRODUCT([Thong_Tin_Ngay_Nghi_201811.$B$3:.$B$60]=[.$B61];[Thong_Tin_Ngay_Nghi_201811.$C$3:.$C$60])+ SUMPRODUCT([Thong_Tin_Ngay_Nghi_201812.$B$3:.$B$61]=[.$B61];[Thong_Tin_Ngay_Nghi_201812.$C$3:.$C$61])" office:value-type="float" office:value="1">
            <text:p>1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1]+[.L61] +[.K61]+[.M61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11">
          <table:table-cell table:style-name="ce42" office:value-type="float" office:value="56">
            <text:p>56</text:p>
          </table:table-cell>
          <table:table-cell table:style-name="ce46" office:value-type="string">
            <text:p>VinhP</text:p>
          </table:table-cell>
          <table:table-cell table:style-name="ce48" office:value-type="float" office:value="2.5">
            <text:p>2.5</text:p>
          </table:table-cell>
          <table:table-cell table:style-name="ce48" table:formula="of:=IF([.C62]&lt;0;0;[.C62])" office:value-type="float" office:value="2.5">
            <text:p>2.5</text:p>
          </table:table-cell>
          <table:table-cell table:style-name="ce50" office:value-type="date" office:date-value="2018-01-01">
            <text:p>01/01/18</text:p>
          </table:table-cell>
          <table:table-cell table:style-name="ce50" table:formula="of:=IF(YEAR(NOW())&gt;YEAR([.E62]);DATE(YEAR([.E62]);12;31);NOW())" office:value-type="date" office:date-value="2018-03-13T11:23:42.16">
            <text:p>03/13/18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2">
            <text:p>2</text:p>
          </table:table-cell>
          <table:table-cell table:style-name="ce56" table:formula="of:=SUMPRODUCT([Thong_Tin_Ngay_Nghi_201801.$B$3:.$B$61]=[.$B62];[Thong_Tin_Ngay_Nghi_201801.$C$3:.$C$61]) +  SUMPRODUCT([Thong_Tin_Ngay_Nghi_201802.$B$3:.$B$66]=[.$B62];[Thong_Tin_Ngay_Nghi_201802.$C$3:.$C$66]) + SUMPRODUCT([Thong_Tin_Ngay_Nghi_201803.$B$3:.$B$60]=[.$B62];[Thong_Tin_Ngay_Nghi_201803.$C$3:.$C$60])" office:value-type="float" office:value="5">
            <text:p>5</text:p>
          </table:table-cell>
          <table:table-cell table:style-name="ce61" table:formula="of:=SUMPRODUCT([Thong_Tin_Ngay_Nghi_201801.$B$3:.$B$62]=[.$B62];[Thong_Tin_Ngay_Nghi_201801.$C$3:.$C$62])+SUMPRODUCT([Thong_Tin_Ngay_Nghi_201802.$B$3:.$B$67]=[.$B62];[Thong_Tin_Ngay_Nghi_201802.$C$3:.$C$67])+SUMPRODUCT([Thong_Tin_Ngay_Nghi_201803.$B$3:.$B$61]=[.$B62];[Thong_Tin_Ngay_Nghi_201803.$C$3:.$C$61])+SUMPRODUCT([Thong_Tin_Ngay_Nghi_201804.$B$3:.$B$57]=[.$B62];[Thong_Tin_Ngay_Nghi_201804.$C$3:.$C$57])+SUMPRODUCT([Thong_Tin_Ngay_Nghi_201805.$B$3:.$B$56]=[.$B62];[Thong_Tin_Ngay_Nghi_201805.$C$3:.$C$56])+SUMPRODUCT([Thong_Tin_Ngay_Nghi_201806.$B$3:.$B$59]=[.$B62];[Thong_Tin_Ngay_Nghi_201806.$C$3:.$C$59])+SUMPRODUCT([Thong_Tin_Ngay_Nghi_201807.$B$3:.$B$60]=[.$B62];[Thong_Tin_Ngay_Nghi_201807.$C$3:.$C$60])+SUMPRODUCT([Thong_Tin_Ngay_Nghi_201808.$B$3:.$B$61]=[.$B62];[Thong_Tin_Ngay_Nghi_201808.$C$3:.$C$61])+SUMPRODUCT([Thong_Tin_Ngay_Nghi_201809.$B$3:.$B$59]=[.$B62];[Thong_Tin_Ngay_Nghi_201809.$C$3:.$C$59])+SUMPRODUCT([Thong_Tin_Ngay_Nghi_201810.$B$3:.$B$58]=[.$B62];[Thong_Tin_Ngay_Nghi_201810.$C$3:.$C$58])+SUMPRODUCT([Thong_Tin_Ngay_Nghi_201811.$B$3:.$B$60]=[.$B62];[Thong_Tin_Ngay_Nghi_201811.$C$3:.$C$60])+ SUMPRODUCT([Thong_Tin_Ngay_Nghi_201812.$B$3:.$B$61]=[.$B62];[Thong_Tin_Ngay_Nghi_201812.$C$3:.$C$61])" office:value-type="float" office:value="5">
            <text:p>5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62]+[.L62] +[.K62]+[.M62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2">
          <table:table-cell table:number-columns-repeated="5"/>
          <table:table-cell office:value-type="string">
            <text:p><text:s/></text:p>
          </table:table-cell>
          <table:table-cell table:number-columns-repeated="1018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801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2"/>
        <table:table-column table:style-name="co26" table:number-columns-repeated="7" table:default-cell-style-name="ce82"/>
        <table:table-column table:style-name="co25" table:number-columns-repeated="16" table:default-cell-style-name="ce8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7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8" table:number-columns-spanned="2" table:number-rows-spanned="1">
            <text:p>2018</text:p>
          </table:table-cell>
          <table:covered-table-cell table:style-name="ce86"/>
          <table:table-cell table:style-name="ce77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78" table:formula="of:=DATE([.$R$1];[.N1];1)" office:value-type="date" office:date-value="2018-01-01">
            <text:p>01</text:p>
          </table:table-cell>
          <table:table-cell table:style-name="ce78" table:formula="of:=[.D2]+1" office:value-type="date" office:date-value="2018-01-02">
            <text:p>02</text:p>
          </table:table-cell>
          <table:table-cell table:style-name="ce78" table:formula="of:=[.E2]+1" office:value-type="date" office:date-value="2018-01-03">
            <text:p>03</text:p>
          </table:table-cell>
          <table:table-cell table:style-name="ce78" table:formula="of:=[.F2]+1" office:value-type="date" office:date-value="2018-01-04">
            <text:p>04</text:p>
          </table:table-cell>
          <table:table-cell table:style-name="ce78" table:formula="of:=[.G2]+1" office:value-type="date" office:date-value="2018-01-05">
            <text:p>05</text:p>
          </table:table-cell>
          <table:table-cell table:style-name="ce78" table:formula="of:=[.H2]+1" office:value-type="date" office:date-value="2018-01-06">
            <text:p>06</text:p>
          </table:table-cell>
          <table:table-cell table:style-name="ce78" table:formula="of:=[.I2]+1" office:value-type="date" office:date-value="2018-01-07">
            <text:p>07</text:p>
          </table:table-cell>
          <table:table-cell table:style-name="ce78" table:formula="of:=[.J2]+1" office:value-type="date" office:date-value="2018-01-08">
            <text:p>08</text:p>
          </table:table-cell>
          <table:table-cell table:style-name="ce78" table:formula="of:=[.K2]+1" office:value-type="date" office:date-value="2018-01-09">
            <text:p>09</text:p>
          </table:table-cell>
          <table:table-cell table:style-name="ce78" table:formula="of:=[.L2]+1" office:value-type="date" office:date-value="2018-01-10">
            <text:p>10</text:p>
          </table:table-cell>
          <table:table-cell table:style-name="ce78" table:formula="of:=[.M2]+1" office:value-type="date" office:date-value="2018-01-11">
            <text:p>11</text:p>
          </table:table-cell>
          <table:table-cell table:style-name="ce78" table:formula="of:=[.N2]+1" office:value-type="date" office:date-value="2018-01-12">
            <text:p>12</text:p>
          </table:table-cell>
          <table:table-cell table:style-name="ce78" table:formula="of:=[.O2]+1" office:value-type="date" office:date-value="2018-01-13">
            <text:p>13</text:p>
          </table:table-cell>
          <table:table-cell table:style-name="ce78" table:formula="of:=[.P2]+1" office:value-type="date" office:date-value="2018-01-14">
            <text:p>14</text:p>
          </table:table-cell>
          <table:table-cell table:style-name="ce78" table:formula="of:=[.Q2]+1" office:value-type="date" office:date-value="2018-01-15">
            <text:p>15</text:p>
          </table:table-cell>
          <table:table-cell table:style-name="ce78" table:formula="of:=[.R2]+1" office:value-type="date" office:date-value="2018-01-16">
            <text:p>16</text:p>
          </table:table-cell>
          <table:table-cell table:style-name="ce78" table:formula="of:=[.S2]+1" office:value-type="date" office:date-value="2018-01-17">
            <text:p>17</text:p>
          </table:table-cell>
          <table:table-cell table:style-name="ce78" table:formula="of:=[.T2]+1" office:value-type="date" office:date-value="2018-01-18">
            <text:p>18</text:p>
          </table:table-cell>
          <table:table-cell table:style-name="ce78" table:formula="of:=[.U2]+1" office:value-type="date" office:date-value="2018-01-19">
            <text:p>19</text:p>
          </table:table-cell>
          <table:table-cell table:style-name="ce78" table:formula="of:=[.V2]+1" office:value-type="date" office:date-value="2018-01-20">
            <text:p>20</text:p>
          </table:table-cell>
          <table:table-cell table:style-name="ce78" table:formula="of:=[.W2]+1" office:value-type="date" office:date-value="2018-01-21">
            <text:p>21</text:p>
          </table:table-cell>
          <table:table-cell table:style-name="ce78" table:formula="of:=[.X2]+1" office:value-type="date" office:date-value="2018-01-22">
            <text:p>22</text:p>
          </table:table-cell>
          <table:table-cell table:style-name="ce78" table:formula="of:=[.Y2]+1" office:value-type="date" office:date-value="2018-01-23">
            <text:p>23</text:p>
          </table:table-cell>
          <table:table-cell table:style-name="ce78" table:formula="of:=[.Z2]+1" office:value-type="date" office:date-value="2018-01-24">
            <text:p>24</text:p>
          </table:table-cell>
          <table:table-cell table:style-name="ce78" table:formula="of:=[.AA2]+1" office:value-type="date" office:date-value="2018-01-25">
            <text:p>25</text:p>
          </table:table-cell>
          <table:table-cell table:style-name="ce78" table:formula="of:=[.AB2]+1" office:value-type="date" office:date-value="2018-01-26">
            <text:p>26</text:p>
          </table:table-cell>
          <table:table-cell table:style-name="ce78" table:formula="of:=[.AC2]+1" office:value-type="date" office:date-value="2018-01-27">
            <text:p>27</text:p>
          </table:table-cell>
          <table:table-cell table:style-name="ce78" table:formula="of:=[.AD2]+1" office:value-type="date" office:date-value="2018-01-28">
            <text:p>28</text:p>
          </table:table-cell>
          <table:table-cell table:style-name="ce78" table:formula="of:=[.AE2]+1" office:value-type="date" office:date-value="2018-01-29">
            <text:p>29</text:p>
          </table:table-cell>
          <table:table-cell table:style-name="ce78" table:formula="of:=[.AF2]+1" office:value-type="date" office:date-value="2018-01-30">
            <text:p>30</text:p>
          </table:table-cell>
          <table:table-cell table:style-name="ce78" table:formula="of:=[.AG2]+1" office:value-type="date" office:date-value="2018-01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76" table:formula="of:=SUM([.D4:.AH4])" office:value-type="float" office:value="3">
            <text:p>3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1173in" draw:caption-point-x="-0.2402in" draw:caption-point-y="0.6004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3.1024in" svg:y="0.1047in" draw:caption-point-x="-0.2402in" draw:caption-point-y="0.613in">
              <dc:date>2018-02-06T00:00:00</dc:date>
              <text:p text:style-name="P1"><text:span text:style-name="T1">Bận việc gia đình, xin đi trễ, 10h58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0.1051in" draw:caption-point-x="-0.2402in" draw:caption-point-y="0.6126in">
              <dc:date>2018-01-03T00:00:00</dc:date>
              <text:p text:style-name="P1"><text:span text:style-name="T1">Dậy trễ + kẹt xe, 9h0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0.1079in" draw:caption-point-x="-0.2402in" draw:caption-point-y="0.6098in">
              <dc:date>2018-01-05T00:00:00</dc:date>
              <text:p text:style-name="P1"><text:span text:style-name="T1"><text:s/></text:span><text:span text:style-name="T1">Kẹt xe, 8h4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2" draw:text-style-name="P1" svg:width="1.1413in" svg:height="0.5457in" svg:x="5.8421in" svg:y="0.1087in" draw:caption-point-x="-0.2402in" draw:caption-point-y="0.6091in">
              <dc:date>2018-01-08T00:00:00</dc:date>
              <text:p text:style-name="P1"><text:span text:style-name="T1">Đau bụng, xin đi trễ, 10h41 đến cty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0.1091in" draw:caption-point-x="-0.2402in" draw:caption-point-y="0.6087in">
              <dc:date>2018-01-08T00:00:00</dc:date>
              <text:p text:style-name="P1"><text:span text:style-name="T1">Đi khám bệnh, xin đi trễ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8205in" svg:y="0.1087in" draw:caption-point-x="-0.2402in" draw:caption-point-y="0.6091in">
              <dc:date>2018-02-06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0.1102in" draw:caption-point-x="-0.2402in" draw:caption-point-y="0.6075in">
              <dc:date>2018-01-12T00:00:00</dc:date>
              <text:p text:style-name="P1"><text:span text:style-name="T1">Chờ nghe điện thoại cho má, 8h44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0.113in" draw:caption-point-x="-0.2402in" draw:caption-point-y="0.6047in">
              <dc:date>2018-01-17T00:00:00</dc:date>
              <text:p text:style-name="P1"><text:span text:style-name="T1">Nhà có việc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0.1126in" draw:caption-point-x="-0.2402in" draw:caption-point-y="0.6051in">
              <dc:date>2018-01-18T00:00:00</dc:date>
              <text:p text:style-name="P1"><text:span text:style-name="T1">Dậy muộ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0.113in" draw:caption-point-x="-0.2402in" draw:caption-point-y="0.6047in">
              <dc:date>2018-01-19T00:00:00</dc:date>
              <text:p text:style-name="P1"><text:span text:style-name="T1">Kẹt xe + dậy muộn, 9h0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2.4622in" svg:y="0.1134in" draw:caption-point-x="-0.2402in" draw:caption-point-y="0.6043in">
              <dc:date>2018-02-06T00:00:00</dc:date>
              <text:p text:style-name="P1"><text:span text:style-name="T1">Không khỏe, xin đi trễ, off sáng</text:span></text:p>
            </office:annotation>
            <text:p>0.5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1138in" draw:caption-point-x="-0.2402in" draw:caption-point-y="0.6039in">
              <dc:date>2018-01-23T00:00:00</dc:date>
              <text:p text:style-name="P1"><text:span text:style-name="T1">Dậy muộn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1142in" draw:caption-point-x="-0.2402in" draw:caption-point-y="0.6035in">
              <dc:date>2018-01-24T00:00:00</dc:date>
              <text:p text:style-name="P1"><text:span text:style-name="T1">Dậy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0.115in" draw:caption-point-x="-0.2402in" draw:caption-point-y="0.6028in">
              <dc:date>2018-01-25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1157in" draw:caption-point-x="-0.2402in" draw:caption-point-y="0.602in">
              <dc:date>2018-01-26T00:00:00</dc:date>
              <text:p text:style-name="P1"><text:span text:style-name="T1">Ngủ dậy muộn, 9h10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0.1169in" draw:caption-point-x="-0.2402in" draw:caption-point-y="0.6008in">
              <dc:date>2018-02-06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76" table:formula="of:=SUM([.D5:.AH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422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6" table:formula="of:=SUM([.D6:.AH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670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76" table:formula="of:=SUM([.D7:.AH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0.9177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0.8508in" draw:caption-point-x="-0.2402in" draw:caption-point-y="0.6098in">
              <dc:date>2018-01-05T00:00:00</dc:date>
              <text:p text:style-name="P1"><text:span text:style-name="T1">Leent rường giải quyết vụ bằng tốt nghiệp, xin đi trễ, 9h2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7.7988in" svg:y="0.8531in" draw:caption-point-x="-0.2402in" draw:caption-point-y="0.6075in">
              <dc:date>2018-01-12T00:00:00</dc:date>
              <text:p text:style-name="P1"><text:span text:style-name="T1">Về quê dự đám cưới em gái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0.8547in" draw:caption-point-x="-0.2402in" draw:caption-point-y="0.6059in">
              <dc:date>2018-01-16T00:00:00</dc:date>
              <text:p text:style-name="P1"><text:span text:style-name="T1">Lủng bánh xe, xin đi trễ, 8h4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0.8567in" draw:caption-point-x="-0.2402in" draw:caption-point-y="0.6039in">
              <dc:date>2018-01-23T00:00:00</dc:date>
              <text:p text:style-name="P1"><text:span text:style-name="T1">Ngủ quên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0.8571in" draw:caption-point-x="-0.2402in" draw:caption-point-y="0.6035in">
              <dc:date>2018-01-24T00:00:00</dc:date>
              <text:p text:style-name="P1"><text:span text:style-name="T1">Bận việc nhà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0.8587in" draw:caption-point-x="-0.2402in" draw:caption-point-y="0.602in">
              <dc:date>2018-01-26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76" table:formula="of:=SUM([.D8:.AH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165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1.0976in" draw:caption-point-x="-0.2402in" draw:caption-point-y="0.6106in">
              <dc:date>2018-01-04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.0984in" draw:caption-point-x="-0.2402in" draw:caption-point-y="0.6098in">
              <dc:date>2018-01-05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1.1016in" draw:caption-point-x="-0.2402in" draw:caption-point-y="0.6067in">
              <dc:date>2018-01-15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1.1031in" draw:caption-point-x="-0.2402in" draw:caption-point-y="0.6051in">
              <dc:date>2018-01-18T00:00:00</dc:date>
              <text:p text:style-name="P1"><text:span text:style-name="T1">Chở vợ đi công việc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.1035in" draw:caption-point-x="-0.2402in" draw:caption-point-y="0.6047in">
              <dc:date>2018-01-19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.1091in" draw:caption-point-x="-0.2402in" draw:caption-point-y="0.5992in">
              <dc:date>2018-01-31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76" table:formula="of:=SUM([.D9:.AH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413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3.1024in" svg:y="1.3429in" draw:caption-point-x="-0.2402in" draw:caption-point-y="0.6134in">
              <dc:date>2018-01-0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76" table:formula="of:=SUM([.D10:.AH10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66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.5913in" draw:caption-point-x="-0.2402in" draw:caption-point-y="0.6126in">
              <dc:date>2018-01-03T00:00:00</dc:date>
              <text:p text:style-name="P1"><text:span text:style-name="T1">Đi khám bệnh, off sáng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.5949in" draw:caption-point-x="-0.2402in" draw:caption-point-y="0.6091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.598in" draw:caption-point-x="-0.2402in" draw:caption-point-y="0.6059in">
              <dc:date>2018-01-16T00:00:00</dc:date>
              <text:p text:style-name="P1"><text:span text:style-name="T1">Quên mang sơm trưa, quay lại lấy, 8h3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1.0925in" svg:y="1.5992in" draw:caption-point-x="-0.2402in" draw:caption-point-y="0.6047in">
              <dc:date>2018-01-19T00:00:00</dc:date>
              <text:p text:style-name="P1"><text:span text:style-name="T1">Xe tải hất nước làm ướt đồ, về nhà thay, 8h41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1.6031in" draw:caption-point-x="-0.2402in" draw:caption-point-y="0.6008in">
              <dc:date>2018-01-30T00:00:00</dc:date>
              <text:p text:style-name="P1"><text:span text:style-name="T1">Lấy đồ ở quê gửi vô, xin đi trễ, 9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76" table:formula="of:=SUM([.D11:.AH1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.9087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1.8437in" draw:caption-point-x="-0.2402in" draw:caption-point-y="0.6079in">
              <dc:date>2018-01-09T00:00:00</dc:date>
              <text:p text:style-name="P1"><text:span text:style-name="T1">Ra ngân hàng, xin đi trễ, 9h06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.848in" draw:caption-point-x="-0.2402in" draw:caption-point-y="0.6035in">
              <dc:date>2018-01-24T00:00:00</dc:date>
              <text:p text:style-name="P1"><text:span text:style-name="T1">Tối nhậu say với đội banh, 8h46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5.6587in" svg:y="1.8504in" draw:caption-point-x="-0.2402in" draw:caption-point-y="0.6012in">
              <dc:date>2018-01-29T00:00:00</dc:date>
              <text:p text:style-name="P1"><text:span text:style-name="T1">, 8h4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76" table:formula="of:=SUM([.D12:.AH1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1563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2.0866in" draw:caption-point-x="-0.2402in" draw:caption-point-y="0.6126in">
              <dc:date>2018-01-0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2.0902in" draw:caption-point-x="-0.2402in" draw:caption-point-y="0.6091in">
              <dc:date>2018-01-0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2.0909in" draw:caption-point-x="-0.2402in" draw:caption-point-y="0.6083in">
              <dc:date>2018-01-10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2.0917in" draw:caption-point-x="-0.2402in" draw:caption-point-y="0.6075in">
              <dc:date>2018-01-12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2.0925in" draw:caption-point-x="-0.2402in" draw:caption-point-y="0.6067in">
              <dc:date>2018-01-15T00:00:00</dc:date>
              <text:p text:style-name="P1"><text:span text:style-name="T1">Chở mẹ đi công việc.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0933in" draw:caption-point-x="-0.2402in" draw:caption-point-y="0.6059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0941in" draw:caption-point-x="-0.2402in" draw:caption-point-y="0.6051in">
              <dc:date>2018-01-18T00:00:00</dc:date>
              <text:p text:style-name="P1"><text:span text:style-name="T1"><text:s/></text:span><text:span text:style-name="T1">Va chạm xe, 8h3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0945in" draw:caption-point-x="-0.2402in" draw:caption-point-y="0.6047in">
              <dc:date>2018-01-19T00:00:00</dc:date>
              <text:p text:style-name="P1"><text:span text:style-name="T1">Kẹt xe, 8h48 đê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0953in" draw:caption-point-x="-0.2402in" draw:caption-point-y="0.6039in">
              <dc:date>2018-01-23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0957in" draw:caption-point-x="-0.2402in" draw:caption-point-y="0.6035in">
              <dc:date>2018-01-24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0965in" draw:caption-point-x="-0.2402in" draw:caption-point-y="0.6028in">
              <dc:date>2018-01-25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76" table:formula="of:=SUM([.D13:.AH1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4039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2.3343in" draw:caption-point-x="-0.2402in" draw:caption-point-y="0.6126in">
              <dc:date>2018-01-05T00:00:00</dc:date>
              <text:p text:style-name="P1"><text:span text:style-name="T1">Đi nộp hồ sơ xin visa, off sáng, tính nghỉ phép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2.3382in" draw:caption-point-x="-0.2402in" draw:caption-point-y="0.6087in">
              <dc:date>2018-01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339in" draw:caption-point-x="-0.2402in" draw:caption-point-y="0.6079in">
              <dc:date>2018-01-11T00:00:00</dc:date>
              <text:p text:style-name="P1"><text:span text:style-name="T1">Mất chìa khóa phải kiếm lại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2.3394in" draw:caption-point-x="-0.2402in" draw:caption-point-y="0.6075in">
              <dc:date>2018-01-12T00:00:00</dc:date>
              <text:p text:style-name="P1"><text:span text:style-name="T1">Qua ngân hàng đổi tiền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6358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2.3402in" draw:caption-point-x="-0.2402in" draw:caption-point-y="0.6067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76" table:formula="of:=SUM([.D14:.AH1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6516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3" draw:text-style-name="P1" svg:width="1.1413in" svg:height="0.7012in" svg:x="3.5591in" svg:y="2.5819in" draw:caption-point-x="-0.2402in" draw:caption-point-y="0.6126in">
              <dc:date>2018-01-03T00:00:00</dc:date>
              <text:p text:style-name="P1"><text:span text:style-name="T1">Bận việc đột xuất phải lên trường, xin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2.5846in" draw:caption-point-x="-0.2402in" draw:caption-point-y="0.6098in">
              <dc:date>2018-01-05T00:00:00</dc:date>
              <text:p text:style-name="P1"><text:span text:style-name="T1">Coi thi ở trường, xin đi trễ, 9h2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5.8421in" svg:y="2.5854in" draw:caption-point-x="-0.2402in" draw:caption-point-y="0.6091in">
              <dc:date>2018-01-08T00:00:00</dc:date>
              <text:p text:style-name="P1"><text:span text:style-name="T1">Đi dạy ở trường, xin đi trễ, 9h2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2.5866in" draw:caption-point-x="-0.2402in" draw:caption-point-y="0.6079in">
              <dc:date>2018-01-10T00:00:00</dc:date>
              <text:p text:style-name="P1"><text:span text:style-name="T1">Mệt trong người, xin đi trễ, 9h02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2.5866in" draw:caption-point-x="-0.2402in" draw:caption-point-y="0.6079in">
              <dc:date>2018-01-11T00:00:00</dc:date>
              <text:p text:style-name="P1"><text:span text:style-name="T1">Không khỏe, xin đi trễ, 9h1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2.5886in" draw:caption-point-x="-0.2402in" draw:caption-point-y="0.6059in">
              <dc:date>2018-01-16T00:00:00</dc:date>
              <text:p text:style-name="P1"><text:span text:style-name="T1">Đợi thang máy lâu, 8h3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1.0925in" svg:y="2.5898in" draw:caption-point-x="-0.2402in" draw:caption-point-y="0.6047in">
              <dc:date>2018-01-19T00:00:00</dc:date>
              <text:p text:style-name="P1"><text:span text:style-name="T1">Đi làm giấy tờ</text:span></text:p>
            </office:annotation>
            <text:p>1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8323in" svg:y="2.5917in" draw:caption-point-x="-0.2402in" draw:caption-point-y="0.6028in">
              <dc:date>2018-01-25T00:00:00</dc:date>
              <text:p text:style-name="P1"><text:span text:style-name="T1">Bận việc gia đình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1154in" svg:y="2.5937in" draw:caption-point-x="-0.2402in" draw:caption-point-y="0.6008in">
              <dc:date>2018-01-30T00:00:00</dc:date>
              <text:p text:style-name="P1"><text:span text:style-name="T1">Đi họp ở trườ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76" table:formula="of:=SUM([.D15:.AH1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2.8992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2.8366in" draw:caption-point-x="-0.2402in" draw:caption-point-y="0.6055in">
              <dc:date>2018-01-17T00:00:00</dc:date>
              <text:p text:style-name="P1"><text:span text:style-name="T1">Tối qua không ngủ được, xin đi trễ, 8h5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2.8374in" draw:caption-point-x="-0.2402in" draw:caption-point-y="0.6047in">
              <dc:date>2018-01-19T00:00:00</dc:date>
              <text:p text:style-name="P1"><text:span text:style-name="T1">Kẹt xe, 8h2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4.289in" svg:y="2.8402in" draw:caption-point-x="-0.2402in" draw:caption-point-y="0.602in">
              <dc:date>2018-01-26T00:00:00</dc:date>
              <text:p text:style-name="P1"><text:span text:style-name="T1">Qua chị Trinh lấy tiền, xin đi trễ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76" table:formula="of:=SUM([.D16:.AH16])" office:value-type="float" office:value="8.5">
            <text:p>8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1469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number-columns-repeated="2"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5.8421in" svg:y="3.0807in" draw:caption-point-x="-0.2402in" draw:caption-point-y="0.6091in">
              <dc:date>2018-01-08T00:00:00</dc:date>
              <text:p text:style-name="P1"><text:span text:style-name="T1">10h18 đến cty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9.2661in" svg:y="3.085in" draw:caption-point-x="-0.2402in" draw:caption-point-y="0.6047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9.7228in" svg:y="3.085in" draw:caption-point-x="-0.2402in" draw:caption-point-y="0.6047in">
              <dc:date>2018-01-19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table:number-columns-repeated="2"/>
          <table:table-cell table:style-name="ce80" office:value-type="float" office:value="0.5">
            <office:annotation draw:style-name="gr6" draw:text-style-name="P1" svg:width="1.1413in" svg:height="0.2634in" svg:x="12.4622in" svg:y="3.0858in" draw:caption-point-x="-0.2402in" draw:caption-point-y="0.6039in">
              <dc:date>2018-01-22T00:00:00</dc:date>
              <text:p text:style-name="P1"><text:span text:style-name="T1">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.5">
            <office:annotation draw:style-name="gr6" draw:text-style-name="P1" svg:width="1.1413in" svg:height="0.2634in" svg:x="13.8323in" svg:y="3.0874in" draw:caption-point-x="-0.2402in" draw:caption-point-y="0.6024in">
              <dc:date>2018-01-25T00:00:00</dc:date>
              <text:p text:style-name="P1"><text:span text:style-name="T1">Off chiều</text:span></text:p>
            </office:annotation>
            <text:p>0.5</text:p>
          </table:table-cell>
          <table:table-cell table:style-name="ce80" office:value-type="float" office:value="0.5"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76" table:formula="of:=SUM([.D17:.AH17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3949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3.3244in" draw:caption-point-x="-0.2402in" draw:caption-point-y="0.6134in">
              <dc:date>2018-01-02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3.3291in" draw:caption-point-x="-0.2402in" draw:caption-point-y="0.6087in">
              <dc:date>2018-01-09T00:00:00</dc:date>
              <text:p text:style-name="P1"><text:span text:style-name="T1">Đi lấy thuốc, xin đi trễ, 8h5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9.2661in" svg:y="3.3311in" draw:caption-point-x="-0.2402in" draw:caption-point-y="0.6067in">
              <dc:date>2018-01-15T00:00:00</dc:date>
              <text:p text:style-name="P1"><text:span text:style-name="T1">Sốt, đi khám bệnh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3.337in" draw:caption-point-x="-0.2402in" draw:caption-point-y="0.6008in">
              <dc:date>2018-0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76" table:formula="of:=SUM([.D18:.AH18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6425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76" table:formula="of:=SUM([.D19:.AH19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3.8902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76" table:formula="of:=SUM([.D20:.AH2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1378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076in" draw:caption-point-x="-0.2402in" draw:caption-point-y="0.6047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76" table:formula="of:=SUM([.D21:.AH2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385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5591in" svg:y="4.3157in" draw:caption-point-x="-0.2402in" draw:caption-point-y="0.6126in">
              <dc:date>2018-01-03T00:00:00</dc:date>
              <text:p text:style-name="P1"><text:span text:style-name="T1">Ra ngân hàng, xin đi trễ, 8h40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74" office:value-type="string">
            <text:p>HuyDH</text:p>
          </table:table-cell>
          <table:table-cell table:style-name="ce76" table:formula="of:=SUM([.D22:.AH22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633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1024in" svg:y="4.5626in" draw:caption-point-x="-0.2402in" draw:caption-point-y="0.6134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0157in" svg:y="4.5654in" draw:caption-point-x="-0.2402in" draw:caption-point-y="0.6106in">
              <dc:date>2018-01-04T00:00:00</dc:date>
              <text:p text:style-name="P1"><text:span text:style-name="T1">Ngủ quên, 8h5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4.5661in" draw:caption-point-x="-0.2402in" draw:caption-point-y="0.6098in">
              <dc:date>2018-01-05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4.5669in" draw:caption-point-x="-0.2402in" draw:caption-point-y="0.6091in">
              <dc:date>2018-01-08T00:00:00</dc:date>
              <text:p text:style-name="P1"><text:span text:style-name="T1">Kẹt xe, 8h41 đê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4.5673in" draw:caption-point-x="-0.2402in" draw:caption-point-y="0.6087in">
              <dc:date>2018-01-09T00:00:00</dc:date>
              <text:p text:style-name="P1"><text:span text:style-name="T1">Kẹt xe, 8h5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4.5677in" draw:caption-point-x="-0.2402in" draw:caption-point-y="0.6083in">
              <dc:date>2018-01-1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3094in" svg:y="4.5681in" draw:caption-point-x="-0.2402in" draw:caption-point-y="0.6079in">
              <dc:date>2018-01-11T00:00:00</dc:date>
              <text:p text:style-name="P1"><text:span text:style-name="T1">Ngủ dậy muộn + kẹt xe, 9h0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4.5685in" draw:caption-point-x="-0.2402in" draw:caption-point-y="0.6075in">
              <dc:date>2018-01-12T00:00:00</dc:date>
              <text:p text:style-name="P1"><text:span text:style-name="T1">Ngủ dậy muộn, 8h5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4.5693in" draw:caption-point-x="-0.2402in" draw:caption-point-y="0.6067in">
              <dc:date>2018-01-15T00:00:00</dc:date>
              <text:p text:style-name="P1"><text:span text:style-name="T1">Ngủ dậy muộn + kẹt xe, 8h59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5701in" draw:caption-point-x="-0.2402in" draw:caption-point-y="0.6059in">
              <dc:date>2018-01-16T00:00:00</dc:date>
              <text:p text:style-name="P1"><text:span text:style-name="T1">Ngủ dậy muộn, 9h08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1791in" svg:y="4.5705in" draw:caption-point-x="-0.2402in" draw:caption-point-y="0.6055in">
              <dc:date>2018-01-17T00:00:00</dc:date>
              <text:p text:style-name="P1"><text:span text:style-name="T1">Ngủ dậy muộn, xin đi trễ, 9h07 đến cty</text:span></text:p>
            </office:annotation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10.6358in" svg:y="4.5709in" draw:caption-point-x="-0.2402in" draw:caption-point-y="0.6051in">
              <dc:date>2018-01-18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4.5713in" draw:caption-point-x="-0.2402in" draw:caption-point-y="0.6047in">
              <dc:date>2018-01-19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4.572in" draw:caption-point-x="-0.2402in" draw:caption-point-y="0.6039in">
              <dc:date>2018-01-23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4.5724in" draw:caption-point-x="-0.2402in" draw:caption-point-y="0.6035in">
              <dc:date>2018-01-24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4.5732in" draw:caption-point-x="-0.2402in" draw:caption-point-y="0.6028in">
              <dc:date>2018-01-25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5748in" draw:caption-point-x="-0.2402in" draw:caption-point-y="0.6012in">
              <dc:date>2018-01-29T00:00:00</dc:date>
              <text:p text:style-name="P1"><text:span text:style-name="T1">Ngủ dậy muộn, 8h58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4.5752in" draw:caption-point-x="-0.2402in" draw:caption-point-y="0.6008in">
              <dc:date>2018-01-30T00:00:00</dc:date>
              <text:p text:style-name="P1"><text:span text:style-name="T1">Kẹt xe, 8h45 đến cty</text:span></text:p>
            </office:annotation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572in" svg:y="4.5768in" draw:caption-point-x="-0.2402in" draw:caption-point-y="0.5992in">
              <dc:date>2018-01-31T00:00:00</dc:date>
              <text:p text:style-name="P1"><text:span text:style-name="T1">Không khỏe, xin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76" table:formula="of:=SUM([.D23:.AH23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4.8807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472in" svg:y="4.8138in" draw:caption-point-x="-0.2402in" draw:caption-point-y="0.6098in">
              <dc:date>2018-01-05T00:00:00</dc:date>
              <text:p text:style-name="P1"><text:span text:style-name="T1">Chở mẹ đi khám bệnh, 8h5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8205in" svg:y="4.8154in" draw:caption-point-x="-0.2402in" draw:caption-point-y="0.6083in">
              <dc:date>2018-01-10T00:00:00</dc:date>
              <text:p text:style-name="P1"><text:span text:style-name="T1">Chở em đi thi đợt cuối, xin đi trễ, 8h4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4.8161in" draw:caption-point-x="-0.2402in" draw:caption-point-y="0.6075in">
              <dc:date>2018-01-12T00:00:00</dc:date>
              <text:p text:style-name="P1"><text:span text:style-name="T1">Ra ngân hàng làm lại thẻ, 8h56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4.8169in" draw:caption-point-x="-0.2402in" draw:caption-point-y="0.6067in">
              <dc:date>2018-01-15T00:00:00</dc:date>
              <text:p text:style-name="P1"><text:span text:style-name="T1">Đau bụng, xin đi trễ, 8h57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4.8177in" draw:caption-point-x="-0.2402in" draw:caption-point-y="0.6059in">
              <dc:date>2018-01-16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4.8185in" draw:caption-point-x="-0.2402in" draw:caption-point-y="0.6051in">
              <dc:date>2018-01-18T00:00:00</dc:date>
              <text:p text:style-name="P1"><text:span text:style-name="T1">Ra bến xe gửi đồ cho mẹ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1.0925in" svg:y="4.8189in" draw:caption-point-x="-0.2402in" draw:caption-point-y="0.6047in">
              <dc:date>2018-01-19T00:00:00</dc:date>
              <text:p text:style-name="P1"><text:span text:style-name="T1">Xe thủng lốp, xin đi trễ, 8h50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4.8217in" draw:caption-point-x="-0.2402in" draw:caption-point-y="0.602in">
              <dc:date>2018-01-26T00:00:00</dc:date>
              <text:p text:style-name="P1"><text:span text:style-name="T1">Gửi đồ cho mẹ, 8h37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5.6587in" svg:y="4.8224in" draw:caption-point-x="-0.2402in" draw:caption-point-y="0.6012in">
              <dc:date>2018-01-29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6.572in" svg:y="4.8244in" draw:caption-point-x="-0.2402in" draw:caption-point-y="0.5992in">
              <dc:date>2018-01-31T00:00:00</dc:date>
              <text:p text:style-name="P1"><text:span text:style-name="T1">Khám bao tử, xin đi trễ, 9h55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76" table:formula="of:=SUM([.D24:.AH2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1283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8205in" svg:y="5.063in" draw:caption-point-x="-0.2402in" draw:caption-point-y="0.6083in">
              <dc:date>2018-01-10T00:00:00</dc:date>
              <text:p text:style-name="P1"><text:span text:style-name="T1">Ngủ quên, 8h34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76" table:formula="of:=SUM([.D25:.AH2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376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76" table:formula="of:=SUM([.D26:.AH26])" office:value-type="float" office:value="5">
            <text:p>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62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5.5614in" draw:caption-point-x="-0.2402in" draw:caption-point-y="0.6055in">
              <dc:date>2018-01-17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2" draw:text-style-name="P1" svg:width="1.1413in" svg:height="0.5457in" svg:x="12.4622in" svg:y="5.5614in" draw:caption-point-x="-0.2402in" draw:caption-point-y="0.605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2.9189in" svg:y="5.5614in" draw:caption-point-x="-0.2402in" draw:caption-point-y="0.605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3756in" svg:y="5.5614in" draw:caption-point-x="-0.2402in" draw:caption-point-y="0.605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3.8323in" svg:y="5.5614in" draw:caption-point-x="-0.2402in" draw:caption-point-y="0.605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office:value-type="float" office:value="1">
            <office:annotation draw:style-name="gr2" draw:text-style-name="P1" svg:width="1.1413in" svg:height="0.5457in" svg:x="14.289in" svg:y="5.5614in" draw:caption-point-x="-0.2402in" draw:caption-point-y="0.6055in">
              <dc:date>2018-01-17T00:00:00</dc:date>
              <text:p text:style-name="P1"><text:span text:style-name="T1">Tuần vợ sinh, túc trực ở bệnh viện</text:span></text:p>
            </office:annotation>
            <text:p>1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5.6587in" svg:y="5.5579in" draw:caption-point-x="-0.2402in" draw:caption-point-y="0.609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1154in" svg:y="5.5579in" draw:caption-point-x="-0.2402in" draw:caption-point-y="0.609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16.572in" svg:y="5.5579in" draw:caption-point-x="-0.2402in" draw:caption-point-y="0.609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76" table:formula="of:=SUM([.D27:.AH2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5.8717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ongDD</text:p>
          </table:table-cell>
          <table:table-cell table:style-name="ce76" table:formula="of:=SUM([.D28:.AH28])" office:value-type="float" office:value="0">
            <text:p>0</text:p>
          </table:table-cell>
          <table:table-cell table:style-name="ce80" table:number-columns-repeated="3"/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6.0539in" draw:caption-point-x="-0.2402in" draw:caption-point-y="0.6083in">
              <dc:date>2018-01-08T00:00:00</dc:date>
              <text:p text:style-name="P1"><text:span text:style-name="T1">Báo cáo tiến độ đồ án tốt nghiệp, xin đi trễ, 9h08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0.7614in" svg:y="6.7929in" draw:caption-point-x="1.4606in" draw:caption-point-y="-0.1307in">
              <dc:date>2018-01-22T00:00:00</dc:date>
              <text:p text:style-name="P1"><text:span text:style-name="T1">Báo cáo tiến độ đồ án tốt nghiệp, xin đi trễ, 9h20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6.7878in" svg:y="6.5382in" draw:caption-point-x="-1.3693in" draw:caption-point-y="0.124in">
              <dc:date>2018-01-29T00:00:00</dc:date>
              <text:p text:style-name="P1"><text:span text:style-name="T1">Báo cáo tiến độ đồ án tốt nghiệp, xin đi trễ, 9h2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76" table:formula="of:=SUM([.D29:.AH2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3669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13.3756in" svg:y="6.3063in" draw:caption-point-x="-0.2402in" draw:caption-point-y="0.6035in">
              <dc:date>2018-01-24T00:00:00</dc:date>
              <text:p text:style-name="P1"><text:span text:style-name="T1">Sức khỏe yếu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76" table:formula="of:=SUM([.D30:.AH30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76" table:formula="of:=SUM([.D31:.AH3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6.8622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6.7945in" draw:caption-point-x="-0.2402in" draw:caption-point-y="0.6106in">
              <dc:date>2018-01-04T00:00:00</dc:date>
              <text:p text:style-name="P1"><text:span text:style-name="T1">Chở chị Hà qua ĐSQ, 8h35 đến cty</text:span></text:p>
            </office:annotation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472in" svg:y="6.7953in" draw:caption-point-x="-0.2402in" draw:caption-point-y="0.6098in">
              <dc:date>2018-01-05T00:00:00</dc:date>
              <text:p text:style-name="P1"><text:span text:style-name="T1">Kẹt xe, chạy đường khác xa hơn, 8h34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6.7965in" draw:caption-point-x="-0.2402in" draw:caption-point-y="0.6087in">
              <dc:date>2018-01-09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6.7972in" draw:caption-point-x="-0.2402in" draw:caption-point-y="0.6079in">
              <dc:date>2018-01-11T00:00:00</dc:date>
              <text:p text:style-name="P1"><text:span text:style-name="T1">Kẹt xe, 8h47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7.7988in" svg:y="6.7976in" draw:caption-point-x="-0.2402in" draw:caption-point-y="0.6075in">
              <dc:date>2018-01-12T00:00:00</dc:date>
              <text:p text:style-name="P1"><text:span text:style-name="T1">Chở chị Hà qua ngân hàng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9.2661in" svg:y="6.7984in" draw:caption-point-x="-0.2402in" draw:caption-point-y="0.6067in">
              <dc:date>2018-01-15T00:00:00</dc:date>
              <text:p text:style-name="P1"><text:span text:style-name="T1">Mới xuống máy bay, về nhà lấy đồ, xin đi trễ, 9h11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6.7992in" draw:caption-point-x="-0.2402in" draw:caption-point-y="0.6059in">
              <dc:date>2018-01-1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7" draw:text-style-name="P1" svg:width="1.1413in" svg:height="0.8567in" svg:x="11.0925in" svg:y="6.8004in" draw:caption-point-x="-0.2402in" draw:caption-point-y="0.6047in">
              <dc:date>2018-01-19T00:00:00</dc:date>
              <text:p text:style-name="P1"><text:span text:style-name="T1">Chị cùng nhà ra ngoài khóa cửa, chờ người về mở cửa, 9h4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76" table:formula="of:=SUM([.D32:.AH3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1098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6.3311in" svg:y="7.0441in" draw:caption-point-x="-0.2402in" draw:caption-point-y="0.6087in">
              <dc:date>2018-01-09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7.0492in" draw:caption-point-x="-0.2402in" draw:caption-point-y="0.6035in">
              <dc:date>2018-01-24T00:00:00</dc:date>
              <text:p text:style-name="P1"><text:span text:style-name="T1">Đau bụng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76" table:formula="of:=SUM([.D33:.AH33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3575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3" draw:text-style-name="P1" svg:width="1.1413in" svg:height="0.7012in" svg:x="9.2661in" svg:y="7.2937in" draw:caption-point-x="-0.2402in" draw:caption-point-y="0.6067in">
              <dc:date>2018-01-15T00:00:00</dc:date>
              <text:p text:style-name="P1"><text:span text:style-name="T1">Trừ ngày phép do xin về sớm từ <text:s/>ngày 2/1 đến 12/1</text:span></text:p>
            </office:annotation>
            <text:p>1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76" table:formula="of:=SUM([.D34:.AH34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605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4.0157in" svg:y="7.5358in" draw:caption-point-x="-0.2402in" draw:caption-point-y="0.6122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office:value-type="float" office:value="1">
            <office:annotation draw:style-name="gr6" draw:text-style-name="P1" svg:width="1.1413in" svg:height="0.2634in" svg:x="4.472in" svg:y="7.5358in" draw:caption-point-x="-0.2402in" draw:caption-point-y="0.6122in">
              <dc:date>2018-01-03T00:00:00</dc:date>
              <text:p text:style-name="P1"><text:span text:style-name="T1">Ông nội mất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76" table:formula="of:=SUM([.D35:.AH3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7.853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6.3311in" svg:y="7.7874in" draw:caption-point-x="-0.2402in" draw:caption-point-y="0.6087in">
              <dc:date>2018-01-09T00:00:00</dc:date>
              <text:p text:style-name="P1"><text:span text:style-name="T1">Mệt trong người, xin đi trễ, 8h5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7" draw:text-style-name="P1" svg:width="1.1413in" svg:height="0.8567in" svg:x="9.2661in" svg:y="7.7894in" draw:caption-point-x="-0.2402in" draw:caption-point-y="0.6067in">
              <dc:date>2018-01-15T00:00:00</dc:date>
              <text:p text:style-name="P1"><text:span text:style-name="T1">Đi viện Pasteur kiểm tra mẫu nước uống cho nhà chị, xin đi trễ, 9h07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76" table:formula="of:=SUM([.D36:.AH36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1008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8.0303in" draw:caption-point-x="-0.2402in" draw:caption-point-y="0.6134in">
              <dc:date>2018-01-02T00:00:00</dc:date>
              <text:p text:style-name="P1"><text:span text:style-name="T1">Kẹt xe, 8h4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3" draw:text-style-name="P1" svg:width="1.1413in" svg:height="0.7012in" svg:x="4.0157in" svg:y="8.0331in" draw:caption-point-x="-0.2402in" draw:caption-point-y="0.6106in">
              <dc:date>2018-01-04T00:00:00</dc:date>
              <text:p text:style-name="P1"><text:span text:style-name="T1">Qua ngân hàng làm giấy tờ, xin đi trễ, 9h48 đễ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8.0358in" draw:caption-point-x="-0.2402in" draw:caption-point-y="0.6079in">
              <dc:date>2018-01-11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8.037in" draw:caption-point-x="-0.2402in" draw:caption-point-y="0.6067in">
              <dc:date>2018-01-15T00:00:00</dc:date>
              <text:p text:style-name="P1"><text:span text:style-name="T1">Đau bụng, xin đi trễ, 8h45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9.7228in" svg:y="8.0378in" draw:caption-point-x="-0.2402in" draw:caption-point-y="0.6059in">
              <dc:date>2018-01-16T00:00:00</dc:date>
              <text:p text:style-name="P1"><text:span text:style-name="T1">Ngủ quên, 8h40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0382in" draw:caption-point-x="-0.2402in" draw:caption-point-y="0.6055in">
              <dc:date>2018-01-1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0.6358in" svg:y="8.0386in" draw:caption-point-x="-0.2402in" draw:caption-point-y="0.6051in">
              <dc:date>2018-01-18T00:00:00</dc:date>
              <text:p text:style-name="P1"><text:span text:style-name="T1">Ra ngân hàng, xin đi trễ, 8h43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8.039in" draw:caption-point-x="-0.2402in" draw:caption-point-y="0.6047in">
              <dc:date>2018-01-19T00:00:00</dc:date>
              <text:p text:style-name="P1"><text:span text:style-name="T1">Ngủ quên, xin đi trễ, 9h03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8.0402in" draw:caption-point-x="-0.2402in" draw:caption-point-y="0.6035in">
              <dc:date>2018-01-24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0409in" draw:caption-point-x="-0.2402in" draw:caption-point-y="0.6028in">
              <dc:date>2018-01-25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1154in" svg:y="8.0429in" draw:caption-point-x="-0.2402in" draw:caption-point-y="0.6008in">
              <dc:date>2018-01-30T00:00:00</dc:date>
              <text:p text:style-name="P1"><text:span text:style-name="T1">Ngủ quên, 8h32 đến cty</text:span></text:p>
            </office:annotation>
            <text:p>0</text:p>
          </table:table-cell>
          <table:table-cell table:style-name="ce80" office:value-type="float" office:value="0.5">
            <office:annotation draw:style-name="gr6" draw:text-style-name="P1" svg:width="1.1413in" svg:height="0.2634in" svg:x="16.572in" svg:y="8.0449in" draw:caption-point-x="-0.2402in" draw:caption-point-y="0.5988in">
              <dc:date>2018-01-31T00:00:00</dc:date>
              <text:p text:style-name="P1"><text:span text:style-name="T1">Đi khám bệnh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76" table:formula="of:=SUM([.D37:.AH37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348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8.2787in" draw:caption-point-x="-0.2402in" draw:caption-point-y="0.6126in">
              <dc:date>2018-01-03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0.1791in" svg:y="8.2858in" draw:caption-point-x="-0.2402in" draw:caption-point-y="0.6055in">
              <dc:date>2018-01-17T00:00:00</dc:date>
              <text:p text:style-name="P1"><text:span text:style-name="T1">Ngủ quên, 8h3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8.2874in" draw:caption-point-x="-0.2402in" draw:caption-point-y="0.6039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8323in" svg:y="8.2886in" draw:caption-point-x="-0.2402in" draw:caption-point-y="0.6028in">
              <dc:date>2018-01-2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76" table:formula="of:=SUM([.D38:.AH3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596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1">
            <office:annotation draw:style-name="gr6" draw:text-style-name="P1" svg:width="1.1413in" svg:height="0.2634in" svg:x="7.7988in" svg:y="8.5906in" draw:caption-point-x="-0.2402in" draw:caption-point-y="0.5484in">
              <dc:date>2018-01-15T00:00:00</dc:date>
              <text:p text:style-name="P1"><text:span text:style-name="T1">Báo cáo đồ án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76" table:formula="of:=SUM([.D39:.AH39])" office:value-type="float" office:value="5.5">
            <text:p>5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8.8437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1">
            <office:annotation draw:style-name="gr4" draw:text-style-name="P1" svg:width="1.1413in" svg:height="0.3902in" svg:x="5.8421in" svg:y="8.7776in" draw:caption-point-x="-0.2402in" draw:caption-point-y="0.6091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3311in" svg:y="8.7776in" draw:caption-point-x="-0.2402in" draw:caption-point-y="0.6091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1">
            <office:annotation draw:style-name="gr4" draw:text-style-name="P1" svg:width="1.1413in" svg:height="0.3902in" svg:x="6.8205in" svg:y="8.7776in" draw:caption-point-x="-0.2402in" draw:caption-point-y="0.6091in">
              <dc:date>2018-01-08T00:00:00</dc:date>
              <text:p text:style-name="P1"><text:span text:style-name="T1">Thi cuối kỳ + báo cáo đồ án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8.7791in" draw:caption-point-x="-0.2402in" draw:caption-point-y="0.6075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10.1791in" svg:y="8.7811in" draw:caption-point-x="-0.2402in" draw:caption-point-y="0.6055in">
              <dc:date>2018-01-17T00:00:00</dc:date>
              <text:p text:style-name="P1"><text:span text:style-name="T1">Báo cáo đồ án môn học</text:span></text:p>
            </office:annotation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1.0925in" svg:y="8.7811in" draw:caption-point-x="-0.2402in" draw:caption-point-y="0.6055in">
              <dc:date>2018-01-17T00:00:00</dc:date>
              <text:p text:style-name="P1"><text:span text:style-name="T1">Báo cáo đồ án môn học, off chiều</text:span></text:p>
            </office:annotation>
            <text:p>0.5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3.8323in" svg:y="8.7846in" draw:caption-point-x="-0.2402in" draw:caption-point-y="0.602in">
              <dc:date>2018-01-25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8.7854in" draw:caption-point-x="-0.2402in" draw:caption-point-y="0.6012in">
              <dc:date>2018-01-29T00:00:00</dc:date>
              <text:p text:style-name="P1"><text:span text:style-name="T1">Báo cáo thực tập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76" table:formula="of:=SUM([.D40:.AH40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0913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76" table:formula="of:=SUM([.D41:.AH41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339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2772in" draw:caption-point-x="-0.2402in" draw:caption-point-y="0.6047in">
              <dc:date>2018-01-1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2799in" draw:caption-point-x="-0.2402in" draw:caption-point-y="0.602in">
              <dc:date>2018-01-26T00:00:00</dc:date>
              <text:p text:style-name="P1"><text:span text:style-name="T1">Mất thẻ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76" table:formula="of:=SUM([.D42:.AH42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5866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9.2661in" svg:y="9.5228in" draw:caption-point-x="-0.2402in" draw:caption-point-y="0.6067in">
              <dc:date>2018-01-15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0.1791in" svg:y="9.524in" draw:caption-point-x="-0.2402in" draw:caption-point-y="0.6055in">
              <dc:date>2018-01-17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9.5248in" draw:caption-point-x="-0.2402in" draw:caption-point-y="0.6047in">
              <dc:date>2018-01-19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4.289in" svg:y="9.5276in" draw:caption-point-x="-0.2402in" draw:caption-point-y="0.602in">
              <dc:date>2018-01-26T00:00:00</dc:date>
              <text:p text:style-name="P1"><text:span text:style-name="T1">Ngủ quên, 9h11 đến cty</text:span></text:p>
            </office:annotation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9.5303in" draw:caption-point-x="-0.2402in" draw:caption-point-y="0.5992in">
              <dc:date>2018-01-31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QuangVD</text:p>
          </table:table-cell>
          <table:table-cell table:style-name="ce76" table:formula="of:=SUM([.D43:.AH43])" office:value-type="float" office:value="2.5">
            <text:p>2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9.8343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1024in" svg:y="9.7638in" draw:caption-point-x="-0.2402in" draw:caption-point-y="0.6134in">
              <dc:date>2018-01-02T00:00:00</dc:date>
              <text:p text:style-name="P1"><text:span text:style-name="T1">Nộp đồ án, 9h27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3.5591in" svg:y="9.7646in" draw:caption-point-x="-0.2402in" draw:caption-point-y="0.6126in">
              <dc:date>2018-01-03T00:00:00</dc:date>
              <text:p text:style-name="P1"><text:span text:style-name="T1">Hoàn thành luận văn tốt nghiệp để mai nộp</text:span></text:p>
            </office:annotation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4.0157in" svg:y="9.7665in" draw:caption-point-x="-0.2402in" draw:caption-point-y="0.6106in">
              <dc:date>2018-01-04T00:00:00</dc:date>
              <text:p text:style-name="P1"><text:span text:style-name="T1">Lên trường nộp luân văn, xin đi trễ, 9h55 đến cty</text:span></text:p>
            </office:annotation>
            <text:p>0</text:p>
          </table:table-cell>
          <table:table-cell table:style-name="ce80" office:value-type="float" office:value="1">
            <office:annotation draw:style-name="gr2" draw:text-style-name="P1" svg:width="1.1413in" svg:height="0.5457in" svg:x="4.472in" svg:y="9.7673in" draw:caption-point-x="-0.2402in" draw:caption-point-y="0.6098in">
              <dc:date>2018-01-05T00:00:00</dc:date>
              <text:p text:style-name="P1"><text:span text:style-name="T1">Lên trường để thầy hướng dẫn sửa báo cáo</text:span></text:p>
            </office:annotation>
            <text:p>1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15.6587in" svg:y="9.776in" draw:caption-point-x="-0.2402in" draw:caption-point-y="0.6012in">
              <dc:date>2018-01-29T00:00:00</dc:date>
              <text:p text:style-name="P1"><text:span text:style-name="T1">Báo cáo tiến độ đồ án, off sáng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16.1154in" svg:y="9.776in" draw:caption-point-x="-0.2402in" draw:caption-point-y="0.6012in">
              <dc:date>2018-01-30T00:00:00</dc:date>
              <text:p text:style-name="P1"><text:span text:style-name="T1">Báo cáo tiến độ đồ án, xin đi trễ, 9h2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TinNQ</text:p>
          </table:table-cell>
          <table:table-cell table:style-name="ce76" table:formula="of:=SUM([.D44:.AH4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0823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0.0154in" draw:caption-point-x="-0.2402in" draw:caption-point-y="0.6098in">
              <dc:date>2018-01-05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7988in" svg:y="10.0177in" draw:caption-point-x="-0.2402in" draw:caption-point-y="0.6075in">
              <dc:date>2018-01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76" table:formula="of:=SUM([.D45:.AH45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3299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0.2681in" draw:caption-point-x="-0.2402in" draw:caption-point-y="0.6047in">
              <dc:date>2018-01-19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0.2689in" draw:caption-point-x="-0.2402in" draw:caption-point-y="0.6039in">
              <dc:date>2018-01-23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haiNHQ</text:p>
          </table:table-cell>
          <table:table-cell table:style-name="ce76" table:formula="of:=SUM([.D46:.AH46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0.5776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5.8421in" svg:y="10.5114in" draw:caption-point-x="-0.2402in" draw:caption-point-y="0.6091in">
              <dc:date>2018-01-08T00:00:00</dc:date>
              <text:p text:style-name="P1"><text:span text:style-name="T1">Chờ lấy giấy khám bệnh cho gia đình, 8h34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75" office:value-type="string">
            <text:p>ThamDT</text:p>
          </table:table-cell>
          <table:table-cell table:style-name="ce76" table:formula="of:=SUM([.D47:.AH47])" office:value-type="float" office:value="0">
            <text:p>0</text:p>
          </table:table-cell>
          <table:table-cell table:style-name="ce8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haoDTN</text:p>
          </table:table-cell>
          <table:table-cell table:style-name="ce76" table:formula="of:=SUM([.D48:.AH48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0728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office:annotation draw:style-name="gr4" draw:text-style-name="P1" svg:width="1.1413in" svg:height="0.3902in" svg:x="3.5591in" svg:y="11.0028in" draw:caption-point-x="-0.2402in" draw:caption-point-y="0.613in">
              <dc:date>2018-01-02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1.0079in" draw:caption-point-x="-0.2402in" draw:caption-point-y="0.6079in">
              <dc:date>2018-01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12.4622in" svg:y="11.0114in" draw:caption-point-x="-0.2402in" draw:caption-point-y="0.6043in">
              <dc:date>2018-01-22T00:00:00</dc:date>
              <text:p text:style-name="P1"><text:span text:style-name="T1">Kẹt xe, 8h31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1.0165in" draw:caption-point-x="-0.2402in" draw:caption-point-y="0.5992in">
              <dc:date>2018-01-31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inhT</text:p>
          </table:table-cell>
          <table:table-cell table:style-name="ce76" table:formula="of:=SUM([.D49:.AH49])" office:value-type="float" office:value="1">
            <text:p>1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3205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1.2535in" draw:caption-point-x="-0.2402in" draw:caption-point-y="0.6098in">
              <dc:date>2018-01-05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table:number-columns-repeated="2"/>
          <table:table-cell table:number-columns-repeated="4"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7.7988in" svg:y="11.2567in" draw:caption-point-x="-0.2402in" draw:caption-point-y="0.6067in">
              <dc:date>2018-01-12T00:00:00</dc:date>
              <text:p text:style-name="P1"><text:span text:style-name="T1">Đi khám bệnh, off chiều</text:span></text:p>
            </office:annotation>
            <text:p>0.5</text:p>
          </table:table-cell>
          <table:table-cell table:style-name="ce80" table:number-columns-repeated="2"/>
          <table:table-cell table:style-name="ce80" office:value-type="float" office:value="0.5">
            <office:annotation draw:style-name="gr4" draw:text-style-name="P1" svg:width="1.1413in" svg:height="0.3902in" svg:x="9.2661in" svg:y="11.2567in" draw:caption-point-x="-0.2402in" draw:caption-point-y="0.6067in">
              <dc:date>2018-01-15T00:00:00</dc:date>
              <text:p text:style-name="P1"><text:span text:style-name="T1">Đi nhổ răng, off sáng</text:span></text:p>
            </office:annotation>
            <text:p>0.5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3.3756in" svg:y="11.2598in" draw:caption-point-x="-0.2402in" draw:caption-point-y="0.6035in">
              <dc:date>2018-01-24T00:00:00</dc:date>
              <text:p text:style-name="P1"><text:span text:style-name="T1">Ngủ quên, 8h48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76" table:formula="of:=SUM([.D50:.AH50])" office:value-type="float" office:value="2">
            <text:p>2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1.568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3.1024in" svg:y="11.4988in" draw:caption-point-x="-0.2402in" draw:caption-point-y="0.6122in">
              <dc:date>2018-01-02T00:00:00</dc:date>
              <text:p text:style-name="P1"><text:span text:style-name="T1">Qua nhà cô kế toán, xin đi trễ, 10h08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4.0157in" svg:y="11.5004in" draw:caption-point-x="-0.2402in" draw:caption-point-y="0.6106in">
              <dc:date>2018-01-04T00:00:00</dc:date>
              <text:p text:style-name="P1"><text:span text:style-name="T1">Mệt trong người, xin đi trễ, 11h19 đến cty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6.3311in" svg:y="11.5024in" draw:caption-point-x="-0.2402in" draw:caption-point-y="0.6087in">
              <dc:date>2018-01-09T00:00:00</dc:date>
              <text:p text:style-name="P1"><text:span text:style-name="T1">Đi khám bệnh, off sáng</text:span></text:p>
            </office:annotation>
            <text:p>0.5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.5">
            <office:annotation draw:style-name="gr3" draw:text-style-name="P1" svg:width="1.1413in" svg:height="0.7012in" svg:x="9.2661in" svg:y="11.5059in" draw:caption-point-x="-0.2402in" draw:caption-point-y="0.6051in">
              <dc:date>2018-01-15T00:00:00</dc:date>
              <text:p text:style-name="P1"><text:span text:style-name="T1">Đau đầu, mệt trong người, xin đi trễ, 10h04 đến cty</text:span></text:p>
            </office:annotation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9.7228in" svg:y="11.5051in" draw:caption-point-x="-0.2402in" draw:caption-point-y="0.6059in">
              <dc:date>2018-01-16T00:00:00</dc:date>
              <text:p text:style-name="P1"><text:span text:style-name="T1">Qua nhà cô kế toán, 10h43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2.9189in" svg:y="11.5071in" draw:caption-point-x="-0.2402in" draw:caption-point-y="0.6039in">
              <dc:date>2018-01-23T00:00:00</dc:date>
              <text:p text:style-name="P1"><text:span text:style-name="T1">Bị sốt, xin đi trễ, 9h08 đến cty</text:span></text:p>
            </office:annotation>
            <text:p>0</text:p>
          </table:table-cell>
          <table:table-cell table:style-name="ce80" office:value-type="float" office:value="0.5">
            <office:annotation draw:style-name="gr2" draw:text-style-name="P1" svg:width="1.1413in" svg:height="0.5457in" svg:x="13.3756in" svg:y="11.5075in" draw:caption-point-x="-0.2402in" draw:caption-point-y="0.6035in">
              <dc:date>2018-01-24T00:00:00</dc:date>
              <text:p text:style-name="P1"><text:span text:style-name="T1">Mệt trong người không dậy nổi, xin đi trễ</text:span></text:p>
            </office:annotation>
            <text:p>0.5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15.6587in" svg:y="11.5098in" draw:caption-point-x="-0.2402in" draw:caption-point-y="0.6012in">
              <dc:date>2018-01-29T00:00:00</dc:date>
              <text:p text:style-name="P1"><text:span text:style-name="T1">Làm giấy tờ, xin đi trễ, 10h01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uyNTX</text:p>
          </table:table-cell>
          <table:table-cell table:style-name="ce76" table:formula="of:=SUM([.D51:.AH51])" office:value-type="float" office:value="0">
            <text:p>0</text:p>
          </table:table-cell>
          <table:table-cell table:style-name="ce80" table:number-columns-repeated="21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uyenTTN</text:p>
          </table:table-cell>
          <table:table-cell table:style-name="ce76" table:formula="of:=SUM([.D52:.AH52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063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3" draw:text-style-name="P1" svg:width="1.1413in" svg:height="0.7012in" svg:x="12.4622in" svg:y="12.002in" draw:caption-point-x="-0.2402in" draw:caption-point-y="0.6043in">
              <dc:date>2018-01-22T00:00:00</dc:date>
              <text:p text:style-name="P1"><text:span text:style-name="T1">Xe đề không lên, chờ sạc bình, xin đi trễ, 8h5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13.3756in" svg:y="12.0028in" draw:caption-point-x="-0.2402in" draw:caption-point-y="0.6035in">
              <dc:date>2018-01-24T00:00:00</dc:date>
              <text:p text:style-name="P1"><text:span text:style-name="T1">Mệt trong người, xin đi trễ, 8h25 đến cty</text:span></text:p>
            </office:annotation>
            <text:p>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table:number-columns-repeated="2"/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6.572in" svg:y="12.0079in" draw:caption-point-x="-0.2402in" draw:caption-point-y="0.5984in">
              <dc:date>2018-01-31T00:00:00</dc:date>
              <text:p text:style-name="P1"><text:span text:style-name="T1">Xe hư, xin đi trễ, 9h08 đến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74" office:value-type="string">
            <text:p>VietBA</text:p>
          </table:table-cell>
          <table:table-cell table:style-name="ce76" table:formula="of:=SUM([.D53:.AH53])" office:value-type="float" office:value="0.5">
            <text:p>0.5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3114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3.5591in" svg:y="12.2421in" draw:caption-point-x="-0.2402in" draw:caption-point-y="0.6122in">
              <dc:date>2018-01-0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4.472in" svg:y="12.2445in" draw:caption-point-x="-0.2402in" draw:caption-point-y="0.6098in">
              <dc:date>2018-01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7.3094in" svg:y="12.2465in" draw:caption-point-x="-0.2402in" draw:caption-point-y="0.6079in">
              <dc:date>2018-01-11T00:00:00</dc:date>
              <text:p text:style-name="P1"><text:span text:style-name="T1">Chăm con bị sốt, 8h43 đến cty</text:span></text:p>
            </office:annotation>
            <text:p>0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2" draw:text-style-name="P1" svg:width="1.1413in" svg:height="0.5457in" svg:x="9.2661in" svg:y="12.2476in" draw:caption-point-x="-0.2402in" draw:caption-point-y="0.6067in">
              <dc:date>2018-01-15T00:00:00</dc:date>
              <text:p text:style-name="P1"><text:span text:style-name="T1">Để quên chìa khóa, quay lại lấy, 8h38 đến cty</text:span></text:p>
            </office:annotation>
            <text:p>0</text:p>
          </table:table-cell>
          <table:table-cell table:number-columns-repeated="3" table:style-name="ce80" office:value-type="float" office:value="0">
            <text:p>0</text:p>
          </table:table-cell>
          <table:table-cell table:style-name="ce80" office:value-type="float" office:value="0">
            <office:annotation draw:style-name="gr4" draw:text-style-name="P1" svg:width="1.1413in" svg:height="0.3902in" svg:x="11.0925in" svg:y="12.2496in" draw:caption-point-x="-0.2402in" draw:caption-point-y="0.6047in">
              <dc:date>2018-01-19T00:00:00</dc:date>
              <text:p text:style-name="P1"><text:span text:style-name="T1">Kẹt xe, 8h42 đến cty</text:span></text:p>
            </office:annotation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6" draw:text-style-name="P1" svg:width="1.1413in" svg:height="0.2634in" svg:x="12.4622in" svg:y="12.25in" draw:caption-point-x="-0.2402in" draw:caption-point-y="0.6043in">
              <dc:date>2018-01-22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style-name="ce80" office:value-type="float" office:value="0.5">
            <office:annotation draw:style-name="gr4" draw:text-style-name="P1" svg:width="1.1413in" svg:height="0.3902in" svg:x="16.1154in" svg:y="12.2551in" draw:caption-point-x="-0.2402in" draw:caption-point-y="0.5992in">
              <dc:date>2018-01-30T00:00:00</dc:date>
              <text:p text:style-name="P1"><text:span text:style-name="T1">Đi sửa máy tính, off chiều</text:span></text:p>
            </office:annotation>
            <text:p>0.5</text:p>
          </table:table-cell>
          <table:table-cell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76" table:formula="of:=SUM([.D54:.AH54])" office:value-type="float" office:value="0">
            <text:p>0</text:p>
          </table:table-cell>
          <table:table-cell table:style-name="ce80" office:value-type="float" office:value="0">
            <office:annotation draw:style-name="gr2" draw:text-style-name="P1" svg:width="1.1413in" svg:height="0.5457in" svg:x="2.6457in" svg:y="12.5591in" draw:caption-point-x="-0.2402in" draw:caption-point-y="0.5429in">
              <dc:date>2018-01-30T00:00:00</dc:date>
              <text:p text:style-name="P1"><text:span text:style-name="T1">Nghỉ hưởng lương theo chế độ nghỉ lễ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office:annotation draw:style-name="gr4" draw:text-style-name="P1" svg:width="1.1413in" svg:height="0.3902in" svg:x="5.8421in" svg:y="12.4929in" draw:caption-point-x="-0.2402in" draw:caption-point-y="0.6091in">
              <dc:date>2018-01-08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5" table:style-name="ce80" office:value-type="float" office:value="0">
            <text:p>0</text:p>
          </table:table-cell>
          <table:table-cell table:style-name="ce80" table:number-columns-repeated="2"/>
          <table:table-cell table:number-columns-repeated="3" table:style-name="ce80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8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81"/>
          <table:table-cell table:number-columns-repeated="27"/>
          <table:table-cell table:style-name="ce81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6" table:default-cell-style-name="ce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89" table:number-columns-repeated="8"/>
          <table:table-cell table:style-name="ce95" office:value-type="string" table:number-columns-spanned="2" table:number-rows-spanned="1">
            <text:p>Month</text:p>
          </table:table-cell>
          <table:covered-table-cell table:style-name="ce96"/>
          <table:table-cell table:style-name="ce97" table:content-validation-name="val1" office:value-type="float" office:value="2" table:number-columns-spanned="2" table:number-rows-spanned="1">
            <text:p>2</text:p>
          </table:table-cell>
          <table:covered-table-cell table:style-name="ce96"/>
          <table:table-cell table:style-name="ce95" office:value-type="string" table:number-columns-spanned="2" table:number-rows-spanned="1">
            <text:p>Year</text:p>
          </table:table-cell>
          <table:covered-table-cell table:style-name="ce96"/>
          <table:table-cell table:style-name="ce95" office:value-type="float" office:value="2018" table:number-columns-spanned="2" table:number-rows-spanned="1">
            <text:p>2018</text:p>
          </table:table-cell>
          <table:covered-table-cell table:style-name="ce99"/>
          <table:table-cell table:style-name="ce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90" table:formula="of:=DATE([.$R$1];[.N1];1)" office:value-type="date" office:date-value="2018-02-01">
            <text:p>01</text:p>
          </table:table-cell>
          <table:table-cell table:style-name="ce90" table:formula="of:=[.D2]+1" office:value-type="date" office:date-value="2018-02-02">
            <text:p>02</text:p>
          </table:table-cell>
          <table:table-cell table:style-name="ce90" table:formula="of:=[.E2]+1" office:value-type="date" office:date-value="2018-02-03">
            <text:p>03</text:p>
          </table:table-cell>
          <table:table-cell table:style-name="ce90" table:formula="of:=[.F2]+1" office:value-type="date" office:date-value="2018-02-04">
            <text:p>04</text:p>
          </table:table-cell>
          <table:table-cell table:style-name="ce90" table:formula="of:=[.G2]+1" office:value-type="date" office:date-value="2018-02-05">
            <text:p>05</text:p>
          </table:table-cell>
          <table:table-cell table:style-name="ce90" table:formula="of:=[.H2]+1" office:value-type="date" office:date-value="2018-02-06">
            <text:p>06</text:p>
          </table:table-cell>
          <table:table-cell table:style-name="ce90" table:formula="of:=[.I2]+1" office:value-type="date" office:date-value="2018-02-07">
            <text:p>07</text:p>
          </table:table-cell>
          <table:table-cell table:style-name="ce90" table:formula="of:=[.J2]+1" office:value-type="date" office:date-value="2018-02-08">
            <text:p>08</text:p>
          </table:table-cell>
          <table:table-cell table:style-name="ce90" table:formula="of:=[.K2]+1" office:value-type="date" office:date-value="2018-02-09">
            <text:p>09</text:p>
          </table:table-cell>
          <table:table-cell table:style-name="ce90" table:formula="of:=[.L2]+1" office:value-type="date" office:date-value="2018-02-10">
            <text:p>10</text:p>
          </table:table-cell>
          <table:table-cell table:style-name="ce90" table:formula="of:=[.M2]+1" office:value-type="date" office:date-value="2018-02-11">
            <text:p>11</text:p>
          </table:table-cell>
          <table:table-cell table:style-name="ce90" table:formula="of:=[.N2]+1" office:value-type="date" office:date-value="2018-02-12">
            <text:p>12</text:p>
          </table:table-cell>
          <table:table-cell table:style-name="ce90" table:formula="of:=[.O2]+1" office:value-type="date" office:date-value="2018-02-13">
            <text:p>13</text:p>
          </table:table-cell>
          <table:table-cell table:style-name="ce90" table:formula="of:=[.P2]+1" office:value-type="date" office:date-value="2018-02-14">
            <text:p>14</text:p>
          </table:table-cell>
          <table:table-cell table:style-name="ce90" table:formula="of:=[.Q2]+1" office:value-type="date" office:date-value="2018-02-15">
            <text:p>15</text:p>
          </table:table-cell>
          <table:table-cell table:style-name="ce90" table:formula="of:=[.R2]+1" office:value-type="date" office:date-value="2018-02-16">
            <text:p>16</text:p>
          </table:table-cell>
          <table:table-cell table:style-name="ce90" table:formula="of:=[.S2]+1" office:value-type="date" office:date-value="2018-02-17">
            <text:p>17</text:p>
          </table:table-cell>
          <table:table-cell table:style-name="ce90" table:formula="of:=[.T2]+1" office:value-type="date" office:date-value="2018-02-18">
            <text:p>18</text:p>
          </table:table-cell>
          <table:table-cell table:style-name="ce90" table:formula="of:=[.U2]+1" office:value-type="date" office:date-value="2018-02-19">
            <text:p>19</text:p>
          </table:table-cell>
          <table:table-cell table:style-name="ce90" table:formula="of:=[.V2]+1" office:value-type="date" office:date-value="2018-02-20">
            <text:p>20</text:p>
          </table:table-cell>
          <table:table-cell table:style-name="ce90" table:formula="of:=[.W2]+1" office:value-type="date" office:date-value="2018-02-21">
            <text:p>21</text:p>
          </table:table-cell>
          <table:table-cell table:style-name="ce90" table:formula="of:=[.X2]+1" office:value-type="date" office:date-value="2018-02-22">
            <text:p>22</text:p>
          </table:table-cell>
          <table:table-cell table:style-name="ce90" table:formula="of:=[.Y2]+1" office:value-type="date" office:date-value="2018-02-23">
            <text:p>23</text:p>
          </table:table-cell>
          <table:table-cell table:style-name="ce90" table:formula="of:=[.Z2]+1" office:value-type="date" office:date-value="2018-02-24">
            <text:p>24</text:p>
          </table:table-cell>
          <table:table-cell table:style-name="ce90" table:formula="of:=[.AA2]+1" office:value-type="date" office:date-value="2018-02-25">
            <text:p>25</text:p>
          </table:table-cell>
          <table:table-cell table:style-name="ce90" table:formula="of:=[.AB2]+1" office:value-type="date" office:date-value="2018-02-26">
            <text:p>26</text:p>
          </table:table-cell>
          <table:table-cell table:style-name="ce90" table:formula="of:=[.AC2]+1" office:value-type="date" office:date-value="2018-02-27">
            <text:p>27</text:p>
          </table:table-cell>
          <table:table-cell table:style-name="ce90" table:formula="of:=[.AD2]+1" office:value-type="date" office:date-value="2018-02-28">
            <text:p>28</text:p>
          </table:table-cell>
          <table:table-cell table:style-name="ce90" table:formula="of:=[.AE2]+1" office:value-type="date" office:date-value="2018-03-01">
            <text:p>01</text:p>
          </table:table-cell>
          <table:table-cell table:style-name="ce90" table:formula="of:=[.AF2]+1" office:value-type="date" office:date-value="2018-03-02">
            <text:p>02</text:p>
          </table:table-cell>
          <table:table-cell table:style-name="ce90" table:formula="of:=[.AG2]+1" office:value-type="date" office:date-value="2018-03-03">
            <text:p>03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88" table:formula="of:=SUM([.D4:.AH4])" office:value-type="float" office:value="0.5"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0.1154in" draw:caption-point-x="-0.2402in" draw:caption-point-y="0.6024in">
              <dc:date>2018-02-02T00:00:00</dc:date>
              <text:p text:style-name="P1"><text:span text:style-name="T1">Nhà có việc, 8h59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2" draw:text-style-name="P1" svg:width="1.1413in" svg:height="0.5457in" svg:x="4.472in" svg:y="0.1161in" draw:caption-point-x="-0.2402in" draw:caption-point-y="0.6016in">
              <dc:date>2018-02-05T00:00:00</dc:date>
              <text:p text:style-name="P1"><text:span text:style-name="T1">Bận việc gia đình, xin đi trễ, 10h36 đến cty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0.1165in" draw:caption-point-x="-0.2402in" draw:caption-point-y="0.6012in">
              <dc:date>2018-02-06T00:00:00</dc:date>
              <text:p text:style-name="P1"><text:span text:style-name="T1">Ngủ quên, 8h47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5.8421in" svg:y="0.1177in" draw:caption-point-x="-0.2402in" draw:caption-point-y="0.6in">
              <dc:date>2018-02-08T00:00:00</dc:date>
              <text:p text:style-name="P1"><text:span text:style-name="T1">Bận việc nhà + dậy muộn, 8h57 đến cty</text:span></text:p>
              <text:p text:style-name="P1"><text:span text:style-name="T1"/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0.1189in" draw:caption-point-x="-0.2402in" draw:caption-point-y="0.5988in">
              <dc:date>2018-02-09T00:00:00</dc:date>
              <text:p text:style-name="P1"><text:span text:style-name="T1">Dậy trễ, 8h40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88" table:formula="of:=SUM([.D5:.AH5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88" table:formula="of:=SUM([.D6:.AH6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0.614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614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0.6146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88" table:formula="of:=SUM([.D7:.AH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0.8622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88" table:formula="of:=SUM([.D8:.AH8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1.1083in" draw:caption-point-x="-0.2402in" draw:caption-point-y="0.6in">
              <dc:date>2018-02-08T00:00:00</dc:date>
              <text:p text:style-name="P1"><text:span text:style-name="T1">Xe hư, xin đi trễ, 9h40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2878in" svg:y="1.1098in" draw:caption-point-x="-0.2402in" draw:caption-point-y="0.5984in">
              <dc:date>2018-02-21T00:00:00</dc:date>
              <text:p text:style-name="P1"><text:span text:style-name="T1">Xin về sớm, 4h39 về</text:span></text:p>
            </office:annotation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4.7457in" svg:y="1.1114in" draw:caption-point-x="-0.2402in" draw:caption-point-y="0.5969in">
              <dc:date>2018-02-27T00:00:00</dc:date>
              <text:p text:style-name="P1"><text:span text:style-name="T1">Ngủ dậy muộn, 8h4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88" table:formula="of:=SUM([.D9:.AH9])" office:value-type="float" office:value="2">
            <text:p>2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.3535in" draw:caption-point-x="-0.2402in" draw:caption-point-y="0.6028in">
              <dc:date>2018-02-01T00:00:00</dc:date>
              <text:p text:style-name="P1"><text:span text:style-name="T1">Ngủ quên, xin đi trễ, 8h44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1.3539in" draw:caption-point-x="-0.2402in" draw:caption-point-y="0.6024in">
              <dc:date>2018-02-02T00:00:00</dc:date>
              <text:p text:style-name="P1"><text:span text:style-name="T1">Ngủ quên, 8h48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3579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3579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.3583in" draw:caption-point-x="-0.2402in" draw:caption-point-y="0.598in">
              <dc:date>2018-02-22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88" table:formula="of:=SUM([.D10:.AH10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1.6031in" draw:caption-point-x="-0.2402in" draw:caption-point-y="0.6008in">
              <dc:date>2018-02-06T00:00:00</dc:date>
              <text:p text:style-name="P1"><text:span text:style-name="T1">Ngủ dậy muộn, 8h41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605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605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88" table:formula="of:=SUM([.D11:.AH11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.8531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.8531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.8531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.8531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.8531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1.8551in" draw:caption-point-x="-0.2402in" draw:caption-point-y="0.5965in">
              <dc:date>2018-02-28T00:00:00</dc:date>
              <text:p text:style-name="P1"><text:span text:style-name="T1">Ra ngân hàng làm lại thẻ ATM, xin đi trễ, 8h4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88" table:formula="of:=SUM([.D12:.AH1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100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100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2.1012in" draw:caption-point-x="-0.2402in" draw:caption-point-y="0.598in">
              <dc:date>2018-02-22T00:00:00</dc:date>
              <text:p text:style-name="P1"><text:span text:style-name="T1">Dậy muộn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88" table:formula="of:=SUM([.D13:.AH13])" office:value-type="float" office:value="6">
            <text:p>6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3441in" draw:caption-point-x="-0.2402in" draw:caption-point-y="0.6028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3445in" draw:caption-point-x="-0.2402in" draw:caption-point-y="0.6024in">
              <dc:date>2018-02-02T00:00:00</dc:date>
              <text:p text:style-name="P1"><text:span text:style-name="T1">Kẹt xe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2.3469in" draw:caption-point-x="-0.2402in" draw:caption-point-y="0.6in">
              <dc:date>2018-02-08T00:00:00</dc:date>
              <text:p text:style-name="P1"><text:span text:style-name="T1">Bị sốt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2.348in" draw:caption-point-x="-0.2402in" draw:caption-point-y="0.5988in">
              <dc:date>2018-02-09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3484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3484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3484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3484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3484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88" table:formula="of:=SUM([.D14:.AH14])" office:value-type="float" office:value="5">
            <text:p>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5843in" draw:caption-point-x="-0.2402in" draw:caption-point-y="0.6102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1024in" svg:y="2.5843in" draw:caption-point-x="-0.2402in" draw:caption-point-y="0.6102in">
              <dc:date>2018-01-15T00:00:00</dc:date>
              <text:p text:style-name="P1"><text:span text:style-name="T1">Đi công tác ở Nhật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5945in" draw:caption-point-x="-0.2402in" draw:caption-point-y="0.6in">
              <dc:date>2018-02-08T00:00:00</dc:date>
              <text:p text:style-name="P1"><text:span text:style-name="T1">Dậy muộn, 8h3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2.5961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2.5961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5961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5961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5961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2.598in" draw:caption-point-x="-0.2402in" draw:caption-point-y="0.5965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88" table:formula="of:=SUM([.D15:.AH15])" office:value-type="float" office:value="3.5">
            <text:p>3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2.8394in" draw:caption-point-x="-0.2402in" draw:caption-point-y="0.6028in">
              <dc:date>2018-02-01T00:00:00</dc:date>
              <text:p text:style-name="P1"><text:span text:style-name="T1">Chở vợ đi làm, 8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2.8413in" draw:caption-point-x="-0.2402in" draw:caption-point-y="0.6008in">
              <dc:date>2018-02-07T00:00:00</dc:date>
              <text:p text:style-name="P1"><text:span text:style-name="T1">Chở con đi học, 8h3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2.8433in" draw:caption-point-x="-0.2402in" draw:caption-point-y="0.5988in">
              <dc:date>2018-02-09T00:00:00</dc:date>
              <text:p text:style-name="P1"><text:span text:style-name="T1">Lên trường họp,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2.8437in" draw:caption-point-x="-0.2402in" draw:caption-point-y="0.5984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2.8437in" draw:caption-point-x="-0.2402in" draw:caption-point-y="0.5984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2.8437in" draw:caption-point-x="-0.2402in" draw:caption-point-y="0.5984in">
              <dc:date>2018-02-21T00:00:00</dc:date>
              <text:p text:style-name="P1"><text:span text:style-name="T1">Chăm sóc vợ mới si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88" table:formula="of:=SUM([.D16:.AH16])" office:value-type="float" office:value="2">
            <text:p>2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3.0874in" draw:caption-point-x="-0.2402in" draw:caption-point-y="0.6024in">
              <dc:date>2018-02-02T00:00:00</dc:date>
              <text:p text:style-name="P1"><text:span text:style-name="T1">Qua bảo hiểm làm lại sổ bhxh, xin đi trễ, 8h52 đến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3.0913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3.0913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88" table:formula="of:=SUM([.D17:.AH17])" office:value-type="float" office:value="5">
            <text:p>5</text:p>
          </table:table-cell>
          <table:table-cell table:style-name="ce92" office:value-type="float" office:value="0.5">
            <office:annotation draw:style-name="gr6" draw:text-style-name="P1" svg:width="1.1413in" svg:height="0.2634in" svg:x="2.6457in" svg:y="3.3362in" draw:caption-point-x="-0.2402in" draw:caption-point-y="0.6016in">
              <dc:date>2018-02-02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5.8421in" svg:y="3.3386in" draw:caption-point-x="-0.2402in" draw:caption-point-y="0.5992in">
              <dc:date>2018-02-08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1"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88" table:formula="of:=SUM([.D18:.AH18])" office:value-type="float" office:value="0.5">
            <text:p>0.5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3.589in" draw:caption-point-x="-0.2402in" draw:caption-point-y="0.5965in">
              <dc:date>2018-02-28T00:00:00</dc:date>
              <text:p text:style-name="P1"><text:span text:style-name="T1">Có vấn đề về sức khỏe, off sáng</text:span></text:p>
            </office:annotation>
            <text:p>0.5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88" table:formula="of:=SUM([.D19:.AH19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3.8343in" draw:caption-point-x="-0.2402in" draw:caption-point-y="0.5988in">
              <dc:date>2018-02-09T00:00:00</dc:date>
              <text:p text:style-name="P1"><text:span text:style-name="T1">Về sớm để ra sân b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7.7988in" svg:y="3.8343in" draw:caption-point-x="-0.2402in" draw:caption-point-y="0.598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2878in" svg:y="3.8343in" draw:caption-point-x="-0.2402in" draw:caption-point-y="0.598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0">
            <office:annotation draw:style-name="gr3" draw:text-style-name="P1" svg:width="1.1413in" svg:height="0.7012in" svg:x="12.0059in" svg:y="3.8343in" draw:caption-point-x="-0.2402in" draw:caption-point-y="0.598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4622in" svg:y="3.8343in" draw:caption-point-x="-0.2402in" draw:caption-point-y="0.598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2.9189in" svg:y="3.8343in" draw:caption-point-x="-0.2402in" draw:caption-point-y="0.5988in">
              <dc:date>2018-02-23T00:00:00</dc:date>
              <text:p text:style-name="P1"><text:span text:style-name="T1">Nghỉ thai sản theo BHXH, đã thanh toán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14.289in" svg:y="3.8346in" draw:caption-point-x="-0.2402in" draw:caption-point-y="0.5984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3.8346in" draw:caption-point-x="-0.2402in" draw:caption-point-y="0.5984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2" draw:text-style-name="P1" svg:width="1.1413in" svg:height="0.5457in" svg:x="15.202in" svg:y="3.8346in" draw:caption-point-x="-0.2402in" draw:caption-point-y="0.5984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88" table:formula="of:=SUM([.D20:.AH20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4.0783in" draw:caption-point-x="-0.2402in" draw:caption-point-y="0.6024in">
              <dc:date>2018-02-02T00:00:00</dc:date>
              <text:p text:style-name="P1"><text:span text:style-name="T1">Về quê thu xếp việc nhà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88" table:formula="of:=SUM([.D21:.AH21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3299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3299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88" table:formula="of:=SUM([.D22:.AH2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4.5772in" draw:caption-point-x="-0.2402in" draw:caption-point-y="0.5988in">
              <dc:date>2018-02-09T00:00:00</dc:date>
              <text:p text:style-name="P1"><text:span text:style-name="T1">Tối qua OT nên dậy muộn, 8h33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577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577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88" table:formula="of:=SUM([.D23:.AH23])" office:value-type="float" office:value="8.5">
            <text:p>8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4.8248in" draw:caption-point-x="-0.2402in" draw:caption-point-y="0.5988in">
              <dc:date>2018-02-09T00:00:00</dc:date>
              <text:p text:style-name="P1"><text:span text:style-name="T1">Đi khám cổ tay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4.8252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4.8252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4.8252in" draw:caption-point-x="-0.2402in" draw:caption-point-y="0.5984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4.8252in" draw:caption-point-x="-0.2402in" draw:caption-point-y="0.5984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4.8252in" draw:caption-point-x="-0.2402in" draw:caption-point-y="0.5984in">
              <dc:date>2018-02-21T00:00:00</dc:date>
              <text:p text:style-name="P1"><text:span text:style-name="T1">Về quê bạn gái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289in" svg:y="4.8268in" draw:caption-point-x="-0.2402in" draw:caption-point-y="0.5969in">
              <dc:date>2018-02-26T00:00:00</dc:date>
              <text:p text:style-name="P1"><text:span text:style-name="T1">Không có xe vào lại SG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4.7457in" svg:y="4.8268in" draw:caption-point-x="-0.2402in" draw:caption-point-y="0.5969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5.202in" svg:y="4.8268in" draw:caption-point-x="-0.2402in" draw:caption-point-y="0.5969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88" table:formula="of:=SUM([.D24:.AH24])" office:value-type="float" office:value="4.5">
            <text:p>4.5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5.0689in" draw:caption-point-x="-0.2402in" draw:caption-point-y="0.6024in">
              <dc:date>2018-02-01T00:00:00</dc:date>
              <text:p text:style-name="P1"><text:span text:style-name="T1">Ngủ dậy muộn, 9h25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5.0701in" draw:caption-point-x="-0.2402in" draw:caption-point-y="0.6012in">
              <dc:date>2018-02-06T00:00:00</dc:date>
              <text:p text:style-name="P1"><text:span text:style-name="T1">Đau bụng, 9h02 đến cty</text:span></text:p>
            </office:annotation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5.3854in" svg:y="5.0705in" draw:caption-point-x="-0.2402in" draw:caption-point-y="0.6008in">
              <dc:date>2018-02-07T00:00:00</dc:date>
              <text:p text:style-name="P1"><text:span text:style-name="T1">Đau bụng, xin off sáng</text:span></text:p>
            </office:annotation>
            <text:p>0.5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5.0713in" draw:caption-point-x="-0.2402in" draw:caption-point-y="0.6in">
              <dc:date>2018-02-08T00:00:00</dc:date>
              <text:p text:style-name="P1"><text:span text:style-name="T1">Dậy muộn, 8h36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5.0724in" draw:caption-point-x="-0.2402in" draw:caption-point-y="0.5988in">
              <dc:date>2018-02-09T00:00:00</dc:date>
              <text:p text:style-name="P1"><text:span text:style-name="T1">Ngủ dậy muộn, 8h46 đến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072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072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5.0728in" draw:caption-point-x="-0.2402in" draw:caption-point-y="0.5984in">
              <dc:date>2018-02-21T00:00:00</dc:date>
              <text:p text:style-name="P1"><text:span text:style-name="T1">Dành tgian ở bên gia đình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5.0736in" draw:caption-point-x="-0.2402in" draw:caption-point-y="0.5976in">
              <dc:date>2018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074in" draw:caption-point-x="-0.2402in" draw:caption-point-y="0.5972in">
              <dc:date>2018-02-2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5.0748in" draw:caption-point-x="-0.2402in" draw:caption-point-y="0.5965in">
              <dc:date>2018-02-28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88" table:formula="of:=SUM([.D25:.AH25])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3.1024in" svg:y="5.3165in" draw:caption-point-x="-0.2402in" draw:caption-point-y="0.6024in">
              <dc:date>2018-02-02T00:00:00</dc:date>
              <text:p text:style-name="P1"><text:span text:style-name="T1">Chờ sửa ổng nước, xin đi trễ, 8h4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5.3181in" draw:caption-point-x="-0.2402in" draw:caption-point-y="0.6008in">
              <dc:date>2018-02-07T00:00:00</dc:date>
              <text:p text:style-name="P1"><text:span text:style-name="T1">Gửi đồ ở bxe, xin đi trễ, 8h5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320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3209in" draw:caption-point-x="-0.2402in" draw:caption-point-y="0.598in">
              <dc:date>2018-02-22T00:00:00</dc:date>
              <text:p text:style-name="P1"><text:span text:style-name="T1">Đau bụng, xin đi trễ, 9h17 đến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5.3213in" draw:caption-point-x="-0.2402in" draw:caption-point-y="0.5976in">
              <dc:date>2018-02-23T00:00:00</dc:date>
              <text:p text:style-name="P1"><text:span text:style-name="T1">Ra bến xe chở em, xin đi trễ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289in" svg:y="5.3217in" draw:caption-point-x="-0.2402in" draw:caption-point-y="0.5972in">
              <dc:date>2018-02-2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5.3224in" draw:caption-point-x="-0.2402in" draw:caption-point-y="0.5965in">
              <dc:date>2018-02-28T00:00:00</dc:date>
              <text:p text:style-name="P1"><text:span text:style-name="T1">Xe cán đinh chờ vá xe, xin đi trễ, 8h5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88" table:formula="of:=SUM([.D26:.AH2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5.568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5.568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88" table:formula="of:=SUM([.D27:.AH27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5.8157in" draw:caption-point-x="-0.2402in" draw:caption-point-y="0.5988in">
              <dc:date>2018-02-09T00:00:00</dc:date>
              <text:p text:style-name="P1"><text:span text:style-name="T1">Đón người thân + đi mua sắ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88" table:formula="of:=SUM([.D28:.AH28])" office:value-type="float" office:value="3">
            <text:p>3</text:p>
          </table:table-cell>
          <table:table-cell table:style-name="ce92" office:value-type="float" office:value="0">
            <office:annotation draw:style-name="gr3" draw:text-style-name="P1" svg:width="1.1413in" svg:height="0.7012in" svg:x="2.6457in" svg:y="6.0531in" draw:caption-point-x="-0.2402in" draw:caption-point-y="0.609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3.1024in" svg:y="6.0531in" draw:caption-point-x="-0.2402in" draw:caption-point-y="0.6091in">
              <dc:date>2018-03-13T00:00:00</dc:date>
              <text:p text:style-name="P1"><text:span text:style-name="T1">Nghỉ hưởng lương theo chế độ thai sản của vợ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472in" svg:y="6.0606in" draw:caption-point-x="-0.2402in" draw:caption-point-y="0.6016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4.9287in" svg:y="6.0606in" draw:caption-point-x="-0.2402in" draw:caption-point-y="0.6016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0606in" draw:caption-point-x="-0.2402in" draw:caption-point-y="0.6016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0606in" draw:caption-point-x="-0.2402in" draw:caption-point-y="0.6016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0606in" draw:caption-point-x="-0.2402in" draw:caption-point-y="0.6016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7.7988in" svg:y="6.0606in" draw:caption-point-x="-0.2402in" draw:caption-point-y="0.6016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2878in" svg:y="6.0606in" draw:caption-point-x="-0.2402in" draw:caption-point-y="0.6016in">
              <dc:date>2018-02-05T00:00:00</dc:date>
              <text:p text:style-name="P1"><text:span text:style-name="T1">Làm remote</text:span></text:p>
            </office:annotation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0638in" draw:caption-point-x="-0.2402in" draw:caption-point-y="0.5984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0638in" draw:caption-point-x="-0.2402in" draw:caption-point-y="0.5984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0638in" draw:caption-point-x="-0.2402in" draw:caption-point-y="0.5984in">
              <dc:date>2018-02-21T00:00:00</dc:date>
              <text:p text:style-name="P1"><text:span text:style-name="T1">Chăm sóc vợ con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88" table:formula="of:=SUM([.D29:.AH2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6.3114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6.3114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6.3114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88" table:formula="of:=SUM([.D30:.AH30])" office:value-type="float" office:value="3.5">
            <text:p>3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6.5614in" draw:caption-point-x="-0.2402in" draw:caption-point-y="0.5961in">
              <dc:date>2018-02-05T00:00:00</dc:date>
              <text:p text:style-name="P1"><text:span text:style-name="T1">Báo cáo tiến độ đồ án tốt nghiệp, xin đi trễ, 8h54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2878in" svg:y="6.5591in" draw:caption-point-x="-0.2402in" draw:caption-point-y="0.5984in">
              <dc:date>2018-02-21T00:00:00</dc:date>
              <text:p text:style-name="P1"><text:span text:style-name="T1">Off chiều, xe về 3h chiều</text:span></text:p>
            </office:annotation>
            <text:p>0.5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6.5591in" draw:caption-point-x="-0.2402in" draw:caption-point-y="0.5984in">
              <dc:date>2018-02-21T00:00:00</dc:date>
              <text:p text:style-name="P1"><text:span text:style-name="T1">Không mua được vé mùng 6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6.5591in" draw:caption-point-x="-0.2402in" draw:caption-point-y="0.5984in">
              <dc:date>2018-02-21T00:00:00</dc:date>
              <text:p text:style-name="P1"><text:span text:style-name="T1">Không mua được vé mùng 6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6.5591in" draw:caption-point-x="-0.2402in" draw:caption-point-y="0.5984in">
              <dc:date>2018-02-21T00:00:00</dc:date>
              <text:p text:style-name="P1"><text:span text:style-name="T1">Không mua được vé mùng 6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88" table:formula="of:=SUM([.D31:.AH31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75" office:value-type="string">
            <text:p>MaiNTT</text:p>
          </table:table-cell>
          <table:table-cell table:style-name="ce88" table:formula="of:=SUM([.D32:.AH32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88" table:formula="of:=SUM([.D33:.AH33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7.2992in" draw:caption-point-x="-0.2402in" draw:caption-point-y="0.6012in">
              <dc:date>2018-0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7.3004in" draw:caption-point-x="-0.2402in" draw:caption-point-y="0.6in">
              <dc:date>2018-02-08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7.3016in" draw:caption-point-x="-0.2402in" draw:caption-point-y="0.5988in">
              <dc:date>2018-02-09T00:00:00</dc:date>
              <text:p text:style-name="P1"><text:span text:style-name="T1">Xin nghỉ tết sớ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302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302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7.302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7.302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7.302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7.3039in" draw:caption-point-x="-0.2402in" draw:caption-point-y="0.5965in">
              <dc:date>2018-02-28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88" table:formula="of:=SUM([.D34:.AH34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549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549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88" table:formula="of:=SUM([.D35:.AH35])" office:value-type="float" office:value="2.5">
            <text:p>2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472in" svg:y="7.7945in" draw:caption-point-x="-0.2402in" draw:caption-point-y="0.6016in">
              <dc:date>2018-02-05T00:00:00</dc:date>
              <text:p text:style-name="P1"><text:span text:style-name="T1">Chở em bé đi khám bệnh, xin đi trễ, 9h26 đến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4.9287in" svg:y="7.7949in" draw:caption-point-x="-0.2402in" draw:caption-point-y="0.6012in">
              <dc:date>2018-02-06T00:00:00</dc:date>
              <text:p text:style-name="P1"><text:span text:style-name="T1">Bận việc cá nhân đột xuất,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7.797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7.797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88" table:formula="of:=SUM([.D36:.AH36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0453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0453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0453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88" table:formula="of:=SUM([.D37:.AH37])" office:value-type="float" office:value="6">
            <text:p>6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8.2925in" draw:caption-point-x="-0.2402in" draw:caption-point-y="0.5988in">
              <dc:date>2018-02-09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8.2929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8.2929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2929in" draw:caption-point-x="-0.2402in" draw:caption-point-y="0.5984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2929in" draw:caption-point-x="-0.2402in" draw:caption-point-y="0.5984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2929in" draw:caption-point-x="-0.2402in" draw:caption-point-y="0.5984in">
              <dc:date>2018-02-21T00:00:00</dc:date>
              <text:p text:style-name="P1"><text:span text:style-name="T1">Du lịch nghỉ ngơi thư giã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.5">
            <office:annotation draw:style-name="gr4" draw:text-style-name="P1" svg:width="1.1413in" svg:height="0.3902in" svg:x="14.289in" svg:y="8.2941in" draw:caption-point-x="-0.2402in" draw:caption-point-y="0.5972in">
              <dc:date>2018-02-26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88" table:formula="of:=SUM([.D38:.AH38])" office:value-type="float" office:value="3">
            <text:p>3</text:p>
          </table:table-cell>
          <table:table-cell table:style-name="ce92" office:value-type="float" office:value="1">
            <office:annotation draw:style-name="gr4" draw:text-style-name="P1" svg:width="1.1413in" svg:height="0.3902in" svg:x="2.6457in" svg:y="8.5362in" draw:caption-point-x="-0.2402in" draw:caption-point-y="0.6028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3.1024in" svg:y="8.5362in" draw:caption-point-x="-0.2402in" draw:caption-point-y="0.6028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4.472in" svg:y="8.5362in" draw:caption-point-x="-0.2402in" draw:caption-point-y="0.6028in">
              <dc:date>2018-02-01T00:00:00</dc:date>
              <text:p text:style-name="P1"><text:span text:style-name="T1">Đi du lịch Đài Loan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4.9287in" svg:y="8.5378in" draw:caption-point-x="-0.2402in" draw:caption-point-y="0.6012in">
              <dc:date>2018-02-06T00:00:00</dc:date>
              <text:p text:style-name="P1"><text:span text:style-name="T1">Ngủ dậy muộn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88" table:formula="of:=SUM([.D39:.AH39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8.7882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8.7882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8.7882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88" table:formula="of:=SUM([.D40:.AH40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73" office:value-type="string">
            <text:p>PhatHDT</text:p>
          </table:table-cell>
          <table:table-cell table:style-name="ce88" table:formula="of:=SUM([.D41:.AH41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9.2791in" draw:caption-point-x="-0.2402in" draw:caption-point-y="0.6028in">
              <dc:date>2018-02-01T00:00:00</dc:date>
              <text:p text:style-name="P1"><text:span text:style-name="T1">Nhà có việc gấp, 8h32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9.2803in" draw:caption-point-x="-0.2402in" draw:caption-point-y="0.6016in">
              <dc:date>2018-02-05T00:00:00</dc:date>
              <text:p text:style-name="P1"><text:span text:style-name="T1">Kẹt xe, 8h32 đến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2843in" draw:caption-point-x="-0.2402in" draw:caption-point-y="0.5976in">
              <dc:date>2018-02-23T00:00:00</dc:date>
              <text:p text:style-name="P1"><text:span text:style-name="T1">Đau bụng, 8h32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ongPVH</text:p>
          </table:table-cell>
          <table:table-cell table:style-name="ce88" table:formula="of:=SUM([.D42:.AH42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9.5311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9.5311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5" office:value-type="string">
            <text:p>PhongPT</text:p>
          </table:table-cell>
          <table:table-cell table:style-name="ce88" table:formula="of:=SUM([.D43:.AH43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9.7795in" draw:caption-point-x="-0.2402in" draw:caption-point-y="0.5976in">
              <dc:date>2018-02-23T00:00:00</dc:date>
              <text:p text:style-name="P1"><text:span text:style-name="T1">Mất thẻ xe, xin đi trễ, 8h46 đến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88" table:formula="of:=SUM([.D44:.AH44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0.026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0.026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88" table:formula="of:=SUM([.D45:.AH45])" office:value-type="float" office:value="3">
            <text:p>3</text:p>
          </table:table-cell>
          <table:table-cell table:style-name="ce92" table:number-columns-repeated="6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0.274in" draw:caption-point-x="-0.2402in" draw:caption-point-y="0.5988in">
              <dc:date>2018-02-09T00:00:00</dc:date>
              <text:p text:style-name="P1"><text:span text:style-name="T1">Lên trường đăng ký đề tài, 9h3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2744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2744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0.2744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QuangVD</text:p>
          </table:table-cell>
          <table:table-cell table:style-name="ce88" table:formula="of:=SUM([.D46:.AH46])" office:value-type="float" office:value="4">
            <text:p>4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4.9287in" svg:y="10.5193in" draw:caption-point-x="-0.2402in" draw:caption-point-y="0.6012in">
              <dc:date>2018-02-06T00:00:00</dc:date>
              <text:p text:style-name="P1"><text:span text:style-name="T1">Lên trường bảo vệ luận văn 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10.5197in" draw:caption-point-x="-0.2402in" draw:caption-point-y="0.6008in">
              <dc:date>2018-02-07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0.522in" draw:caption-point-x="-0.2402in" draw:caption-point-y="0.5984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0.522in" draw:caption-point-x="-0.2402in" draw:caption-point-y="0.5984in">
              <dc:date>2018-02-21T00:00:00</dc:date>
              <text:p text:style-name="P1"><text:span text:style-name="T1">Chưa bắt xe lên đượ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QuynhNNT</text:p>
          </table:table-cell>
          <table:table-cell table:style-name="ce88" table:formula="of:=SUM([.D47:.AH47])" office:value-type="float" office:value="0">
            <text:p>0</text:p>
          </table:table-cell>
          <table:table-cell table:style-name="ce92" table:number-columns-repeated="4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88" table:formula="of:=SUM([.D48:.AH48])" office:value-type="float" office:value="0">
            <text:p>0</text:p>
          </table:table-cell>
          <table:table-cell table:style-name="ce92" table:number-columns-repeated="4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11.0169in" draw:caption-point-x="-0.2402in" draw:caption-point-y="0.5988in">
              <dc:date>2018-02-09T00:00:00</dc:date>
              <text:p text:style-name="P1"><text:span text:style-name="T1">Qua cty cũ dự tổng kết, 9h15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88" table:formula="of:=SUM([.D49:.AH49])" office:value-type="float" office:value="0"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472in" svg:y="11.2618in" draw:caption-point-x="-0.2402in" draw:caption-point-y="0.6016in">
              <dc:date>2018-02-05T00:00:00</dc:date>
              <text:p text:style-name="P1"><text:span text:style-name="T1">Ghé mua thuốc, 8h33 đến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3311in" svg:y="11.2646in" draw:caption-point-x="-0.2402in" draw:caption-point-y="0.5988in">
              <dc:date>2018-02-09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88" table:formula="of:=SUM([.D50:.AH50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1.512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1.5126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2" draw:text-style-name="P1" svg:width="1.1413in" svg:height="0.5457in" svg:x="14.7457in" svg:y="11.5146in" draw:caption-point-x="-0.2402in" draw:caption-point-y="0.5965in">
              <dc:date>2018-02-27T00:00:00</dc:date>
              <text:p text:style-name="P1"><text:span text:style-name="T1">Chở vợ đi làm giấy tờ + thôi nôi chá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iNHQ</text:p>
          </table:table-cell>
          <table:table-cell table:style-name="ce88" table:formula="of:=SUM([.D51:.AH51])" office:value-type="float" office:value="1"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1.7602in" draw:caption-point-x="-0.2402in" draw:caption-point-y="0.5984in">
              <dc:date>2018-02-21T00:00:00</dc:date>
              <text:p text:style-name="P1"><text:span text:style-name="T1">Du lịch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mDT</text:p>
          </table:table-cell>
          <table:table-cell table:style-name="ce88" table:formula="of:=SUM([.D52:.AH52])" office:value-type="float" office:value="0">
            <text:p>0</text:p>
          </table:table-cell>
          <table:table-cell table:style-name="ce92" table:number-columns-repeated="13"/>
          <table:table-cell table:style-name="ce98" table:number-columns-repeated="7"/>
          <table:table-cell table:style-name="ce92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88" table:formula="of:=SUM([.D53:.AH53])" office:value-type="float" office:value="4.5">
            <text:p>4.5</text:p>
          </table:table-cell>
          <table:table-cell table:style-name="ce92" office:value-type="float" office:value="0.5">
            <office:annotation draw:style-name="gr4" draw:text-style-name="P1" svg:width="1.1413in" svg:height="0.3902in" svg:x="2.6457in" svg:y="12.2516in" draw:caption-point-x="-0.2402in" draw:caption-point-y="0.6028in">
              <dc:date>2018-02-01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2.2535in" draw:caption-point-x="-0.2402in" draw:caption-point-y="0.6008in">
              <dc:date>2018-02-07T00:00:00</dc:date>
              <text:p text:style-name="P1"><text:span text:style-name="T1">Kẹt xe, 8h3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2559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4" draw:text-style-name="P1" svg:width="1.1413in" svg:height="0.3902in" svg:x="12.0059in" svg:y="12.2559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2559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12.9189in" svg:y="12.2559in" draw:caption-point-x="-0.2402in" draw:caption-point-y="0.5984in">
              <dc:date>2018-02-21T00:00:00</dc:date>
              <text:p text:style-name="P1"><text:span text:style-name="T1">Du lịch cùng gia đình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88" table:formula="of:=SUM([.D54:.AH54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503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503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2.5035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12.5039in" draw:caption-point-x="-0.2402in" draw:caption-point-y="0.598in">
              <dc:date>2018-02-22T00:00:00</dc:date>
              <text:p text:style-name="P1"><text:span text:style-name="T1">Xe vào trễ, 8h38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88" table:formula="of:=SUM([.D55:.AH55])" office:value-type="float" office:value="3">
            <text:p>3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2.7496in" draw:caption-point-x="-0.2402in" draw:caption-point-y="0.6in">
              <dc:date>2018-02-08T00:00:00</dc:date>
              <text:p text:style-name="P1"><text:span text:style-name="T1">Ra ngân hàng, xin đi trễ, 9h46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7512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7512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2.4622in" svg:y="12.7516in" draw:caption-point-x="-0.2402in" draw:caption-point-y="0.598in">
              <dc:date>2018-02-22T00:00:00</dc:date>
              <text:p text:style-name="P1"><text:span text:style-name="T1">Chóng mặt,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289in" svg:y="12.7524in" draw:caption-point-x="-0.2402in" draw:caption-point-y="0.5972in">
              <dc:date>2018-02-26T00:00:00</dc:date>
              <text:p text:style-name="P1"><text:span text:style-name="T1">Đi làm giấy tờ, xin đi trễ, 9h43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88" table:formula="of:=SUM([.D56:.AH56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2.998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2.9988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88" table:formula="of:=SUM([.D57:.AH57])" office:value-type="float" office:value="2">
            <text:p>2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3.2441in" draw:caption-point-x="-0.2402in" draw:caption-point-y="0.6008in">
              <dc:date>2018-02-07T00:00:00</dc:date>
              <text:p text:style-name="P1"><text:span text:style-name="T1">Bị mệt, xin đi trễ, 9h02 đến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246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2465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88" table:formula="of:=SUM([.D58:.AH58])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2.6457in" svg:y="13.4898in" draw:caption-point-x="-0.2402in" draw:caption-point-y="0.6028in">
              <dc:date>2018-02-0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8" table:number-columns-repeated="7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3.4949in" draw:caption-point-x="-0.2402in" draw:caption-point-y="0.5976in">
              <dc:date>2018-02-23T00:00:00</dc:date>
              <text:p text:style-name="P1"><text:span text:style-name="T1">Ra ngân hàng, xin đi trễ, 9h16 đến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5.202in" svg:y="13.4961in" draw:caption-point-x="-0.2402in" draw:caption-point-y="0.5965in">
              <dc:date>2018-02-28T00:00:00</dc:date>
              <text:p text:style-name="P1"><text:span text:style-name="T1">Kẹt xe, 8h31 đến cty</text:span></text:p>
            </office:annotation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88" table:formula="of:=SUM([.D59:.AH59])" office:value-type="float" office:value="5">
            <text:p>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7.7988in" svg:y="13.7417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8.2878in" svg:y="13.7417in" draw:caption-point-x="-0.2402in" draw:caption-point-y="0.5984in">
              <dc:date>2018-02-21T00:00:00</dc:date>
              <text:p text:style-name="P1"><text:span text:style-name="T1">Về tết</text:span></text:p>
            </office:annotation>
            <text:p>1</text:p>
          </table:table-cell>
          <table:table-cell table:style-name="ce98" table:number-columns-repeated="7"/>
          <table:table-cell table:style-name="ce92" office:value-type="float" office:value="1">
            <office:annotation draw:style-name="gr6" draw:text-style-name="P1" svg:width="1.1413in" svg:height="0.2634in" svg:x="12.0059in" svg:y="13.7417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4622in" svg:y="13.7417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13.7417in" draw:caption-point-x="-0.2402in" draw:caption-point-y="0.5984in">
              <dc:date>2018-02-21T00:00:00</dc:date>
              <text:p text:style-name="P1"><text:span text:style-name="T1">Nhà xa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table:number-columns-repeated="3"/>
          <table:table-cell table:style-name="ce43" table:number-columns-repeated="952"/>
        </table:table-row>
        <table:table-row table:style-name="ro2" table:number-rows-repeated="65354">
          <table:table-cell table:style-name="ce43" table:number-columns-repeated="3"/>
          <table:table-cell table:style-name="ce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93"/>
          <table:table-cell table:number-columns-repeated="27"/>
          <table:table-cell table:style-name="ce93" table:number-columns-repeated="3"/>
          <table:table-cell table:style-name="ce43" table:number-columns-repeated="952"/>
        </table:table-row>
        <table:table-row table:style-name="ro2">
          <table:table-cell table:style-name="ce43" table:number-columns-repeated="2"/>
          <table:table-cell table:number-columns-repeated="984"/>
        </table:table-row>
        <table:table-row table:style-name="ro2" table:number-rows-repeated="98311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3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6"/>
        <table:table-column table:style-name="co26" table:number-columns-repeated="7" table:default-cell-style-name="ce106"/>
        <table:table-column table:style-name="co25" table:number-columns-repeated="16" table:default-cell-style-name="ce106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1" table:number-columns-repeated="8"/>
          <table:table-cell table:style-name="ce107" office:value-type="string" table:number-columns-spanned="2" table:number-rows-spanned="1">
            <text:p>Month</text:p>
          </table:table-cell>
          <table:covered-table-cell table:style-name="ce108"/>
          <table:table-cell table:style-name="ce109" table:content-validation-name="val1" office:value-type="float" office:value="3" table:number-columns-spanned="2" table:number-rows-spanned="1">
            <text:p>3</text:p>
          </table:table-cell>
          <table:covered-table-cell table:style-name="ce108"/>
          <table:table-cell table:style-name="ce107" office:value-type="string" table:number-columns-spanned="2" table:number-rows-spanned="1">
            <text:p>Year</text:p>
          </table:table-cell>
          <table:covered-table-cell table:style-name="ce108"/>
          <table:table-cell table:style-name="ce107" office:value-type="float" office:value="2018" table:number-columns-spanned="2" table:number-rows-spanned="1">
            <text:p>2018</text:p>
          </table:table-cell>
          <table:covered-table-cell table:style-name="ce110"/>
          <table:table-cell table:style-name="ce101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02" table:formula="of:=DATE([.$R$1];[.N1];1)" office:value-type="date" office:date-value="2018-03-01">
            <text:p>01</text:p>
          </table:table-cell>
          <table:table-cell table:style-name="ce102" table:formula="of:=[.D2]+1" office:value-type="date" office:date-value="2018-03-02">
            <text:p>02</text:p>
          </table:table-cell>
          <table:table-cell table:style-name="ce102" table:formula="of:=[.E2]+1" office:value-type="date" office:date-value="2018-03-03">
            <text:p>03</text:p>
          </table:table-cell>
          <table:table-cell table:style-name="ce102" table:formula="of:=[.F2]+1" office:value-type="date" office:date-value="2018-03-04">
            <text:p>04</text:p>
          </table:table-cell>
          <table:table-cell table:style-name="ce102" table:formula="of:=[.G2]+1" office:value-type="date" office:date-value="2018-03-05">
            <text:p>05</text:p>
          </table:table-cell>
          <table:table-cell table:style-name="ce102" table:formula="of:=[.H2]+1" office:value-type="date" office:date-value="2018-03-06">
            <text:p>06</text:p>
          </table:table-cell>
          <table:table-cell table:style-name="ce102" table:formula="of:=[.I2]+1" office:value-type="date" office:date-value="2018-03-07">
            <text:p>07</text:p>
          </table:table-cell>
          <table:table-cell table:style-name="ce102" table:formula="of:=[.J2]+1" office:value-type="date" office:date-value="2018-03-08">
            <text:p>08</text:p>
          </table:table-cell>
          <table:table-cell table:style-name="ce102" table:formula="of:=[.K2]+1" office:value-type="date" office:date-value="2018-03-09">
            <text:p>09</text:p>
          </table:table-cell>
          <table:table-cell table:style-name="ce102" table:formula="of:=[.L2]+1" office:value-type="date" office:date-value="2018-03-10">
            <text:p>10</text:p>
          </table:table-cell>
          <table:table-cell table:style-name="ce102" table:formula="of:=[.M2]+1" office:value-type="date" office:date-value="2018-03-11">
            <text:p>11</text:p>
          </table:table-cell>
          <table:table-cell table:style-name="ce102" table:formula="of:=[.N2]+1" office:value-type="date" office:date-value="2018-03-12">
            <text:p>12</text:p>
          </table:table-cell>
          <table:table-cell table:style-name="ce102" table:formula="of:=[.O2]+1" office:value-type="date" office:date-value="2018-03-13">
            <text:p>13</text:p>
          </table:table-cell>
          <table:table-cell table:style-name="ce102" table:formula="of:=[.P2]+1" office:value-type="date" office:date-value="2018-03-14">
            <text:p>14</text:p>
          </table:table-cell>
          <table:table-cell table:style-name="ce102" table:formula="of:=[.Q2]+1" office:value-type="date" office:date-value="2018-03-15">
            <text:p>15</text:p>
          </table:table-cell>
          <table:table-cell table:style-name="ce102" table:formula="of:=[.R2]+1" office:value-type="date" office:date-value="2018-03-16">
            <text:p>16</text:p>
          </table:table-cell>
          <table:table-cell table:style-name="ce102" table:formula="of:=[.S2]+1" office:value-type="date" office:date-value="2018-03-17">
            <text:p>17</text:p>
          </table:table-cell>
          <table:table-cell table:style-name="ce102" table:formula="of:=[.T2]+1" office:value-type="date" office:date-value="2018-03-18">
            <text:p>18</text:p>
          </table:table-cell>
          <table:table-cell table:style-name="ce102" table:formula="of:=[.U2]+1" office:value-type="date" office:date-value="2018-03-19">
            <text:p>19</text:p>
          </table:table-cell>
          <table:table-cell table:style-name="ce102" table:formula="of:=[.V2]+1" office:value-type="date" office:date-value="2018-03-20">
            <text:p>20</text:p>
          </table:table-cell>
          <table:table-cell table:style-name="ce102" table:formula="of:=[.W2]+1" office:value-type="date" office:date-value="2018-03-21">
            <text:p>21</text:p>
          </table:table-cell>
          <table:table-cell table:style-name="ce102" table:formula="of:=[.X2]+1" office:value-type="date" office:date-value="2018-03-22">
            <text:p>22</text:p>
          </table:table-cell>
          <table:table-cell table:style-name="ce102" table:formula="of:=[.Y2]+1" office:value-type="date" office:date-value="2018-03-23">
            <text:p>23</text:p>
          </table:table-cell>
          <table:table-cell table:style-name="ce102" table:formula="of:=[.Z2]+1" office:value-type="date" office:date-value="2018-03-24">
            <text:p>24</text:p>
          </table:table-cell>
          <table:table-cell table:style-name="ce102" table:formula="of:=[.AA2]+1" office:value-type="date" office:date-value="2018-03-25">
            <text:p>25</text:p>
          </table:table-cell>
          <table:table-cell table:style-name="ce102" table:formula="of:=[.AB2]+1" office:value-type="date" office:date-value="2018-03-26">
            <text:p>26</text:p>
          </table:table-cell>
          <table:table-cell table:style-name="ce102" table:formula="of:=[.AC2]+1" office:value-type="date" office:date-value="2018-03-27">
            <text:p>27</text:p>
          </table:table-cell>
          <table:table-cell table:style-name="ce102" table:formula="of:=[.AD2]+1" office:value-type="date" office:date-value="2018-03-28">
            <text:p>28</text:p>
          </table:table-cell>
          <table:table-cell table:style-name="ce102" table:formula="of:=[.AE2]+1" office:value-type="date" office:date-value="2018-03-29">
            <text:p>29</text:p>
          </table:table-cell>
          <table:table-cell table:style-name="ce102" table:formula="of:=[.AF2]+1" office:value-type="date" office:date-value="2018-03-30">
            <text:p>30</text:p>
          </table:table-cell>
          <table:table-cell table:style-name="ce102" table:formula="of:=[.AG2]+1" office:value-type="date" office:date-value="2018-03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3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3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3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3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3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3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3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3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00" table:formula="of:=SUM([.D4:.AH4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0.1181in" draw:caption-point-x="-0.2402in" draw:caption-point-y="0.6in">
              <dc:date>2018-03-06T00:00:00</dc:date>
              <text:p text:style-name="P1"><text:span text:style-name="T1">Ngủ dậy muộn, 8h45 đến cty</text:span></text:p>
            </office:annotation>
            <text:p>0</text:p>
          </table:table-cell>
          <table:table-cell table:style-name="ce104" office:value-type="float" office:value="0.5">
            <office:annotation draw:style-name="gr8" draw:text-style-name="P1" svg:width="1.1413in" svg:height="1.0122in" svg:x="5.3854in" svg:y="0.1189in" draw:caption-point-x="-0.2402in" draw:caption-point-y="0.5992in">
              <dc:date>2018-03-07T00:00:00</dc:date>
              <text:p text:style-name="P1"><text:span text:style-name="T1">Bận việc nhà, xin đi trễ, 9h57 đến cty</text:span></text:p>
              <text:p text:style-name="P1"><text:span text:style-name="T1">Người bị nóng và ngứa, xin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0.1197in" draw:caption-point-x="-0.2402in" draw:caption-point-y="0.5984in">
              <dc:date>2018-03-08T00:00:00</dc:date>
              <text:p text:style-name="P1"><text:span text:style-name="T1">Nhà có việc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0.1205in" draw:caption-point-x="-0.2402in" draw:caption-point-y="0.5976in">
              <dc:date>2018-03-09T00:00:00</dc:date>
              <text:p text:style-name="P1"><text:span text:style-name="T1">Dậy muộn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0.1217in" draw:caption-point-x="-0.2402in" draw:caption-point-y="0.5965in">
              <dc:date>2018-03-12T00:00:00</dc:date>
              <text:p text:style-name="P1"><text:span text:style-name="T1">Nhà có việc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0.1228in" draw:caption-point-x="-0.2402in" draw:caption-point-y="0.5953in">
              <dc:date>2018-03-13T00:00:00</dc:date>
              <text:p text:style-name="P1"><text:span text:style-name="T1">Nhà có việc, 8h40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BinhVT</text:p>
          </table:table-cell>
          <table:table-cell table:style-name="ce100" table:formula="of:=SUM([.D5:.AH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4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00" table:formula="of:=SUM([.D6:.AH6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00" table:formula="of:=SUM([.D7:.AH7])" office:value-type="float" office:value="2">
            <text:p>2</text:p>
          </table:table-cell>
          <table:table-cell table:style-name="ce104" office:value-type="float" office:value="1">
            <office:annotation draw:style-name="gr6" draw:text-style-name="P1" svg:width="1.1413in" svg:height="0.2634in" svg:x="2.6457in" svg:y="0.8583in" draw:caption-point-x="-0.2402in" draw:caption-point-y="0.6028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3.1024in" svg:y="0.8583in" draw:caption-point-x="-0.2402in" draw:caption-point-y="0.6028in">
              <dc:date>2018-03-01T00:00:00</dc:date>
              <text:p text:style-name="P1"><text:span text:style-name="T1">Đi du lịc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73" office:value-type="string">
            <text:p>CuongNM</text:p>
          </table:table-cell>
          <table:table-cell table:style-name="ce100" table:formula="of:=SUM([.D8:.AH8])" office:value-type="float" office:value="2">
            <text:p>2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1.1067in" draw:caption-point-x="-0.2402in" draw:caption-point-y="0.602in">
              <dc:date>2018-03-02T00:00:00</dc:date>
              <text:p text:style-name="P1"><text:span text:style-name="T1">Ngủ quên, 8h35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.1087in" draw:caption-point-x="-0.2402in" draw:caption-point-y="0.6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1.111in" draw:caption-point-x="-0.2402in" draw:caption-point-y="0.5976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111in" draw:caption-point-x="-0.2402in" draw:caption-point-y="0.5976in">
              <dc:date>2018-03-09T00:00:00</dc:date>
              <text:p text:style-name="P1"><text:span text:style-name="T1">Về quê đi du lịch cùng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00" table:formula="of:=SUM([.D9:.AH9])" office:value-type="float" office:value="7">
            <text:p>7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1.3583in" draw:caption-point-x="-0.2402in" draw:caption-point-y="0.5984in">
              <dc:date>2018-03-08T00:00:00</dc:date>
              <text:p text:style-name="P1"><text:span text:style-name="T1">Ngủ quên, 8h46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1.3602in" draw:caption-point-x="-0.2402in" draw:caption-point-y="0.5965in">
              <dc:date>2018-03-12T00:00:00</dc:date>
              <text:p text:style-name="P1"><text:span text:style-name="T1">Vợ đang chờ sanh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2878in" svg:y="1.3614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8.7768in" svg:y="1.3614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2661in" svg:y="1.3614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9.7228in" svg:y="1.3614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11.0925in" svg:y="1.3614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11.5492in" svg:y="1.3614in" draw:caption-point-x="-0.2402in" draw:caption-point-y="0.5953in">
              <dc:date>2018-03-13T00:00:00</dc:date>
              <text:p text:style-name="P1"><text:span text:style-name="T1">Chăm sóc vợ con</text:span></text:p>
            </office:annotation>
            <text:p>1</text:p>
          </table:table-cell>
          <table:table-cell table:style-name="ce104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00" table:formula="of:=SUM([.D10:.AH10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.6016in" draw:caption-point-x="-0.2402in" draw:caption-point-y="0.6028in">
              <dc:date>2018-03-01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00" table:formula="of:=SUM([.D11:.AH1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00" table:formula="of:=SUM([.D12:.AH12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3854in" svg:y="2.1004in" draw:caption-point-x="-0.2402in" draw:caption-point-y="0.5992in">
              <dc:date>2018-03-07T00:00:00</dc:date>
              <text:p text:style-name="P1"><text:span text:style-name="T1">Ra ngân hàng, xin đi trễ, 8h34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74" office:value-type="string">
            <text:p>HaTH</text:p>
          </table:table-cell>
          <table:table-cell table:style-name="ce100" table:formula="of:=SUM([.D13:.AH13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3461in" draw:caption-point-x="-0.2402in" draw:caption-point-y="0.6012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3472in" draw:caption-point-x="-0.2402in" draw:caption-point-y="0.6in">
              <dc:date>2018-03-06T00:00:00</dc:date>
              <text:p text:style-name="P1"><text:span text:style-name="T1">Kẹt xe, 8h52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2.348in" draw:caption-point-x="-0.2402in" draw:caption-point-y="0.5992in">
              <dc:date>2018-03-07T00:00:00</dc:date>
              <text:p text:style-name="P1"><text:span text:style-name="T1">Kẹt xe, 8h43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3488in" draw:caption-point-x="-0.2402in" draw:caption-point-y="0.5984in">
              <dc:date>2018-03-08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6.3311in" svg:y="2.3496in" draw:caption-point-x="-0.2402in" draw:caption-point-y="0.5976in">
              <dc:date>2018-03-09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3508in" draw:caption-point-x="-0.2402in" draw:caption-point-y="0.5965in">
              <dc:date>2018-03-12T00:00:00</dc:date>
              <text:p text:style-name="P1"><text:span text:style-name="T1">Kẹt xe, 8h5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352in" draw:caption-point-x="-0.2402in" draw:caption-point-y="0.5953in">
              <dc:date>2018-03-13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00" table:formula="of:=SUM([.D14:.AH14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2.5921in" draw:caption-point-x="-0.2402in" draw:caption-point-y="0.6028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2.5929in" draw:caption-point-x="-0.2402in" draw:caption-point-y="0.60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2.5937in" draw:caption-point-x="-0.2402in" draw:caption-point-y="0.6012in">
              <dc:date>2018-03-05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2.5949in" draw:caption-point-x="-0.2402in" draw:caption-point-y="0.6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2.5965in" draw:caption-point-x="-0.2402in" draw:caption-point-y="0.5984in">
              <dc:date>2018-03-08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2.5972in" draw:caption-point-x="-0.2402in" draw:caption-point-y="0.5976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2.5984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2.5996in" draw:caption-point-x="-0.2402in" draw:caption-point-y="0.5953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00" table:formula="of:=SUM([.D15:.AH15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7.7988in" svg:y="2.8465in" draw:caption-point-x="-0.2402in" draw:caption-point-y="0.5961in">
              <dc:date>2018-03-12T00:00:00</dc:date>
              <text:p text:style-name="P1"><text:span text:style-name="T1">Có việc đột xuất, <text:s/>of sáng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00" table:formula="of:=SUM([.D16:.AH16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7.7988in" svg:y="3.0937in" draw:caption-point-x="-0.2402in" draw:caption-point-y="0.5965in">
              <dc:date>2018-03-12T00:00:00</dc:date>
              <text:p text:style-name="P1"><text:span text:style-name="T1">Bận việc cá nhân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00" table:formula="of:=SUM([.D17:.AH17])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3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nVT</text:p>
          </table:table-cell>
          <table:table-cell table:style-name="ce100" table:formula="of:=SUM([.D18:.AH18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3.5858in" draw:caption-point-x="-0.2402in" draw:caption-point-y="0.6in">
              <dc:date>2018-03-06T00:00:00</dc:date>
              <text:p text:style-name="P1"><text:span text:style-name="T1">Kẹt xe, 8h34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6"/>
          <table:table-cell table:style-name="ce104" office:value-type="float" office:value="1">
            <office:annotation draw:style-name="gr6" draw:text-style-name="P1" svg:width="1.1413in" svg:height="0.2634in" svg:x="11.5492in" svg:y="3.5882in" draw:caption-point-x="-0.2402in" draw:caption-point-y="0.5976in">
              <dc:date>2018-03-09T00:00:00</dc:date>
              <text:p text:style-name="P1"><text:span text:style-name="T1">Nhà có đám giỗ</text:span></text:p>
            </office:annotation>
            <text:p>1</text:p>
          </table:table-cell>
          <table:table-cell table:style-name="ce104" table:number-columns-repeated="1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pNH</text:p>
          </table:table-cell>
          <table:table-cell table:style-name="ce100" table:formula="of:=SUM([.D19:.AH19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3.8283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office:value-type="float" office:value="1">
            <office:annotation draw:style-name="gr2" draw:text-style-name="P1" svg:width="1.1413in" svg:height="0.5457in" svg:x="3.1024in" svg:y="3.8283in" draw:caption-point-x="-0.2402in" draw:caption-point-y="0.6051in">
              <dc:date>2018-02-21T00:00:00</dc:date>
              <text:p text:style-name="P1"><text:span text:style-name="T1">Nhà xa + cần tgian chăm sóc vợ con</text:span></text:p>
            </office:annotation>
            <text:p>1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3.8343in" draw:caption-point-x="-0.2402in" draw:caption-point-y="0.5992in">
              <dc:date>2018-03-07T00:00:00</dc:date>
              <text:p text:style-name="P1"><text:span text:style-name="T1">Chờ thang máy, 8h33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ieuNKT</text:p>
          </table:table-cell>
          <table:table-cell table:style-name="ce100" table:formula="of:=SUM([.D20:.AH2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LV</text:p>
          </table:table-cell>
          <table:table-cell table:style-name="ce100" table:formula="of:=SUM([.D21:.AH2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NC</text:p>
          </table:table-cell>
          <table:table-cell table:style-name="ce100" table:formula="of:=SUM([.D22:.AH22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5"/>
          <table:table-cell table:style-name="ce104" office:value-type="float" office:value="1">
            <office:annotation draw:style-name="gr6" draw:text-style-name="P1" svg:width="1.1413in" svg:height="0.2634in" svg:x="15.6587in" svg:y="4.5807in" draw:caption-point-x="-0.2402in" draw:caption-point-y="0.5957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 office:value-type="float" office:value="1">
            <office:annotation draw:style-name="gr6" draw:text-style-name="P1" svg:width="1.1413in" svg:height="0.2634in" svg:x="16.1154in" svg:y="4.5807in" draw:caption-point-x="-0.2402in" draw:caption-point-y="0.5957in">
              <dc:date>2018-03-12T00:00:00</dc:date>
              <text:p text:style-name="P1"><text:span text:style-name="T1">Đi du lịch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00" table:formula="of:=SUM([.D23:.AH23])" office:value-type="float" office:value="3">
            <text:p>3</text:p>
          </table:table-cell>
          <table:table-cell table:style-name="ce104" office:value-type="float" office:value="1">
            <office:annotation draw:style-name="gr4" draw:text-style-name="P1" svg:width="1.1413in" svg:height="0.3902in" svg:x="2.6457in" svg:y="4.8205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4.8205in" draw:caption-point-x="-0.2402in" draw:caption-point-y="0.6035in">
              <dc:date>2018-02-27T00:00:00</dc:date>
              <text:p text:style-name="P1"><text:span text:style-name="T1">Giải quyết việc cá nhân</text:span></text:p>
            </office:annotation>
            <text:p>1</text:p>
          </table:table-cell>
          <table:table-cell table:style-name="ce104" table:number-columns-repeated="2"/>
          <table:table-cell table:style-name="ce104" office:value-type="float" office:value="1">
            <office:annotation draw:style-name="gr2" draw:text-style-name="P1" svg:width="1.1413in" svg:height="0.5457in" svg:x="4.472in" svg:y="4.8228in" draw:caption-point-x="-0.2402in" draw:caption-point-y="0.6012in">
              <dc:date>2018-03-05T00:00:00</dc:date>
              <text:p text:style-name="P1"><text:span text:style-name="T1">Mới vào SG, cần tgian dọn dẹp nhà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7.7988in" svg:y="4.8276in" draw:caption-point-x="-0.2402in" draw:caption-point-y="0.5965in">
              <dc:date>2018-03-12T00:00:00</dc:date>
              <text:p text:style-name="P1"><text:span text:style-name="T1">Mệt trong người, xin đi trễ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74" office:value-type="string">
            <text:p>HuyDH</text:p>
          </table:table-cell>
          <table:table-cell table:style-name="ce100" table:formula="of:=SUM([.D24:.AH24])" office:value-type="float" office:value="3">
            <text:p>3</text:p>
          </table:table-cell>
          <table:table-cell table:number-columns-repeated="2" table:style-name="ce104" office:value-type="float" office:value="1">
            <text:p>1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5.0705in" draw:caption-point-x="-0.2402in" draw:caption-point-y="0.6012in">
              <dc:date>2018-03-05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5.074in" draw:caption-point-x="-0.2402in" draw:caption-point-y="0.5976in">
              <dc:date>2018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0764in" draw:caption-point-x="-0.2402in" draw:caption-point-y="0.5953in">
              <dc:date>2018-03-13T00:00:00</dc:date>
              <text:p text:style-name="P1"><text:span text:style-name="T1">Kẹt xe, 8h48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00" table:formula="of:=SUM([.D25:.AH25])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5.3169in" draw:caption-point-x="-0.2402in" draw:caption-point-y="0.6024in">
              <dc:date>2018-03-01T00:00:00</dc:date>
              <text:p text:style-name="P1"><text:span text:style-name="T1">Bị công an thổi phạt, 8h50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3.1024in" svg:y="5.3173in" draw:caption-point-x="-0.2402in" draw:caption-point-y="0.602in">
              <dc:date>2018-03-02T00:00:00</dc:date>
              <text:p text:style-name="P1"><text:span text:style-name="T1">Lên sân bay tiến dì, xin đi trễ, 8h3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5.3193in" draw:caption-point-x="-0.2402in" draw:caption-point-y="0.6in">
              <dc:date>2018-03-06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5.3201in" draw:caption-point-x="-0.2402in" draw:caption-point-y="0.5992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6.3311in" svg:y="5.3217in" draw:caption-point-x="-0.2402in" draw:caption-point-y="0.5976in">
              <dc:date>2018-03-09T00:00:00</dc:date>
              <text:p text:style-name="P1"><text:span text:style-name="T1">Chờ thợ lắp moderm, xin đi trễ, 8h47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5.3228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5.324in" draw:caption-point-x="-0.2402in" draw:caption-point-y="0.5953in">
              <dc:date>2018-03-13T00:00:00</dc:date>
              <text:p text:style-name="P1"><text:span text:style-name="T1">Đau bụng, 8h33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00" table:formula="of:=SUM([.D26:.AH2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5.8421in" svg:y="5.5689in" draw:caption-point-x="-0.2402in" draw:caption-point-y="0.5984in">
              <dc:date>2018-03-08T00:00:00</dc:date>
              <text:p text:style-name="P1"><text:span text:style-name="T1">Làm giấy tờ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00" table:formula="of:=SUM([.D27:.AH27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5.8177in" draw:caption-point-x="-0.2402in" draw:caption-point-y="0.5972in">
              <dc:date>2018-03-09T00:00:00</dc:date>
              <text:p text:style-name="P1"><text:span text:style-name="T1">Chở ngthan đi khám bệ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00" table:formula="of:=SUM([.D28:.AH2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00" table:formula="of:=SUM([.D29:.AH2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4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6.313in" draw:caption-point-x="-0.2402in" draw:caption-point-y="0.5972in">
              <dc:date>2018-03-09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44" office:value-type="string">
            <text:p>LongDD</text:p>
          </table:table-cell>
          <table:table-cell table:style-name="ce100" table:formula="of:=SUM([.D30:.AH30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3" draw:text-style-name="P1" svg:width="1.1413in" svg:height="0.7012in" svg:x="4.472in" svg:y="6.5748in" draw:caption-point-x="-0.2402in" draw:caption-point-y="0.5831in">
              <dc:date>2018-03-06T00:00:00</dc:date>
              <text:p text:style-name="P1"><text:span text:style-name="T1">Báo cáo tiến độ đồ án tốt nghiệp, xin đi trễ, 9h15 đến cty, off chiều</text:span></text:p>
            </office:annotation>
            <text:p>0.5</text:p>
          </table:table-cell>
          <table:table-cell table:style-name="ce104" table:number-columns-repeated="26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00" table:formula="of:=SUM([.D31:.AH3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75" office:value-type="string">
            <text:p>MaiNTT</text:p>
          </table:table-cell>
          <table:table-cell table:style-name="ce100" table:formula="of:=SUM([.D32:.AH32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00" table:formula="of:=SUM([.D33:.AH33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7.298in" draw:caption-point-x="-0.2402in" draw:caption-point-y="0.6028in">
              <dc:date>2018-03-01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3.1024in" svg:y="7.2988in" draw:caption-point-x="-0.2402in" draw:caption-point-y="0.602in">
              <dc:date>2018-03-02T00:00:00</dc:date>
              <text:p text:style-name="P1"><text:span text:style-name="T1">Kẹt xe, 8h39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7.2996in" draw:caption-point-x="-0.2402in" draw:caption-point-y="0.6012in">
              <dc:date>2018-03-05T00:00:00</dc:date>
              <text:p text:style-name="P1"><text:span text:style-name="T1">Kẹt xe, 8h38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7.3008in" draw:caption-point-x="-0.2402in" draw:caption-point-y="0.6in">
              <dc:date>2018-03-06T00:00:00</dc:date>
              <text:p text:style-name="P1"><text:span text:style-name="T1">Kẹt xe, 8h49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7.3024in" draw:caption-point-x="-0.2402in" draw:caption-point-y="0.5984in">
              <dc:date>2018-03-08T00:00:00</dc:date>
              <text:p text:style-name="P1"><text:span text:style-name="T1">Kẹt xe, 8h41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7.3031in" draw:caption-point-x="-0.2402in" draw:caption-point-y="0.5976in">
              <dc:date>2018-03-09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7.3043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7.3055in" draw:caption-point-x="-0.2402in" draw:caption-point-y="0.5953in">
              <dc:date>2018-03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00" table:formula="of:=SUM([.D34:.AH34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3.1024in" svg:y="7.5465in" draw:caption-point-x="-0.2402in" draw:caption-point-y="0.602in">
              <dc:date>2018-03-02T00:00:00</dc:date>
              <text:p text:style-name="P1"><text:span text:style-name="T1">Làm giấy tờ, tiếp thợ sửa wifi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00" table:formula="of:=SUM([.D35:.AH35])" office:value-type="float" office:value="1">
            <text:p>1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7.7953in" draw:caption-point-x="-0.2402in" draw:caption-point-y="0.6012in">
              <dc:date>2018-03-05T00:00:00</dc:date>
              <text:p text:style-name="P1"><text:span text:style-name="T1">Giải quyết thủ tục hành chính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00" table:formula="of:=SUM([.D36:.AH36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00" table:formula="of:=SUM([.D37:.AH37])" office:value-type="float" office:value="0.5"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2.6457in" svg:y="8.2894in" draw:caption-point-x="-0.2402in" draw:caption-point-y="0.6024in">
              <dc:date>2018-03-01T00:00:00</dc:date>
              <text:p text:style-name="P1"><text:span text:style-name="T1">Chích ngừa, xin đi trễ, 8h45 vào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8.2913in" draw:caption-point-x="-0.2402in" draw:caption-point-y="0.6004in">
              <dc:date>2018-03-05T00:00:00</dc:date>
              <text:p text:style-name="P1"><text:span text:style-name="T1">Chích ngừa chó cắn + làm giấy tờ, off chiều</text:span></text:p>
            </office:annotation>
            <text:p>0.5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8.2917in" draw:caption-point-x="-0.2402in" draw:caption-point-y="0.6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00" table:formula="of:=SUM([.D38:.AH38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4.472in" svg:y="8.5382in" draw:caption-point-x="-0.2402in" draw:caption-point-y="0.6012in">
              <dc:date>2018-03-05T00:00:00</dc:date>
              <text:p text:style-name="P1"><text:span text:style-name="T1">Ngủ quên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8421in" svg:y="8.5409in" draw:caption-point-x="-0.2402in" draw:caption-point-y="0.5984in">
              <dc:date>2018-03-08T00:00:00</dc:date>
              <text:p text:style-name="P1"><text:span text:style-name="T1">Dậy muộn, 8h35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00" table:formula="of:=SUM([.D39:.AH39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3.1024in" svg:y="8.785in" draw:caption-point-x="-0.2402in" draw:caption-point-y="0.602in">
              <dc:date>2018-03-02T00:00:00</dc:date>
              <text:p text:style-name="P1"><text:span text:style-name="T1">Bận việc gia đình, off sáng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2" draw:text-style-name="P1" svg:width="1.1413in" svg:height="0.5457in" svg:x="4.472in" svg:y="8.7858in" draw:caption-point-x="-0.2402in" draw:caption-point-y="0.6012in">
              <dc:date>2018-03-05T00:00:00</dc:date>
              <text:p text:style-name="P1"><text:span text:style-name="T1">Xe bể bánh, xin đi trễ, 8h39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8.787in" draw:caption-point-x="-0.2402in" draw:caption-point-y="0.6in">
              <dc:date>2018-03-06T00:00:00</dc:date>
              <text:p text:style-name="P1"><text:span text:style-name="T1">Kẹt xe, 8h39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NhuVNQ</text:p>
          </table:table-cell>
          <table:table-cell table:style-name="ce100" table:formula="of:=SUM([.D40:.AH40])" office:value-type="float" office:value="1.5">
            <text:p>1.5</text:p>
          </table:table-cell>
          <table:table-cell table:style-name="ce104" office:value-type="float" office:value="0.5">
            <office:annotation draw:style-name="gr7" draw:text-style-name="P1" svg:width="1.1413in" svg:height="0.8567in" svg:x="2.6457in" svg:y="9.0323in" draw:caption-point-x="-0.2402in" draw:caption-point-y="0.6024in">
              <dc:date>2018-03-01T00:00:00</dc:date>
              <text:p text:style-name="P1"><text:span text:style-name="T1">Lên trường nộp phiếu đk luận văn + xin chữ ký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5.8421in" svg:y="9.0362in" draw:caption-point-x="-0.2402in" draw:caption-point-y="0.5984in">
              <dc:date>2018-03-08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73" office:value-type="string">
            <text:p>PhatHDT</text:p>
          </table:table-cell>
          <table:table-cell table:style-name="ce100" table:formula="of:=SUM([.D41:.AH41])" office:value-type="float" office:value="2">
            <text:p>2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9.278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9.2831in" draw:caption-point-x="-0.2402in" draw:caption-point-y="0.5992in">
              <dc:date>2018-03-07T00:00:00</dc:date>
              <text:p text:style-name="P1"><text:span text:style-name="T1">Chờ thang máy, 8h32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7.7988in" svg:y="9.278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5"/>
          <table:table-cell table:style-name="ce104" office:value-type="float" office:value="0.5">
            <office:annotation draw:style-name="gr2" draw:text-style-name="P1" svg:width="1.1413in" svg:height="0.5457in" svg:x="11.0925in" svg:y="9.278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6"/>
          <table:table-cell table:style-name="ce104" office:value-type="float" office:value="0.5">
            <office:annotation draw:style-name="gr2" draw:text-style-name="P1" svg:width="1.1413in" svg:height="0.5457in" svg:x="14.289in" svg:y="9.2787in" draw:caption-point-x="-0.2402in" draw:caption-point-y="0.6035in">
              <dc:date>2018-02-27T00:00:00</dc:date>
              <text:p text:style-name="P1"><text:span text:style-name="T1">Đi học ở trường, off sáng đến hết tháng 6</text:span></text:p>
            </office:annotation>
            <text:p>0.5</text:p>
          </table:table-cell>
          <table:table-cell table:style-name="ce104" table:number-columns-repeated="5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uongPVH</text:p>
          </table:table-cell>
          <table:table-cell table:style-name="ce100" table:formula="of:=SUM([.D42:.AH42])" office:value-type="float" office:value="0.5">
            <text:p>0.5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3.1024in" svg:y="9.528in" draw:caption-point-x="-0.2402in" draw:caption-point-y="0.602in">
              <dc:date>2018-03-02T00:00:00</dc:date>
              <text:p text:style-name="P1"><text:span text:style-name="T1">Lên bhxh thành phố + giải quyết việc gia đình, off chiều</text:span></text:p>
            </office:annotation>
            <text:p>0.5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5" office:value-type="string">
            <text:p>PhongPT</text:p>
          </table:table-cell>
          <table:table-cell table:style-name="ce100" table:formula="of:=SUM([.D43:.AH43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9.7776in" draw:caption-point-x="-0.2402in" draw:caption-point-y="0.6in">
              <dc:date>2018-03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5.8421in" svg:y="9.7791in" draw:caption-point-x="-0.2402in" draw:caption-point-y="0.5984in">
              <dc:date>2018-03-08T00:00:00</dc:date>
              <text:p text:style-name="P1"><text:span text:style-name="T1">Chờ sửa xe, xin đi trễ, 8h48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00" table:formula="of:=SUM([.D44:.AH44])" office:value-type="float" office:value="1.5">
            <text:p>1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4.472in" svg:y="10.0244in" draw:caption-point-x="-0.2402in" draw:caption-point-y="0.6012in">
              <dc:date>2018-03-05T00:00:00</dc:date>
              <text:p text:style-name="P1"><text:span text:style-name="T1">Có việc cần lên trường</text:span></text:p>
            </office:annotation>
            <text:p>1</text:p>
          </table:table-cell>
          <table:table-cell table:number-columns-repeated="4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7" draw:text-style-name="P1" svg:width="1.1413in" svg:height="0.8567in" svg:x="7.7988in" svg:y="10.0291in" draw:caption-point-x="-0.2402in" draw:caption-point-y="0.5965in">
              <dc:date>2018-03-12T00:00:00</dc:date>
              <text:p text:style-name="P1"><text:span text:style-name="T1">Kẹt xe, 8h37 đến cty</text:span></text:p>
              <text:p text:style-name="P1"><text:span text:style-name="T1">Lên trường gặp thầy hướng dẫn, off chiều</text:span></text:p>
            </office:annotation>
            <text:p>0.5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00" table:formula="of:=SUM([.D45:.AH45])" office:value-type="float" office:value="3">
            <text:p>3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1">
            <office:annotation draw:style-name="gr4" draw:text-style-name="P1" svg:width="1.1413in" svg:height="0.3902in" svg:x="9.7228in" svg:y="10.2772in" draw:caption-point-x="-0.2402in" draw:caption-point-y="0.5961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6"/>
          <table:table-cell table:style-name="ce104" office:value-type="float" office:value="1">
            <office:annotation draw:style-name="gr4" draw:text-style-name="P1" svg:width="1.1413in" svg:height="0.3902in" svg:x="12.9189in" svg:y="10.2772in" draw:caption-point-x="-0.2402in" draw:caption-point-y="0.5961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 table:number-columns-repeated="6"/>
          <table:table-cell table:style-name="ce104" office:value-type="float" office:value="1">
            <office:annotation draw:style-name="gr4" draw:text-style-name="P1" svg:width="1.1413in" svg:height="0.3902in" svg:x="16.1154in" svg:y="10.2772in" draw:caption-point-x="-0.2402in" draw:caption-point-y="0.5961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04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QuangVD</text:p>
          </table:table-cell>
          <table:table-cell table:style-name="ce100" table:formula="of:=SUM([.D46:.AH46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2" draw:text-style-name="P1" svg:width="1.1413in" svg:height="0.5457in" svg:x="4.472in" svg:y="10.5197in" draw:caption-point-x="-0.2402in" draw:caption-point-y="0.6012in">
              <dc:date>2018-03-05T00:00:00</dc:date>
              <text:p text:style-name="P1"><text:span text:style-name="T1">Có việc đột xuất cần lên trường, off sáng</text:span></text:p>
            </office:annotation>
            <text:p>0.5</text:p>
          </table:table-cell>
          <table:table-cell table:style-name="ce104" office:value-type="float" office:value="0">
            <office:annotation draw:style-name="gr7" draw:text-style-name="P1" svg:width="1.1413in" svg:height="0.8567in" svg:x="4.9287in" svg:y="10.5209in" draw:caption-point-x="-0.2402in" draw:caption-point-y="0.6in">
              <dc:date>2018-03-06T00:00:00</dc:date>
              <text:p text:style-name="P1"><text:span text:style-name="T1">ghé trường nộp báo cáo, lúc chạy qua cty bị kẹt xe, 9h15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QuynhNNT</text:p>
          </table:table-cell>
          <table:table-cell table:style-name="ce100" table:formula="of:=SUM([.D47:.AH47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100" table:formula="of:=SUM([.D48:.AH48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1.015in" draw:caption-point-x="-0.2402in" draw:caption-point-y="0.6012in">
              <dc:date>2018-03-05T00:00:00</dc:date>
              <text:p text:style-name="P1"><text:span text:style-name="T1">Không khỏe, off sáng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1.0161in" draw:caption-point-x="-0.2402in" draw:caption-point-y="0.6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1.0169in" draw:caption-point-x="-0.2402in" draw:caption-point-y="0.5992in">
              <dc:date>2018-03-07T00:00:00</dc:date>
              <text:p text:style-name="P1"><text:span text:style-name="T1">Kẹt xe, 8h35 đến cty</text:span></text:p>
            </office:annotation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8.2878in" svg:y="11.0209in" draw:caption-point-x="-0.2402in" draw:caption-point-y="0.5953in">
              <dc:date>2018-03-13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inNQ</text:p>
          </table:table-cell>
          <table:table-cell table:style-name="ce100" table:formula="of:=SUM([.D49:.AH49])" office:value-type="float" office:value="2">
            <text:p>2</text:p>
          </table:table-cell>
          <table:table-cell table:style-name="ce104" office:value-type="float" office:value="1">
            <office:annotation draw:style-name="gr2" draw:text-style-name="P1" svg:width="1.1413in" svg:height="0.5457in" svg:x="2.6457in" svg:y="11.2614in" draw:caption-point-x="-0.2402in" draw:caption-point-y="0.6024in">
              <dc:date>2018-03-01T00:00:00</dc:date>
              <text:p text:style-name="P1"><text:span text:style-name="T1">Lên trường chuẩn bị luận văn để nộp</text:span></text:p>
            </office:annotation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1.2646in" draw:caption-point-x="-0.2402in" draw:caption-point-y="0.5992in">
              <dc:date>2018-03-07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2" draw:text-style-name="P1" svg:width="1.1413in" svg:height="0.5457in" svg:x="6.3311in" svg:y="11.2673in" draw:caption-point-x="-0.2402in" draw:caption-point-y="0.5965in">
              <dc:date>2018-03-09T00:00:00</dc:date>
              <text:p text:style-name="P1"><text:span text:style-name="T1">Không khỏe trong người, off chiều</text:span></text:p>
            </office:annotation>
            <text:p>0.5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1.2673in" draw:caption-point-x="-0.2402in" draw:caption-point-y="0.5965in">
              <dc:date>2018-03-12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104" office:value-type="float" office:value="0.5">
            <office:annotation draw:style-name="gr3" draw:text-style-name="P1" svg:width="1.1413in" svg:height="0.7012in" svg:x="8.2878in" svg:y="11.2685in" draw:caption-point-x="-0.2402in" draw:caption-point-y="0.5953in">
              <dc:date>2018-03-13T00:00:00</dc:date>
              <text:p text:style-name="P1"><text:span text:style-name="T1">Lên trường gặp thầy hướng dẫn phản biện tốt nghiệp, off chiều</text:span></text:p>
            </office:annotation>
            <text:p>0.5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ienND</text:p>
          </table:table-cell>
          <table:table-cell table:style-name="ce100" table:formula="of:=SUM([.D50:.AH50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iNHQ</text:p>
          </table:table-cell>
          <table:table-cell table:style-name="ce100" table:formula="of:=SUM([.D51:.AH51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amDT</text:p>
          </table:table-cell>
          <table:table-cell table:style-name="ce100" table:formula="of:=SUM([.D52:.AH52])" office:value-type="float" office:value="0">
            <text:p>0</text:p>
          </table:table-cell>
          <table:table-cell table:style-name="ce104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aoDTN</text:p>
          </table:table-cell>
          <table:table-cell table:style-name="ce100" table:formula="of:=SUM([.D53:.AH53])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office:annotation draw:style-name="gr4" draw:text-style-name="P1" svg:width="1.1413in" svg:height="0.3902in" svg:x="3.1024in" svg:y="12.2528in" draw:caption-point-x="-0.2402in" draw:caption-point-y="0.602in">
              <dc:date>2018-03-02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inhT</text:p>
          </table:table-cell>
          <table:table-cell table:style-name="ce100" table:formula="of:=SUM([.D54:.AH54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LTT</text:p>
          </table:table-cell>
          <table:table-cell table:style-name="ce100" table:formula="of:=SUM([.D55:.AH55])" office:value-type="float" office:value="0.5">
            <text:p>0.5</text:p>
          </table:table-cell>
          <table:table-cell table:style-name="ce104" office:value-type="float" office:value="0">
            <office:annotation draw:style-name="gr3" draw:text-style-name="P1" svg:width="1.1413in" svg:height="0.7012in" svg:x="2.6457in" svg:y="12.7476in" draw:caption-point-x="-0.2402in" draw:caption-point-y="0.6024in">
              <dc:date>2018-03-01T00:00:00</dc:date>
              <text:p text:style-name="P1"><text:span text:style-name="T1">Để quên đồ, quay về nhà lấy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4.9287in" svg:y="12.75in" draw:caption-point-x="-0.2402in" draw:caption-point-y="0.6in">
              <dc:date>2018-03-06T00:00:00</dc:date>
              <text:p text:style-name="P1"><text:span text:style-name="T1">Đi lấy giấy tờ, xin đi trễ, 8h47 đến cty</text:span></text:p>
            </office:annotation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">
            <text:p>0</text:p>
          </table:table-cell>
          <table:table-cell table:style-name="ce104" office:value-type="float" office:value="0.5">
            <office:annotation draw:style-name="gr4" draw:text-style-name="P1" svg:width="1.1413in" svg:height="0.3902in" svg:x="8.2878in" svg:y="12.7547in" draw:caption-point-x="-0.2402in" draw:caption-point-y="0.5953in">
              <dc:date>2018-03-13T00:00:00</dc:date>
              <text:p text:style-name="P1"><text:span text:style-name="T1">Mệt trong người, off sáng</text:span></text:p>
            </office:annotation>
            <text:p>0.5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44" office:value-type="string">
            <text:p>ThuyNTX</text:p>
          </table:table-cell>
          <table:table-cell table:style-name="ce100" table:formula="of:=SUM([.D56:.AH56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ThuyenTTN</text:p>
          </table:table-cell>
          <table:table-cell table:style-name="ce100" table:formula="of:=SUM([.D57:.AH57])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2.6457in" svg:y="13.2425in" draw:caption-point-x="-0.2402in" draw:caption-point-y="0.6028in">
              <dc:date>2018-03-01T00:00:00</dc:date>
              <text:p text:style-name="P1"><text:span text:style-name="T1">Đau đầu, xin đi trễ, 8h53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5">
            <text:p>55</text:p>
          </table:table-cell>
          <table:table-cell table:style-name="ce74" office:value-type="string">
            <text:p>VietBA</text:p>
          </table:table-cell>
          <table:table-cell table:style-name="ce100" table:formula="of:=SUM([.D58:.AH58])" office:value-type="float" office:value="0.5">
            <text:p>0.5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style-name="ce104" office:value-type="float" office:value="0.5">
            <office:annotation draw:style-name="gr4" draw:text-style-name="P1" svg:width="1.1413in" svg:height="0.3902in" svg:x="4.472in" svg:y="13.4921in" draw:caption-point-x="-0.2402in" draw:caption-point-y="0.6008in">
              <dc:date>2018-03-05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style-name="ce104" office:value-type="float" office:value="0">
            <office:annotation draw:style-name="gr4" draw:text-style-name="P1" svg:width="1.1413in" svg:height="0.3902in" svg:x="4.9287in" svg:y="13.4929in" draw:caption-point-x="-0.2402in" draw:caption-point-y="0.6in">
              <dc:date>2018-03-06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5.3854in" svg:y="13.4937in" draw:caption-point-x="-0.2402in" draw:caption-point-y="0.5992in">
              <dc:date>2018-03-07T00:00:00</dc:date>
              <text:p text:style-name="P1"><text:span text:style-name="T1">Kẹt xe, 9h32 đến cty</text:span></text:p>
            </office:annotation>
            <text:p>0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0">
            <office:annotation draw:style-name="gr4" draw:text-style-name="P1" svg:width="1.1413in" svg:height="0.3902in" svg:x="6.3311in" svg:y="13.4957in" draw:caption-point-x="-0.2402in" draw:caption-point-y="0.5972in">
              <dc:date>2018-03-09T00:00:00</dc:date>
              <text:p text:style-name="P1"><text:span text:style-name="T1">Chăm em bé, 8h34 đến cty</text:span></text:p>
            </office:annotation>
            <text:p>0</text:p>
          </table:table-cell>
          <table:table-cell table:style-name="ce104" table:number-columns-repeated="2"/>
          <table:table-cell table:style-name="ce104" office:value-type="float" office:value="0">
            <office:annotation draw:style-name="gr4" draw:text-style-name="P1" svg:width="1.1413in" svg:height="0.3902in" svg:x="7.7988in" svg:y="13.4965in" draw:caption-point-x="-0.2402in" draw:caption-point-y="0.5965in">
              <dc:date>2018-03-12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104" office:value-type="float" office:value="0">
            <office:annotation draw:style-name="gr2" draw:text-style-name="P1" svg:width="1.1413in" svg:height="0.5457in" svg:x="8.2878in" svg:y="13.4976in" draw:caption-point-x="-0.2402in" draw:caption-point-y="0.5953in">
              <dc:date>2018-03-13T00:00:00</dc:date>
              <text:p text:style-name="P1"><text:span text:style-name="T1">Bận việc nhà, xin đitrễ, 8h42 đến cty</text:span></text:p>
            </office:annotation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7">
          <table:table-cell table:style-name="ce71" office:value-type="float" office:value="56">
            <text:p>56</text:p>
          </table:table-cell>
          <table:table-cell table:style-name="ce44" office:value-type="string">
            <text:p>VinhP</text:p>
          </table:table-cell>
          <table:table-cell table:style-name="ce100" table:formula="of:=SUM([.D59:.AH59])" office:value-type="float" office:value="0">
            <text:p>0</text:p>
          </table:table-cell>
          <table:table-cell table:number-columns-repeated="2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5" table:style-name="ce104" office:value-type="float" office:value="0">
            <text:p>0</text:p>
          </table:table-cell>
          <table:table-cell table:style-name="ce104" table:number-columns-repeated="2"/>
          <table:table-cell table:number-columns-repeated="2" table:style-name="ce104" office:value-type="float" office:value="0">
            <text:p>0</text:p>
          </table:table-cell>
          <table:table-cell table:style-name="ce104" table:number-columns-repeated="18"/>
          <table:table-cell table:style-name="ce43" table:number-columns-repeated="952"/>
        </table:table-row>
        <table:table-row table:style-name="ro2" table:number-rows-repeated="65347">
          <table:table-cell table:style-name="ce43" table:number-columns-repeated="3"/>
          <table:table-cell table:style-name="ce105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05"/>
          <table:table-cell table:number-columns-repeated="27"/>
          <table:table-cell table:style-name="ce105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4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7"/>
        <table:table-column table:style-name="co26" table:number-columns-repeated="7" table:default-cell-style-name="ce117"/>
        <table:table-column table:style-name="co25" table:number-columns-repeated="16" table:default-cell-style-name="ce11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12" table:number-columns-repeated="8"/>
          <table:table-cell table:style-name="ce118" office:value-type="string" table:number-columns-spanned="2" table:number-rows-spanned="1">
            <text:p>Month</text:p>
          </table:table-cell>
          <table:covered-table-cell table:style-name="ce119"/>
          <table:table-cell table:style-name="ce120" table:content-validation-name="val1" office:value-type="float" office:value="4" table:number-columns-spanned="2" table:number-rows-spanned="1">
            <text:p>4</text:p>
          </table:table-cell>
          <table:covered-table-cell table:style-name="ce119"/>
          <table:table-cell table:style-name="ce118" office:value-type="string" table:number-columns-spanned="2" table:number-rows-spanned="1">
            <text:p>Year</text:p>
          </table:table-cell>
          <table:covered-table-cell table:style-name="ce119"/>
          <table:table-cell table:style-name="ce118" office:value-type="float" office:value="2018" table:number-columns-spanned="2" table:number-rows-spanned="1">
            <text:p>2018</text:p>
          </table:table-cell>
          <table:covered-table-cell table:style-name="ce121"/>
          <table:table-cell table:style-name="ce112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13" table:formula="of:=DATE([.$R$1];[.N1];1)" office:value-type="date" office:date-value="2018-04-01">
            <text:p>01</text:p>
          </table:table-cell>
          <table:table-cell table:style-name="ce113" table:formula="of:=[.D2]+1" office:value-type="date" office:date-value="2018-04-02">
            <text:p>02</text:p>
          </table:table-cell>
          <table:table-cell table:style-name="ce113" table:formula="of:=[.E2]+1" office:value-type="date" office:date-value="2018-04-03">
            <text:p>03</text:p>
          </table:table-cell>
          <table:table-cell table:style-name="ce113" table:formula="of:=[.F2]+1" office:value-type="date" office:date-value="2018-04-04">
            <text:p>04</text:p>
          </table:table-cell>
          <table:table-cell table:style-name="ce113" table:formula="of:=[.G2]+1" office:value-type="date" office:date-value="2018-04-05">
            <text:p>05</text:p>
          </table:table-cell>
          <table:table-cell table:style-name="ce113" table:formula="of:=[.H2]+1" office:value-type="date" office:date-value="2018-04-06">
            <text:p>06</text:p>
          </table:table-cell>
          <table:table-cell table:style-name="ce113" table:formula="of:=[.I2]+1" office:value-type="date" office:date-value="2018-04-07">
            <text:p>07</text:p>
          </table:table-cell>
          <table:table-cell table:style-name="ce113" table:formula="of:=[.J2]+1" office:value-type="date" office:date-value="2018-04-08">
            <text:p>08</text:p>
          </table:table-cell>
          <table:table-cell table:style-name="ce113" table:formula="of:=[.K2]+1" office:value-type="date" office:date-value="2018-04-09">
            <text:p>09</text:p>
          </table:table-cell>
          <table:table-cell table:style-name="ce113" table:formula="of:=[.L2]+1" office:value-type="date" office:date-value="2018-04-10">
            <text:p>10</text:p>
          </table:table-cell>
          <table:table-cell table:style-name="ce113" table:formula="of:=[.M2]+1" office:value-type="date" office:date-value="2018-04-11">
            <text:p>11</text:p>
          </table:table-cell>
          <table:table-cell table:style-name="ce113" table:formula="of:=[.N2]+1" office:value-type="date" office:date-value="2018-04-12">
            <text:p>12</text:p>
          </table:table-cell>
          <table:table-cell table:style-name="ce113" table:formula="of:=[.O2]+1" office:value-type="date" office:date-value="2018-04-13">
            <text:p>13</text:p>
          </table:table-cell>
          <table:table-cell table:style-name="ce113" table:formula="of:=[.P2]+1" office:value-type="date" office:date-value="2018-04-14">
            <text:p>14</text:p>
          </table:table-cell>
          <table:table-cell table:style-name="ce113" table:formula="of:=[.Q2]+1" office:value-type="date" office:date-value="2018-04-15">
            <text:p>15</text:p>
          </table:table-cell>
          <table:table-cell table:style-name="ce113" table:formula="of:=[.R2]+1" office:value-type="date" office:date-value="2018-04-16">
            <text:p>16</text:p>
          </table:table-cell>
          <table:table-cell table:style-name="ce113" table:formula="of:=[.S2]+1" office:value-type="date" office:date-value="2018-04-17">
            <text:p>17</text:p>
          </table:table-cell>
          <table:table-cell table:style-name="ce113" table:formula="of:=[.T2]+1" office:value-type="date" office:date-value="2018-04-18">
            <text:p>18</text:p>
          </table:table-cell>
          <table:table-cell table:style-name="ce113" table:formula="of:=[.U2]+1" office:value-type="date" office:date-value="2018-04-19">
            <text:p>19</text:p>
          </table:table-cell>
          <table:table-cell table:style-name="ce113" table:formula="of:=[.V2]+1" office:value-type="date" office:date-value="2018-04-20">
            <text:p>20</text:p>
          </table:table-cell>
          <table:table-cell table:style-name="ce113" table:formula="of:=[.W2]+1" office:value-type="date" office:date-value="2018-04-21">
            <text:p>21</text:p>
          </table:table-cell>
          <table:table-cell table:style-name="ce113" table:formula="of:=[.X2]+1" office:value-type="date" office:date-value="2018-04-22">
            <text:p>22</text:p>
          </table:table-cell>
          <table:table-cell table:style-name="ce113" table:formula="of:=[.Y2]+1" office:value-type="date" office:date-value="2018-04-23">
            <text:p>23</text:p>
          </table:table-cell>
          <table:table-cell table:style-name="ce113" table:formula="of:=[.Z2]+1" office:value-type="date" office:date-value="2018-04-24">
            <text:p>24</text:p>
          </table:table-cell>
          <table:table-cell table:style-name="ce113" table:formula="of:=[.AA2]+1" office:value-type="date" office:date-value="2018-04-25">
            <text:p>25</text:p>
          </table:table-cell>
          <table:table-cell table:style-name="ce113" table:formula="of:=[.AB2]+1" office:value-type="date" office:date-value="2018-04-26">
            <text:p>26</text:p>
          </table:table-cell>
          <table:table-cell table:style-name="ce113" table:formula="of:=[.AC2]+1" office:value-type="date" office:date-value="2018-04-27">
            <text:p>27</text:p>
          </table:table-cell>
          <table:table-cell table:style-name="ce113" table:formula="of:=[.AD2]+1" office:value-type="date" office:date-value="2018-04-28">
            <text:p>28</text:p>
          </table:table-cell>
          <table:table-cell table:style-name="ce113" table:formula="of:=[.AE2]+1" office:value-type="date" office:date-value="2018-04-29">
            <text:p>29</text:p>
          </table:table-cell>
          <table:table-cell table:style-name="ce113" table:formula="of:=[.AF2]+1" office:value-type="date" office:date-value="2018-04-30">
            <text:p>30</text:p>
          </table:table-cell>
          <table:table-cell table:style-name="ce113" table:formula="of:=[.AG2]+1" office:value-type="date" office:date-value="2018-05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1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4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4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4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4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11" table:formula="of:=SUM([.D4:.AH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11" table:formula="of:=SUM([.D7:.AH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11" table:formula="of:=SUM([.D9:.AH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11" table:formula="of:=SUM([.D11:.AH1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11" table:formula="of:=SUM([.D14:.AH1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11" table:formula="of:=SUM([.D16:.AH1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11" table:formula="of:=SUM([.D18:.AH1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11" table:formula="of:=SUM([.D32:.AH3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11" table:formula="of:=SUM([.D34:.AH3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11" table:formula="of:=SUM([.D38:.AH3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11" table:formula="of:=SUM([.D41:.AH4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11" table:formula="of:=SUM([.D43:.AH43])" office:value-type="float" office:value="4">
            <text:p>4</text:p>
          </table:table-cell>
          <table:table-cell table:style-name="ce115" table:number-columns-repeated="5"/>
          <table:table-cell table:style-name="ce115" office:value-type="float" office:value="1">
            <office:annotation draw:style-name="gr4" draw:text-style-name="P1" svg:width="1.1413in" svg:height="0.3902in" svg:x="4.928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8.2878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1.5492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6"/>
          <table:table-cell table:style-name="ce115" office:value-type="float" office:value="1">
            <office:annotation draw:style-name="gr4" draw:text-style-name="P1" svg:width="1.1413in" svg:height="0.3902in" svg:x="14.745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15" table:number-columns-repeated="4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11" table:formula="of:=SUM([.D50:.AH50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11" table:formula="of:=SUM([.D51:.AH51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11" table:formula="of:=SUM([.D52:.AH52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11" table:formula="of:=SUM([.D54:.AH54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11" table:formula="of:=SUM([.D56:.AH56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5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16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16"/>
          <table:table-cell table:number-columns-repeated="27"/>
          <table:table-cell table:style-name="ce116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5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8"/>
        <table:table-column table:style-name="co26" table:number-columns-repeated="7" table:default-cell-style-name="ce128"/>
        <table:table-column table:style-name="co25" table:number-columns-repeated="16" table:default-cell-style-name="ce128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3" table:number-columns-repeated="8"/>
          <table:table-cell table:style-name="ce129" office:value-type="string" table:number-columns-spanned="2" table:number-rows-spanned="1">
            <text:p>Month</text:p>
          </table:table-cell>
          <table:covered-table-cell table:style-name="ce130"/>
          <table:table-cell table:style-name="ce131" table:content-validation-name="val1" office:value-type="float" office:value="5" table:number-columns-spanned="2" table:number-rows-spanned="1">
            <text:p>5</text:p>
          </table:table-cell>
          <table:covered-table-cell table:style-name="ce130"/>
          <table:table-cell table:style-name="ce129" office:value-type="string" table:number-columns-spanned="2" table:number-rows-spanned="1">
            <text:p>Year</text:p>
          </table:table-cell>
          <table:covered-table-cell table:style-name="ce130"/>
          <table:table-cell table:style-name="ce129" office:value-type="float" office:value="2018" table:number-columns-spanned="2" table:number-rows-spanned="1">
            <text:p>2018</text:p>
          </table:table-cell>
          <table:covered-table-cell table:style-name="ce132"/>
          <table:table-cell table:style-name="ce123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24" table:formula="of:=DATE([.$R$1];[.N1];1)" office:value-type="date" office:date-value="2018-05-01">
            <text:p>01</text:p>
          </table:table-cell>
          <table:table-cell table:style-name="ce124" table:formula="of:=[.D2]+1" office:value-type="date" office:date-value="2018-05-02">
            <text:p>02</text:p>
          </table:table-cell>
          <table:table-cell table:style-name="ce124" table:formula="of:=[.E2]+1" office:value-type="date" office:date-value="2018-05-03">
            <text:p>03</text:p>
          </table:table-cell>
          <table:table-cell table:style-name="ce124" table:formula="of:=[.F2]+1" office:value-type="date" office:date-value="2018-05-04">
            <text:p>04</text:p>
          </table:table-cell>
          <table:table-cell table:style-name="ce124" table:formula="of:=[.G2]+1" office:value-type="date" office:date-value="2018-05-05">
            <text:p>05</text:p>
          </table:table-cell>
          <table:table-cell table:style-name="ce124" table:formula="of:=[.H2]+1" office:value-type="date" office:date-value="2018-05-06">
            <text:p>06</text:p>
          </table:table-cell>
          <table:table-cell table:style-name="ce124" table:formula="of:=[.I2]+1" office:value-type="date" office:date-value="2018-05-07">
            <text:p>07</text:p>
          </table:table-cell>
          <table:table-cell table:style-name="ce124" table:formula="of:=[.J2]+1" office:value-type="date" office:date-value="2018-05-08">
            <text:p>08</text:p>
          </table:table-cell>
          <table:table-cell table:style-name="ce124" table:formula="of:=[.K2]+1" office:value-type="date" office:date-value="2018-05-09">
            <text:p>09</text:p>
          </table:table-cell>
          <table:table-cell table:style-name="ce124" table:formula="of:=[.L2]+1" office:value-type="date" office:date-value="2018-05-10">
            <text:p>10</text:p>
          </table:table-cell>
          <table:table-cell table:style-name="ce124" table:formula="of:=[.M2]+1" office:value-type="date" office:date-value="2018-05-11">
            <text:p>11</text:p>
          </table:table-cell>
          <table:table-cell table:style-name="ce124" table:formula="of:=[.N2]+1" office:value-type="date" office:date-value="2018-05-12">
            <text:p>12</text:p>
          </table:table-cell>
          <table:table-cell table:style-name="ce124" table:formula="of:=[.O2]+1" office:value-type="date" office:date-value="2018-05-13">
            <text:p>13</text:p>
          </table:table-cell>
          <table:table-cell table:style-name="ce124" table:formula="of:=[.P2]+1" office:value-type="date" office:date-value="2018-05-14">
            <text:p>14</text:p>
          </table:table-cell>
          <table:table-cell table:style-name="ce124" table:formula="of:=[.Q2]+1" office:value-type="date" office:date-value="2018-05-15">
            <text:p>15</text:p>
          </table:table-cell>
          <table:table-cell table:style-name="ce124" table:formula="of:=[.R2]+1" office:value-type="date" office:date-value="2018-05-16">
            <text:p>16</text:p>
          </table:table-cell>
          <table:table-cell table:style-name="ce124" table:formula="of:=[.S2]+1" office:value-type="date" office:date-value="2018-05-17">
            <text:p>17</text:p>
          </table:table-cell>
          <table:table-cell table:style-name="ce124" table:formula="of:=[.T2]+1" office:value-type="date" office:date-value="2018-05-18">
            <text:p>18</text:p>
          </table:table-cell>
          <table:table-cell table:style-name="ce124" table:formula="of:=[.U2]+1" office:value-type="date" office:date-value="2018-05-19">
            <text:p>19</text:p>
          </table:table-cell>
          <table:table-cell table:style-name="ce124" table:formula="of:=[.V2]+1" office:value-type="date" office:date-value="2018-05-20">
            <text:p>20</text:p>
          </table:table-cell>
          <table:table-cell table:style-name="ce124" table:formula="of:=[.W2]+1" office:value-type="date" office:date-value="2018-05-21">
            <text:p>21</text:p>
          </table:table-cell>
          <table:table-cell table:style-name="ce124" table:formula="of:=[.X2]+1" office:value-type="date" office:date-value="2018-05-22">
            <text:p>22</text:p>
          </table:table-cell>
          <table:table-cell table:style-name="ce124" table:formula="of:=[.Y2]+1" office:value-type="date" office:date-value="2018-05-23">
            <text:p>23</text:p>
          </table:table-cell>
          <table:table-cell table:style-name="ce124" table:formula="of:=[.Z2]+1" office:value-type="date" office:date-value="2018-05-24">
            <text:p>24</text:p>
          </table:table-cell>
          <table:table-cell table:style-name="ce124" table:formula="of:=[.AA2]+1" office:value-type="date" office:date-value="2018-05-25">
            <text:p>25</text:p>
          </table:table-cell>
          <table:table-cell table:style-name="ce124" table:formula="of:=[.AB2]+1" office:value-type="date" office:date-value="2018-05-26">
            <text:p>26</text:p>
          </table:table-cell>
          <table:table-cell table:style-name="ce124" table:formula="of:=[.AC2]+1" office:value-type="date" office:date-value="2018-05-27">
            <text:p>27</text:p>
          </table:table-cell>
          <table:table-cell table:style-name="ce124" table:formula="of:=[.AD2]+1" office:value-type="date" office:date-value="2018-05-28">
            <text:p>28</text:p>
          </table:table-cell>
          <table:table-cell table:style-name="ce124" table:formula="of:=[.AE2]+1" office:value-type="date" office:date-value="2018-05-29">
            <text:p>29</text:p>
          </table:table-cell>
          <table:table-cell table:style-name="ce124" table:formula="of:=[.AF2]+1" office:value-type="date" office:date-value="2018-05-30">
            <text:p>30</text:p>
          </table:table-cell>
          <table:table-cell table:style-name="ce124" table:formula="of:=[.AG2]+1" office:value-type="date" office:date-value="2018-05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22" table:formula="of:=SUM([.D4:.AH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22" table:formula="of:=SUM([.D5:.AH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2" table:formula="of:=SUM([.D6:.AH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22" table:formula="of:=SUM([.D7:.AH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22" table:formula="of:=SUM([.D8:.AH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22" table:formula="of:=SUM([.D9:.AH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22" table:formula="of:=SUM([.D10:.AH1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22" table:formula="of:=SUM([.D11:.AH1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22" table:formula="of:=SUM([.D12:.AH1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22" table:formula="of:=SUM([.D13:.AH1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22" table:formula="of:=SUM([.D14:.AH1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22" table:formula="of:=SUM([.D15:.AH1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22" table:formula="of:=SUM([.D16:.AH1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22" table:formula="of:=SUM([.D17:.AH1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22" table:formula="of:=SUM([.D18:.AH1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22" table:formula="of:=SUM([.D19:.AH1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22" table:formula="of:=SUM([.D20:.AH2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22" table:formula="of:=SUM([.D21:.AH2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22" table:formula="of:=SUM([.D22:.AH2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22" table:formula="of:=SUM([.D23:.AH2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22" table:formula="of:=SUM([.D24:.AH2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22" table:formula="of:=SUM([.D25:.AH2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22" table:formula="of:=SUM([.D26:.AH2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22" table:formula="of:=SUM([.D27:.AH2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22" table:formula="of:=SUM([.D28:.AH2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22" table:formula="of:=SUM([.D29:.AH2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22" table:formula="of:=SUM([.D30:.AH3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22" table:formula="of:=SUM([.D31:.AH3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22" table:formula="of:=SUM([.D32:.AH3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22" table:formula="of:=SUM([.D33:.AH3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22" table:formula="of:=SUM([.D34:.AH3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22" table:formula="of:=SUM([.D35:.AH3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22" table:formula="of:=SUM([.D36:.AH3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22" table:formula="of:=SUM([.D37:.AH3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22" table:formula="of:=SUM([.D38:.AH3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22" table:formula="of:=SUM([.D39:.AH3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22" table:formula="of:=SUM([.D40:.AH4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22" table:formula="of:=SUM([.D41:.AH4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22" table:formula="of:=SUM([.D42:.AH4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22" table:formula="of:=SUM([.D43:.AH43])" office:value-type="float" office:value="4">
            <text:p>4</text:p>
          </table:table-cell>
          <table:table-cell table:style-name="ce126" table:number-columns-repeated="3"/>
          <table:table-cell table:style-name="ce126" office:value-type="float" office:value="1">
            <office:annotation draw:style-name="gr4" draw:text-style-name="P1" svg:width="1.1413in" svg:height="0.3902in" svg:x="4.015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7.3094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0.6358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126" office:value-type="float" office:value="1">
            <office:annotation draw:style-name="gr4" draw:text-style-name="P1" svg:width="1.1413in" svg:height="0.3902in" svg:x="13.8323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26" table:number-columns-repeated="6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22" table:formula="of:=SUM([.D44:.AH4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22" table:formula="of:=SUM([.D45:.AH4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22" table:formula="of:=SUM([.D46:.AH4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22" table:formula="of:=SUM([.D47:.AH4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22" table:formula="of:=SUM([.D48:.AH48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22" table:formula="of:=SUM([.D49:.AH49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22" table:formula="of:=SUM([.D50:.AH50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22" table:formula="of:=SUM([.D51:.AH51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22" table:formula="of:=SUM([.D52:.AH52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22" table:formula="of:=SUM([.D53:.AH53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22" table:formula="of:=SUM([.D54:.AH54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22" table:formula="of:=SUM([.D55:.AH55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22" table:formula="of:=SUM([.D56:.AH56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22" table:formula="of:=SUM([.D57:.AH57])" office:value-type="float" office:value="0">
            <text:p>0</text:p>
          </table:table-cell>
          <table:table-cell table:style-name="ce126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27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27"/>
          <table:table-cell table:number-columns-repeated="27"/>
          <table:table-cell table:style-name="ce127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9"/>
        <table:table-column table:style-name="co26" table:number-columns-repeated="7" table:default-cell-style-name="ce139"/>
        <table:table-column table:style-name="co25" table:number-columns-repeated="16" table:default-cell-style-name="ce139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4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8" table:number-columns-spanned="2" table:number-rows-spanned="1">
            <text:p>2018</text:p>
          </table:table-cell>
          <table:covered-table-cell table:style-name="ce143"/>
          <table:table-cell table:style-name="ce134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35" table:formula="of:=DATE([.$R$1];[.N1];1)" office:value-type="date" office:date-value="2018-06-01">
            <text:p>01</text:p>
          </table:table-cell>
          <table:table-cell table:style-name="ce135" table:formula="of:=[.D2]+1" office:value-type="date" office:date-value="2018-06-02">
            <text:p>02</text:p>
          </table:table-cell>
          <table:table-cell table:style-name="ce135" table:formula="of:=[.E2]+1" office:value-type="date" office:date-value="2018-06-03">
            <text:p>03</text:p>
          </table:table-cell>
          <table:table-cell table:style-name="ce135" table:formula="of:=[.F2]+1" office:value-type="date" office:date-value="2018-06-04">
            <text:p>04</text:p>
          </table:table-cell>
          <table:table-cell table:style-name="ce135" table:formula="of:=[.G2]+1" office:value-type="date" office:date-value="2018-06-05">
            <text:p>05</text:p>
          </table:table-cell>
          <table:table-cell table:style-name="ce135" table:formula="of:=[.H2]+1" office:value-type="date" office:date-value="2018-06-06">
            <text:p>06</text:p>
          </table:table-cell>
          <table:table-cell table:style-name="ce135" table:formula="of:=[.I2]+1" office:value-type="date" office:date-value="2018-06-07">
            <text:p>07</text:p>
          </table:table-cell>
          <table:table-cell table:style-name="ce135" table:formula="of:=[.J2]+1" office:value-type="date" office:date-value="2018-06-08">
            <text:p>08</text:p>
          </table:table-cell>
          <table:table-cell table:style-name="ce135" table:formula="of:=[.K2]+1" office:value-type="date" office:date-value="2018-06-09">
            <text:p>09</text:p>
          </table:table-cell>
          <table:table-cell table:style-name="ce135" table:formula="of:=[.L2]+1" office:value-type="date" office:date-value="2018-06-10">
            <text:p>10</text:p>
          </table:table-cell>
          <table:table-cell table:style-name="ce135" table:formula="of:=[.M2]+1" office:value-type="date" office:date-value="2018-06-11">
            <text:p>11</text:p>
          </table:table-cell>
          <table:table-cell table:style-name="ce135" table:formula="of:=[.N2]+1" office:value-type="date" office:date-value="2018-06-12">
            <text:p>12</text:p>
          </table:table-cell>
          <table:table-cell table:style-name="ce135" table:formula="of:=[.O2]+1" office:value-type="date" office:date-value="2018-06-13">
            <text:p>13</text:p>
          </table:table-cell>
          <table:table-cell table:style-name="ce135" table:formula="of:=[.P2]+1" office:value-type="date" office:date-value="2018-06-14">
            <text:p>14</text:p>
          </table:table-cell>
          <table:table-cell table:style-name="ce135" table:formula="of:=[.Q2]+1" office:value-type="date" office:date-value="2018-06-15">
            <text:p>15</text:p>
          </table:table-cell>
          <table:table-cell table:style-name="ce135" table:formula="of:=[.R2]+1" office:value-type="date" office:date-value="2018-06-16">
            <text:p>16</text:p>
          </table:table-cell>
          <table:table-cell table:style-name="ce135" table:formula="of:=[.S2]+1" office:value-type="date" office:date-value="2018-06-17">
            <text:p>17</text:p>
          </table:table-cell>
          <table:table-cell table:style-name="ce135" table:formula="of:=[.T2]+1" office:value-type="date" office:date-value="2018-06-18">
            <text:p>18</text:p>
          </table:table-cell>
          <table:table-cell table:style-name="ce135" table:formula="of:=[.U2]+1" office:value-type="date" office:date-value="2018-06-19">
            <text:p>19</text:p>
          </table:table-cell>
          <table:table-cell table:style-name="ce135" table:formula="of:=[.V2]+1" office:value-type="date" office:date-value="2018-06-20">
            <text:p>20</text:p>
          </table:table-cell>
          <table:table-cell table:style-name="ce135" table:formula="of:=[.W2]+1" office:value-type="date" office:date-value="2018-06-21">
            <text:p>21</text:p>
          </table:table-cell>
          <table:table-cell table:style-name="ce135" table:formula="of:=[.X2]+1" office:value-type="date" office:date-value="2018-06-22">
            <text:p>22</text:p>
          </table:table-cell>
          <table:table-cell table:style-name="ce135" table:formula="of:=[.Y2]+1" office:value-type="date" office:date-value="2018-06-23">
            <text:p>23</text:p>
          </table:table-cell>
          <table:table-cell table:style-name="ce135" table:formula="of:=[.Z2]+1" office:value-type="date" office:date-value="2018-06-24">
            <text:p>24</text:p>
          </table:table-cell>
          <table:table-cell table:style-name="ce135" table:formula="of:=[.AA2]+1" office:value-type="date" office:date-value="2018-06-25">
            <text:p>25</text:p>
          </table:table-cell>
          <table:table-cell table:style-name="ce135" table:formula="of:=[.AB2]+1" office:value-type="date" office:date-value="2018-06-26">
            <text:p>26</text:p>
          </table:table-cell>
          <table:table-cell table:style-name="ce135" table:formula="of:=[.AC2]+1" office:value-type="date" office:date-value="2018-06-27">
            <text:p>27</text:p>
          </table:table-cell>
          <table:table-cell table:style-name="ce135" table:formula="of:=[.AD2]+1" office:value-type="date" office:date-value="2018-06-28">
            <text:p>28</text:p>
          </table:table-cell>
          <table:table-cell table:style-name="ce135" table:formula="of:=[.AE2]+1" office:value-type="date" office:date-value="2018-06-29">
            <text:p>29</text:p>
          </table:table-cell>
          <table:table-cell table:style-name="ce135" table:formula="of:=[.AF2]+1" office:value-type="date" office:date-value="2018-06-30">
            <text:p>30</text:p>
          </table:table-cell>
          <table:table-cell table:style-name="ce135" table:formula="of:=[.AG2]+1" office:value-type="date" office:date-value="2018-07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6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6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6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6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6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6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6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6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33" table:formula="of:=SUM([.D4:.AH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33" table:formula="of:=SUM([.D5:.AH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3" table:formula="of:=SUM([.D6:.AH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33" table:formula="of:=SUM([.D7:.AH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33" table:formula="of:=SUM([.D8:.AH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33" table:formula="of:=SUM([.D9:.AH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33" table:formula="of:=SUM([.D10:.AH1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33" table:formula="of:=SUM([.D11:.AH1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33" table:formula="of:=SUM([.D12:.AH1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33" table:formula="of:=SUM([.D13:.AH1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33" table:formula="of:=SUM([.D14:.AH1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33" table:formula="of:=SUM([.D15:.AH1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33" table:formula="of:=SUM([.D16:.AH1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33" table:formula="of:=SUM([.D17:.AH1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33" table:formula="of:=SUM([.D18:.AH1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33" table:formula="of:=SUM([.D19:.AH1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33" table:formula="of:=SUM([.D20:.AH2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33" table:formula="of:=SUM([.D21:.AH2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33" table:formula="of:=SUM([.D22:.AH2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33" table:formula="of:=SUM([.D23:.AH2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33" table:formula="of:=SUM([.D24:.AH2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33" table:formula="of:=SUM([.D25:.AH2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33" table:formula="of:=SUM([.D26:.AH2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33" table:formula="of:=SUM([.D27:.AH2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33" table:formula="of:=SUM([.D28:.AH2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33" table:formula="of:=SUM([.D29:.AH2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33" table:formula="of:=SUM([.D30:.AH3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33" table:formula="of:=SUM([.D31:.AH3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33" table:formula="of:=SUM([.D32:.AH3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33" table:formula="of:=SUM([.D33:.AH3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33" table:formula="of:=SUM([.D34:.AH3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33" table:formula="of:=SUM([.D35:.AH3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33" table:formula="of:=SUM([.D36:.AH3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33" table:formula="of:=SUM([.D37:.AH3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33" table:formula="of:=SUM([.D38:.AH3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33" table:formula="of:=SUM([.D39:.AH3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33" table:formula="of:=SUM([.D40:.AH4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33" table:formula="of:=SUM([.D41:.AH4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33" table:formula="of:=SUM([.D42:.AH4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15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33" table:formula="of:=SUM([.D43:.AH43])" office:value-type="float" office:value="5">
            <text:p>5</text:p>
          </table:table-cell>
          <table:table-cell table:style-name="ce137" office:value-type="float" office:value="1">
            <office:annotation draw:style-name="gr4" draw:text-style-name="P1" svg:width="1.1413in" svg:height="0.3902in" svg:x="2.645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5.8421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9.2661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2.4622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6"/>
          <table:table-cell table:style-name="ce137" office:value-type="float" office:value="1">
            <office:annotation draw:style-name="gr4" draw:text-style-name="P1" svg:width="1.1413in" svg:height="0.3902in" svg:x="15.6587in" svg:y="9.7823in" draw:caption-point-x="-0.2402in" draw:caption-point-y="0.5953in">
              <dc:date>2018-03-12T00:00:00</dc:date>
              <text:p text:style-name="P1"><text:span text:style-name="T1">Làm khóa luận tốt nghiệp</text:span></text:p>
            </office:annotation>
            <text:p>1</text:p>
          </table:table-cell>
          <table:table-cell table:style-name="ce137" table:number-columns-repeated="2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33" table:formula="of:=SUM([.D44:.AH4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33" table:formula="of:=SUM([.D45:.AH4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33" table:formula="of:=SUM([.D46:.AH4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33" table:formula="of:=SUM([.D47:.AH4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33" table:formula="of:=SUM([.D48:.AH48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33" table:formula="of:=SUM([.D49:.AH49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33" table:formula="of:=SUM([.D50:.AH50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33" table:formula="of:=SUM([.D51:.AH51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33" table:formula="of:=SUM([.D52:.AH52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33" table:formula="of:=SUM([.D53:.AH53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33" table:formula="of:=SUM([.D54:.AH54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33" table:formula="of:=SUM([.D55:.AH55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33" table:formula="of:=SUM([.D56:.AH56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33" table:formula="of:=SUM([.D57:.AH57])" office:value-type="float" office:value="0">
            <text:p>0</text:p>
          </table:table-cell>
          <table:table-cell table:style-name="ce137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38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38"/>
          <table:table-cell table:number-columns-repeated="27"/>
          <table:table-cell table:style-name="ce138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0"/>
        <table:table-column table:style-name="co26" table:number-columns-repeated="7" table:default-cell-style-name="ce150"/>
        <table:table-column table:style-name="co25" table:number-columns-repeated="16" table:default-cell-style-name="ce15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5" table:number-columns-repeated="8"/>
          <table:table-cell table:style-name="ce151" office:value-type="string" table:number-columns-spanned="2" table:number-rows-spanned="1">
            <text:p>Month</text:p>
          </table:table-cell>
          <table:covered-table-cell table:style-name="ce152"/>
          <table:table-cell table:style-name="ce153" table:content-validation-name="val1" office:value-type="float" office:value="7" table:number-columns-spanned="2" table:number-rows-spanned="1">
            <text:p>7</text:p>
          </table:table-cell>
          <table:covered-table-cell table:style-name="ce152"/>
          <table:table-cell table:style-name="ce151" office:value-type="string" table:number-columns-spanned="2" table:number-rows-spanned="1">
            <text:p>Year</text:p>
          </table:table-cell>
          <table:covered-table-cell table:style-name="ce152"/>
          <table:table-cell table:style-name="ce151" office:value-type="float" office:value="2018" table:number-columns-spanned="2" table:number-rows-spanned="1">
            <text:p>2018</text:p>
          </table:table-cell>
          <table:covered-table-cell table:style-name="ce154"/>
          <table:table-cell table:style-name="ce145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46" table:formula="of:=DATE([.$R$1];[.N1];1)" office:value-type="date" office:date-value="2018-07-01">
            <text:p>01</text:p>
          </table:table-cell>
          <table:table-cell table:style-name="ce146" table:formula="of:=[.D2]+1" office:value-type="date" office:date-value="2018-07-02">
            <text:p>02</text:p>
          </table:table-cell>
          <table:table-cell table:style-name="ce146" table:formula="of:=[.E2]+1" office:value-type="date" office:date-value="2018-07-03">
            <text:p>03</text:p>
          </table:table-cell>
          <table:table-cell table:style-name="ce146" table:formula="of:=[.F2]+1" office:value-type="date" office:date-value="2018-07-04">
            <text:p>04</text:p>
          </table:table-cell>
          <table:table-cell table:style-name="ce146" table:formula="of:=[.G2]+1" office:value-type="date" office:date-value="2018-07-05">
            <text:p>05</text:p>
          </table:table-cell>
          <table:table-cell table:style-name="ce146" table:formula="of:=[.H2]+1" office:value-type="date" office:date-value="2018-07-06">
            <text:p>06</text:p>
          </table:table-cell>
          <table:table-cell table:style-name="ce146" table:formula="of:=[.I2]+1" office:value-type="date" office:date-value="2018-07-07">
            <text:p>07</text:p>
          </table:table-cell>
          <table:table-cell table:style-name="ce146" table:formula="of:=[.J2]+1" office:value-type="date" office:date-value="2018-07-08">
            <text:p>08</text:p>
          </table:table-cell>
          <table:table-cell table:style-name="ce146" table:formula="of:=[.K2]+1" office:value-type="date" office:date-value="2018-07-09">
            <text:p>09</text:p>
          </table:table-cell>
          <table:table-cell table:style-name="ce146" table:formula="of:=[.L2]+1" office:value-type="date" office:date-value="2018-07-10">
            <text:p>10</text:p>
          </table:table-cell>
          <table:table-cell table:style-name="ce146" table:formula="of:=[.M2]+1" office:value-type="date" office:date-value="2018-07-11">
            <text:p>11</text:p>
          </table:table-cell>
          <table:table-cell table:style-name="ce146" table:formula="of:=[.N2]+1" office:value-type="date" office:date-value="2018-07-12">
            <text:p>12</text:p>
          </table:table-cell>
          <table:table-cell table:style-name="ce146" table:formula="of:=[.O2]+1" office:value-type="date" office:date-value="2018-07-13">
            <text:p>13</text:p>
          </table:table-cell>
          <table:table-cell table:style-name="ce146" table:formula="of:=[.P2]+1" office:value-type="date" office:date-value="2018-07-14">
            <text:p>14</text:p>
          </table:table-cell>
          <table:table-cell table:style-name="ce146" table:formula="of:=[.Q2]+1" office:value-type="date" office:date-value="2018-07-15">
            <text:p>15</text:p>
          </table:table-cell>
          <table:table-cell table:style-name="ce146" table:formula="of:=[.R2]+1" office:value-type="date" office:date-value="2018-07-16">
            <text:p>16</text:p>
          </table:table-cell>
          <table:table-cell table:style-name="ce146" table:formula="of:=[.S2]+1" office:value-type="date" office:date-value="2018-07-17">
            <text:p>17</text:p>
          </table:table-cell>
          <table:table-cell table:style-name="ce146" table:formula="of:=[.T2]+1" office:value-type="date" office:date-value="2018-07-18">
            <text:p>18</text:p>
          </table:table-cell>
          <table:table-cell table:style-name="ce146" table:formula="of:=[.U2]+1" office:value-type="date" office:date-value="2018-07-19">
            <text:p>19</text:p>
          </table:table-cell>
          <table:table-cell table:style-name="ce146" table:formula="of:=[.V2]+1" office:value-type="date" office:date-value="2018-07-20">
            <text:p>20</text:p>
          </table:table-cell>
          <table:table-cell table:style-name="ce146" table:formula="of:=[.W2]+1" office:value-type="date" office:date-value="2018-07-21">
            <text:p>21</text:p>
          </table:table-cell>
          <table:table-cell table:style-name="ce146" table:formula="of:=[.X2]+1" office:value-type="date" office:date-value="2018-07-22">
            <text:p>22</text:p>
          </table:table-cell>
          <table:table-cell table:style-name="ce146" table:formula="of:=[.Y2]+1" office:value-type="date" office:date-value="2018-07-23">
            <text:p>23</text:p>
          </table:table-cell>
          <table:table-cell table:style-name="ce146" table:formula="of:=[.Z2]+1" office:value-type="date" office:date-value="2018-07-24">
            <text:p>24</text:p>
          </table:table-cell>
          <table:table-cell table:style-name="ce146" table:formula="of:=[.AA2]+1" office:value-type="date" office:date-value="2018-07-25">
            <text:p>25</text:p>
          </table:table-cell>
          <table:table-cell table:style-name="ce146" table:formula="of:=[.AB2]+1" office:value-type="date" office:date-value="2018-07-26">
            <text:p>26</text:p>
          </table:table-cell>
          <table:table-cell table:style-name="ce146" table:formula="of:=[.AC2]+1" office:value-type="date" office:date-value="2018-07-27">
            <text:p>27</text:p>
          </table:table-cell>
          <table:table-cell table:style-name="ce146" table:formula="of:=[.AD2]+1" office:value-type="date" office:date-value="2018-07-28">
            <text:p>28</text:p>
          </table:table-cell>
          <table:table-cell table:style-name="ce146" table:formula="of:=[.AE2]+1" office:value-type="date" office:date-value="2018-07-29">
            <text:p>29</text:p>
          </table:table-cell>
          <table:table-cell table:style-name="ce146" table:formula="of:=[.AF2]+1" office:value-type="date" office:date-value="2018-07-30">
            <text:p>30</text:p>
          </table:table-cell>
          <table:table-cell table:style-name="ce146" table:formula="of:=[.AG2]+1" office:value-type="date" office:date-value="2018-07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44" table:formula="of:=SUM([.D4:.AH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44" table:formula="of:=SUM([.D5:.AH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44" table:formula="of:=SUM([.D6:.AH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44" table:formula="of:=SUM([.D7:.AH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4" table:formula="of:=SUM([.D8:.AH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4" table:formula="of:=SUM([.D9:.AH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4" table:formula="of:=SUM([.D10:.AH1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4" table:formula="of:=SUM([.D11:.AH1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44" table:formula="of:=SUM([.D12:.AH1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4" table:formula="of:=SUM([.D13:.AH1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4" table:formula="of:=SUM([.D14:.AH1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44" table:formula="of:=SUM([.D15:.AH1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44" table:formula="of:=SUM([.D16:.AH1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44" table:formula="of:=SUM([.D17:.AH1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44" table:formula="of:=SUM([.D18:.AH1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44" table:formula="of:=SUM([.D19:.AH1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44" table:formula="of:=SUM([.D20:.AH2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44" table:formula="of:=SUM([.D21:.AH2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44" table:formula="of:=SUM([.D22:.AH2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44" table:formula="of:=SUM([.D23:.AH2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44" table:formula="of:=SUM([.D24:.AH2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44" table:formula="of:=SUM([.D25:.AH2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44" table:formula="of:=SUM([.D26:.AH2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44" table:formula="of:=SUM([.D27:.AH2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44" table:formula="of:=SUM([.D28:.AH2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44" table:formula="of:=SUM([.D29:.AH2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44" table:formula="of:=SUM([.D30:.AH3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44" table:formula="of:=SUM([.D31:.AH3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44" table:formula="of:=SUM([.D32:.AH3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44" table:formula="of:=SUM([.D33:.AH3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4" table:formula="of:=SUM([.D34:.AH3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4" table:formula="of:=SUM([.D35:.AH3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4" table:formula="of:=SUM([.D36:.AH3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4" table:formula="of:=SUM([.D37:.AH3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44" table:formula="of:=SUM([.D38:.AH3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44" table:formula="of:=SUM([.D39:.AH3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44" table:formula="of:=SUM([.D40:.AH4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44" table:formula="of:=SUM([.D41:.AH4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44" table:formula="of:=SUM([.D42:.AH4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44" table:formula="of:=SUM([.D43:.AH4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44" table:formula="of:=SUM([.D44:.AH4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44" table:formula="of:=SUM([.D45:.AH4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44" table:formula="of:=SUM([.D46:.AH4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44" table:formula="of:=SUM([.D47:.AH4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44" table:formula="of:=SUM([.D48:.AH48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44" table:formula="of:=SUM([.D49:.AH49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44" table:formula="of:=SUM([.D50:.AH50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44" table:formula="of:=SUM([.D51:.AH51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44" table:formula="of:=SUM([.D52:.AH52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44" table:formula="of:=SUM([.D53:.AH53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44" table:formula="of:=SUM([.D54:.AH54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44" table:formula="of:=SUM([.D55:.AH55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44" table:formula="of:=SUM([.D56:.AH56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44" table:formula="of:=SUM([.D57:.AH57])" office:value-type="float" office:value="0">
            <text:p>0</text:p>
          </table:table-cell>
          <table:table-cell table:style-name="ce148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49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49"/>
          <table:table-cell table:number-columns-repeated="27"/>
          <table:table-cell table:style-name="ce149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1"/>
        <table:table-column table:style-name="co26" table:number-columns-repeated="7" table:default-cell-style-name="ce161"/>
        <table:table-column table:style-name="co25" table:number-columns-repeated="16" table:default-cell-style-name="ce16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56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8" table:number-columns-spanned="2" table:number-rows-spanned="1">
            <text:p>8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8" table:number-columns-spanned="2" table:number-rows-spanned="1">
            <text:p>2018</text:p>
          </table:table-cell>
          <table:covered-table-cell table:style-name="ce165"/>
          <table:table-cell table:style-name="ce156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57" table:formula="of:=DATE([.$R$1];[.N1];1)" office:value-type="date" office:date-value="2018-08-01">
            <text:p>01</text:p>
          </table:table-cell>
          <table:table-cell table:style-name="ce157" table:formula="of:=[.D2]+1" office:value-type="date" office:date-value="2018-08-02">
            <text:p>02</text:p>
          </table:table-cell>
          <table:table-cell table:style-name="ce157" table:formula="of:=[.E2]+1" office:value-type="date" office:date-value="2018-08-03">
            <text:p>03</text:p>
          </table:table-cell>
          <table:table-cell table:style-name="ce157" table:formula="of:=[.F2]+1" office:value-type="date" office:date-value="2018-08-04">
            <text:p>04</text:p>
          </table:table-cell>
          <table:table-cell table:style-name="ce157" table:formula="of:=[.G2]+1" office:value-type="date" office:date-value="2018-08-05">
            <text:p>05</text:p>
          </table:table-cell>
          <table:table-cell table:style-name="ce157" table:formula="of:=[.H2]+1" office:value-type="date" office:date-value="2018-08-06">
            <text:p>06</text:p>
          </table:table-cell>
          <table:table-cell table:style-name="ce157" table:formula="of:=[.I2]+1" office:value-type="date" office:date-value="2018-08-07">
            <text:p>07</text:p>
          </table:table-cell>
          <table:table-cell table:style-name="ce157" table:formula="of:=[.J2]+1" office:value-type="date" office:date-value="2018-08-08">
            <text:p>08</text:p>
          </table:table-cell>
          <table:table-cell table:style-name="ce157" table:formula="of:=[.K2]+1" office:value-type="date" office:date-value="2018-08-09">
            <text:p>09</text:p>
          </table:table-cell>
          <table:table-cell table:style-name="ce157" table:formula="of:=[.L2]+1" office:value-type="date" office:date-value="2018-08-10">
            <text:p>10</text:p>
          </table:table-cell>
          <table:table-cell table:style-name="ce157" table:formula="of:=[.M2]+1" office:value-type="date" office:date-value="2018-08-11">
            <text:p>11</text:p>
          </table:table-cell>
          <table:table-cell table:style-name="ce157" table:formula="of:=[.N2]+1" office:value-type="date" office:date-value="2018-08-12">
            <text:p>12</text:p>
          </table:table-cell>
          <table:table-cell table:style-name="ce157" table:formula="of:=[.O2]+1" office:value-type="date" office:date-value="2018-08-13">
            <text:p>13</text:p>
          </table:table-cell>
          <table:table-cell table:style-name="ce157" table:formula="of:=[.P2]+1" office:value-type="date" office:date-value="2018-08-14">
            <text:p>14</text:p>
          </table:table-cell>
          <table:table-cell table:style-name="ce157" table:formula="of:=[.Q2]+1" office:value-type="date" office:date-value="2018-08-15">
            <text:p>15</text:p>
          </table:table-cell>
          <table:table-cell table:style-name="ce157" table:formula="of:=[.R2]+1" office:value-type="date" office:date-value="2018-08-16">
            <text:p>16</text:p>
          </table:table-cell>
          <table:table-cell table:style-name="ce157" table:formula="of:=[.S2]+1" office:value-type="date" office:date-value="2018-08-17">
            <text:p>17</text:p>
          </table:table-cell>
          <table:table-cell table:style-name="ce157" table:formula="of:=[.T2]+1" office:value-type="date" office:date-value="2018-08-18">
            <text:p>18</text:p>
          </table:table-cell>
          <table:table-cell table:style-name="ce157" table:formula="of:=[.U2]+1" office:value-type="date" office:date-value="2018-08-19">
            <text:p>19</text:p>
          </table:table-cell>
          <table:table-cell table:style-name="ce157" table:formula="of:=[.V2]+1" office:value-type="date" office:date-value="2018-08-20">
            <text:p>20</text:p>
          </table:table-cell>
          <table:table-cell table:style-name="ce157" table:formula="of:=[.W2]+1" office:value-type="date" office:date-value="2018-08-21">
            <text:p>21</text:p>
          </table:table-cell>
          <table:table-cell table:style-name="ce157" table:formula="of:=[.X2]+1" office:value-type="date" office:date-value="2018-08-22">
            <text:p>22</text:p>
          </table:table-cell>
          <table:table-cell table:style-name="ce157" table:formula="of:=[.Y2]+1" office:value-type="date" office:date-value="2018-08-23">
            <text:p>23</text:p>
          </table:table-cell>
          <table:table-cell table:style-name="ce157" table:formula="of:=[.Z2]+1" office:value-type="date" office:date-value="2018-08-24">
            <text:p>24</text:p>
          </table:table-cell>
          <table:table-cell table:style-name="ce157" table:formula="of:=[.AA2]+1" office:value-type="date" office:date-value="2018-08-25">
            <text:p>25</text:p>
          </table:table-cell>
          <table:table-cell table:style-name="ce157" table:formula="of:=[.AB2]+1" office:value-type="date" office:date-value="2018-08-26">
            <text:p>26</text:p>
          </table:table-cell>
          <table:table-cell table:style-name="ce157" table:formula="of:=[.AC2]+1" office:value-type="date" office:date-value="2018-08-27">
            <text:p>27</text:p>
          </table:table-cell>
          <table:table-cell table:style-name="ce157" table:formula="of:=[.AD2]+1" office:value-type="date" office:date-value="2018-08-28">
            <text:p>28</text:p>
          </table:table-cell>
          <table:table-cell table:style-name="ce157" table:formula="of:=[.AE2]+1" office:value-type="date" office:date-value="2018-08-29">
            <text:p>29</text:p>
          </table:table-cell>
          <table:table-cell table:style-name="ce157" table:formula="of:=[.AF2]+1" office:value-type="date" office:date-value="2018-08-30">
            <text:p>30</text:p>
          </table:table-cell>
          <table:table-cell table:style-name="ce157" table:formula="of:=[.AG2]+1" office:value-type="date" office:date-value="2018-08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55" table:formula="of:=SUM([.D4:.AH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55" table:formula="of:=SUM([.D5:.AH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55" table:formula="of:=SUM([.D6:.AH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55" table:formula="of:=SUM([.D7:.AH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55" table:formula="of:=SUM([.D8:.AH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55" table:formula="of:=SUM([.D9:.AH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55" table:formula="of:=SUM([.D10:.AH1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55" table:formula="of:=SUM([.D11:.AH1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55" table:formula="of:=SUM([.D12:.AH1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55" table:formula="of:=SUM([.D13:.AH1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55" table:formula="of:=SUM([.D14:.AH1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55" table:formula="of:=SUM([.D15:.AH1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55" table:formula="of:=SUM([.D16:.AH1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55" table:formula="of:=SUM([.D17:.AH1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55" table:formula="of:=SUM([.D18:.AH1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55" table:formula="of:=SUM([.D19:.AH1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55" table:formula="of:=SUM([.D20:.AH2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55" table:formula="of:=SUM([.D21:.AH2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55" table:formula="of:=SUM([.D22:.AH2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55" table:formula="of:=SUM([.D23:.AH2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55" table:formula="of:=SUM([.D24:.AH2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55" table:formula="of:=SUM([.D25:.AH2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5" table:formula="of:=SUM([.D26:.AH2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55" table:formula="of:=SUM([.D27:.AH2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55" table:formula="of:=SUM([.D28:.AH2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55" table:formula="of:=SUM([.D29:.AH2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55" table:formula="of:=SUM([.D30:.AH3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55" table:formula="of:=SUM([.D31:.AH3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55" table:formula="of:=SUM([.D32:.AH3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55" table:formula="of:=SUM([.D33:.AH3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55" table:formula="of:=SUM([.D34:.AH3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55" table:formula="of:=SUM([.D35:.AH3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55" table:formula="of:=SUM([.D36:.AH3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55" table:formula="of:=SUM([.D37:.AH3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55" table:formula="of:=SUM([.D38:.AH3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55" table:formula="of:=SUM([.D39:.AH3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55" table:formula="of:=SUM([.D40:.AH4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55" table:formula="of:=SUM([.D41:.AH4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55" table:formula="of:=SUM([.D42:.AH4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55" table:formula="of:=SUM([.D43:.AH4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55" table:formula="of:=SUM([.D44:.AH4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55" table:formula="of:=SUM([.D45:.AH4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55" table:formula="of:=SUM([.D46:.AH4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55" table:formula="of:=SUM([.D47:.AH4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55" table:formula="of:=SUM([.D48:.AH48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55" table:formula="of:=SUM([.D49:.AH49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55" table:formula="of:=SUM([.D50:.AH50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55" table:formula="of:=SUM([.D51:.AH51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55" table:formula="of:=SUM([.D52:.AH52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55" table:formula="of:=SUM([.D53:.AH53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55" table:formula="of:=SUM([.D54:.AH54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55" table:formula="of:=SUM([.D55:.AH55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55" table:formula="of:=SUM([.D56:.AH56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55" table:formula="of:=SUM([.D57:.AH57])" office:value-type="float" office:value="0">
            <text:p>0</text:p>
          </table:table-cell>
          <table:table-cell table:style-name="ce159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6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72"/>
        <table:table-column table:style-name="co26" table:number-columns-repeated="7" table:default-cell-style-name="ce172"/>
        <table:table-column table:style-name="co25" table:number-columns-repeated="16" table:default-cell-style-name="ce17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7" table:number-columns-repeated="8"/>
          <table:table-cell table:style-name="ce173" office:value-type="string" table:number-columns-spanned="2" table:number-rows-spanned="1">
            <text:p>Month</text:p>
          </table:table-cell>
          <table:covered-table-cell table:style-name="ce174"/>
          <table:table-cell table:style-name="ce175" table:content-validation-name="val1" office:value-type="float" office:value="9" table:number-columns-spanned="2" table:number-rows-spanned="1">
            <text:p>9</text:p>
          </table:table-cell>
          <table:covered-table-cell table:style-name="ce174"/>
          <table:table-cell table:style-name="ce173" office:value-type="string" table:number-columns-spanned="2" table:number-rows-spanned="1">
            <text:p>Year</text:p>
          </table:table-cell>
          <table:covered-table-cell table:style-name="ce174"/>
          <table:table-cell table:style-name="ce173" office:value-type="float" office:value="2018" table:number-columns-spanned="2" table:number-rows-spanned="1">
            <text:p>2018</text:p>
          </table:table-cell>
          <table:covered-table-cell table:style-name="ce176"/>
          <table:table-cell table:style-name="ce167" table:number-columns-repeated="15"/>
          <table:table-cell table:style-name="ce87" table:number-columns-repeated="951"/>
          <table:table-cell/>
        </table:table-row>
        <table:table-row table:style-name="ro2">
          <table:table-cell table:style-name="ce70" table:number-columns-repeated="3"/>
          <table:table-cell table:style-name="ce168" table:formula="of:=DATE([.$R$1];[.N1];1)" office:value-type="date" office:date-value="2018-09-01">
            <text:p>01</text:p>
          </table:table-cell>
          <table:table-cell table:style-name="ce168" table:formula="of:=[.D2]+1" office:value-type="date" office:date-value="2018-09-02">
            <text:p>02</text:p>
          </table:table-cell>
          <table:table-cell table:style-name="ce168" table:formula="of:=[.E2]+1" office:value-type="date" office:date-value="2018-09-03">
            <text:p>03</text:p>
          </table:table-cell>
          <table:table-cell table:style-name="ce168" table:formula="of:=[.F2]+1" office:value-type="date" office:date-value="2018-09-04">
            <text:p>04</text:p>
          </table:table-cell>
          <table:table-cell table:style-name="ce168" table:formula="of:=[.G2]+1" office:value-type="date" office:date-value="2018-09-05">
            <text:p>05</text:p>
          </table:table-cell>
          <table:table-cell table:style-name="ce168" table:formula="of:=[.H2]+1" office:value-type="date" office:date-value="2018-09-06">
            <text:p>06</text:p>
          </table:table-cell>
          <table:table-cell table:style-name="ce168" table:formula="of:=[.I2]+1" office:value-type="date" office:date-value="2018-09-07">
            <text:p>07</text:p>
          </table:table-cell>
          <table:table-cell table:style-name="ce168" table:formula="of:=[.J2]+1" office:value-type="date" office:date-value="2018-09-08">
            <text:p>08</text:p>
          </table:table-cell>
          <table:table-cell table:style-name="ce168" table:formula="of:=[.K2]+1" office:value-type="date" office:date-value="2018-09-09">
            <text:p>09</text:p>
          </table:table-cell>
          <table:table-cell table:style-name="ce168" table:formula="of:=[.L2]+1" office:value-type="date" office:date-value="2018-09-10">
            <text:p>10</text:p>
          </table:table-cell>
          <table:table-cell table:style-name="ce168" table:formula="of:=[.M2]+1" office:value-type="date" office:date-value="2018-09-11">
            <text:p>11</text:p>
          </table:table-cell>
          <table:table-cell table:style-name="ce168" table:formula="of:=[.N2]+1" office:value-type="date" office:date-value="2018-09-12">
            <text:p>12</text:p>
          </table:table-cell>
          <table:table-cell table:style-name="ce168" table:formula="of:=[.O2]+1" office:value-type="date" office:date-value="2018-09-13">
            <text:p>13</text:p>
          </table:table-cell>
          <table:table-cell table:style-name="ce168" table:formula="of:=[.P2]+1" office:value-type="date" office:date-value="2018-09-14">
            <text:p>14</text:p>
          </table:table-cell>
          <table:table-cell table:style-name="ce168" table:formula="of:=[.Q2]+1" office:value-type="date" office:date-value="2018-09-15">
            <text:p>15</text:p>
          </table:table-cell>
          <table:table-cell table:style-name="ce168" table:formula="of:=[.R2]+1" office:value-type="date" office:date-value="2018-09-16">
            <text:p>16</text:p>
          </table:table-cell>
          <table:table-cell table:style-name="ce168" table:formula="of:=[.S2]+1" office:value-type="date" office:date-value="2018-09-17">
            <text:p>17</text:p>
          </table:table-cell>
          <table:table-cell table:style-name="ce168" table:formula="of:=[.T2]+1" office:value-type="date" office:date-value="2018-09-18">
            <text:p>18</text:p>
          </table:table-cell>
          <table:table-cell table:style-name="ce168" table:formula="of:=[.U2]+1" office:value-type="date" office:date-value="2018-09-19">
            <text:p>19</text:p>
          </table:table-cell>
          <table:table-cell table:style-name="ce168" table:formula="of:=[.V2]+1" office:value-type="date" office:date-value="2018-09-20">
            <text:p>20</text:p>
          </table:table-cell>
          <table:table-cell table:style-name="ce168" table:formula="of:=[.W2]+1" office:value-type="date" office:date-value="2018-09-21">
            <text:p>21</text:p>
          </table:table-cell>
          <table:table-cell table:style-name="ce168" table:formula="of:=[.X2]+1" office:value-type="date" office:date-value="2018-09-22">
            <text:p>22</text:p>
          </table:table-cell>
          <table:table-cell table:style-name="ce168" table:formula="of:=[.Y2]+1" office:value-type="date" office:date-value="2018-09-23">
            <text:p>23</text:p>
          </table:table-cell>
          <table:table-cell table:style-name="ce168" table:formula="of:=[.Z2]+1" office:value-type="date" office:date-value="2018-09-24">
            <text:p>24</text:p>
          </table:table-cell>
          <table:table-cell table:style-name="ce168" table:formula="of:=[.AA2]+1" office:value-type="date" office:date-value="2018-09-25">
            <text:p>25</text:p>
          </table:table-cell>
          <table:table-cell table:style-name="ce168" table:formula="of:=[.AB2]+1" office:value-type="date" office:date-value="2018-09-26">
            <text:p>26</text:p>
          </table:table-cell>
          <table:table-cell table:style-name="ce168" table:formula="of:=[.AC2]+1" office:value-type="date" office:date-value="2018-09-27">
            <text:p>27</text:p>
          </table:table-cell>
          <table:table-cell table:style-name="ce168" table:formula="of:=[.AD2]+1" office:value-type="date" office:date-value="2018-09-28">
            <text:p>28</text:p>
          </table:table-cell>
          <table:table-cell table:style-name="ce168" table:formula="of:=[.AE2]+1" office:value-type="date" office:date-value="2018-09-29">
            <text:p>29</text:p>
          </table:table-cell>
          <table:table-cell table:style-name="ce168" table:formula="of:=[.AF2]+1" office:value-type="date" office:date-value="2018-09-30">
            <text:p>30</text:p>
          </table:table-cell>
          <table:table-cell table:style-name="ce168" table:formula="of:=[.AG2]+1" office:value-type="date" office:date-value="2018-10-01">
            <text:p>01</text:p>
          </table:table-cell>
          <table:table-cell table:style-name="ce87" table:number-columns-repeated="951"/>
          <table:table-cell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9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1"/>
          <table:table-cell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66" table:formula="of:=SUM([.D4:.AH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66" table:formula="of:=SUM([.D5:.AH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66" table:formula="of:=SUM([.D6:.AH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66" table:formula="of:=SUM([.D7:.AH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66" table:formula="of:=SUM([.D8:.AH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66" table:formula="of:=SUM([.D9:.AH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66" table:formula="of:=SUM([.D10:.AH1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66" table:formula="of:=SUM([.D11:.AH1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66" table:formula="of:=SUM([.D12:.AH1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6" table:formula="of:=SUM([.D13:.AH1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66" table:formula="of:=SUM([.D14:.AH1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66" table:formula="of:=SUM([.D15:.AH1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66" table:formula="of:=SUM([.D16:.AH1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66" table:formula="of:=SUM([.D17:.AH1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66" table:formula="of:=SUM([.D18:.AH1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66" table:formula="of:=SUM([.D19:.AH1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66" table:formula="of:=SUM([.D20:.AH2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66" table:formula="of:=SUM([.D21:.AH2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66" table:formula="of:=SUM([.D22:.AH2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66" table:formula="of:=SUM([.D23:.AH2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6" table:formula="of:=SUM([.D24:.AH2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66" table:formula="of:=SUM([.D25:.AH2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66" table:formula="of:=SUM([.D26:.AH2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66" table:formula="of:=SUM([.D27:.AH2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66" table:formula="of:=SUM([.D28:.AH2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66" table:formula="of:=SUM([.D29:.AH2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66" table:formula="of:=SUM([.D30:.AH3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66" table:formula="of:=SUM([.D31:.AH3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66" table:formula="of:=SUM([.D32:.AH3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66" table:formula="of:=SUM([.D33:.AH3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66" table:formula="of:=SUM([.D34:.AH3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66" table:formula="of:=SUM([.D35:.AH3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66" table:formula="of:=SUM([.D36:.AH3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66" table:formula="of:=SUM([.D37:.AH3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66" table:formula="of:=SUM([.D38:.AH3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66" table:formula="of:=SUM([.D39:.AH3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66" table:formula="of:=SUM([.D40:.AH4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66" table:formula="of:=SUM([.D41:.AH4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66" table:formula="of:=SUM([.D42:.AH4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66" table:formula="of:=SUM([.D43:.AH4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66" table:formula="of:=SUM([.D44:.AH4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66" table:formula="of:=SUM([.D45:.AH4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66" table:formula="of:=SUM([.D46:.AH4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66" table:formula="of:=SUM([.D47:.AH4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66" table:formula="of:=SUM([.D48:.AH48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66" table:formula="of:=SUM([.D49:.AH49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66" table:formula="of:=SUM([.D50:.AH50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66" table:formula="of:=SUM([.D51:.AH51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66" table:formula="of:=SUM([.D52:.AH52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66" table:formula="of:=SUM([.D53:.AH53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66" table:formula="of:=SUM([.D54:.AH54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66" table:formula="of:=SUM([.D55:.AH55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66" table:formula="of:=SUM([.D56:.AH56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66" table:formula="of:=SUM([.D57:.AH57])" office:value-type="float" office:value="0">
            <text:p>0</text:p>
          </table:table-cell>
          <table:table-cell table:style-name="ce170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171" table:number-columns-repeated="31"/>
          <table:table-cell table:style-name="ce43" table:number-columns-repeated="951"/>
          <table:table-cell/>
        </table:table-row>
        <table:table-row table:style-name="ro2" table:number-rows-repeated="49">
          <table:table-cell table:style-name="ce43" table:number-columns-repeated="3"/>
          <table:table-cell table:style-name="ce171"/>
          <table:table-cell table:number-columns-repeated="27"/>
          <table:table-cell table:style-name="ce171" table:number-columns-repeated="3"/>
          <table:table-cell table:style-name="ce43" table:number-columns-repeated="951"/>
          <table:table-cell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3"/>
        <table:table-column table:style-name="co26" table:number-columns-repeated="7" table:default-cell-style-name="ce183"/>
        <table:table-column table:style-name="co25" table:number-columns-repeated="16" table:default-cell-style-name="ce18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8" table:number-columns-repeated="8"/>
          <table:table-cell table:style-name="ce184" office:value-type="string" table:number-columns-spanned="2" table:number-rows-spanned="1">
            <text:p>Month</text:p>
          </table:table-cell>
          <table:covered-table-cell table:style-name="ce185"/>
          <table:table-cell table:style-name="ce186" table:content-validation-name="val1" office:value-type="float" office:value="10" table:number-columns-spanned="2" table:number-rows-spanned="1">
            <text:p>10</text:p>
          </table:table-cell>
          <table:covered-table-cell table:style-name="ce185"/>
          <table:table-cell table:style-name="ce184" office:value-type="string" table:number-columns-spanned="2" table:number-rows-spanned="1">
            <text:p>Year</text:p>
          </table:table-cell>
          <table:covered-table-cell table:style-name="ce185"/>
          <table:table-cell table:style-name="ce184" office:value-type="float" office:value="2018" table:number-columns-spanned="2" table:number-rows-spanned="1">
            <text:p>2018</text:p>
          </table:table-cell>
          <table:covered-table-cell table:style-name="ce187"/>
          <table:table-cell table:style-name="ce178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79" table:formula="of:=DATE([.$R$1];[.N1];1)" office:value-type="date" office:date-value="2018-10-01">
            <text:p>01</text:p>
          </table:table-cell>
          <table:table-cell table:style-name="ce179" table:formula="of:=[.D2]+1" office:value-type="date" office:date-value="2018-10-02">
            <text:p>02</text:p>
          </table:table-cell>
          <table:table-cell table:style-name="ce179" table:formula="of:=[.E2]+1" office:value-type="date" office:date-value="2018-10-03">
            <text:p>03</text:p>
          </table:table-cell>
          <table:table-cell table:style-name="ce179" table:formula="of:=[.F2]+1" office:value-type="date" office:date-value="2018-10-04">
            <text:p>04</text:p>
          </table:table-cell>
          <table:table-cell table:style-name="ce179" table:formula="of:=[.G2]+1" office:value-type="date" office:date-value="2018-10-05">
            <text:p>05</text:p>
          </table:table-cell>
          <table:table-cell table:style-name="ce179" table:formula="of:=[.H2]+1" office:value-type="date" office:date-value="2018-10-06">
            <text:p>06</text:p>
          </table:table-cell>
          <table:table-cell table:style-name="ce179" table:formula="of:=[.I2]+1" office:value-type="date" office:date-value="2018-10-07">
            <text:p>07</text:p>
          </table:table-cell>
          <table:table-cell table:style-name="ce179" table:formula="of:=[.J2]+1" office:value-type="date" office:date-value="2018-10-08">
            <text:p>08</text:p>
          </table:table-cell>
          <table:table-cell table:style-name="ce179" table:formula="of:=[.K2]+1" office:value-type="date" office:date-value="2018-10-09">
            <text:p>09</text:p>
          </table:table-cell>
          <table:table-cell table:style-name="ce179" table:formula="of:=[.L2]+1" office:value-type="date" office:date-value="2018-10-10">
            <text:p>10</text:p>
          </table:table-cell>
          <table:table-cell table:style-name="ce179" table:formula="of:=[.M2]+1" office:value-type="date" office:date-value="2018-10-11">
            <text:p>11</text:p>
          </table:table-cell>
          <table:table-cell table:style-name="ce179" table:formula="of:=[.N2]+1" office:value-type="date" office:date-value="2018-10-12">
            <text:p>12</text:p>
          </table:table-cell>
          <table:table-cell table:style-name="ce179" table:formula="of:=[.O2]+1" office:value-type="date" office:date-value="2018-10-13">
            <text:p>13</text:p>
          </table:table-cell>
          <table:table-cell table:style-name="ce179" table:formula="of:=[.P2]+1" office:value-type="date" office:date-value="2018-10-14">
            <text:p>14</text:p>
          </table:table-cell>
          <table:table-cell table:style-name="ce179" table:formula="of:=[.Q2]+1" office:value-type="date" office:date-value="2018-10-15">
            <text:p>15</text:p>
          </table:table-cell>
          <table:table-cell table:style-name="ce179" table:formula="of:=[.R2]+1" office:value-type="date" office:date-value="2018-10-16">
            <text:p>16</text:p>
          </table:table-cell>
          <table:table-cell table:style-name="ce179" table:formula="of:=[.S2]+1" office:value-type="date" office:date-value="2018-10-17">
            <text:p>17</text:p>
          </table:table-cell>
          <table:table-cell table:style-name="ce179" table:formula="of:=[.T2]+1" office:value-type="date" office:date-value="2018-10-18">
            <text:p>18</text:p>
          </table:table-cell>
          <table:table-cell table:style-name="ce179" table:formula="of:=[.U2]+1" office:value-type="date" office:date-value="2018-10-19">
            <text:p>19</text:p>
          </table:table-cell>
          <table:table-cell table:style-name="ce179" table:formula="of:=[.V2]+1" office:value-type="date" office:date-value="2018-10-20">
            <text:p>20</text:p>
          </table:table-cell>
          <table:table-cell table:style-name="ce179" table:formula="of:=[.W2]+1" office:value-type="date" office:date-value="2018-10-21">
            <text:p>21</text:p>
          </table:table-cell>
          <table:table-cell table:style-name="ce179" table:formula="of:=[.X2]+1" office:value-type="date" office:date-value="2018-10-22">
            <text:p>22</text:p>
          </table:table-cell>
          <table:table-cell table:style-name="ce179" table:formula="of:=[.Y2]+1" office:value-type="date" office:date-value="2018-10-23">
            <text:p>23</text:p>
          </table:table-cell>
          <table:table-cell table:style-name="ce179" table:formula="of:=[.Z2]+1" office:value-type="date" office:date-value="2018-10-24">
            <text:p>24</text:p>
          </table:table-cell>
          <table:table-cell table:style-name="ce179" table:formula="of:=[.AA2]+1" office:value-type="date" office:date-value="2018-10-25">
            <text:p>25</text:p>
          </table:table-cell>
          <table:table-cell table:style-name="ce179" table:formula="of:=[.AB2]+1" office:value-type="date" office:date-value="2018-10-26">
            <text:p>26</text:p>
          </table:table-cell>
          <table:table-cell table:style-name="ce179" table:formula="of:=[.AC2]+1" office:value-type="date" office:date-value="2018-10-27">
            <text:p>27</text:p>
          </table:table-cell>
          <table:table-cell table:style-name="ce179" table:formula="of:=[.AD2]+1" office:value-type="date" office:date-value="2018-10-28">
            <text:p>28</text:p>
          </table:table-cell>
          <table:table-cell table:style-name="ce179" table:formula="of:=[.AE2]+1" office:value-type="date" office:date-value="2018-10-29">
            <text:p>29</text:p>
          </table:table-cell>
          <table:table-cell table:style-name="ce179" table:formula="of:=[.AF2]+1" office:value-type="date" office:date-value="2018-10-30">
            <text:p>30</text:p>
          </table:table-cell>
          <table:table-cell table:style-name="ce179" table:formula="of:=[.AG2]+1" office:value-type="date" office:date-value="2018-10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77" table:formula="of:=SUM([.D4:.AH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77" table:formula="of:=SUM([.D5:.AH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77" table:formula="of:=SUM([.D6:.AH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77" table:formula="of:=SUM([.D7:.AH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77" table:formula="of:=SUM([.D8:.AH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77" table:formula="of:=SUM([.D9:.AH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77" table:formula="of:=SUM([.D10:.AH1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77" table:formula="of:=SUM([.D11:.AH1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77" table:formula="of:=SUM([.D12:.AH1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77" table:formula="of:=SUM([.D13:.AH1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77" table:formula="of:=SUM([.D14:.AH1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77" table:formula="of:=SUM([.D15:.AH1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77" table:formula="of:=SUM([.D16:.AH1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77" table:formula="of:=SUM([.D17:.AH1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7" table:formula="of:=SUM([.D18:.AH1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7" table:formula="of:=SUM([.D19:.AH1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7" table:formula="of:=SUM([.D20:.AH2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7" table:formula="of:=SUM([.D21:.AH2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77" table:formula="of:=SUM([.D22:.AH2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77" table:formula="of:=SUM([.D23:.AH2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77" table:formula="of:=SUM([.D24:.AH2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77" table:formula="of:=SUM([.D25:.AH2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77" table:formula="of:=SUM([.D26:.AH2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77" table:formula="of:=SUM([.D27:.AH2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77" table:formula="of:=SUM([.D28:.AH2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77" table:formula="of:=SUM([.D29:.AH2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77" table:formula="of:=SUM([.D30:.AH3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77" table:formula="of:=SUM([.D31:.AH3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77" table:formula="of:=SUM([.D32:.AH3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77" table:formula="of:=SUM([.D33:.AH3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77" table:formula="of:=SUM([.D34:.AH3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77" table:formula="of:=SUM([.D35:.AH3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77" table:formula="of:=SUM([.D36:.AH3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77" table:formula="of:=SUM([.D37:.AH3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77" table:formula="of:=SUM([.D38:.AH3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77" table:formula="of:=SUM([.D39:.AH3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77" table:formula="of:=SUM([.D40:.AH4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7" table:formula="of:=SUM([.D41:.AH4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7" table:formula="of:=SUM([.D42:.AH4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77" table:formula="of:=SUM([.D43:.AH4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77" table:formula="of:=SUM([.D44:.AH4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77" table:formula="of:=SUM([.D45:.AH4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77" table:formula="of:=SUM([.D46:.AH4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77" table:formula="of:=SUM([.D47:.AH4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77" table:formula="of:=SUM([.D48:.AH48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77" table:formula="of:=SUM([.D49:.AH49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77" table:formula="of:=SUM([.D50:.AH50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77" table:formula="of:=SUM([.D51:.AH51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77" table:formula="of:=SUM([.D52:.AH52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77" table:formula="of:=SUM([.D53:.AH53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77" table:formula="of:=SUM([.D54:.AH54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77" table:formula="of:=SUM([.D55:.AH55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77" table:formula="of:=SUM([.D56:.AH56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77" table:formula="of:=SUM([.D57:.AH57])" office:value-type="float" office:value="0">
            <text:p>0</text:p>
          </table:table-cell>
          <table:table-cell table:style-name="ce181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8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2"/>
          <table:table-cell table:number-columns-repeated="27"/>
          <table:table-cell table:style-name="ce182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4"/>
        <table:table-column table:style-name="co26" table:number-columns-repeated="7" table:default-cell-style-name="ce194"/>
        <table:table-column table:style-name="co25" table:number-columns-repeated="16" table:default-cell-style-name="ce19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9" table:number-columns-repeated="8"/>
          <table:table-cell table:style-name="ce195" office:value-type="string" table:number-columns-spanned="2" table:number-rows-spanned="1">
            <text:p>Month</text:p>
          </table:table-cell>
          <table:covered-table-cell table:style-name="ce196"/>
          <table:table-cell table:style-name="ce197" table:content-validation-name="val1" office:value-type="float" office:value="11" table:number-columns-spanned="2" table:number-rows-spanned="1">
            <text:p>11</text:p>
          </table:table-cell>
          <table:covered-table-cell table:style-name="ce196"/>
          <table:table-cell table:style-name="ce195" office:value-type="string" table:number-columns-spanned="2" table:number-rows-spanned="1">
            <text:p>Year</text:p>
          </table:table-cell>
          <table:covered-table-cell table:style-name="ce196"/>
          <table:table-cell table:style-name="ce195" office:value-type="float" office:value="2018" table:number-columns-spanned="2" table:number-rows-spanned="1">
            <text:p>2018</text:p>
          </table:table-cell>
          <table:covered-table-cell table:style-name="ce198"/>
          <table:table-cell table:style-name="ce189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190" table:formula="of:=DATE([.$R$1];[.N1];1)" office:value-type="date" office:date-value="2018-11-01">
            <text:p>01</text:p>
          </table:table-cell>
          <table:table-cell table:style-name="ce190" table:formula="of:=[.D2]+1" office:value-type="date" office:date-value="2018-11-02">
            <text:p>02</text:p>
          </table:table-cell>
          <table:table-cell table:style-name="ce190" table:formula="of:=[.E2]+1" office:value-type="date" office:date-value="2018-11-03">
            <text:p>03</text:p>
          </table:table-cell>
          <table:table-cell table:style-name="ce190" table:formula="of:=[.F2]+1" office:value-type="date" office:date-value="2018-11-04">
            <text:p>04</text:p>
          </table:table-cell>
          <table:table-cell table:style-name="ce190" table:formula="of:=[.G2]+1" office:value-type="date" office:date-value="2018-11-05">
            <text:p>05</text:p>
          </table:table-cell>
          <table:table-cell table:style-name="ce190" table:formula="of:=[.H2]+1" office:value-type="date" office:date-value="2018-11-06">
            <text:p>06</text:p>
          </table:table-cell>
          <table:table-cell table:style-name="ce190" table:formula="of:=[.I2]+1" office:value-type="date" office:date-value="2018-11-07">
            <text:p>07</text:p>
          </table:table-cell>
          <table:table-cell table:style-name="ce190" table:formula="of:=[.J2]+1" office:value-type="date" office:date-value="2018-11-08">
            <text:p>08</text:p>
          </table:table-cell>
          <table:table-cell table:style-name="ce190" table:formula="of:=[.K2]+1" office:value-type="date" office:date-value="2018-11-09">
            <text:p>09</text:p>
          </table:table-cell>
          <table:table-cell table:style-name="ce190" table:formula="of:=[.L2]+1" office:value-type="date" office:date-value="2018-11-10">
            <text:p>10</text:p>
          </table:table-cell>
          <table:table-cell table:style-name="ce190" table:formula="of:=[.M2]+1" office:value-type="date" office:date-value="2018-11-11">
            <text:p>11</text:p>
          </table:table-cell>
          <table:table-cell table:style-name="ce190" table:formula="of:=[.N2]+1" office:value-type="date" office:date-value="2018-11-12">
            <text:p>12</text:p>
          </table:table-cell>
          <table:table-cell table:style-name="ce190" table:formula="of:=[.O2]+1" office:value-type="date" office:date-value="2018-11-13">
            <text:p>13</text:p>
          </table:table-cell>
          <table:table-cell table:style-name="ce190" table:formula="of:=[.P2]+1" office:value-type="date" office:date-value="2018-11-14">
            <text:p>14</text:p>
          </table:table-cell>
          <table:table-cell table:style-name="ce190" table:formula="of:=[.Q2]+1" office:value-type="date" office:date-value="2018-11-15">
            <text:p>15</text:p>
          </table:table-cell>
          <table:table-cell table:style-name="ce190" table:formula="of:=[.R2]+1" office:value-type="date" office:date-value="2018-11-16">
            <text:p>16</text:p>
          </table:table-cell>
          <table:table-cell table:style-name="ce190" table:formula="of:=[.S2]+1" office:value-type="date" office:date-value="2018-11-17">
            <text:p>17</text:p>
          </table:table-cell>
          <table:table-cell table:style-name="ce190" table:formula="of:=[.T2]+1" office:value-type="date" office:date-value="2018-11-18">
            <text:p>18</text:p>
          </table:table-cell>
          <table:table-cell table:style-name="ce190" table:formula="of:=[.U2]+1" office:value-type="date" office:date-value="2018-11-19">
            <text:p>19</text:p>
          </table:table-cell>
          <table:table-cell table:style-name="ce190" table:formula="of:=[.V2]+1" office:value-type="date" office:date-value="2018-11-20">
            <text:p>20</text:p>
          </table:table-cell>
          <table:table-cell table:style-name="ce190" table:formula="of:=[.W2]+1" office:value-type="date" office:date-value="2018-11-21">
            <text:p>21</text:p>
          </table:table-cell>
          <table:table-cell table:style-name="ce190" table:formula="of:=[.X2]+1" office:value-type="date" office:date-value="2018-11-22">
            <text:p>22</text:p>
          </table:table-cell>
          <table:table-cell table:style-name="ce190" table:formula="of:=[.Y2]+1" office:value-type="date" office:date-value="2018-11-23">
            <text:p>23</text:p>
          </table:table-cell>
          <table:table-cell table:style-name="ce190" table:formula="of:=[.Z2]+1" office:value-type="date" office:date-value="2018-11-24">
            <text:p>24</text:p>
          </table:table-cell>
          <table:table-cell table:style-name="ce190" table:formula="of:=[.AA2]+1" office:value-type="date" office:date-value="2018-11-25">
            <text:p>25</text:p>
          </table:table-cell>
          <table:table-cell table:style-name="ce190" table:formula="of:=[.AB2]+1" office:value-type="date" office:date-value="2018-11-26">
            <text:p>26</text:p>
          </table:table-cell>
          <table:table-cell table:style-name="ce190" table:formula="of:=[.AC2]+1" office:value-type="date" office:date-value="2018-11-27">
            <text:p>27</text:p>
          </table:table-cell>
          <table:table-cell table:style-name="ce190" table:formula="of:=[.AD2]+1" office:value-type="date" office:date-value="2018-11-28">
            <text:p>28</text:p>
          </table:table-cell>
          <table:table-cell table:style-name="ce190" table:formula="of:=[.AE2]+1" office:value-type="date" office:date-value="2018-11-29">
            <text:p>29</text:p>
          </table:table-cell>
          <table:table-cell table:style-name="ce190" table:formula="of:=[.AF2]+1" office:value-type="date" office:date-value="2018-11-30">
            <text:p>30</text:p>
          </table:table-cell>
          <table:table-cell table:style-name="ce190" table:formula="of:=[.AG2]+1" office:value-type="date" office:date-value="2018-12-01">
            <text:p>0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9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88" table:formula="of:=SUM([.D4:.AH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88" table:formula="of:=SUM([.D5:.AH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88" table:formula="of:=SUM([.D6:.AH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88" table:formula="of:=SUM([.D7:.AH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88" table:formula="of:=SUM([.D8:.AH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88" table:formula="of:=SUM([.D9:.AH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88" table:formula="of:=SUM([.D10:.AH1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88" table:formula="of:=SUM([.D11:.AH1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88" table:formula="of:=SUM([.D12:.AH1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88" table:formula="of:=SUM([.D13:.AH1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88" table:formula="of:=SUM([.D14:.AH1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88" table:formula="of:=SUM([.D15:.AH1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88" table:formula="of:=SUM([.D16:.AH1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88" table:formula="of:=SUM([.D17:.AH1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8" table:formula="of:=SUM([.D18:.AH1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8" table:formula="of:=SUM([.D19:.AH1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8" table:formula="of:=SUM([.D20:.AH2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8" table:formula="of:=SUM([.D21:.AH2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8" table:formula="of:=SUM([.D22:.AH2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88" table:formula="of:=SUM([.D23:.AH2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8" table:formula="of:=SUM([.D24:.AH2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8" table:formula="of:=SUM([.D25:.AH2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8" table:formula="of:=SUM([.D26:.AH2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88" table:formula="of:=SUM([.D27:.AH2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88" table:formula="of:=SUM([.D28:.AH2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88" table:formula="of:=SUM([.D29:.AH2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88" table:formula="of:=SUM([.D30:.AH3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88" table:formula="of:=SUM([.D31:.AH3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88" table:formula="of:=SUM([.D32:.AH3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88" table:formula="of:=SUM([.D33:.AH3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88" table:formula="of:=SUM([.D34:.AH3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88" table:formula="of:=SUM([.D35:.AH3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88" table:formula="of:=SUM([.D36:.AH3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88" table:formula="of:=SUM([.D37:.AH3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88" table:formula="of:=SUM([.D38:.AH3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88" table:formula="of:=SUM([.D39:.AH3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88" table:formula="of:=SUM([.D40:.AH4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88" table:formula="of:=SUM([.D41:.AH4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88" table:formula="of:=SUM([.D42:.AH4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88" table:formula="of:=SUM([.D43:.AH4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88" table:formula="of:=SUM([.D44:.AH4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88" table:formula="of:=SUM([.D45:.AH4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88" table:formula="of:=SUM([.D46:.AH4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88" table:formula="of:=SUM([.D47:.AH4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88" table:formula="of:=SUM([.D48:.AH48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88" table:formula="of:=SUM([.D49:.AH49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88" table:formula="of:=SUM([.D50:.AH50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88" table:formula="of:=SUM([.D51:.AH51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88" table:formula="of:=SUM([.D52:.AH52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88" table:formula="of:=SUM([.D53:.AH53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88" table:formula="of:=SUM([.D54:.AH54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88" table:formula="of:=SUM([.D55:.AH55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88" table:formula="of:=SUM([.D56:.AH56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88" table:formula="of:=SUM([.D57:.AH57])" office:value-type="float" office:value="0">
            <text:p>0</text:p>
          </table:table-cell>
          <table:table-cell table:style-name="ce192" table:number-columns-repeated="31"/>
          <table:table-cell table:style-name="ce43" table:number-columns-repeated="952"/>
        </table:table-row>
        <table:table-row table:style-name="ro2" table:number-rows-repeated="65345">
          <table:table-cell table:style-name="ce43" table:number-columns-repeated="3"/>
          <table:table-cell table:style-name="ce19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3"/>
          <table:table-cell table:number-columns-repeated="27"/>
          <table:table-cell table:style-name="ce193" table:number-columns-repeated="3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81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5"/>
        <table:table-column table:style-name="co26" table:number-columns-repeated="7" table:default-cell-style-name="ce205"/>
        <table:table-column table:style-name="co25" table:number-columns-repeated="16" table:default-cell-style-name="ce20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0" table:number-columns-repeated="8"/>
          <table:table-cell table:style-name="ce206" office:value-type="string" table:number-columns-spanned="2" table:number-rows-spanned="1">
            <text:p>Month</text:p>
          </table:table-cell>
          <table:covered-table-cell table:style-name="ce207"/>
          <table:table-cell table:style-name="ce208" table:content-validation-name="val1" office:value-type="float" office:value="12" table:number-columns-spanned="2" table:number-rows-spanned="1">
            <text:p>12</text:p>
          </table:table-cell>
          <table:covered-table-cell table:style-name="ce207"/>
          <table:table-cell table:style-name="ce206" office:value-type="string" table:number-columns-spanned="2" table:number-rows-spanned="1">
            <text:p>Year</text:p>
          </table:table-cell>
          <table:covered-table-cell table:style-name="ce207"/>
          <table:table-cell table:style-name="ce206" office:value-type="float" office:value="2018" table:number-columns-spanned="2" table:number-rows-spanned="1">
            <text:p>2018</text:p>
          </table:table-cell>
          <table:covered-table-cell table:style-name="ce209"/>
          <table:table-cell table:style-name="ce200" table:number-columns-repeated="15"/>
          <table:table-cell table:style-name="ce87" table:number-columns-repeated="952"/>
        </table:table-row>
        <table:table-row table:style-name="ro2">
          <table:table-cell table:style-name="ce70" table:number-columns-repeated="3"/>
          <table:table-cell table:style-name="ce201" table:formula="of:=DATE([.$R$1];[.N1];1)" office:value-type="date" office:date-value="2018-12-01">
            <text:p>01</text:p>
          </table:table-cell>
          <table:table-cell table:style-name="ce201" table:formula="of:=[.D2]+1" office:value-type="date" office:date-value="2018-12-02">
            <text:p>02</text:p>
          </table:table-cell>
          <table:table-cell table:style-name="ce201" table:formula="of:=[.E2]+1" office:value-type="date" office:date-value="2018-12-03">
            <text:p>03</text:p>
          </table:table-cell>
          <table:table-cell table:style-name="ce201" table:formula="of:=[.F2]+1" office:value-type="date" office:date-value="2018-12-04">
            <text:p>04</text:p>
          </table:table-cell>
          <table:table-cell table:style-name="ce201" table:formula="of:=[.G2]+1" office:value-type="date" office:date-value="2018-12-05">
            <text:p>05</text:p>
          </table:table-cell>
          <table:table-cell table:style-name="ce201" table:formula="of:=[.H2]+1" office:value-type="date" office:date-value="2018-12-06">
            <text:p>06</text:p>
          </table:table-cell>
          <table:table-cell table:style-name="ce201" table:formula="of:=[.I2]+1" office:value-type="date" office:date-value="2018-12-07">
            <text:p>07</text:p>
          </table:table-cell>
          <table:table-cell table:style-name="ce201" table:formula="of:=[.J2]+1" office:value-type="date" office:date-value="2018-12-08">
            <text:p>08</text:p>
          </table:table-cell>
          <table:table-cell table:style-name="ce201" table:formula="of:=[.K2]+1" office:value-type="date" office:date-value="2018-12-09">
            <text:p>09</text:p>
          </table:table-cell>
          <table:table-cell table:style-name="ce201" table:formula="of:=[.L2]+1" office:value-type="date" office:date-value="2018-12-10">
            <text:p>10</text:p>
          </table:table-cell>
          <table:table-cell table:style-name="ce201" table:formula="of:=[.M2]+1" office:value-type="date" office:date-value="2018-12-11">
            <text:p>11</text:p>
          </table:table-cell>
          <table:table-cell table:style-name="ce201" table:formula="of:=[.N2]+1" office:value-type="date" office:date-value="2018-12-12">
            <text:p>12</text:p>
          </table:table-cell>
          <table:table-cell table:style-name="ce201" table:formula="of:=[.O2]+1" office:value-type="date" office:date-value="2018-12-13">
            <text:p>13</text:p>
          </table:table-cell>
          <table:table-cell table:style-name="ce201" table:formula="of:=[.P2]+1" office:value-type="date" office:date-value="2018-12-14">
            <text:p>14</text:p>
          </table:table-cell>
          <table:table-cell table:style-name="ce201" table:formula="of:=[.Q2]+1" office:value-type="date" office:date-value="2018-12-15">
            <text:p>15</text:p>
          </table:table-cell>
          <table:table-cell table:style-name="ce201" table:formula="of:=[.R2]+1" office:value-type="date" office:date-value="2018-12-16">
            <text:p>16</text:p>
          </table:table-cell>
          <table:table-cell table:style-name="ce201" table:formula="of:=[.S2]+1" office:value-type="date" office:date-value="2018-12-17">
            <text:p>17</text:p>
          </table:table-cell>
          <table:table-cell table:style-name="ce201" table:formula="of:=[.T2]+1" office:value-type="date" office:date-value="2018-12-18">
            <text:p>18</text:p>
          </table:table-cell>
          <table:table-cell table:style-name="ce201" table:formula="of:=[.U2]+1" office:value-type="date" office:date-value="2018-12-19">
            <text:p>19</text:p>
          </table:table-cell>
          <table:table-cell table:style-name="ce201" table:formula="of:=[.V2]+1" office:value-type="date" office:date-value="2018-12-20">
            <text:p>20</text:p>
          </table:table-cell>
          <table:table-cell table:style-name="ce201" table:formula="of:=[.W2]+1" office:value-type="date" office:date-value="2018-12-21">
            <text:p>21</text:p>
          </table:table-cell>
          <table:table-cell table:style-name="ce201" table:formula="of:=[.X2]+1" office:value-type="date" office:date-value="2018-12-22">
            <text:p>22</text:p>
          </table:table-cell>
          <table:table-cell table:style-name="ce201" table:formula="of:=[.Y2]+1" office:value-type="date" office:date-value="2018-12-23">
            <text:p>23</text:p>
          </table:table-cell>
          <table:table-cell table:style-name="ce201" table:formula="of:=[.Z2]+1" office:value-type="date" office:date-value="2018-12-24">
            <text:p>24</text:p>
          </table:table-cell>
          <table:table-cell table:style-name="ce201" table:formula="of:=[.AA2]+1" office:value-type="date" office:date-value="2018-12-25">
            <text:p>25</text:p>
          </table:table-cell>
          <table:table-cell table:style-name="ce201" table:formula="of:=[.AB2]+1" office:value-type="date" office:date-value="2018-12-26">
            <text:p>26</text:p>
          </table:table-cell>
          <table:table-cell table:style-name="ce201" table:formula="of:=[.AC2]+1" office:value-type="date" office:date-value="2018-12-27">
            <text:p>27</text:p>
          </table:table-cell>
          <table:table-cell table:style-name="ce201" table:formula="of:=[.AD2]+1" office:value-type="date" office:date-value="2018-12-28">
            <text:p>28</text:p>
          </table:table-cell>
          <table:table-cell table:style-name="ce201" table:formula="of:=[.AE2]+1" office:value-type="date" office:date-value="2018-12-29">
            <text:p>29</text:p>
          </table:table-cell>
          <table:table-cell table:style-name="ce201" table:formula="of:=[.AF2]+1" office:value-type="date" office:date-value="2018-12-30">
            <text:p>30</text:p>
          </table:table-cell>
          <table:table-cell table:style-name="ce201" table:formula="of:=[.AG2]+1" office:value-type="date" office:date-value="2018-12-31">
            <text:p>31</text:p>
          </table:table-cell>
          <table:table-cell table:style-name="ce87" table:number-columns-repeated="952"/>
        </table:table-row>
        <table:table-row table:style-name="ro7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2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7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199" table:formula="of:=SUM([.D4:.AH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199" table:formula="of:=SUM([.D5:.AH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99" table:formula="of:=SUM([.D6:.AH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4">
            <text:p>4</text:p>
          </table:table-cell>
          <table:table-cell table:style-name="ce73" office:value-type="string">
            <text:p>CuongNM</text:p>
          </table:table-cell>
          <table:table-cell table:style-name="ce199" table:formula="of:=SUM([.D7:.AH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99" table:formula="of:=SUM([.D8:.AH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99" table:formula="of:=SUM([.D9:.AH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99" table:formula="of:=SUM([.D10:.AH1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99" table:formula="of:=SUM([.D11:.AH1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9">
            <text:p>9</text:p>
          </table:table-cell>
          <table:table-cell table:style-name="ce74" office:value-type="string">
            <text:p>HaTH</text:p>
          </table:table-cell>
          <table:table-cell table:style-name="ce199" table:formula="of:=SUM([.D12:.AH1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99" table:formula="of:=SUM([.D13:.AH1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99" table:formula="of:=SUM([.D14:.AH1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199" table:formula="of:=SUM([.D15:.AH1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199" table:formula="of:=SUM([.D16:.AH1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4">
            <text:p>14</text:p>
          </table:table-cell>
          <table:table-cell table:style-name="ce44" office:value-type="string">
            <text:p>HienVT</text:p>
          </table:table-cell>
          <table:table-cell table:style-name="ce199" table:formula="of:=SUM([.D17:.AH1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9" table:formula="of:=SUM([.D18:.AH1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9" table:formula="of:=SUM([.D19:.AH1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9" table:formula="of:=SUM([.D20:.AH2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9" table:formula="of:=SUM([.D21:.AH2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9" table:formula="of:=SUM([.D22:.AH2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0">
            <text:p>20</text:p>
          </table:table-cell>
          <table:table-cell table:style-name="ce74" office:value-type="string">
            <text:p>HuyDH</text:p>
          </table:table-cell>
          <table:table-cell table:style-name="ce199" table:formula="of:=SUM([.D23:.AH2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9" table:formula="of:=SUM([.D24:.AH2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9" table:formula="of:=SUM([.D25:.AH2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9" table:formula="of:=SUM([.D26:.AH2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199" table:formula="of:=SUM([.D27:.AH2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199" table:formula="of:=SUM([.D28:.AH2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199" table:formula="of:=SUM([.D29:.AH2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7">
            <text:p>27</text:p>
          </table:table-cell>
          <table:table-cell table:style-name="ce75" office:value-type="string">
            <text:p>MaiNTT</text:p>
          </table:table-cell>
          <table:table-cell table:style-name="ce199" table:formula="of:=SUM([.D30:.AH3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199" table:formula="of:=SUM([.D31:.AH3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199" table:formula="of:=SUM([.D32:.AH3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199" table:formula="of:=SUM([.D33:.AH3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99" table:formula="of:=SUM([.D34:.AH3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99" table:formula="of:=SUM([.D35:.AH3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99" table:formula="of:=SUM([.D36:.AH3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99" table:formula="of:=SUM([.D37:.AH3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49"/>
          <table:table-cell table:number-columns-repeated="3"/>
        </table:table-row>
        <table:table-row table:style-name="ro7">
          <table:table-cell table:style-name="ce71" office:value-type="float" office:value="35">
            <text:p>35</text:p>
          </table:table-cell>
          <table:table-cell table:style-name="ce44" office:value-type="string">
            <text:p>NhuVNQ</text:p>
          </table:table-cell>
          <table:table-cell table:style-name="ce199" table:formula="of:=SUM([.D38:.AH3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6">
            <text:p>36</text:p>
          </table:table-cell>
          <table:table-cell table:style-name="ce73" office:value-type="string">
            <text:p>PhatHDT</text:p>
          </table:table-cell>
          <table:table-cell table:style-name="ce199" table:formula="of:=SUM([.D39:.AH3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7">
            <text:p>37</text:p>
          </table:table-cell>
          <table:table-cell table:style-name="ce44" office:value-type="string">
            <text:p>PhuongPVH</text:p>
          </table:table-cell>
          <table:table-cell table:style-name="ce199" table:formula="of:=SUM([.D40:.AH4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99" table:formula="of:=SUM([.D41:.AH4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99" table:formula="of:=SUM([.D42:.AH4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0">
            <text:p>40</text:p>
          </table:table-cell>
          <table:table-cell table:style-name="ce44" office:value-type="string">
            <text:p>PhuTV</text:p>
          </table:table-cell>
          <table:table-cell table:style-name="ce199" table:formula="of:=SUM([.D43:.AH4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1">
            <text:p>41</text:p>
          </table:table-cell>
          <table:table-cell table:style-name="ce44" office:value-type="string">
            <text:p>QuangVD</text:p>
          </table:table-cell>
          <table:table-cell table:style-name="ce199" table:formula="of:=SUM([.D44:.AH4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2">
            <text:p>42</text:p>
          </table:table-cell>
          <table:table-cell table:style-name="ce44" office:value-type="string">
            <text:p>QuynhNNT</text:p>
          </table:table-cell>
          <table:table-cell table:style-name="ce199" table:formula="of:=SUM([.D45:.AH4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3">
            <text:p>43</text:p>
          </table:table-cell>
          <table:table-cell table:style-name="ce44" office:value-type="string">
            <text:p>TaiPA</text:p>
          </table:table-cell>
          <table:table-cell table:style-name="ce199" table:formula="of:=SUM([.D46:.AH4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4">
            <text:p>44</text:p>
          </table:table-cell>
          <table:table-cell table:style-name="ce44" office:value-type="string">
            <text:p>TinNQ</text:p>
          </table:table-cell>
          <table:table-cell table:style-name="ce199" table:formula="of:=SUM([.D47:.AH4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5">
            <text:p>45</text:p>
          </table:table-cell>
          <table:table-cell table:style-name="ce44" office:value-type="string">
            <text:p>TienND</text:p>
          </table:table-cell>
          <table:table-cell table:style-name="ce199" table:formula="of:=SUM([.D48:.AH48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6">
            <text:p>46</text:p>
          </table:table-cell>
          <table:table-cell table:style-name="ce44" office:value-type="string">
            <text:p>ThaiNHQ</text:p>
          </table:table-cell>
          <table:table-cell table:style-name="ce199" table:formula="of:=SUM([.D49:.AH49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7">
            <text:p>47</text:p>
          </table:table-cell>
          <table:table-cell table:style-name="ce44" office:value-type="string">
            <text:p>ThamDT</text:p>
          </table:table-cell>
          <table:table-cell table:style-name="ce199" table:formula="of:=SUM([.D50:.AH50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8">
            <text:p>48</text:p>
          </table:table-cell>
          <table:table-cell table:style-name="ce44" office:value-type="string">
            <text:p>ThaoDTN</text:p>
          </table:table-cell>
          <table:table-cell table:style-name="ce199" table:formula="of:=SUM([.D51:.AH51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49">
            <text:p>49</text:p>
          </table:table-cell>
          <table:table-cell table:style-name="ce44" office:value-type="string">
            <text:p>ThinhT</text:p>
          </table:table-cell>
          <table:table-cell table:style-name="ce199" table:formula="of:=SUM([.D52:.AH52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99" table:formula="of:=SUM([.D53:.AH53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1">
            <text:p>51</text:p>
          </table:table-cell>
          <table:table-cell table:style-name="ce44" office:value-type="string">
            <text:p>ThuyNTX</text:p>
          </table:table-cell>
          <table:table-cell table:style-name="ce199" table:formula="of:=SUM([.D54:.AH54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2">
            <text:p>52</text:p>
          </table:table-cell>
          <table:table-cell table:style-name="ce44" office:value-type="string">
            <text:p>ThuyenTTN</text:p>
          </table:table-cell>
          <table:table-cell table:style-name="ce199" table:formula="of:=SUM([.D55:.AH55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3">
            <text:p>53</text:p>
          </table:table-cell>
          <table:table-cell table:style-name="ce74" office:value-type="string">
            <text:p>VietBA</text:p>
          </table:table-cell>
          <table:table-cell table:style-name="ce199" table:formula="of:=SUM([.D56:.AH56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7">
          <table:table-cell table:style-name="ce71" office:value-type="float" office:value="54">
            <text:p>54</text:p>
          </table:table-cell>
          <table:table-cell table:style-name="ce44" office:value-type="string">
            <text:p>VinhP</text:p>
          </table:table-cell>
          <table:table-cell table:style-name="ce199" table:formula="of:=SUM([.D57:.AH57])" office:value-type="float" office:value="0">
            <text:p>0</text:p>
          </table:table-cell>
          <table:table-cell table:style-name="ce203" table:number-columns-repeated="31"/>
          <table:table-cell table:style-name="ce43" table:number-columns-repeated="952"/>
        </table:table-row>
        <table:table-row table:style-name="ro2" table:number-rows-repeated="65346">
          <table:table-cell table:style-name="ce43" table:number-columns-repeated="3"/>
          <table:table-cell table:style-name="ce20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4"/>
          <table:table-cell table:number-columns-repeated="27"/>
          <table:table-cell table:style-name="ce204" table:number-columns-repeated="3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8.A7:Tong_Hop_Ngay_Nghi_2018.O63" table:display-filter-buttons="true"/>
        <table:database-range table:name="__Anonymous_Sheet_DB__2" table:target-range-address="Tong_Hop_Ngay_Nghi_2018.A6:Tong_Hop_Ngay_Nghi_2018.O6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3/13/2018</text:date>, <text:time>11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8-03-13">03/13/2018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666</meta:editing-cycles>
    <meta:editing-duration>P14DT3H1M57S</meta:editing-duration>
    <meta:generator>OpenOffice/4.1.2$Win32 OpenOffice.org_project/412m3$Build-9782</meta:generator>
    <dc:date>2018-03-13T11:23:39.85</dc:date>
    <meta:print-date>2018-01-05T11:35:11.94</meta:print-date>
    <meta:document-statistic meta:table-count="15" meta:cell-count="6032" meta:object-count="0"/>
    <meta:user-defined meta:name="Info 1"/>
    <meta:user-defined meta:name="Info 2"/>
    <meta:user-defined meta:name="Info 3"/>
    <meta:user-defined meta:name="Info 4"/>
  </office:meta>
</office:document-meta>
</file>